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1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.76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27.75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143.69pt"/>
    </style:style>
    <style:style style:name="co13" style:family="table-column">
      <style:table-column-properties fo:break-before="auto" style:column-width="54.79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48.39pt"/>
    </style:style>
    <style:style style:name="co16" style:family="table-column">
      <style:table-column-properties fo:break-before="auto" style:column-width="68.29pt"/>
    </style:style>
    <style:style style:name="co17" style:family="table-column">
      <style:table-column-properties fo:break-before="auto" style:column-width="64.29pt"/>
    </style:style>
    <style:style style:name="co18" style:family="table-column">
      <style:table-column-properties fo:break-before="auto" style:column-width="635.75pt"/>
    </style:style>
    <style:style style:name="co19" style:family="table-column">
      <style:table-column-properties fo:break-before="auto" style:column-width="159.51pt"/>
    </style:style>
    <style:style style:name="co20" style:family="table-column">
      <style:table-column-properties fo:break-before="auto" style:column-width="119.85pt"/>
    </style:style>
    <style:style style:name="co21" style:family="table-column">
      <style:table-column-properties fo:break-before="auto" style:column-width="93.71pt"/>
    </style:style>
    <style:style style:name="co22" style:family="table-column">
      <style:table-column-properties fo:break-before="auto" style:column-width="88.16pt"/>
    </style:style>
    <style:style style:name="co23" style:family="table-column">
      <style:table-column-properties fo:break-before="auto" style:column-width="181.39pt"/>
    </style:style>
    <style:style style:name="co24" style:family="table-column">
      <style:table-column-properties fo:break-before="auto" style:column-width="187.31pt"/>
    </style:style>
    <style:style style:name="co25" style:family="table-column">
      <style:table-column-properties fo:break-before="auto" style:column-width="179.4pt"/>
    </style:style>
    <style:style style:name="co26" style:family="table-column">
      <style:table-column-properties fo:break-before="auto" style:column-width="107.94pt"/>
    </style:style>
    <style:style style:name="co27" style:family="table-column">
      <style:table-column-properties fo:break-before="auto" style:column-width="207.21pt"/>
    </style:style>
    <style:style style:name="co28" style:family="table-column">
      <style:table-column-properties fo:break-before="auto" style:column-width="261.16pt"/>
    </style:style>
    <style:style style:name="co29" style:family="table-column">
      <style:table-column-properties fo:break-before="auto" style:column-width="139.66pt"/>
    </style:style>
    <style:style style:name="co30" style:family="table-column">
      <style:table-column-properties fo:break-before="auto" style:column-width="524.64pt"/>
    </style:style>
    <style:style style:name="co31" style:family="table-column">
      <style:table-column-properties fo:break-before="auto" style:column-width="100.01pt"/>
    </style:style>
    <style:style style:name="co32" style:family="table-column">
      <style:table-column-properties fo:break-before="auto" style:column-width="439.71pt"/>
    </style:style>
    <style:style style:name="co33" style:family="table-column">
      <style:table-column-properties fo:break-before="auto" style:column-width="199.25pt"/>
    </style:style>
    <style:style style:name="co34" style:family="table-column">
      <style:table-column-properties fo:break-before="auto" style:column-width="414.31pt"/>
    </style:style>
    <style:style style:name="co35" style:family="table-column">
      <style:table-column-properties fo:break-before="auto" style:column-width="492.86pt"/>
    </style:style>
    <style:style style:name="co36" style:family="table-column">
      <style:table-column-properties fo:break-before="auto" style:column-width="16.64pt"/>
    </style:style>
    <style:style style:name="co37" style:family="table-column">
      <style:table-column-properties fo:break-before="auto" style:column-width="132.6pt"/>
    </style:style>
    <style:style style:name="co38" style:family="table-column">
      <style:table-column-properties fo:break-before="auto" style:column-width="60.35pt"/>
    </style:style>
    <style:style style:name="co39" style:family="table-column">
      <style:table-column-properties fo:break-before="auto" style:column-width="134.11pt"/>
    </style:style>
    <style:style style:name="co40" style:family="table-column">
      <style:table-column-properties fo:break-before="auto" style:column-width="125.4pt"/>
    </style:style>
    <style:style style:name="co41" style:family="table-column">
      <style:table-column-properties fo:break-before="auto" style:column-width="116.65pt"/>
    </style:style>
    <style:style style:name="co42" style:family="table-column">
      <style:table-column-properties fo:break-before="auto" style:column-width="108.74pt"/>
    </style:style>
    <style:style style:name="co43" style:family="table-column">
      <style:table-column-properties fo:break-before="auto" style:column-width="115.91pt"/>
    </style:style>
    <style:style style:name="co44" style:family="table-column">
      <style:table-column-properties fo:break-before="auto" style:column-width="141.31pt"/>
    </style:style>
    <style:style style:name="co45" style:family="table-column">
      <style:table-column-properties fo:break-before="auto" style:column-width="122.26pt"/>
    </style:style>
    <style:style style:name="co46" style:family="table-column">
      <style:table-column-properties fo:break-before="auto" style:column-width="81.69pt"/>
    </style:style>
    <style:style style:name="co47" style:family="table-column">
      <style:table-column-properties fo:break-before="auto" style:column-width="133.34pt"/>
    </style:style>
    <style:style style:name="co48" style:family="table-column">
      <style:table-column-properties fo:break-before="auto" style:column-width="97.65pt"/>
    </style:style>
    <style:style style:name="co49" style:family="table-column">
      <style:table-column-properties fo:break-before="auto" style:column-width="109.5pt"/>
    </style:style>
    <style:style style:name="co50" style:family="table-column">
      <style:table-column-properties fo:break-before="auto" style:column-width="138.9pt"/>
    </style:style>
    <style:style style:name="co51" style:family="table-column">
      <style:table-column-properties fo:break-before="auto" style:column-width="101.5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2.64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26.84pt" fo:break-before="auto" style:use-optimal-row-height="true"/>
    </style:style>
    <style:style style:name="ro10" style:family="table-row">
      <style:table-row-properties style:row-height="13.41pt" fo:break-before="auto" style:use-optimal-row-height="false"/>
    </style:style>
    <style:style style:name="ta1" style:family="table" style:master-page-name="PageStyle_5f_Charge">
      <style:table-properties table:display="true" style:writing-mode="lr-tb"/>
    </style:style>
    <style:style style:name="ta2" style:family="table" style:master-page-name="PageStyle_5f_Output">
      <style:table-properties table:display="true" style:writing-mode="lr-tb" tableooo:tab-color="#000000"/>
    </style:style>
    <style:style style:name="ta3" style:family="table" style:master-page-name="PageStyle_5f_Potara_20_Calc">
      <style:table-properties table:display="true" style:writing-mode="lr-tb" tableooo:tab-color="#4a86e8"/>
    </style:style>
    <style:style style:name="ta4" style:family="table" style:master-page-name="PageStyle_5f_Potara_20_Stats">
      <style:table-properties table:display="true" style:writing-mode="lr-tb" tableooo:tab-color="#4a86e8"/>
    </style:style>
    <style:style style:name="ta5" style:family="table" style:master-page-name="PageStyle_5f_Player_20_Calc">
      <style:table-properties table:display="true" style:writing-mode="lr-tb" tableooo:tab-color="#00ff00"/>
    </style:style>
    <style:style style:name="ta6" style:family="table" style:master-page-name="PageStyle_5f_Player_20_Stats">
      <style:table-properties table:display="true" style:writing-mode="lr-tb" tableooo:tab-color="#00ff00"/>
    </style:style>
    <style:style style:name="ta7" style:family="table" style:master-page-name="PageStyle_5f_Team_20_List">
      <style:table-properties table:display="true" style:writing-mode="lr-tb" tableooo:tab-color="#ff9900"/>
    </style:style>
    <style:style style:name="ta8" style:family="table" style:master-page-name="PageStyle_5f_B1_20_List">
      <style:table-properties table:display="true" style:writing-mode="lr-tb" tableooo:tab-color="#a61c00"/>
    </style:style>
    <style:style style:name="ta9" style:family="table" style:master-page-name="PageStyle_5f_B2_20_List">
      <style:table-properties table:display="true" style:writing-mode="lr-tb" tableooo:tab-color="#38761d"/>
    </style:style>
    <style:style style:name="ta10" style:family="table" style:master-page-name="PageStyle_5f_Sheet9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9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30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31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2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2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7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29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88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2" style:base-cell-address="Output.F22"/>
    </style:style>
    <style:style style:name="ce34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2" style:base-cell-address="Output.F22"/>
    </style:style>
    <style:style style:name="ce40" style:family="table-cell" style:parent-style-name="Default" style:data-style-name="N100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43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2" style:base-cell-address="Output.H22"/>
    </style:style>
    <style:style style:name="ce124" style:family="table-cell" style:parent-style-name="Default" style:data-style-name="N127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3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47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1]))=0)" style:apply-style-name="ConditionalStyle_5f_1" style:base-cell-address="Output.F11"/>
    </style:style>
    <style:style style:name="ce48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4a86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4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4a86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ackground-color="#4a86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4a86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4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4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e5e5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274e1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351c7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351c7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34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274e1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351c7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3">
      <style:table-cell-properties fo:border-bottom="0.74pt solid #000000" fo:background-color="#0b53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3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34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Sheet11.A1:.Q1])" table:allow-empty-cell="true" table:display-list="sort-ascending" table:base-cell-address="Output.B3">
          <table:error-message table:message-type="stop" table:display="true"/>
        </table:content-validation>
        <table:content-validation table:name="val2" table:condition="of:cell-content-is-in-list(INDEX([Sheet11.A2:.Q54];; MATCH([.B3]; [Sheet11.A1:.Q1]; 0)))" table:allow-empty-cell="true" table:display-list="sort-ascending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&quot;No blue potaras&quot;;&quot;Attack +1&quot;;&quot;Attack +2 Defense -1&quot;;&quot;Super +1&quot;;&quot;Super +2 Ki -1&quot;;&quot;Ki +1&quot;;&quot;Ki +2 Super -1&quot;;&quot;Defense +1&quot;;&quot;Defense +2&quot;;&quot;Defense +2 Attack -1&quot;;&quot;Defense +3 Attack -1&quot;)" table:allow-empty-cell="true" table:display-list="unsorted" table:base-cell-address="Output.F14">
          <table:error-message table:message-type="stop" table:display="true"/>
        </table:content-validation>
        <table:content-validation table:name="val5" table:condition="of:cell-content-is-in-list(['Potara Stats'.A26:.A121])" table:allow-empty-cell="true" table:display-list="unsorted" table:base-cell-address="Output.F15">
          <table:error-message table:message-type="stop" table:display="true"/>
        </table:content-validation>
        <table:content-validation table:name="val6" table:condition="of:cell-content-is-in-list(['Potara Stats'.A26:.A121])" table:allow-empty-cell="true" table:display-list="unsorted" table:base-cell-address="Output.F16">
          <table:error-message table:message-type="stop" table:display="true"/>
        </table:content-validation>
        <table:content-validation table:name="val7" table:condition="of:cell-content-is-in-list(['Potara Stats'.A26:.A121])" table:allow-empty-cell="true" table:display-list="unsorted" table:base-cell-address="Output.F17">
          <table:error-message table:message-type="stop" table:display="true"/>
        </table:content-validation>
        <table:content-validation table:name="val8" table:condition="of:cell-content-is-in-list(['Potara Stats'.A26:.A121])" table:allow-empty-cell="true" table:display-list="unsorted" table:base-cell-address="Output.F18">
          <table:error-message table:message-type="stop" table:display="true"/>
        </table:content-validation>
        <table:content-validation table:name="val9" table:condition="of:cell-content-is-in-list(['Potara Stats'.A26:.A123])" table:allow-empty-cell="true" table:display-list="unsorted" table:base-cell-address="Output.F19">
          <table:error-message table:message-type="stop" table:display="true"/>
        </table:content-validation>
        <table:content-validation table:name="val10" table:condition="of:cell-content-is-in-list(['Potara Stats'.A26:.A124])" table:allow-empty-cell="true" table:display-list="unsorted" table:base-cell-address="Output.F20">
          <table:error-message table:message-type="stop" table:display="true"/>
        </table:content-validation>
        <table:content-validation table:name="val11" table:condition="of:cell-content-is-in-list(['Potara Stats'.A26:.A125])" table:allow-empty-cell="true" table:display-list="unsorted" table:base-cell-address="Output.F21">
          <table:error-message table:message-type="stop" table:display="true"/>
        </table:content-validation>
        <table:content-validation table:name="val12" table:condition="of:cell-content-is-in-list(['Potara Stats'.A26:.A120])" table:allow-empty-cell="true" table:display-list="unsorted" table:base-cell-address="Output.F16">
          <table:error-message table:message-type="stop" table:display="true"/>
        </table:content-validation>
        <table:content-validation table:name="val13" table:condition="of:cell-content-is-in-list(&quot;Androids&quot;;&quot;Blades&quot;;&quot;Buus&quot;;&quot;Cold&quot;;&quot;Derp&quot;;&quot;Dragonball Warriors&quot;;&quot;Earth's Defenders&quot;;&quot;The Ginyu Force&quot;;&quot;Gohans&quot;;&quot;Majins&quot;;&quot;Muscle&quot;;&quot;Namek&quot;;&quot;Rugrats&quot;;&quot;Saiyans&quot;;&quot;Super Saiyans&quot;;&quot;Valkyries&quot;;&quot;None&quot;)" table:allow-empty-cell="true" table:display-list="no" table:base-cell-address="Sheet9.B2">
          <table:error-message table:message-type="stop" table:display="true"/>
        </table:content-validation>
        <table:content-validation table:name="val14" table:condition="of:cell-content-is-in-list([$'Team List'.$C$1:.$C$161])" table:allow-empty-cell="true" table:display-list="no" table:base-cell-address="Sheet9.C2"/>
      </table:content-validations>
      <table:table table:name="Char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95" office:value-type="string" calcext:value-type="string">
            <text:p>Early Piccolo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nd Gok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nd Goku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nd Goku (SSJ2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nd Goku (SSJ3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nd Veget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nd Vegeta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nd Vegeta (SSJ2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Evil Bu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ash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asha (Giant Ape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riez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rieza (2nd Form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rieza (3rd Form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rieza (Final Form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rieza (Full Power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rieza Soldier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uture Goh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Future Gohan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arlic Jr.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arlic Jr. (Super Form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eneral Blue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eneral Tao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geta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geta (SSJ4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h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han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han (SSJ2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te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ten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tenks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tenks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tenks (SSJ3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randpa Goh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T Gok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T Goku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T Goku (SSJ3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T Goku (SSJ4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uldo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Hercule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Hirudegar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Janemb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Janemba (Super Form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Jeice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d Bu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d Goh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d Gok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d Goku (Giant Ape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d Trunks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d Trunks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ng Cold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ng Piccolo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ng Veget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ing Vegeta (Giant Ape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Krilli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Late Piccolo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ajin Bu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ajin Veget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ajuub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aster Roshi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aster Roshi (Max Power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echa Friez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eta-Cooler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id Gok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id Goku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id Veget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id Vegeta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Mid Vegeta (SSJ2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Nail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Nam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Napp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Nappa (Giant Ape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Nuova Shenro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Omega Shenro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P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Pikko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Pilaf Machine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Pilaf Machine (Fused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Raditz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Raditz (Giant Ape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Recoome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aibame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aiyam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aiyawom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alz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couter Veget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couter Vegeta (Giant Ape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lug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lug (Giant Form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popovich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uper 17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uper Bu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han Bu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Gotenks Buu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upreme Kai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upreme Kai (Fused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word Trunks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word Trunks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Syn Shenro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ambourine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apio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een Goh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een Gohan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een Gohan (SSJ2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ie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runks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runks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runks (SSJ2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urles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Turles (Giant Ape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Ultimate Goha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Uub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Vegeta SSJ4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Vegito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Vegito (SSJ1)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Videl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Yajirobe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Yamch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Zangya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Zarbon</text:p>
          </table:table-cell>
          <table:table-cell table:number-columns-repeated="63"/>
        </table:table-row>
        <table:table-row table:style-name="ro1">
          <table:table-cell table:style-name="ce95" office:value-type="string" calcext:value-type="string">
            <text:p>Zarbon (Transformed)</text:p>
          </table:table-cell>
          <table:table-cell table:number-columns-repeated="63"/>
        </table:table-row>
        <table:table-row table:style-name="ro2" table:number-rows-repeated="10484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utput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4" table:default-cell-style-name="Default"/>
        <table:table-column table:style-name="co2" table:number-columns-repeated="49" table:default-cell-style-name="Default"/>
        <table:table-row table:style-name="ro3">
          <table:table-cell table:style-name="ce2" table:number-columns-repeated="15"/>
          <table:table-cell table:number-columns-repeated="49"/>
        </table:table-row>
        <table:table-row table:style-name="ro1">
          <table:table-cell table:style-name="ce2"/>
          <table:table-cell table:style-name="ce6" office:value-type="string" calcext:value-type="string">
            <text:p>Team Name</text:p>
          </table:table-cell>
          <table:table-cell table:style-name="ce6" office:value-type="string" calcext:value-type="string" table:number-columns-spanned="2" table:number-rows-spanned="1">
            <text:p>Character Name</text:p>
          </table:table-cell>
          <table:covered-table-cell table:style-name="ce16"/>
          <table:table-cell table:style-name="ce2"/>
          <table:table-cell table:style-name="ce6" table:formula="of:=[.C3]&amp;&quot;'s B1s&quot;" office:value-type="string" office:string-value="Android 17's B1s" calcext:value-type="string" table:number-columns-spanned="2" table:number-rows-spanned="1">
            <text:p>Android 17's B1s</text:p>
          </table:table-cell>
          <table:covered-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Effects</text:p>
          </table:table-cell>
          <table:covered-table-cell table:number-columns-repeated="3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27" table:content-validation-name="val1" office:value-type="string" calcext:value-type="string">
            <text:p>Androids</text:p>
          </table:table-cell>
          <table:table-cell table:style-name="ce27" table:content-validation-name="val2" office:value-type="string" calcext:value-type="string" table:number-columns-spanned="2" table:number-rows-spanned="1">
            <text:p>Android 17</text:p>
          </table:table-cell>
          <table:covered-table-cell table:style-name="ce16"/>
          <table:table-cell table:style-name="ce2"/>
          <table:table-cell table:style-name="ce85" table:formula="of:=VLOOKUP([.$C$3];[$'B1 List'.$A$2:.$I$162]; 2; 0)" office:value-type="string" office:string-value="Android Barrier" calcext:value-type="string" table:number-columns-spanned="2" table:number-rows-spanned="1">
            <text:p>Android Barrier</text:p>
          </table:table-cell>
          <table:covered-table-cell table:style-name="ce10"/>
          <table:table-cell table:style-name="ce11" table:formula="of:=VLOOKUP([.$C$3];[$'B1 List'.$A$2:.$I$162];3;0)" office:value-type="float" office:value="1" calcext:value-type="float">
            <text:p>1</text:p>
          </table:table-cell>
          <table:table-cell table:style-name="ce11" table:formula="of:=VLOOKUP([.$C$3];[$'B1 List'.$A$2:.$I$162];4;0)" office:value-type="string" office:string-value="Barrier" calcext:value-type="string">
            <text:p>Barrier</text:p>
          </table:table-cell>
          <table:table-cell table:style-name="ce85" table:formula="of:=VLOOKUP([.$C$3];[$'B1 List'.$A$2:.$I$162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10"/>
          <table:table-cell table:style-name="ce2"/>
          <table:table-cell table:number-columns-repeated="49"/>
        </table:table-row>
        <table:table-row table:style-name="ro4">
          <table:table-cell table:style-name="ce2"/>
          <table:table-cell table:style-name="ce6" office:value-type="string" calcext:value-type="string">
            <text:p>Bars Missing</text:p>
          </table:table-cell>
          <table:table-cell table:style-name="ce100" table:content-validation-name="val3" office:value-type="float" office:value="0" calcext:value-type="float" table:number-columns-spanned="2" table:number-rows-spanned="1">
            <text:p>0</text:p>
          </table:table-cell>
          <table:covered-table-cell table:style-name="ce10"/>
          <table:table-cell table:style-name="ce2"/>
          <table:table-cell table:style-name="ce85" table:formula="of:=VLOOKUP([.$C$3];[$'B1 List'.A2:.I163];6;0)" office:value-type="string" office:string-value="Finish Sign" calcext:value-type="string" table:number-columns-spanned="2" table:number-rows-spanned="1">
            <text:p>Finish Sign</text:p>
          </table:table-cell>
          <table:covered-table-cell table:style-name="ce10"/>
          <table:table-cell table:style-name="ce11" table:formula="of:=VLOOKUP([.$C$3];[$'B1 List'.$A$2:.$I$162];7;0)" office:value-type="float" office:value="2" calcext:value-type="float">
            <text:p>2</text:p>
          </table:table-cell>
          <table:table-cell table:style-name="ce11" table:formula="of:=VLOOKUP([.$C$3];[$'B1 List'.$A$2:.$I$162];8;0)" office:value-type="string" office:string-value="Stat Boost" calcext:value-type="string">
            <text:p>Stat Boost</text:p>
          </table:table-cell>
          <table:table-cell table:style-name="ce85" table:formula="of:=VLOOKUP([.$C$3];[$'B1 List'.$A$2:.$I$162];9;0)" office:value-type="string" office:string-value="Grants Attack &amp; Super +.5.Stackable, and Lasts until next Super" calcext:value-type="string" table:number-columns-spanned="5" table:number-rows-spanned="1">
            <text:p>Grants Attack &amp; Super +.5.Stackable, and Lasts until next Super</text:p>
          </table:table-cell>
          <table:covered-table-cell table:number-columns-repeated="4" table:style-name="ce10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6" office:value-type="string" calcext:value-type="string">
            <text:p>Stat name</text:p>
          </table:table-cell>
          <table:table-cell table:style-name="ce6" office:value-type="string" calcext:value-type="string">
            <text:p>Base stat</text:p>
          </table:table-cell>
          <table:table-cell table:style-name="ce6" office:value-type="string" calcext:value-type="string">
            <text:p>Modified stat</text:p>
          </table:table-cell>
          <table:table-cell table:style-name="ce2"/>
          <table:table-cell table:style-name="ce6" table:formula="of:=[.C3]&amp;&quot;'s B2s&quot;" office:value-type="string" office:string-value="Android 17's B2s" calcext:value-type="string" table:number-columns-spanned="2" table:number-rows-spanned="1">
            <text:p>Android 17's B2s</text:p>
          </table:table-cell>
          <table:covered-table-cell table:style-name="ce16"/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6" office:value-type="string" calcext:value-type="string">
            <text:p>Maximum HP</text:p>
          </table:table-cell>
          <table:table-cell table:style-name="ce9" table:formula="of:=[$'Player Calc'.N2]" office:value-type="float" office:value="40000" calcext:value-type="float">
            <text:p>40,000</text:p>
          </table:table-cell>
          <table:table-cell table:style-name="ce9" table:formula="of:=([.C6]+[$'Potara Calc'.N13])-([.C4]*10000)" office:value-type="float" office:value="40000" calcext:value-type="float">
            <text:p>40,000</text:p>
          </table:table-cell>
          <table:table-cell table:style-name="ce2"/>
          <table:table-cell table:style-name="ce12" table:formula="of:=VLOOKUP([.$C$3];[$'B2 List'.$A$2:.$L$162]; 2; 0)" office:value-type="string" office:string-value="Full Power Energy Ball" calcext:value-type="string" table:number-columns-spanned="2" table:number-rows-spanned="1">
            <text:p>Full Power Energy Ball</text:p>
          </table:table-cell>
          <table:covered-table-cell table:style-name="ce16"/>
          <table:table-cell table:style-name="ce40" table:formula="of:=IF([$'Potara Calc'.R13]&gt;0; (VLOOKUP([.$C$3];[$'B2 List'.$A$2:.$L$162];3;0)/2); VLOOKUP([.$C$3];[$'B2 List'.$A$2:.$L$162];3;0))" office:value-type="float" office:value="3" calcext:value-type="float">
            <text:p>3</text:p>
          </table:table-cell>
          <table:table-cell table:style-name="ce12" table:formula="of:=VLOOKUP([.$C$3];[$'B2 List'.$A$2:.$L$162];4;0)" office:value-type="string" office:string-value="Barrage" calcext:value-type="string">
            <text:p>Barrage</text:p>
          </table:table-cell>
          <table:table-cell table:style-name="ce12" table:formula="of:=VLOOKUP([.$C$3];[$'B2 List'.$A$2:.$L$162];5;0)" office:value-type="string" office:string-value="Launch two energy balls in quick succession at your target" calcext:value-type="string" table:number-columns-spanned="5" table:number-rows-spanned="1">
            <text:p>Launch two energy balls in quick succession at your target</text:p>
          </table:table-cell>
          <table:covered-table-cell table:number-columns-repeated="3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6" office:value-type="string" calcext:value-type="string">
            <text:p>Rush Attacks</text:p>
          </table:table-cell>
          <table:table-cell table:style-name="ce9" table:formula="of:=[$'Player Calc'.B$2]" office:value-type="float" office:value="310" calcext:value-type="float">
            <text:p>310</text:p>
          </table:table-cell>
          <table:table-cell table:style-name="ce9" table:formula="of:=IF([.D6]&lt;1; &quot;You're Dead!&quot;; (([.C7]+([.C7]*[$'Potara Calc'.B13]))+([.C7]*([$'Potara Calc'.B17]*[.C4]))))" office:value-type="string" office:string-value="" calcext:value-type="error">
            <text:p>#VALUE!</text:p>
          </table:table-cell>
          <table:table-cell table:style-name="ce19"/>
          <table:table-cell table:style-name="ce12" table:formula="of:=VLOOKUP([.$C$3];[$'B2 List'.$A$2:.$L$162];6;0)" office:value-type="string" office:string-value="Photon Flash" calcext:value-type="string" table:number-columns-spanned="2" table:number-rows-spanned="1">
            <text:p>Photon Flash</text:p>
          </table:table-cell>
          <table:covered-table-cell table:style-name="ce16"/>
          <table:table-cell table:style-name="ce40" table:formula="of:=IF([$'Potara Calc'.R13]&gt;0; (VLOOKUP([.$C$3];[$'B2 List'.$A$2:.$L$162];7;0)/2); VLOOKUP([.$C$3];[$'B2 List'.$A$2:.$L$162];7;0))" office:value-type="float" office:value="2" calcext:value-type="float">
            <text:p>2</text:p>
          </table:table-cell>
          <table:table-cell table:style-name="ce12" table:formula="of:=VLOOKUP([.$C$3];[$'B2 List'.$A$2:.$L$162];8;0)" office:value-type="string" office:string-value="Beam" calcext:value-type="string">
            <text:p>Beam</text:p>
          </table:table-cell>
          <table:table-cell table:style-name="ce12" table:formula="of:=VLOOKUP([.$C$3];[$'B2 List'.$A$2:.$L$162];9;0)" office:value-type="string" office:string-value="Fire a thin beam at your target" calcext:value-type="string" table:number-columns-spanned="5" table:number-rows-spanned="1">
            <text:p>Fire a thin beam at your target</text:p>
          </table:table-cell>
          <table:covered-table-cell table:number-columns-repeated="3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6" office:value-type="string" calcext:value-type="string">
            <text:p>Smash Attacks</text:p>
          </table:table-cell>
          <table:table-cell table:style-name="ce9" table:formula="of:=[$'Player Calc'.C$2]" office:value-type="float" office:value="1290" calcext:value-type="float">
            <text:p>1,290</text:p>
          </table:table-cell>
          <table:table-cell table:style-name="ce9" table:formula="of:=IF([.D6]&lt;1; &quot;You're Dead!&quot;; ([.C8]+([.C8]*[$'Potara Calc'.C13]))+(([.C8]*([$'Potara Calc'.C17]*[.C4]))))" office:value-type="string" office:string-value="" calcext:value-type="error">
            <text:p>#VALUE!</text:p>
          </table:table-cell>
          <table:table-cell table:style-name="ce19"/>
          <table:table-cell table:style-name="ce6" table:formula="of:=[.C3]&amp;&quot;'s Ultimate&quot;" office:value-type="string" office:string-value="Android 17's Ultimate" calcext:value-type="string" table:number-columns-spanned="3" table:number-rows-spanned="1">
            <text:p>Android 17's Ultimate</text:p>
          </table:table-cell>
          <table:covered-table-cell table:style-name="ce10"/>
          <table:covered-table-cell table:style-name="ce1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6" office:value-type="string" calcext:value-type="string">
            <text:p>Rush Blast</text:p>
          </table:table-cell>
          <table:table-cell table:style-name="ce9" table:formula="of:=[$'Player Calc'.D$2]" office:value-type="float" office:value="200" calcext:value-type="float">
            <text:p>200</text:p>
          </table:table-cell>
          <table:table-cell table:style-name="ce9" table:formula="of:=IF([.D6]&lt;1; &quot;You're Dead!&quot;; (([.C9]+(([.C9]*[$'Potara Calc'.D13]))+([.C9]*([$'Potara Calc'.D17]*[.C4])))))" office:value-type="string" office:string-value="" calcext:value-type="error">
            <text:p>#VALUE!</text:p>
          </table:table-cell>
          <table:table-cell table:style-name="ce19"/>
          <table:table-cell table:style-name="ce12" table:formula="of:=VLOOKUP([.$C$3];[$'B2 List'.$A$2:.$L$162];10;0)" office:value-type="string" office:string-value="Sadistic Dance" calcext:value-type="string" table:number-columns-spanned="3" table:number-rows-spanned="1">
            <text:p>Sadistic Dance</text:p>
          </table:table-cell>
          <table:covered-table-cell table:style-name="ce10"/>
          <table:covered-table-cell table:style-name="ce16"/>
          <table:table-cell table:style-name="ce124" table:formula="of:=VLOOKUP([.$C$3];[$'B2 List'.$A$2:.$L$162];11;0)" office:value-type="string" office:string-value="Dash" calcext:value-type="string">
            <text:p>Dash</text:p>
          </table:table-cell>
          <table:table-cell table:style-name="ce124" table:formula="of:=VLOOKUP([.$C$3];[$'B2 List'.$A$2:.$L$162];12;0)" office:value-type="string" office:string-value="Dash forward and grab your enemy. Then explode leaving you on 1 HP" calcext:value-type="string" table:number-columns-spanned="5" table:number-rows-spanned="1">
            <text:p>Dash forward and grab your enemy. Then explode leaving you on 1 HP</text:p>
          </table:table-cell>
          <table:covered-table-cell table:number-columns-repeated="3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30" office:value-type="string" calcext:value-type="string" table:number-columns-spanned="2" table:number-rows-spanned="1">
            <text:p>Rush Blasts per Volley</text:p>
          </table:table-cell>
          <table:covered-table-cell table:style-name="ce10"/>
          <table:table-cell table:style-name="ce9" table:formula="of:=[$'Player Calc'.E2]" office:value-type="float" office:value="5" calcext:value-type="float">
            <text:p>5</text:p>
          </table:table-cell>
          <table:table-cell table:style-name="ce19"/>
          <table:table-cell table:style-name="ce6" table:formula="of:=[.C3]&amp;&quot;'s Unique Player Statistics&quot;" office:value-type="string" office:string-value="Android 17's Unique Player Statistics" calcext:value-type="string" table:number-columns-spanned="9" table:number-rows-spanned="1">
            <text:p>Android 17's Unique Player Statistics</text:p>
          </table:table-cell>
          <table:covered-table-cell table:number-columns-repeated="7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6" office:value-type="string" calcext:value-type="string">
            <text:p>Damage per volley</text:p>
          </table:table-cell>
          <table:table-cell table:style-name="ce9" table:formula="of:=[.C9]*[.D10]" office:value-type="float" office:value="1000" calcext:value-type="float">
            <text:p>1,000</text:p>
          </table:table-cell>
          <table:table-cell table:style-name="ce9" table:formula="of:=[.D9]*[.D10]" office:value-type="string" office:string-value="" calcext:value-type="error">
            <text:p>#VALUE!</text:p>
          </table:table-cell>
          <table:table-cell table:style-name="ce19"/>
          <table:table-cell table:style-name="ce28" table:formula="of:=[$'Player Calc'.W2]" office:value-type="string" office:string-value="Is an Android - passively charges" calcext:value-type="string" table:number-columns-spanned="3" table:number-rows-spanned="1">
            <text:p>Is an Android - passively charges</text:p>
          </table:table-cell>
          <table:covered-table-cell table:style-name="ce36"/>
          <table:covered-table-cell table:style-name="ce41"/>
          <table:table-cell table:style-name="ce46" table:formula="of:=[$'Player Calc'.X2]" office:value-type="string" office:string-value="Is an Android - cannot be life drained" calcext:value-type="string" table:number-columns-spanned="2" table:number-rows-spanned="1">
            <text:p>Is an Android - cannot be life drained</text:p>
          </table:table-cell>
          <table:covered-table-cell table:style-name="ce41"/>
          <table:table-cell table:style-name="ce46" table:formula="of:=[$'Player Calc'.Y2]" office:value-type="string" office:string-value="Deflect rush blasts in Max Power Mode" calcext:value-type="string" table:number-columns-spanned="2" table:number-rows-spanned="1">
            <text:p>Deflect rush blasts in Max Power Mode</text:p>
          </table:table-cell>
          <table:covered-table-cell table:style-name="ce41"/>
          <table:table-cell table:style-name="ce46" table:formula="of:=[$'Player Calc'.Z2]" office:value-type="float" office:value="0" calcext:value-type="float" table:number-columns-spanned="2" table:number-rows-spanned="1">
            <text:p>0</text:p>
          </table:table-cell>
          <table:covered-table-cell table:style-name="ce41"/>
          <table:table-cell table:style-name="ce2"/>
          <table:table-cell table:number-columns-repeated="49"/>
        </table:table-row>
        <table:table-row table:style-name="ro1">
          <table:table-cell table:style-name="ce2"/>
          <table:table-cell table:style-name="ce6" office:value-type="string" calcext:value-type="string">
            <text:p>Energy Blast</text:p>
          </table:table-cell>
          <table:table-cell table:style-name="ce9" table:formula="of:=[$'Player Calc'.F$2]" office:value-type="float" office:value="1180" calcext:value-type="float">
            <text:p>1,180</text:p>
          </table:table-cell>
          <table:table-cell table:style-name="ce9" table:formula="of:=IF([.D7]&lt;1; &quot;You're Dead!&quot;; ([.C12]+([.C12]*[$'Potara Calc'.E14]))+(([.C12]*([$'Potara Calc'.E18]*[.$C$4]))))" office:value-type="string" office:string-value="" calcext:value-type="error">
            <text:p>#VALUE!</text:p>
          </table:table-cell>
          <table:table-cell table:style-name="ce19"/>
          <table:table-cell table:style-name="ce29" table:number-columns-spanned="3" table:number-rows-spanned="1"/>
          <table:covered-table-cell table:style-name="ce37"/>
          <table:covered-table-cell table:style-name="ce42"/>
          <table:table-cell table:style-name="ce47" table:number-columns-spanned="2" table:number-rows-spanned="1"/>
          <table:covered-table-cell table:style-name="ce42"/>
          <table:table-cell table:style-name="ce47" table:number-columns-spanned="2" table:number-rows-spanned="1"/>
          <table:covered-table-cell table:style-name="ce42"/>
          <table:table-cell table:style-name="ce47" table:number-columns-spanned="2" table:number-rows-spanned="1"/>
          <table:covered-table-cell table:style-name="ce42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6" office:value-type="string" calcext:value-type="string">
            <text:p>Throws</text:p>
          </table:table-cell>
          <table:table-cell table:style-name="ce9" table:formula="of:=[$'Player Calc'.G$2]" office:value-type="float" office:value="1350" calcext:value-type="float">
            <text:p>1,350</text:p>
          </table:table-cell>
          <table:table-cell table:style-name="ce9" table:formula="of:=IF([.D6]&lt;1; &quot;You're Dead!&quot;; ([.C13]+([.C13]*[$'Potara Calc'.F13]))+(([.C13]*([$'Potara Calc'.F17]*[.$C$4]))))" office:value-type="string" office:string-value="" calcext:value-type="error">
            <text:p>#VALUE!</text:p>
          </table:table-cell>
          <table:table-cell table:style-name="ce20"/>
          <table:table-cell table:style-name="ce88" office:value-type="string" calcext:value-type="string" table:number-columns-spanned="2" table:number-rows-spanned="1">
            <text:p>Potara Name</text:p>
          </table:table-cell>
          <table:covered-table-cell table:style-name="ce16"/>
          <table:table-cell table:style-name="ce88" office:value-type="string" calcext:value-type="string">
            <text:p>Cost</text:p>
          </table:table-cell>
          <table:table-cell table:style-name="ce88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10"/>
          <table:covered-table-cell table:style-name="ce16"/>
          <table:table-cell table:style-name="ce51"/>
          <table:table-cell table:number-columns-repeated="49"/>
        </table:table-row>
        <table:table-row table:style-name="ro6">
          <table:table-cell table:style-name="ce2"/>
          <table:table-cell table:style-name="ce6" office:value-type="string" calcext:value-type="string">
            <text:p>Charge Rate (seconds)</text:p>
          </table:table-cell>
          <table:table-cell table:style-name="ce9" table:formula="of:=[$'Player Calc'.H$2]" office:value-type="string" office:string-value="31.5" calcext:value-type="string">
            <text:p>31.5</text:p>
          </table:table-cell>
          <table:table-cell table:style-name="ce11" table:formula="of:=IFERROR(IF([.D6]&lt;1; &quot;You're Dead!&quot;; ([.C14]+([.C14]*[$'Potara Calc'.I$13]))+(([.C14]*([$'Potara Calc'.I16]*[.$C$4])))); &quot;N/A&quot;)" office:value-type="string" office:string-value="N/A" calcext:value-type="string">
            <text:p>N/A</text:p>
          </table:table-cell>
          <table:table-cell table:style-name="ce19"/>
          <table:table-cell table:style-name="ce145" table:content-validation-name="val4" office:value-type="string" calcext:value-type="string" table:number-columns-spanned="2" table:number-rows-spanned="1">
            <text:p>No blue potaras</text:p>
          </table:table-cell>
          <table:covered-table-cell table:style-name="ce38"/>
          <table:table-cell table:style-name="ce43" table:formula="of:=IFERROR(VLOOKUP([.F14];[$'Potara Stats'.$A$2:.$B$120]; 2; 0); 0)" office:value-type="float" office:value="0" calcext:value-type="float">
            <text:p>0</text:p>
          </table:table-cell>
          <table:table-cell table:style-name="ce48" table:formula="of:=IFERROR(VLOOKUP([.F14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50"/>
          <table:covered-table-cell table:style-name="ce38"/>
          <table:table-cell table:style-name="ce2"/>
          <table:table-cell table:number-columns-repeated="49"/>
        </table:table-row>
        <table:table-row table:style-name="ro7">
          <table:table-cell table:style-name="ce2"/>
          <table:table-cell table:style-name="ce6" office:value-type="string" calcext:value-type="string">
            <text:p>Damage Taken</text:p>
          </table:table-cell>
          <table:table-cell table:style-name="ce11" table:formula="of:=[$'Player Calc'.I$2]" office:value-type="float" office:value="0" calcext:value-type="float">
            <text:p>0</text:p>
          </table:table-cell>
          <table:table-cell table:style-name="ce11" table:formula="of:=IFERROR(IF([.D6]&lt;1; &quot;You're Dead!&quot;; [.C15]+([.C15]*[$'Potara Calc'.J$13]))+(([.C15]*([$'Potara Calc'.I16]*[.$C$4]))); &quot;N/A&quot;)" office:value-type="string" office:string-value="N/A" calcext:value-type="string">
            <text:p>N/A</text:p>
          </table:table-cell>
          <table:table-cell table:style-name="ce19"/>
          <table:table-cell table:style-name="ce90" table:content-validation-name="val5" table:number-columns-spanned="2" table:number-rows-spanned="1"/>
          <table:covered-table-cell table:style-name="ce16"/>
          <table:table-cell table:style-name="ce11" table:formula="of:=IFERROR(VLOOKUP([.F15];[$'Potara Stats'.$A$2:.$B$120]; 2; 0); 0)" office:value-type="float" office:value="0" calcext:value-type="float">
            <text:p>0</text:p>
          </table:table-cell>
          <table:table-cell table:style-name="ce165" table:formula="of:=IFERROR(VLOOKUP([.F15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6" office:value-type="string" calcext:value-type="string">
            <text:p>Blast Stock Gen</text:p>
          </table:table-cell>
          <table:table-cell table:style-name="ce12" table:formula="of:=[$'Player Calc'.J$2]" office:value-type="float" office:value="0" calcext:value-type="float">
            <text:p>0s</text:p>
          </table:table-cell>
          <table:table-cell table:style-name="ce12" table:formula="of:=IF([.D6]&lt;1; &quot;You're Dead!&quot;; ([.C16]+([.C16]*[$'Potara Calc'.K13])))" office:value-type="string" office:string-value="" calcext:value-type="error">
            <text:p>#VALUE!</text:p>
          </table:table-cell>
          <table:table-cell table:style-name="ce19"/>
          <table:table-cell table:style-name="ce90" table:content-validation-name="val6" table:number-columns-spanned="2" table:number-rows-spanned="1"/>
          <table:covered-table-cell table:style-name="ce16" table:content-validation-name="val12"/>
          <table:table-cell table:style-name="ce11" table:formula="of:=IFERROR(VLOOKUP([.F16];[$'Potara Stats'.$A$2:.$B$120]; 2; 0); 0)" office:value-type="float" office:value="0" calcext:value-type="float">
            <text:p>0</text:p>
          </table:table-cell>
          <table:table-cell table:style-name="ce165" table:formula="of:=IFERROR(VLOOKUP([.F16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30" office:value-type="string" calcext:value-type="string" table:number-columns-spanned="2" table:number-rows-spanned="1">
            <text:p>Maximum Blast Stocks</text:p>
          </table:table-cell>
          <table:covered-table-cell table:style-name="ce10"/>
          <table:table-cell table:style-name="ce17" table:formula="of:=[$'Player Calc'.K$2]" office:value-type="string" office:string-value="4" calcext:value-type="string">
            <text:p>4</text:p>
          </table:table-cell>
          <table:table-cell table:style-name="ce21"/>
          <table:table-cell table:style-name="ce90" table:content-validation-name="val7" table:number-columns-spanned="2" table:number-rows-spanned="1"/>
          <table:covered-table-cell table:style-name="ce16" table:content-validation-name="val12"/>
          <table:table-cell table:style-name="ce11" table:formula="of:=IFERROR(VLOOKUP([.F17];[$'Potara Stats'.$A$2:.$B$120]; 2; 0); 0)" office:value-type="float" office:value="0" calcext:value-type="float">
            <text:p>0</text:p>
          </table:table-cell>
          <table:table-cell table:style-name="ce165" table:formula="of:=IFERROR(VLOOKUP([.F17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6" office:value-type="string" calcext:value-type="string">
            <text:p>Switch Gauge</text:p>
          </table:table-cell>
          <table:table-cell table:style-name="ce12" table:formula="of:=[$'Player Calc'.L$2]" office:value-type="float" office:value="0" calcext:value-type="float">
            <text:p>0s</text:p>
          </table:table-cell>
          <table:table-cell table:style-name="ce12" table:formula="of:=IF([.D6]&lt;1; &quot;You're Dead!&quot;; ([.C18]+([.C18]*[$'Potara Calc'.L13])))" office:value-type="string" office:string-value="" calcext:value-type="error">
            <text:p>#VALUE!</text:p>
          </table:table-cell>
          <table:table-cell table:style-name="ce21"/>
          <table:table-cell table:style-name="ce90" table:content-validation-name="val8" table:number-columns-spanned="2" table:number-rows-spanned="1"/>
          <table:covered-table-cell table:style-name="ce16" table:content-validation-name="val12"/>
          <table:table-cell table:style-name="ce11" table:formula="of:=IFERROR(VLOOKUP([.F18];[$'Potara Stats'.$A$2:.$B$120]; 2; 0); 0)" office:value-type="float" office:value="0" calcext:value-type="float">
            <text:p>0</text:p>
          </table:table-cell>
          <table:table-cell table:style-name="ce165" table:formula="of:=IFERROR(VLOOKUP([.F18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6"/>
          <table:table-cell table:style-name="ce13" table:number-columns-repeated="2"/>
          <table:table-cell table:style-name="ce22"/>
          <table:table-cell table:style-name="ce90" table:content-validation-name="val9" table:number-columns-spanned="2" table:number-rows-spanned="1"/>
          <table:covered-table-cell table:style-name="ce16" table:content-validation-name="val12"/>
          <table:table-cell table:style-name="ce11" table:formula="of:=IFERROR(VLOOKUP([.F19];[$'Potara Stats'.$A$2:.$B$120]; 2; 0); 0)" office:value-type="float" office:value="0" calcext:value-type="float">
            <text:p>0</text:p>
          </table:table-cell>
          <table:table-cell table:style-name="ce165" table:formula="of:=IFERROR(VLOOKUP([.F19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6" office:value-type="string" calcext:value-type="string">
            <text:p>Max Power Duration</text:p>
          </table:table-cell>
          <table:table-cell table:style-name="ce12" table:formula="of:=[$'Player Calc'.O$2]" office:value-type="float" office:value="0" calcext:value-type="float">
            <text:p>0s</text:p>
          </table:table-cell>
          <table:table-cell table:style-name="ce12" table:formula="of:=IF([.D6]&lt;1; &quot;You're Dead!&quot;; ([.C20]+([.C20]*[$'Potara Calc'.O13])))" office:value-type="string" office:string-value="" calcext:value-type="error">
            <text:p>#VALUE!</text:p>
          </table:table-cell>
          <table:table-cell table:style-name="ce21"/>
          <table:table-cell table:style-name="ce90" table:content-validation-name="val10" table:number-columns-spanned="2" table:number-rows-spanned="1"/>
          <table:covered-table-cell table:style-name="ce16" table:content-validation-name="val12"/>
          <table:table-cell table:style-name="ce11" table:formula="of:=IFERROR(VLOOKUP([.F20];[$'Potara Stats'.$A$2:.$B$120]; 2; 0); 0)" office:value-type="float" office:value="0" calcext:value-type="float">
            <text:p>0</text:p>
          </table:table-cell>
          <table:table-cell table:style-name="ce165" table:formula="of:=IFERROR(VLOOKUP([.F20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6" office:value-type="string" calcext:value-type="string">
            <text:p>Base Ki Power</text:p>
          </table:table-cell>
          <table:table-cell table:style-name="ce14" table:formula="of:=[$'Player Calc'.P$2]" office:value-type="float" office:value="5" calcext:value-type="float">
            <text:p>5 Bars</text:p>
          </table:table-cell>
          <table:table-cell table:style-name="ce14" table:formula="of:=IF([.D6]&lt;1; &quot;You're Dead!&quot;; (IF([.C21]+[$'Potara Calc'.P13]&gt;5; 5; [.C21]+[$'Potara Calc'.P13])))" office:value-type="string" office:string-value="" calcext:value-type="error">
            <text:p>#VALUE!</text:p>
          </table:table-cell>
          <table:table-cell table:style-name="ce21"/>
          <table:table-cell table:style-name="ce90" table:content-validation-name="val11" table:number-columns-spanned="2" table:number-rows-spanned="1"/>
          <table:covered-table-cell table:style-name="ce16" table:content-validation-name="val12"/>
          <table:table-cell table:style-name="ce11" table:formula="of:=IFERROR(VLOOKUP([.F21];[$'Potara Stats'.$A$2:.$B$120]; 2; 0); 0)" office:value-type="float" office:value="0" calcext:value-type="float">
            <text:p>0</text:p>
          </table:table-cell>
          <table:table-cell table:style-name="ce165" table:formula="of:=IFERROR(VLOOKUP([.F21];[$'Potara Stats'.$A$2:.$R$120]; 18; 0); &quot;-&quot;)" office:value-type="string" office:string-value="-" calcext:value-type="string" table:number-columns-spanned="6" table:number-rows-spanned="1">
            <text:p>-</text:p>
          </table:table-cell>
          <table:covered-table-cell table:number-columns-repeated="4" table:style-name="ce10"/>
          <table:covered-table-cell table:style-name="ce16"/>
          <table:table-cell table:style-name="ce2"/>
          <table:table-cell table:number-columns-repeated="49"/>
        </table:table-row>
        <table:table-row table:style-name="ro5">
          <table:table-cell table:style-name="ce2"/>
          <table:table-cell table:style-name="ce30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10"/>
          <table:table-cell table:style-name="ce23"/>
          <table:table-cell table:style-name="ce33" table:formula="of:=IF([.H22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4:.H21])" office:value-type="float" office:value="0" calcext:value-type="float">
            <text:p>0</text:p>
          </table:table-cell>
          <table:table-cell table:style-name="ce2" table:number-columns-repeated="7"/>
          <table:table-cell table:number-columns-repeated="49"/>
        </table:table-row>
        <table:table-row table:style-name="ro8">
          <table:table-cell table:style-name="ce2"/>
          <table:table-cell table:style-name="ce7" table:formula="of:=[$'Player Calc'.Q2]" office:value-type="string" office:string-value="Full Power Energy Ball" calcext:value-type="string">
            <text:p>Full Power Energy Ball</text:p>
          </table:table-cell>
          <table:table-cell table:style-name="ce15" table:formula="of:=[$'Player Calc'.R$2]" office:value-type="float" office:value="7280" calcext:value-type="float">
            <text:p>7,280</text:p>
          </table:table-cell>
          <table:table-cell table:style-name="ce18" table:formula="of:=IF([.D6]&lt;1; &quot;You're Dead!&quot;; ([.C23]+([.C23]*[$'Potara Calc'.G$13]))+(([.C23]*([$'Potara Calc'.G$15]*[.$C$4]))))" office:value-type="string" office:string-value="" calcext:value-type="error">
            <text:p>#VALUE!</text:p>
          </table:table-cell>
          <table:table-cell table:style-name="ce23"/>
          <table:table-cell table:style-name="ce34" office:value-type="string" calcext:value-type="string" table:number-columns-spanned="5" table:number-rows-spanned="1">
            <text:p>Green means you can input data (no punctuation please)</text:p>
          </table:table-cell>
          <table:covered-table-cell table:number-columns-repeated="4" table:style-name="ce10"/>
          <table:table-cell table:style-name="ce8" office:value-type="string" calcext:value-type="string" table:number-columns-spanned="4" table:number-rows-spanned="1">
            <text:p>Orange can double-click for a drop-down list of available input.</text:p>
          </table:table-cell>
          <table:covered-table-cell table:number-columns-repeated="3" table:style-name="ce10"/>
          <table:table-cell table:style-name="ce2"/>
          <table:table-cell table:number-columns-repeated="49"/>
        </table:table-row>
        <table:table-row table:style-name="ro8">
          <table:table-cell table:style-name="ce3"/>
          <table:table-cell table:style-name="ce7" table:formula="of:=[$'Player Calc'.S2]" office:value-type="string" office:string-value="Photon Flash" calcext:value-type="string">
            <text:p>Photon Flash</text:p>
          </table:table-cell>
          <table:table-cell table:style-name="ce15" table:formula="of:=[$'Player Calc'.T$2]" office:value-type="float" office:value="5480" calcext:value-type="float">
            <text:p>5,480</text:p>
          </table:table-cell>
          <table:table-cell table:style-name="ce18" table:formula="of:=IF([.D6]&lt;1; &quot;You're Dead!&quot;; ([.C24]+([.C24]*[$'Potara Calc'.G$13]))+(([.C24]*([$'Potara Calc'.G$15]*[.$C$4]))))" office:value-type="string" office:string-value="" calcext:value-type="error">
            <text:p>#VALUE!</text:p>
          </table:table-cell>
          <table:table-cell table:style-name="ce24"/>
          <table:table-cell table:style-name="ce6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10"/>
          <table:covered-table-cell table:style-name="ce16"/>
          <table:table-cell table:style-name="ce11" office:value-type="string" calcext:value-type="string" table:number-columns-spanned="4" table:number-rows-spanned="1">
            <text:p>Blue means this data is the output. Please do not edit.</text:p>
          </table:table-cell>
          <table:covered-table-cell table:number-columns-repeated="2" table:style-name="ce10"/>
          <table:covered-table-cell table:style-name="ce16"/>
          <table:table-cell table:style-name="ce3"/>
          <table:table-cell table:number-columns-repeated="49"/>
        </table:table-row>
        <table:table-row table:style-name="ro1">
          <table:table-cell table:style-name="ce3"/>
          <table:table-cell table:style-name="ce30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10"/>
          <table:table-cell table:style-name="ce25"/>
          <table:table-cell table:style-name="ce35" table:number-columns-repeated="9"/>
          <table:table-cell table:style-name="ce3"/>
          <table:table-cell table:number-columns-repeated="49"/>
        </table:table-row>
        <table:table-row table:style-name="ro8">
          <table:table-cell table:style-name="ce2"/>
          <table:table-cell table:style-name="ce7" table:formula="of:=[$'Player Calc'.U2]" office:value-type="string" office:string-value="Sadistic Dance" calcext:value-type="string">
            <text:p>Sadistic Dance</text:p>
          </table:table-cell>
          <table:table-cell table:style-name="ce9" table:formula="of:=IF([$'Player Calc'.V$2]=0; &quot;N/A&quot;; [$'Player Calc'.V$2])" office:value-type="float" office:value="13640" calcext:value-type="float">
            <text:p>13,640</text:p>
          </table:table-cell>
          <table:table-cell table:style-name="ce17" table:formula="of:=IFERROR(IF([.D6]&lt;1; &quot;You're Dead!&quot;; ([.C26]+([.C26]*[$'Potara Calc'.H$13]))+(([.C26]*([$'Potara Calc'.H$15]*[.$C$4])))); &quot;N/A&quot;)" office:value-type="string" office:string-value="N/A" calcext:value-type="string">
            <text:p>N/A</text:p>
          </table:table-cell>
          <table:table-cell table:style-name="ce26"/>
          <table:table-cell table:style-name="ce2" table:number-columns-repeated="10"/>
          <table:table-cell table:number-columns-repeated="49"/>
        </table:table-row>
        <table:table-row table:style-name="ro3">
          <table:table-cell table:style-name="ce2" table:number-columns-repeated="4"/>
          <table:table-cell table:style-name="ce26"/>
          <table:table-cell table:style-name="ce2" table:number-columns-repeated="10"/>
          <table:table-cell table:number-columns-repeated="49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Output.F11:Output.N12">
            <calcext:condition calcext:apply-style-name="ConditionalStyle_1" calcext:value="formula-is(LEN(TRIM([.F11]))=0)" calcext:base-cell-address="Output.F11"/>
          </calcext:conditional-format>
          <calcext:conditional-format calcext:target-range-address="Output.H22:Output.H22">
            <calcext:condition calcext:apply-style-name="ConditionalStyle_2" calcext:value="&gt;7" calcext:base-cell-address="Output.H22"/>
          </calcext:conditional-format>
          <calcext:conditional-format calcext:target-range-address="Output.F22:Output.G22">
            <calcext:condition calcext:apply-style-name="ConditionalStyle_2" calcext:value="=&quot;Build is Illegal!&quot;" calcext:base-cell-address="Output.F22"/>
          </calcext:conditional-format>
        </calcext:conditional-formats>
      </table:table>
      <table:table table:name="Potara Calc" table:style-name="ta3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8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2" table:number-columns-repeated="46" table:default-cell-style-name="Default"/>
        <table:table-row table:style-name="ro9">
          <table:table-cell table:style-name="ce170" office:value-type="string" calcext:value-type="string">
            <text:p>Potara Name</text:p>
          </table:table-cell>
          <table:table-cell table:style-name="ce57" office:value-type="string" calcext:value-type="string">
            <text:p>Rush Attack</text:p>
          </table:table-cell>
          <table:table-cell table:style-name="ce57" office:value-type="string" calcext:value-type="string">
            <text:p>Smash Attack</text:p>
          </table:table-cell>
          <table:table-cell table:style-name="ce57" office:value-type="string" calcext:value-type="string">
            <text:p>Rush Blast</text:p>
          </table:table-cell>
          <table:table-cell table:style-name="ce57" office:value-type="string" calcext:value-type="string">
            <text:p>Energy Blast</text:p>
          </table:table-cell>
          <table:table-cell table:style-name="ce57" office:value-type="string" calcext:value-type="string">
            <text:p>Grab</text:p>
          </table:table-cell>
          <table:table-cell table:style-name="ce182" office:value-type="string" calcext:value-type="string">
            <text:p>B2</text:p>
          </table:table-cell>
          <table:table-cell table:style-name="ce182" office:value-type="string" calcext:value-type="string">
            <text:p>Ultimate</text:p>
          </table:table-cell>
          <table:table-cell table:style-name="ce182" office:value-type="string" calcext:value-type="string">
            <text:p>Charge Rate</text:p>
          </table:table-cell>
          <table:table-cell table:style-name="ce57" office:value-type="string" calcext:value-type="string">
            <text:p>Defense</text:p>
          </table:table-cell>
          <table:table-cell table:style-name="ce182" office:value-type="string" calcext:value-type="string">
            <text:p>Blast Stock</text:p>
          </table:table-cell>
          <table:table-cell table:style-name="ce182" office:value-type="string" calcext:value-type="string">
            <text:p>Switch Gauge</text:p>
          </table:table-cell>
          <table:table-cell table:style-name="ce182" office:value-type="string" calcext:value-type="string">
            <text:p>Clash</text:p>
          </table:table-cell>
          <table:table-cell table:style-name="ce182" office:value-type="string" calcext:value-type="string">
            <text:p>HP</text:p>
          </table:table-cell>
          <table:table-cell table:style-name="ce170" office:value-type="string" calcext:value-type="string">
            <text:p>Max Power duration</text:p>
          </table:table-cell>
          <table:table-cell table:style-name="ce170" office:value-type="string" calcext:value-type="string">
            <text:p>Base Ki Power</text:p>
          </table:table-cell>
          <table:table-cell table:style-name="ce170" office:value-type="string" calcext:value-type="string">
            <text:p>Scaling</text:p>
          </table:table-cell>
          <table:table-cell table:style-name="ce170" office:value-type="string" calcext:value-type="string">
            <text:p>halo</text:p>
          </table:table-cell>
          <table:table-cell table:number-columns-repeated="46"/>
        </table:table-row>
        <table:table-row table:style-name="ro5">
          <table:table-cell table:style-name="ce53" table:formula="of:=[$Output.F14]" office:value-type="string" office:string-value="No blue potaras" calcext:value-type="string">
            <text:p>No blue potaras</text:p>
          </table:table-cell>
          <table:table-cell table:style-name="ce58" table:formula="of:=IFERROR(VLOOKUP([.$A2]; [$'Potara Stats'.$A$2:.$C120]; 3; 0); &quot;&quot;)">
            <text:p/>
          </table:table-cell>
          <table:table-cell table:style-name="ce58" table:formula="of:=IFERROR(VLOOKUP([.A2]; [$'Potara Stats'.$A$2:.$D$120]; 4; 0); &quot;&quot;)">
            <text:p/>
          </table:table-cell>
          <table:table-cell table:style-name="ce58" table:formula="of:=IFERROR(VLOOKUP([.A2]; [$'Potara Stats'.$A$2:.$E$120]; 5; 0); &quot;&quot;)">
            <text:p/>
          </table:table-cell>
          <table:table-cell table:style-name="ce58" table:formula="of:=IFERROR(VLOOKUP([.$A2]; [$'Potara Stats'.$A$2:.F$120]; 6; 0); &quot;&quot;)">
            <text:p/>
          </table:table-cell>
          <table:table-cell table:style-name="ce58" table:formula="of:=IFERROR(VLOOKUP([.$A2]; [$'Potara Stats'.$A$2:.G$120]; 7; 0); &quot;&quot;)">
            <text:p/>
          </table:table-cell>
          <table:table-cell table:style-name="ce58" table:formula="of:=IFERROR(VLOOKUP([.$A2]; [$'Potara Stats'.$A$2:.H$120]; 8; 0); &quot;&quot;)">
            <text:p/>
          </table:table-cell>
          <table:table-cell table:style-name="ce58" table:formula="of:=IFERROR(VLOOKUP([.$A2]; [$'Potara Stats'.$A$2:.I$120]; 9; 0); &quot;&quot;)">
            <text:p/>
          </table:table-cell>
          <table:table-cell table:style-name="ce58" table:formula="of:=IFERROR(VLOOKUP([.$A2]; [$'Potara Stats'.$A$2:.J$120]; 10; 0); &quot;&quot;)">
            <text:p/>
          </table:table-cell>
          <table:table-cell table:style-name="ce58" table:formula="of:=IFERROR(VLOOKUP([.$A2]; [$'Potara Stats'.$A$2:.K$120]; 11; 0); &quot;&quot;)">
            <text:p/>
          </table:table-cell>
          <table:table-cell table:style-name="ce60" table:formula="of:=IFERROR(VLOOKUP([.$A2]; [$'Potara Stats'.$A$2:.L$120]; 12; 0); &quot;&quot;)">
            <text:p/>
          </table:table-cell>
          <table:table-cell table:style-name="ce60" table:formula="of:=IFERROR(VLOOKUP([.$A2]; [$'Potara Stats'.$A$2:.M$120]; 13; 0); &quot;&quot;)">
            <text:p/>
          </table:table-cell>
          <table:table-cell table:style-name="ce60" table:formula="of:=IFERROR(VLOOKUP([.$A2]; [$'Potara Stats'.$A$2:.N$120]; 14; 0); &quot;&quot;)">
            <text:p/>
          </table:table-cell>
          <table:table-cell table:style-name="ce60"/>
          <table:table-cell table:style-name="ce60" table:formula="of:=IFERROR(VLOOKUP([.$A2]; [$'Potara Stats'.$A$2:.P$120]; 16; 0); &quot;&quot;)">
            <text:p/>
          </table:table-cell>
          <table:table-cell table:style-name="ce60" table:formula="of:=IFERROR(VLOOKUP([.$A2]; [$'Potara Stats'.$A$2:.Q$120]; 17; 0); &quot;&quot;)">
            <text:p/>
          </table:table-cell>
          <table:table-cell table:style-name="ce60" table:number-columns-repeated="2"/>
          <table:table-cell table:number-columns-repeated="46"/>
        </table:table-row>
        <table:table-row table:style-name="ro5">
          <table:table-cell table:style-name="ce54" table:formula="of:=[$Output.F15]" office:value-type="float" office:value="0" calcext:value-type="float">
            <text:p>0</text:p>
          </table:table-cell>
          <table:table-cell table:style-name="ce59" table:formula="of:=IFERROR(VLOOKUP([.A3]; [$'Potara Stats'.$A$2:.$C$120]; 3; 0); &quot;&quot;)">
            <text:p/>
          </table:table-cell>
          <table:table-cell table:style-name="ce59" table:formula="of:=IFERROR(VLOOKUP([.A3]; [$'Potara Stats'.$A$2:.$D$120]; 4; 0); &quot;&quot;)">
            <text:p/>
          </table:table-cell>
          <table:table-cell table:style-name="ce59" table:formula="of:=IFERROR(VLOOKUP([.A3]; [$'Potara Stats'.$A$2:.$E$120]; 5; 0); &quot;&quot;)">
            <text:p/>
          </table:table-cell>
          <table:table-cell table:style-name="ce59" table:formula="of:=IFERROR(VLOOKUP([.$A3]; [$'Potara Stats'.$A$2:.F$120]; 6; 0); &quot;&quot;)">
            <text:p/>
          </table:table-cell>
          <table:table-cell table:style-name="ce59" table:formula="of:=IFERROR(VLOOKUP([.$A3]; [$'Potara Stats'.$A$2:.G$120]; 7; 0); &quot;&quot;)">
            <text:p/>
          </table:table-cell>
          <table:table-cell table:style-name="ce59" table:formula="of:=IFERROR(VLOOKUP([.$A3]; [$'Potara Stats'.$A$2:.H$120]; 8; 0); &quot;&quot;)">
            <text:p/>
          </table:table-cell>
          <table:table-cell table:style-name="ce59" table:formula="of:=IFERROR(VLOOKUP([.$A3]; [$'Potara Stats'.$A$2:.I$120]; 9; 0); &quot;&quot;)">
            <text:p/>
          </table:table-cell>
          <table:table-cell table:style-name="ce59" table:formula="of:=IFERROR(VLOOKUP([.$A3]; [$'Potara Stats'.$A$2:.J$120]; 10; 0); &quot;&quot;)">
            <text:p/>
          </table:table-cell>
          <table:table-cell table:style-name="ce59" table:formula="of:=IFERROR(VLOOKUP([.$A3]; [$'Potara Stats'.$A$2:.K$120]; 11; 0); &quot;&quot;)">
            <text:p/>
          </table:table-cell>
          <table:table-cell table:style-name="ce59" table:formula="of:=IFERROR(VLOOKUP([.$A3]; [$'Potara Stats'.$A$2:.L$120]; 12; 0); &quot;&quot;)">
            <text:p/>
          </table:table-cell>
          <table:table-cell table:style-name="ce59" table:formula="of:=IFERROR(VLOOKUP([.$A3]; [$'Potara Stats'.$A$2:.M$120]; 13; 0); &quot;&quot;)">
            <text:p/>
          </table:table-cell>
          <table:table-cell table:style-name="ce59" table:formula="of:=IFERROR(VLOOKUP([.$A3]; [$'Potara Stats'.$A$2:.N$120]; 14; 0); &quot;&quot;)">
            <text:p/>
          </table:table-cell>
          <table:table-cell table:style-name="ce59" table:formula="of:=IFERROR(VLOOKUP([.$A3]; [$'Potara Stats'.$A$2:.O$120]; 15; 0); &quot;&quot;)">
            <text:p/>
          </table:table-cell>
          <table:table-cell table:style-name="ce59" table:formula="of:=IFERROR(VLOOKUP([.$A3]; [$'Potara Stats'.$A$2:.P$120]; 16; 0); &quot;&quot;)">
            <text:p/>
          </table:table-cell>
          <table:table-cell table:style-name="ce59" table:formula="of:=IFERROR(VLOOKUP([.$A3]; [$'Potara Stats'.$A$2:.Q$120]; 17; 0); &quot;&quot;)">
            <text:p/>
          </table:table-cell>
          <table:table-cell table:style-name="ce66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67" table:formula="of:=IF([.A3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style-name="ce54" table:formula="of:=[$Output.F16]" office:value-type="float" office:value="0" calcext:value-type="float">
            <text:p>0</text:p>
          </table:table-cell>
          <table:table-cell table:style-name="ce59" table:formula="of:=IFERROR(VLOOKUP([.A4]; [$'Potara Stats'.$A$2:.$C$120]; 3; 0); &quot;&quot;)">
            <text:p/>
          </table:table-cell>
          <table:table-cell table:style-name="ce59" table:formula="of:=IFERROR(VLOOKUP([.A4]; [$'Potara Stats'.$A$2:.$D$120]; 4; 0); &quot;&quot;)">
            <text:p/>
          </table:table-cell>
          <table:table-cell table:style-name="ce59" table:formula="of:=IFERROR(VLOOKUP([.A4]; [$'Potara Stats'.$A$2:.$E$120]; 5; 0); &quot;&quot;)">
            <text:p/>
          </table:table-cell>
          <table:table-cell table:style-name="ce59" table:formula="of:=IFERROR(VLOOKUP([.$A4]; [$'Potara Stats'.$A$2:.F$120]; 6; 0); &quot;&quot;)">
            <text:p/>
          </table:table-cell>
          <table:table-cell table:style-name="ce59" table:formula="of:=IFERROR(VLOOKUP([.$A4]; [$'Potara Stats'.$A$2:.G$120]; 7; 0); &quot;&quot;)">
            <text:p/>
          </table:table-cell>
          <table:table-cell table:style-name="ce59" table:formula="of:=IFERROR(VLOOKUP([.$A4]; [$'Potara Stats'.$A$2:.H$120]; 8; 0); &quot;&quot;)">
            <text:p/>
          </table:table-cell>
          <table:table-cell table:style-name="ce59" table:formula="of:=IFERROR(VLOOKUP([.$A4]; [$'Potara Stats'.$A$2:.I$120]; 9; 0); &quot;&quot;)">
            <text:p/>
          </table:table-cell>
          <table:table-cell table:style-name="ce59" table:formula="of:=IFERROR(VLOOKUP([.$A4]; [$'Potara Stats'.$A$2:.J$120]; 10; 0); &quot;&quot;)">
            <text:p/>
          </table:table-cell>
          <table:table-cell table:style-name="ce59" table:formula="of:=IFERROR(VLOOKUP([.$A4]; [$'Potara Stats'.$A$2:.K$120]; 11; 0); &quot;&quot;)">
            <text:p/>
          </table:table-cell>
          <table:table-cell table:style-name="ce59" table:formula="of:=IFERROR(VLOOKUP([.$A4]; [$'Potara Stats'.$A$2:.L$120]; 12; 0); &quot;&quot;)">
            <text:p/>
          </table:table-cell>
          <table:table-cell table:style-name="ce59" table:formula="of:=IFERROR(VLOOKUP([.$A4]; [$'Potara Stats'.$A$2:.M$120]; 13; 0); &quot;&quot;)">
            <text:p/>
          </table:table-cell>
          <table:table-cell table:style-name="ce59" table:formula="of:=IFERROR(VLOOKUP([.$A4]; [$'Potara Stats'.$A$2:.N$120]; 14; 0); &quot;&quot;)">
            <text:p/>
          </table:table-cell>
          <table:table-cell table:style-name="ce59" table:formula="of:=IFERROR(VLOOKUP([.$A4]; [$'Potara Stats'.$A$2:.O$120]; 15; 0); &quot;&quot;)">
            <text:p/>
          </table:table-cell>
          <table:table-cell table:style-name="ce59" table:formula="of:=IFERROR(VLOOKUP([.$A4]; [$'Potara Stats'.$A$2:.P$120]; 16; 0); &quot;&quot;)">
            <text:p/>
          </table:table-cell>
          <table:table-cell table:style-name="ce59" table:formula="of:=IFERROR(VLOOKUP([.$A4]; [$'Potara Stats'.$A$2:.Q$120]; 17; 0); &quot;&quot;)">
            <text:p/>
          </table:table-cell>
          <table:table-cell table:style-name="ce66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67" table:formula="of:=IF([.A4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style-name="ce54" table:formula="of:=[$Output.F17]" office:value-type="float" office:value="0" calcext:value-type="float">
            <text:p>0</text:p>
          </table:table-cell>
          <table:table-cell table:style-name="ce59" table:formula="of:=IFERROR(VLOOKUP([.A5]; [$'Potara Stats'.$A$2:.$C$120]; 3; 0); &quot;&quot;)">
            <text:p/>
          </table:table-cell>
          <table:table-cell table:style-name="ce59" table:formula="of:=IFERROR(VLOOKUP([.A5]; [$'Potara Stats'.$A$2:.$D$120]; 4; 0); &quot;&quot;)">
            <text:p/>
          </table:table-cell>
          <table:table-cell table:style-name="ce59" table:formula="of:=IFERROR(VLOOKUP([.A5]; [$'Potara Stats'.$A$2:.$E$120]; 5; 0); &quot;&quot;)">
            <text:p/>
          </table:table-cell>
          <table:table-cell table:style-name="ce59" table:formula="of:=IFERROR(VLOOKUP([.$A5]; [$'Potara Stats'.$A$2:.F$120]; 6; 0); &quot;&quot;)">
            <text:p/>
          </table:table-cell>
          <table:table-cell table:style-name="ce59" table:formula="of:=IFERROR(VLOOKUP([.$A5]; [$'Potara Stats'.$A$2:.G$120]; 7; 0); &quot;&quot;)">
            <text:p/>
          </table:table-cell>
          <table:table-cell table:style-name="ce59" table:formula="of:=IFERROR(VLOOKUP([.$A5]; [$'Potara Stats'.$A$2:.H$120]; 8; 0); &quot;&quot;)">
            <text:p/>
          </table:table-cell>
          <table:table-cell table:style-name="ce59" table:formula="of:=IFERROR(VLOOKUP([.$A5]; [$'Potara Stats'.$A$2:.I$120]; 9; 0); &quot;&quot;)">
            <text:p/>
          </table:table-cell>
          <table:table-cell table:style-name="ce59" table:formula="of:=IFERROR(VLOOKUP([.$A5]; [$'Potara Stats'.$A$2:.J$120]; 10; 0); &quot;&quot;)">
            <text:p/>
          </table:table-cell>
          <table:table-cell table:style-name="ce59" table:formula="of:=IFERROR(VLOOKUP([.$A5]; [$'Potara Stats'.$A$2:.K$120]; 11; 0); &quot;&quot;)">
            <text:p/>
          </table:table-cell>
          <table:table-cell table:style-name="ce59" table:formula="of:=IFERROR(VLOOKUP([.$A5]; [$'Potara Stats'.$A$2:.L$120]; 12; 0); &quot;&quot;)">
            <text:p/>
          </table:table-cell>
          <table:table-cell table:style-name="ce59" table:formula="of:=IFERROR(VLOOKUP([.$A5]; [$'Potara Stats'.$A$2:.M$120]; 13; 0); &quot;&quot;)">
            <text:p/>
          </table:table-cell>
          <table:table-cell table:style-name="ce59" table:formula="of:=IFERROR(VLOOKUP([.$A5]; [$'Potara Stats'.$A$2:.N$120]; 14; 0); &quot;&quot;)">
            <text:p/>
          </table:table-cell>
          <table:table-cell table:style-name="ce59" table:formula="of:=IFERROR(VLOOKUP([.$A5]; [$'Potara Stats'.$A$2:.O$120]; 15; 0); &quot;&quot;)">
            <text:p/>
          </table:table-cell>
          <table:table-cell table:style-name="ce59" table:formula="of:=IFERROR(VLOOKUP([.$A5]; [$'Potara Stats'.$A$2:.P$120]; 16; 0); &quot;&quot;)">
            <text:p/>
          </table:table-cell>
          <table:table-cell table:style-name="ce59" table:formula="of:=IFERROR(VLOOKUP([.$A5]; [$'Potara Stats'.$A$2:.Q$120]; 17; 0); &quot;&quot;)">
            <text:p/>
          </table:table-cell>
          <table:table-cell table:style-name="ce66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67" table:formula="of:=IF([.A5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style-name="ce54" table:formula="of:=[$Output.F18]" office:value-type="float" office:value="0" calcext:value-type="float">
            <text:p>0</text:p>
          </table:table-cell>
          <table:table-cell table:style-name="ce59" table:formula="of:=IFERROR(VLOOKUP([.A6]; [$'Potara Stats'.$A$2:.$C$120]; 3; 0); &quot;&quot;)">
            <text:p/>
          </table:table-cell>
          <table:table-cell table:style-name="ce59" table:formula="of:=IFERROR(VLOOKUP([.A6]; [$'Potara Stats'.$A$2:.$D$120]; 4; 0); &quot;&quot;)">
            <text:p/>
          </table:table-cell>
          <table:table-cell table:style-name="ce59" table:formula="of:=IFERROR(VLOOKUP([.A6]; [$'Potara Stats'.$A$2:.$E$120]; 5; 0); &quot;&quot;)">
            <text:p/>
          </table:table-cell>
          <table:table-cell table:style-name="ce59" table:formula="of:=IFERROR(VLOOKUP([.$A6]; [$'Potara Stats'.$A$2:.F$120]; 6; 0); &quot;&quot;)">
            <text:p/>
          </table:table-cell>
          <table:table-cell table:style-name="ce59" table:formula="of:=IFERROR(VLOOKUP([.$A6]; [$'Potara Stats'.$A$2:.G$120]; 7; 0); &quot;&quot;)">
            <text:p/>
          </table:table-cell>
          <table:table-cell table:style-name="ce59" table:formula="of:=IFERROR(VLOOKUP([.$A6]; [$'Potara Stats'.$A$2:.H$120]; 8; 0); &quot;&quot;)">
            <text:p/>
          </table:table-cell>
          <table:table-cell table:style-name="ce59" table:formula="of:=IFERROR(VLOOKUP([.$A6]; [$'Potara Stats'.$A$2:.I$120]; 9; 0); &quot;&quot;)">
            <text:p/>
          </table:table-cell>
          <table:table-cell table:style-name="ce59" table:formula="of:=IFERROR(VLOOKUP([.$A6]; [$'Potara Stats'.$A$2:.J$120]; 10; 0); &quot;&quot;)">
            <text:p/>
          </table:table-cell>
          <table:table-cell table:style-name="ce59" table:formula="of:=IFERROR(VLOOKUP([.$A6]; [$'Potara Stats'.$A$2:.K$120]; 11; 0); &quot;&quot;)">
            <text:p/>
          </table:table-cell>
          <table:table-cell table:style-name="ce59" table:formula="of:=IFERROR(VLOOKUP([.$A6]; [$'Potara Stats'.$A$2:.L$120]; 12; 0); &quot;&quot;)">
            <text:p/>
          </table:table-cell>
          <table:table-cell table:style-name="ce59" table:formula="of:=IFERROR(VLOOKUP([.$A6]; [$'Potara Stats'.$A$2:.M$120]; 13; 0); &quot;&quot;)">
            <text:p/>
          </table:table-cell>
          <table:table-cell table:style-name="ce59" table:formula="of:=IFERROR(VLOOKUP([.$A6]; [$'Potara Stats'.$A$2:.N$120]; 14; 0); &quot;&quot;)">
            <text:p/>
          </table:table-cell>
          <table:table-cell table:style-name="ce59" table:formula="of:=IFERROR(VLOOKUP([.$A6]; [$'Potara Stats'.$A$2:.O$120]; 15; 0); &quot;&quot;)">
            <text:p/>
          </table:table-cell>
          <table:table-cell table:style-name="ce59" table:formula="of:=IFERROR(VLOOKUP([.$A6]; [$'Potara Stats'.$A$2:.P$120]; 16; 0); &quot;&quot;)">
            <text:p/>
          </table:table-cell>
          <table:table-cell table:style-name="ce59" table:formula="of:=IFERROR(VLOOKUP([.$A6]; [$'Potara Stats'.$A$2:.Q$120]; 17; 0); &quot;&quot;)">
            <text:p/>
          </table:table-cell>
          <table:table-cell table:style-name="ce66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67" table:formula="of:=IF([.A6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style-name="ce54" table:formula="of:=[$Output.F19]" office:value-type="float" office:value="0" calcext:value-type="float">
            <text:p>0</text:p>
          </table:table-cell>
          <table:table-cell table:style-name="ce59" table:formula="of:=IFERROR(VLOOKUP([.A7]; [$'Potara Stats'.$A$2:.$C$120]; 3; 0); &quot;&quot;)">
            <text:p/>
          </table:table-cell>
          <table:table-cell table:style-name="ce59" table:formula="of:=IFERROR(VLOOKUP([.A7]; [$'Potara Stats'.$A$2:.$D$120]; 4; 0); &quot;&quot;)">
            <text:p/>
          </table:table-cell>
          <table:table-cell table:style-name="ce59" table:formula="of:=IFERROR(VLOOKUP([.A7]; [$'Potara Stats'.$A$2:.$E$120]; 5; 0); &quot;&quot;)">
            <text:p/>
          </table:table-cell>
          <table:table-cell table:style-name="ce59" table:formula="of:=IFERROR(VLOOKUP([.$A7]; [$'Potara Stats'.$A$2:.F$120]; 6; 0); &quot;&quot;)">
            <text:p/>
          </table:table-cell>
          <table:table-cell table:style-name="ce59" table:formula="of:=IFERROR(VLOOKUP([.$A7]; [$'Potara Stats'.$A$2:.G$120]; 7; 0); &quot;&quot;)">
            <text:p/>
          </table:table-cell>
          <table:table-cell table:style-name="ce59" table:formula="of:=IFERROR(VLOOKUP([.$A7]; [$'Potara Stats'.$A$2:.H$120]; 8; 0); &quot;&quot;)">
            <text:p/>
          </table:table-cell>
          <table:table-cell table:style-name="ce59" table:formula="of:=IFERROR(VLOOKUP([.$A7]; [$'Potara Stats'.$A$2:.I$120]; 9; 0); &quot;&quot;)">
            <text:p/>
          </table:table-cell>
          <table:table-cell table:style-name="ce59" table:formula="of:=IFERROR(VLOOKUP([.$A7]; [$'Potara Stats'.$A$2:.J$120]; 10; 0); &quot;&quot;)">
            <text:p/>
          </table:table-cell>
          <table:table-cell table:style-name="ce59" table:formula="of:=IFERROR(VLOOKUP([.$A7]; [$'Potara Stats'.$A$2:.K$120]; 11; 0); &quot;&quot;)">
            <text:p/>
          </table:table-cell>
          <table:table-cell table:style-name="ce59" table:formula="of:=IFERROR(VLOOKUP([.$A7]; [$'Potara Stats'.$A$2:.L$120]; 12; 0); &quot;&quot;)">
            <text:p/>
          </table:table-cell>
          <table:table-cell table:style-name="ce59" table:formula="of:=IFERROR(VLOOKUP([.$A7]; [$'Potara Stats'.$A$2:.M$120]; 13; 0); &quot;&quot;)">
            <text:p/>
          </table:table-cell>
          <table:table-cell table:style-name="ce59" table:formula="of:=IFERROR(VLOOKUP([.$A7]; [$'Potara Stats'.$A$2:.N$120]; 14; 0); &quot;&quot;)">
            <text:p/>
          </table:table-cell>
          <table:table-cell table:style-name="ce59" table:formula="of:=IFERROR(VLOOKUP([.$A7]; [$'Potara Stats'.$A$2:.O$120]; 15; 0); &quot;&quot;)">
            <text:p/>
          </table:table-cell>
          <table:table-cell table:style-name="ce59" table:formula="of:=IFERROR(VLOOKUP([.$A7]; [$'Potara Stats'.$A$2:.P$120]; 16; 0); &quot;&quot;)">
            <text:p/>
          </table:table-cell>
          <table:table-cell table:style-name="ce59" table:formula="of:=IFERROR(VLOOKUP([.$A7]; [$'Potara Stats'.$A$2:.Q$120]; 17; 0); &quot;&quot;)">
            <text:p/>
          </table:table-cell>
          <table:table-cell table:style-name="ce66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67" table:formula="of:=IF([.A7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style-name="ce54" table:formula="of:=[$Output.F20]" office:value-type="float" office:value="0" calcext:value-type="float">
            <text:p>0</text:p>
          </table:table-cell>
          <table:table-cell table:style-name="ce59" table:formula="of:=IFERROR(VLOOKUP([.A8]; [$'Potara Stats'.$A$2:.$C$120]; 3; 0); &quot;&quot;)">
            <text:p/>
          </table:table-cell>
          <table:table-cell table:style-name="ce59" table:formula="of:=IFERROR(VLOOKUP([.A8]; [$'Potara Stats'.$A$2:.$D$120]; 4; 0); &quot;&quot;)">
            <text:p/>
          </table:table-cell>
          <table:table-cell table:style-name="ce59" table:formula="of:=IFERROR(VLOOKUP([.A8]; [$'Potara Stats'.$A$2:.$E$120]; 5; 0); &quot;&quot;)">
            <text:p/>
          </table:table-cell>
          <table:table-cell table:style-name="ce59" table:formula="of:=IFERROR(VLOOKUP([.$A8]; [$'Potara Stats'.$A$2:.F$120]; 6; 0); &quot;&quot;)">
            <text:p/>
          </table:table-cell>
          <table:table-cell table:style-name="ce59" table:formula="of:=IFERROR(VLOOKUP([.$A8]; [$'Potara Stats'.$A$2:.G$120]; 7; 0); &quot;&quot;)">
            <text:p/>
          </table:table-cell>
          <table:table-cell table:style-name="ce59" table:formula="of:=IFERROR(VLOOKUP([.$A8]; [$'Potara Stats'.$A$2:.H$120]; 8; 0); &quot;&quot;)">
            <text:p/>
          </table:table-cell>
          <table:table-cell table:style-name="ce59" table:formula="of:=IFERROR(VLOOKUP([.$A8]; [$'Potara Stats'.$A$2:.I$120]; 9; 0); &quot;&quot;)">
            <text:p/>
          </table:table-cell>
          <table:table-cell table:style-name="ce59" table:formula="of:=IFERROR(VLOOKUP([.$A8]; [$'Potara Stats'.$A$2:.J$120]; 10; 0); &quot;&quot;)">
            <text:p/>
          </table:table-cell>
          <table:table-cell table:style-name="ce59" table:formula="of:=IFERROR(VLOOKUP([.$A8]; [$'Potara Stats'.$A$2:.K$120]; 11; 0); &quot;&quot;)">
            <text:p/>
          </table:table-cell>
          <table:table-cell table:style-name="ce59" table:formula="of:=IFERROR(VLOOKUP([.$A8]; [$'Potara Stats'.$A$2:.L$120]; 12; 0); &quot;&quot;)">
            <text:p/>
          </table:table-cell>
          <table:table-cell table:style-name="ce59" table:formula="of:=IFERROR(VLOOKUP([.$A8]; [$'Potara Stats'.$A$2:.M$120]; 13; 0); &quot;&quot;)">
            <text:p/>
          </table:table-cell>
          <table:table-cell table:style-name="ce59" table:formula="of:=IFERROR(VLOOKUP([.$A8]; [$'Potara Stats'.$A$2:.N$120]; 14; 0); &quot;&quot;)">
            <text:p/>
          </table:table-cell>
          <table:table-cell table:style-name="ce59" table:formula="of:=IFERROR(VLOOKUP([.$A8]; [$'Potara Stats'.$A$2:.O$120]; 15; 0); &quot;&quot;)">
            <text:p/>
          </table:table-cell>
          <table:table-cell table:style-name="ce59" table:formula="of:=IFERROR(VLOOKUP([.$A8]; [$'Potara Stats'.$A$2:.P$120]; 16; 0); &quot;&quot;)">
            <text:p/>
          </table:table-cell>
          <table:table-cell table:style-name="ce59" table:formula="of:=IFERROR(VLOOKUP([.$A8]; [$'Potara Stats'.$A$2:.Q$120]; 17; 0); &quot;&quot;)">
            <text:p/>
          </table:table-cell>
          <table:table-cell table:style-name="ce66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67" table:formula="of:=IF([.A8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style-name="ce54" table:formula="of:=[$Output.F21]" office:value-type="float" office:value="0" calcext:value-type="float">
            <text:p>0</text:p>
          </table:table-cell>
          <table:table-cell table:style-name="ce59" table:formula="of:=IFERROR(VLOOKUP([.A9]; [$'Potara Stats'.$A$2:.$C$120]; 3; 0); &quot;&quot;)">
            <text:p/>
          </table:table-cell>
          <table:table-cell table:style-name="ce59" table:formula="of:=IFERROR(VLOOKUP([.A9]; [$'Potara Stats'.$A$2:.$D$120]; 4; 0); &quot;&quot;)">
            <text:p/>
          </table:table-cell>
          <table:table-cell table:style-name="ce59" table:formula="of:=IFERROR(VLOOKUP([.A9]; [$'Potara Stats'.$A$2:.$E$120]; 5; 0); &quot;&quot;)">
            <text:p/>
          </table:table-cell>
          <table:table-cell table:style-name="ce59" table:formula="of:=IFERROR(VLOOKUP([.$A9]; [$'Potara Stats'.$A$2:.F$120]; 6; 0); &quot;&quot;)">
            <text:p/>
          </table:table-cell>
          <table:table-cell table:style-name="ce59" table:formula="of:=IFERROR(VLOOKUP([.$A9]; [$'Potara Stats'.$A$2:.G$120]; 7; 0); &quot;&quot;)">
            <text:p/>
          </table:table-cell>
          <table:table-cell table:style-name="ce59" table:formula="of:=IFERROR(VLOOKUP([.$A9]; [$'Potara Stats'.$A$2:.H$120]; 8; 0); &quot;&quot;)">
            <text:p/>
          </table:table-cell>
          <table:table-cell table:style-name="ce59" table:formula="of:=IFERROR(VLOOKUP([.$A9]; [$'Potara Stats'.$A$2:.I$120]; 9; 0); &quot;&quot;)">
            <text:p/>
          </table:table-cell>
          <table:table-cell table:style-name="ce59" table:formula="of:=IFERROR(VLOOKUP([.$A9]; [$'Potara Stats'.$A$2:.J$120]; 10; 0); &quot;&quot;)">
            <text:p/>
          </table:table-cell>
          <table:table-cell table:style-name="ce59" table:formula="of:=IFERROR(VLOOKUP([.$A9]; [$'Potara Stats'.$A$2:.K$120]; 11; 0); &quot;&quot;)">
            <text:p/>
          </table:table-cell>
          <table:table-cell table:style-name="ce59" table:formula="of:=IFERROR(VLOOKUP([.$A9]; [$'Potara Stats'.$A$2:.L$120]; 12; 0); &quot;&quot;)">
            <text:p/>
          </table:table-cell>
          <table:table-cell table:style-name="ce59" table:formula="of:=IFERROR(VLOOKUP([.$A9]; [$'Potara Stats'.$A$2:.M$120]; 13; 0); &quot;&quot;)">
            <text:p/>
          </table:table-cell>
          <table:table-cell table:style-name="ce59" table:formula="of:=IFERROR(VLOOKUP([.$A9]; [$'Potara Stats'.$A$2:.N$120]; 14; 0); &quot;&quot;)">
            <text:p/>
          </table:table-cell>
          <table:table-cell table:style-name="ce59" table:formula="of:=IFERROR(VLOOKUP([.$A9]; [$'Potara Stats'.$A$2:.O$120]; 15; 0); &quot;&quot;)">
            <text:p/>
          </table:table-cell>
          <table:table-cell table:style-name="ce59" table:formula="of:=IFERROR(VLOOKUP([.$A9]; [$'Potara Stats'.$A$2:.P$120]; 16; 0); &quot;&quot;)">
            <text:p/>
          </table:table-cell>
          <table:table-cell table:style-name="ce59" table:formula="of:=IFERROR(VLOOKUP([.$A9]; [$'Potara Stats'.$A$2:.Q$120]; 17; 0); &quot;&quot;)">
            <text:p/>
          </table:table-cell>
          <table:table-cell table:style-name="ce66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67" table:formula="of:=IF([.A9]=&quot;Halo&quot;; 1; 0)" office:value-type="float" office:value="0" calcext:value-type="float">
            <text:p>0</text:p>
          </table:table-cell>
          <table:table-cell table:number-columns-repeated="46"/>
        </table:table-row>
        <table:table-row table:style-name="ro10">
          <table:table-cell table:style-name="ce55"/>
          <table:table-cell table:number-columns-repeated="9" table:style-name="ce60" office:value-type="float" office:value="0" calcext:value-type="float">
            <text:p>0.00</text:p>
          </table:table-cell>
          <table:table-cell table:number-columns-repeated="7" table:style-name="ce64" office:value-type="string" calcext:value-type="string">
            <text:p>0</text:p>
          </table:table-cell>
          <table:table-cell table:style-name="ce67"/>
          <table:table-cell table:number-columns-repeated="46"/>
        </table:table-row>
        <table:table-row table:style-name="ro5">
          <table:table-cell table:style-name="ce170" office:value-type="string" calcext:value-type="string">
            <text:p>Bonuses</text:p>
          </table:table-cell>
          <table:table-cell table:style-name="ce61" table:formula="of:=MAX([.B$3:.B$10])" office:value-type="float" office:value="0" calcext:value-type="float">
            <text:p>0.00</text:p>
          </table:table-cell>
          <table:table-cell table:style-name="ce61" table:formula="of:=MAX([.C$3:.C$10])" office:value-type="float" office:value="0" calcext:value-type="float">
            <text:p>0.00</text:p>
          </table:table-cell>
          <table:table-cell table:style-name="ce61" table:formula="of:=MAX([.D$3:.D$10])" office:value-type="float" office:value="0" calcext:value-type="float">
            <text:p>0.00</text:p>
          </table:table-cell>
          <table:table-cell table:style-name="ce61" table:formula="of:=MAX([.E$3:.E$10])" office:value-type="float" office:value="0" calcext:value-type="float">
            <text:p>0.00</text:p>
          </table:table-cell>
          <table:table-cell table:style-name="ce61" table:formula="of:=MAX([.F$3:.F$10])" office:value-type="float" office:value="0" calcext:value-type="float">
            <text:p>0.00</text:p>
          </table:table-cell>
          <table:table-cell table:style-name="ce61" table:formula="of:=MAX([.G$3:.G$10])" office:value-type="float" office:value="0" calcext:value-type="float">
            <text:p>0.00</text:p>
          </table:table-cell>
          <table:table-cell table:style-name="ce61" table:formula="of:=MAX([.H$3:.H$10])" office:value-type="float" office:value="0" calcext:value-type="float">
            <text:p>0.00</text:p>
          </table:table-cell>
          <table:table-cell table:style-name="ce61" table:formula="of:=MAX([.I$3:.I$10])" office:value-type="float" office:value="0" calcext:value-type="float">
            <text:p>0.00</text:p>
          </table:table-cell>
          <table:table-cell table:style-name="ce61" table:formula="of:=MAX([.J$3:.J$10])" office:value-type="float" office:value="0" calcext:value-type="float">
            <text:p>0.00</text:p>
          </table:table-cell>
          <table:table-cell table:style-name="ce61" table:formula="of:=MAX([.K$3:.K$10])" office:value-type="float" office:value="0" calcext:value-type="float">
            <text:p>0.00</text:p>
          </table:table-cell>
          <table:table-cell table:style-name="ce61" table:formula="of:=MAX([.L$3:.L$10])" office:value-type="float" office:value="0" calcext:value-type="float">
            <text:p>0.00</text:p>
          </table:table-cell>
          <table:table-cell table:style-name="ce61" table:formula="of:=MAX([.M$3:.M$10])" office:value-type="float" office:value="0" calcext:value-type="float">
            <text:p>0.00</text:p>
          </table:table-cell>
          <table:table-cell table:style-name="ce61" table:formula="of:=MAX([.N$3:.N$10])" office:value-type="float" office:value="0" calcext:value-type="float">
            <text:p>0.00</text:p>
          </table:table-cell>
          <table:table-cell table:style-name="ce61" table:formula="of:=MAX([.O$3:.O$10])" office:value-type="float" office:value="0" calcext:value-type="float">
            <text:p>0.00</text:p>
          </table:table-cell>
          <table:table-cell table:style-name="ce61" table:formula="of:=MAX([.P$3:.P$10])" office:value-type="float" office:value="0" calcext:value-type="float">
            <text:p>0.00</text:p>
          </table:table-cell>
          <table:table-cell table:style-name="ce182"/>
          <table:table-cell table:style-name="ce68"/>
          <table:table-cell table:number-columns-repeated="46"/>
        </table:table-row>
        <table:table-row table:style-name="ro5">
          <table:table-cell table:style-name="ce170" office:value-type="string" calcext:value-type="string">
            <text:p>Penalties</text:p>
          </table:table-cell>
          <table:table-cell table:style-name="ce61" table:formula="of:=MIN([.B$3:.B$10])" office:value-type="float" office:value="0" calcext:value-type="float">
            <text:p>0.00</text:p>
          </table:table-cell>
          <table:table-cell table:style-name="ce61" table:formula="of:=MIN([.C$3:.C$10])" office:value-type="float" office:value="0" calcext:value-type="float">
            <text:p>0.00</text:p>
          </table:table-cell>
          <table:table-cell table:style-name="ce61" table:formula="of:=MIN([.D$3:.D$10])" office:value-type="float" office:value="0" calcext:value-type="float">
            <text:p>0.00</text:p>
          </table:table-cell>
          <table:table-cell table:style-name="ce61" table:formula="of:=MIN([.E$3:.E$10])" office:value-type="float" office:value="0" calcext:value-type="float">
            <text:p>0.00</text:p>
          </table:table-cell>
          <table:table-cell table:style-name="ce61" table:formula="of:=MIN([.F$3:.F$10])" office:value-type="float" office:value="0" calcext:value-type="float">
            <text:p>0.00</text:p>
          </table:table-cell>
          <table:table-cell table:style-name="ce61" table:formula="of:=MIN([.G$3:.G$10])" office:value-type="float" office:value="0" calcext:value-type="float">
            <text:p>0.00</text:p>
          </table:table-cell>
          <table:table-cell table:style-name="ce61" table:formula="of:=MIN([.H$3:.H$10])" office:value-type="float" office:value="0" calcext:value-type="float">
            <text:p>0.00</text:p>
          </table:table-cell>
          <table:table-cell table:style-name="ce61" table:formula="of:=MIN([.I$3:.I$10])" office:value-type="float" office:value="0" calcext:value-type="float">
            <text:p>0.00</text:p>
          </table:table-cell>
          <table:table-cell table:style-name="ce61" table:formula="of:=MIN([.J$3:.J$10])" office:value-type="float" office:value="0" calcext:value-type="float">
            <text:p>0.00</text:p>
          </table:table-cell>
          <table:table-cell table:style-name="ce61" table:formula="of:=MIN([.K$3:.K$10])" office:value-type="float" office:value="0" calcext:value-type="float">
            <text:p>0.00</text:p>
          </table:table-cell>
          <table:table-cell table:style-name="ce61" table:formula="of:=MIN([.L$3:.L$10])" office:value-type="float" office:value="0" calcext:value-type="float">
            <text:p>0.00</text:p>
          </table:table-cell>
          <table:table-cell table:style-name="ce61" table:formula="of:=MIN([.M$3:.M$10])" office:value-type="float" office:value="0" calcext:value-type="float">
            <text:p>0.00</text:p>
          </table:table-cell>
          <table:table-cell table:style-name="ce61" table:formula="of:=MIN([.N$3:.N$10])" office:value-type="float" office:value="0" calcext:value-type="float">
            <text:p>0.00</text:p>
          </table:table-cell>
          <table:table-cell table:style-name="ce61" table:formula="of:=MIN([.O$3:.O$10])" office:value-type="float" office:value="0" calcext:value-type="float">
            <text:p>0.00</text:p>
          </table:table-cell>
          <table:table-cell table:style-name="ce61"/>
          <table:table-cell table:style-name="ce182"/>
          <table:table-cell table:style-name="ce68"/>
          <table:table-cell table:number-columns-repeated="46"/>
        </table:table-row>
        <table:table-row table:style-name="ro5">
          <table:table-cell table:style-name="ce170" office:value-type="string" calcext:value-type="string">
            <text:p>Totals</text:p>
          </table:table-cell>
          <table:table-cell table:style-name="ce61" table:formula="of:=[.B$2]+([.B11]+[.B12])" office:value-type="string" office:string-value="" calcext:value-type="error">
            <text:p>#VALUE!</text:p>
          </table:table-cell>
          <table:table-cell table:style-name="ce61" table:formula="of:=[.C$2]+([.C11]+[.C12])" office:value-type="string" office:string-value="" calcext:value-type="error">
            <text:p>#VALUE!</text:p>
          </table:table-cell>
          <table:table-cell table:style-name="ce61" table:formula="of:=[.D$2]+([.D11]+[.D12])" office:value-type="string" office:string-value="" calcext:value-type="error">
            <text:p>#VALUE!</text:p>
          </table:table-cell>
          <table:table-cell table:style-name="ce61" table:formula="of:=[.E$2]+([.E11]+[.E12])" office:value-type="string" office:string-value="" calcext:value-type="error">
            <text:p>#VALUE!</text:p>
          </table:table-cell>
          <table:table-cell table:style-name="ce61" table:formula="of:=[.F$2]+([.F11]+[.F12])" office:value-type="string" office:string-value="" calcext:value-type="error">
            <text:p>#VALUE!</text:p>
          </table:table-cell>
          <table:table-cell table:style-name="ce61" table:formula="of:=[.G$2]+([.G11]+[.G12])" office:value-type="string" office:string-value="" calcext:value-type="error">
            <text:p>#VALUE!</text:p>
          </table:table-cell>
          <table:table-cell table:style-name="ce61" table:formula="of:=[.H$2]+([.H11]+[.H12])" office:value-type="string" office:string-value="" calcext:value-type="error">
            <text:p>#VALUE!</text:p>
          </table:table-cell>
          <table:table-cell table:style-name="ce61" table:formula="of:=[.I$2]+([.I11]+[.I12])" office:value-type="string" office:string-value="" calcext:value-type="error">
            <text:p>#VALUE!</text:p>
          </table:table-cell>
          <table:table-cell table:style-name="ce61" table:formula="of:=[.J$2]+([.J11]+[.J12])" office:value-type="string" office:string-value="" calcext:value-type="error">
            <text:p>#VALUE!</text:p>
          </table:table-cell>
          <table:table-cell table:style-name="ce61" table:formula="of:=[.K$2]+([.K11]+[.K12])" office:value-type="string" office:string-value="" calcext:value-type="error">
            <text:p>#VALUE!</text:p>
          </table:table-cell>
          <table:table-cell table:style-name="ce61" table:formula="of:=[.L$2]+([.L11]+[.L12])" office:value-type="string" office:string-value="" calcext:value-type="error">
            <text:p>#VALUE!</text:p>
          </table:table-cell>
          <table:table-cell table:style-name="ce61" table:formula="of:=[.M$2]+([.M11]+[.M12])" office:value-type="string" office:string-value="" calcext:value-type="error">
            <text:p>#VALUE!</text:p>
          </table:table-cell>
          <table:table-cell table:style-name="ce61" table:formula="of:=[.N$2]+([.N11]+[.N12])" office:value-type="float" office:value="0" calcext:value-type="float">
            <text:p>0.00</text:p>
          </table:table-cell>
          <table:table-cell table:style-name="ce61" table:formula="of:=[.O$2]+([.O11]+[.O12])" office:value-type="string" office:string-value="" calcext:value-type="error">
            <text:p>#VALUE!</text:p>
          </table:table-cell>
          <table:table-cell table:style-name="ce61" table:formula="of:=[.P$2]+([.P11]+[.P12])" office:value-type="string" office:string-value="" calcext:value-type="error">
            <text:p>#VALUE!</text:p>
          </table:table-cell>
          <table:table-cell table:style-name="ce182"/>
          <table:table-cell table:style-name="ce69" table:formula="of:=SUM([.R3:.R9])" office:value-type="float" office:value="0" calcext:value-type="float">
            <text:p>0</text:p>
          </table:table-cell>
          <table:table-cell table:number-columns-repeated="46"/>
        </table:table-row>
        <table:table-row table:style-name="ro5">
          <table:table-cell table:style-name="ce56" office:value-type="string" calcext:value-type="string">
            <text:p>Latent Energy</text:p>
          </table:table-cell>
          <table:table-cell table:style-name="ce62" table:number-columns-repeated="8"/>
          <table:table-cell table:style-name="ce62" table:formula="of:=IF([.Q14]=1; 2.5%; 0)" office:value-type="float" office:value="0" calcext:value-type="float">
            <text:p>0.00</text:p>
          </table:table-cell>
          <table:table-cell table:style-name="ce65" table:number-columns-repeated="6"/>
          <table:table-cell table:style-name="ce65" table:formula="of:=COUNTIF([.Q$3:.Q$9]; &quot;L&quot;)" office:value-type="float" office:value="0" calcext:value-type="float">
            <text:p>0</text:p>
          </table:table-cell>
          <table:table-cell table:style-name="ce65"/>
          <table:table-cell table:number-columns-repeated="46"/>
        </table:table-row>
        <table:table-row table:style-name="ro5">
          <table:table-cell table:style-name="ce56" office:value-type="string" calcext:value-type="string">
            <text:p>Indignation</text:p>
          </table:table-cell>
          <table:table-cell table:style-name="ce62" table:number-columns-repeated="5"/>
          <table:table-cell table:style-name="ce62" table:formula="of:=IF([.$Q$15]=1; 6.5%; 0)" office:value-type="float" office:value="0" calcext:value-type="float">
            <text:p>0.00</text:p>
          </table:table-cell>
          <table:table-cell table:style-name="ce62" table:formula="of:=IF([.$Q$15]=1; 6.5%; 0)" office:value-type="float" office:value="0" calcext:value-type="float">
            <text:p>0.00</text:p>
          </table:table-cell>
          <table:table-cell table:style-name="ce62" table:number-columns-repeated="2"/>
          <table:table-cell table:style-name="ce65" table:number-columns-repeated="6"/>
          <table:table-cell table:style-name="ce65" table:formula="of:=COUNTIF([.Q$3:.Q$9]; &quot;I&quot;)" office:value-type="float" office:value="0" calcext:value-type="float">
            <text:p>0</text:p>
          </table:table-cell>
          <table:table-cell table:style-name="ce65"/>
          <table:table-cell table:number-columns-repeated="46"/>
        </table:table-row>
        <table:table-row table:style-name="ro5">
          <table:table-cell table:style-name="ce56" office:value-type="string" calcext:value-type="string">
            <text:p>Fighting Spirit</text:p>
          </table:table-cell>
          <table:table-cell table:style-name="ce62" table:number-columns-repeated="7"/>
          <table:table-cell table:style-name="ce62" table:formula="of:=IF([.Q16]=1; -10%; 0)" office:value-type="float" office:value="0" calcext:value-type="float">
            <text:p>0.00</text:p>
          </table:table-cell>
          <table:table-cell table:style-name="ce62"/>
          <table:table-cell table:style-name="ce65" table:number-columns-repeated="6"/>
          <table:table-cell table:style-name="ce65" table:formula="of:=COUNTIF([.Q$3:.Q$9]; &quot;F&quot;)" office:value-type="float" office:value="0" calcext:value-type="float">
            <text:p>0</text:p>
          </table:table-cell>
          <table:table-cell table:style-name="ce65"/>
          <table:table-cell table:number-columns-repeated="46"/>
        </table:table-row>
        <table:table-row table:style-name="ro5">
          <table:table-cell table:style-name="ce56" office:value-type="string" calcext:value-type="string">
            <text:p>Serious</text:p>
          </table:table-cell>
          <table:table-cell table:style-name="ce62" table:formula="of:=IF([.$Q$17]=1; 6.5%; 0)" office:value-type="float" office:value="0" calcext:value-type="float">
            <text:p>0.00</text:p>
          </table:table-cell>
          <table:table-cell table:style-name="ce62" table:formula="of:=IF([.$Q$17]=1; 6.5%; 0)" office:value-type="float" office:value="0" calcext:value-type="float">
            <text:p>0.00</text:p>
          </table:table-cell>
          <table:table-cell table:style-name="ce62" table:formula="of:=IF([.$Q$17]=1; 6.5%; 0)" office:value-type="float" office:value="0" calcext:value-type="float">
            <text:p>0.00</text:p>
          </table:table-cell>
          <table:table-cell table:style-name="ce62" table:formula="of:=IF([.$Q$17]=1; 6.5%; 0)" office:value-type="float" office:value="0" calcext:value-type="float">
            <text:p>0.00</text:p>
          </table:table-cell>
          <table:table-cell table:style-name="ce62" table:formula="of:=IF([.$Q$17]=1; 6.5%; 0)" office:value-type="float" office:value="0" calcext:value-type="float">
            <text:p>0.00</text:p>
          </table:table-cell>
          <table:table-cell table:style-name="ce62" table:number-columns-repeated="4"/>
          <table:table-cell table:style-name="ce65" table:number-columns-repeated="6"/>
          <table:table-cell table:style-name="ce65" table:formula="of:=COUNTIF([.Q$3:.Q$9]; &quot;S&quot;)" office:value-type="float" office:value="0" calcext:value-type="float">
            <text:p>0</text:p>
          </table:table-cell>
          <table:table-cell table:style-name="ce65"/>
          <table:table-cell table:number-columns-repeated="46"/>
        </table:table-row>
        <table:table-row table:style-name="ro1">
          <table:table-cell table:style-name="ce170" table:number-columns-repeated="16"/>
          <table:table-cell table:style-name="ce182" table:number-columns-repeated="2"/>
          <table:table-cell table:number-columns-repeated="46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otara Stats" table:style-name="ta4">
        <office:forms form:automatic-focus="false" form:apply-design-mode="false"/>
        <table:table-column table:style-name="co12" table:default-cell-style-name="Default"/>
        <table:table-column table:style-name="co2" table:number-columns-repeated="16" table:default-cell-style-name="Default"/>
        <table:table-column table:style-name="co18" table:default-cell-style-name="Default"/>
        <table:table-column table:style-name="co2" table:number-columns-repeated="46" table:default-cell-style-name="Default"/>
        <table:table-row table:style-name="ro9">
          <table:table-cell table:style-name="ce200" office:value-type="string" calcext:value-type="string">
            <text:p>Potara Name</text:p>
          </table:table-cell>
          <table:table-cell table:style-name="ce200" office:value-type="string" calcext:value-type="string">
            <text:p>Potara Cost</text:p>
          </table:table-cell>
          <table:table-cell table:style-name="ce219" office:value-type="string" calcext:value-type="string">
            <text:p>Rush Attack</text:p>
          </table:table-cell>
          <table:table-cell table:style-name="ce219" office:value-type="string" calcext:value-type="string">
            <text:p>Smash Attack</text:p>
          </table:table-cell>
          <table:table-cell table:style-name="ce219" office:value-type="string" calcext:value-type="string">
            <text:p>Rush Blast</text:p>
          </table:table-cell>
          <table:table-cell table:style-name="ce219" office:value-type="string" calcext:value-type="string">
            <text:p>Energy Blast</text:p>
          </table:table-cell>
          <table:table-cell table:style-name="ce219" office:value-type="string" calcext:value-type="string">
            <text:p>Grab</text:p>
          </table:table-cell>
          <table:table-cell table:style-name="ce219" office:value-type="string" calcext:value-type="string">
            <text:p>B2</text:p>
          </table:table-cell>
          <table:table-cell table:style-name="ce219" office:value-type="string" calcext:value-type="string">
            <text:p>Ultimate</text:p>
          </table:table-cell>
          <table:table-cell table:style-name="ce219" office:value-type="string" calcext:value-type="string">
            <text:p>Charge Rate</text:p>
          </table:table-cell>
          <table:table-cell table:style-name="ce224" office:value-type="string" calcext:value-type="string">
            <text:p>Defense</text:p>
          </table:table-cell>
          <table:table-cell table:style-name="ce219" office:value-type="string" calcext:value-type="string">
            <text:p>Blast Stock</text:p>
          </table:table-cell>
          <table:table-cell table:style-name="ce219" office:value-type="string" calcext:value-type="string">
            <text:p>Switch Gauge</text:p>
          </table:table-cell>
          <table:table-cell table:style-name="ce219" office:value-type="string" calcext:value-type="string">
            <text:p>Clash</text:p>
          </table:table-cell>
          <table:table-cell table:style-name="ce200" office:value-type="string" calcext:value-type="string">
            <text:p>HP</text:p>
          </table:table-cell>
          <table:table-cell table:style-name="ce200" office:value-type="string" calcext:value-type="string">
            <text:p>Max Power duration</text:p>
          </table:table-cell>
          <table:table-cell table:style-name="ce200" office:value-type="string" calcext:value-type="string">
            <text:p>Base Ki Power</text:p>
          </table:table-cell>
          <table:table-cell table:style-name="ce200" office:value-type="string" calcext:value-type="string">
            <text:p>Misc</text:p>
          </table:table-cell>
          <table:table-cell table:style-name="ce200" office:value-type="string" calcext:value-type="string">
            <text:p>Potara Number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Attack +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5" table:style-name="ce220" office:value-type="float" office:value="0.13" calcext:value-type="float">
            <text:p>0.13</text:p>
          </table:table-cell>
          <table:table-cell table:number-columns-repeated="3" table:style-name="ce220" office:value-type="float" office:value="0" calcext:value-type="float">
            <text:p>0.0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13% more damage with all non-super moves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Attack +2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5" table:style-name="ce220" office:value-type="float" office:value="0.26" calcext:value-type="float">
            <text:p>0.26</text:p>
          </table:table-cell>
          <table:table-cell table:number-columns-repeated="3" table:style-name="ce220" office:value-type="float" office:value="0" calcext:value-type="float">
            <text:p>0.0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26% more damage with all non-super moves</text:p>
          </table:table-cell>
          <table:table-cell table:style-name="ce225" table:formula="of:=[.S2]+1" office:value-type="float" office:value="2" calcext:value-type="float">
            <text:p>2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Attack +2 Defense -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5" table:style-name="ce220" office:value-type="float" office:value="0.26" calcext:value-type="float">
            <text:p>0.26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-1" calcext:value-type="float">
            <text:p>-1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26% more damage with all non-super moves, but take 5% more damage from all sources</text:p>
          </table:table-cell>
          <table:table-cell table:style-name="ce225" table:formula="of:=[.S3]+1" office:value-type="float" office:value="3" calcext:value-type="float">
            <text:p>3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Attack +3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5" table:style-name="ce220" office:value-type="float" office:value="0.39" calcext:value-type="float">
            <text:p>0.39</text:p>
          </table:table-cell>
          <table:table-cell table:number-columns-repeated="3" table:style-name="ce220" office:value-type="float" office:value="0" calcext:value-type="float">
            <text:p>0.0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39% more damage with all non-super moves</text:p>
          </table:table-cell>
          <table:table-cell table:style-name="ce225" table:formula="of:=[.S4]+1" office:value-type="float" office:value="4" calcext:value-type="float">
            <text:p>4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Attack +3 Super -1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5" table:style-name="ce220" office:value-type="float" office:value="0.39" calcext:value-type="float">
            <text:p>0.39</text:p>
          </table:table-cell>
          <table:table-cell table:number-columns-repeated="2" table:style-name="ce220" office:value-type="float" office:value="-0.13" calcext:value-type="float">
            <text:p>-0.13</text:p>
          </table:table-cell>
          <table:table-cell table:style-name="ce220" office:value-type="float" office:value="0" calcext:value-type="float">
            <text:p>0.0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39% more damage with all non-super moves, but deal 13% less damage with all Super moves</text:p>
          </table:table-cell>
          <table:table-cell table:style-name="ce225" table:formula="of:=[.S5]+1" office:value-type="float" office:value="5" calcext:value-type="float">
            <text:p>5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Attack +3 Defense -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5" table:style-name="ce220" office:value-type="float" office:value="0.39" calcext:value-type="float">
            <text:p>0.39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-2" calcext:value-type="float">
            <text:p>-2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39% more damage with all non-super moves, but take 10% more damage from all sources</text:p>
          </table:table-cell>
          <table:table-cell table:style-name="ce225" table:formula="of:=[.S6]+1" office:value-type="float" office:value="6" calcext:value-type="float">
            <text:p>6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Super +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.13" calcext:value-type="float">
            <text:p>0.13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13% more damage with all Super moves</text:p>
          </table:table-cell>
          <table:table-cell table:style-name="ce225" table:formula="of:=[.S7]+1" office:value-type="float" office:value="7" calcext:value-type="float">
            <text:p>7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Super +2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.26" calcext:value-type="float">
            <text:p>0.26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26% more damage with all Super moves</text:p>
          </table:table-cell>
          <table:table-cell table:style-name="ce225" table:formula="of:=[.S8]+1" office:value-type="float" office:value="8" calcext:value-type="float">
            <text:p>8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Super +2 Ki -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.26" calcext:value-type="float">
            <text:p>0.26</text:p>
          </table:table-cell>
          <table:table-cell table:style-name="ce222" office:value-type="float" office:value="0.2" calcext:value-type="float">
            <text:p>0.2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26% more damage with all Super moves, but charge 20% slower</text:p>
          </table:table-cell>
          <table:table-cell table:style-name="ce225" table:formula="of:=[.S9]+1" office:value-type="float" office:value="9" calcext:value-type="float">
            <text:p>9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Super +3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.39" calcext:value-type="float">
            <text:p>0.39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39% more damage with all Super moves</text:p>
          </table:table-cell>
          <table:table-cell table:style-name="ce225" table:formula="of:=[.S10]+1" office:value-type="float" office:value="10" calcext:value-type="float">
            <text:p>10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Super +3 Ki -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.39" calcext:value-type="float">
            <text:p>0.39</text:p>
          </table:table-cell>
          <table:table-cell table:style-name="ce222" office:value-type="float" office:value="0.4" calcext:value-type="float">
            <text:p>0.4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39% more damage with all Super moves, but Charge 40% slower</text:p>
          </table:table-cell>
          <table:table-cell table:style-name="ce225" table:formula="of:=[.S11]+1" office:value-type="float" office:value="11" calcext:value-type="float">
            <text:p>11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Super +3 Attack -1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5" table:style-name="ce220" office:value-type="float" office:value="-0.13" calcext:value-type="float">
            <text:p>-0.13</text:p>
          </table:table-cell>
          <table:table-cell table:number-columns-repeated="2" table:style-name="ce220" office:value-type="float" office:value="0.39" calcext:value-type="float">
            <text:p>0.39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Deal 39% more damage with all Super moves, but deal 13% less damage with all non-super moves</text:p>
          </table:table-cell>
          <table:table-cell table:style-name="ce225" table:formula="of:=[.S12]+1" office:value-type="float" office:value="12" calcext:value-type="float">
            <text:p>12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Ki +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-0.2" calcext:value-type="float">
            <text:p>-0.2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Charge 20% faster</text:p>
          </table:table-cell>
          <table:table-cell table:style-name="ce225" table:formula="of:=[.S13]+1" office:value-type="float" office:value="13" calcext:value-type="float">
            <text:p>13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Ki +2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-0.4" calcext:value-type="float">
            <text:p>-0.4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Charge 40% faster</text:p>
          </table:table-cell>
          <table:table-cell table:style-name="ce225" table:formula="of:=[.S14]+1" office:value-type="float" office:value="14" calcext:value-type="float">
            <text:p>14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Ki +2 Super -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-0.13" calcext:value-type="float">
            <text:p>-0.13</text:p>
          </table:table-cell>
          <table:table-cell table:style-name="ce222" office:value-type="float" office:value="-0.4" calcext:value-type="float">
            <text:p>-0.4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Charge 40% faster, but deal 13% less damage with all Super moves</text:p>
          </table:table-cell>
          <table:table-cell table:style-name="ce225" table:formula="of:=[.S15]+1" office:value-type="float" office:value="15" calcext:value-type="float">
            <text:p>15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Ki +3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-0.6" calcext:value-type="float">
            <text:p>-0.6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Charge 60% faster</text:p>
          </table:table-cell>
          <table:table-cell table:style-name="ce225" table:formula="of:=[.S16]+1" office:value-type="float" office:value="16" calcext:value-type="float">
            <text:p>16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Ki +3 Defense -1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-0.6" calcext:value-type="float">
            <text:p>-0.60</text:p>
          </table:table-cell>
          <table:table-cell table:style-name="ce225" office:value-type="float" office:value="-1" calcext:value-type="float">
            <text:p>-1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Charge 60% faster, but take 5% more damage from all sources</text:p>
          </table:table-cell>
          <table:table-cell table:style-name="ce225" table:formula="of:=[.S17]+1" office:value-type="float" office:value="17" calcext:value-type="float">
            <text:p>17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Ki +3 Super -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-0.26" calcext:value-type="float">
            <text:p>-0.26</text:p>
          </table:table-cell>
          <table:table-cell table:style-name="ce222" office:value-type="float" office:value="-0.6" calcext:value-type="float">
            <text:p>-0.60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Charge 60% faster, but Deal 13% less damage with all Super moves</text:p>
          </table:table-cell>
          <table:table-cell table:style-name="ce225" table:formula="of:=[.S18]+1" office:value-type="float" office:value="18" calcext:value-type="float">
            <text:p>18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Defense +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table:formula="of:=1" office:value-type="float" office:value="1" calcext:value-type="float">
            <text:p>1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Take 5% less damage from all sources</text:p>
          </table:table-cell>
          <table:table-cell table:style-name="ce225" table:formula="of:=[.S19]+1" office:value-type="float" office:value="19" calcext:value-type="float">
            <text:p>19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Defense +2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2" calcext:value-type="float">
            <text:p>2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Take 10% less damage from all sources</text:p>
          </table:table-cell>
          <table:table-cell table:style-name="ce225" table:formula="of:=[.S20]+1" office:value-type="float" office:value="20" calcext:value-type="float">
            <text:p>20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Defense +2 Attack -1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5" table:style-name="ce220" office:value-type="float" office:value="-0.13" calcext:value-type="float">
            <text:p>-0.13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2" calcext:value-type="float">
            <text:p>2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Take 10% less damage from all sources, but deal 13% less damage with all non-super moves</text:p>
          </table:table-cell>
          <table:table-cell table:style-name="ce225" table:formula="of:=[.S21]+1" office:value-type="float" office:value="21" calcext:value-type="float">
            <text:p>21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Defense +3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Take 15% less damage from all sources</text:p>
          </table:table-cell>
          <table:table-cell table:style-name="ce225" table:formula="of:=[.S22]+1" office:value-type="float" office:value="22" calcext:value-type="float">
            <text:p>22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Defense +3 Attack -1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5" table:style-name="ce220" office:value-type="float" office:value="-0.13" calcext:value-type="float">
            <text:p>-0.13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" calcext:value-type="float">
            <text:p>0.00</text:p>
          </table:table-cell>
          <table:table-cell table:style-name="ce225" office:value-type="float" office:value="3" calcext:value-type="float">
            <text:p>3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Take 15% less damage from all sources, but deal 13% less damage with all non-super moves</text:p>
          </table:table-cell>
          <table:table-cell table:style-name="ce225" table:formula="of:=[.S23]+1" office:value-type="float" office:value="23" calcext:value-type="float">
            <text:p>23</text:p>
          </table:table-cell>
          <table:table-cell table:number-columns-repeated="45"/>
        </table:table-row>
        <table:table-row table:style-name="ro5">
          <table:table-cell table:style-name="ce165" office:value-type="string" calcext:value-type="string">
            <text:p>Defense +3 Ki -1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number-columns-repeated="3" table:style-name="ce222" office:value-type="float" office:value="0" calcext:value-type="float">
            <text:p>0.00</text:p>
          </table:table-cell>
          <table:table-cell table:number-columns-repeated="2" table:style-name="ce220" office:value-type="float" office:value="0" calcext:value-type="float">
            <text:p>0.00</text:p>
          </table:table-cell>
          <table:table-cell table:style-name="ce222" office:value-type="float" office:value="0.2" calcext:value-type="float">
            <text:p>0.20</text:p>
          </table:table-cell>
          <table:table-cell table:style-name="ce225" office:value-type="float" office:value="3" calcext:value-type="float">
            <text:p>3</text:p>
          </table:table-cell>
          <table:table-cell table:number-columns-repeated="6" table:style-name="ce220" office:value-type="float" office:value="0" calcext:value-type="float">
            <text:p>0.00</text:p>
          </table:table-cell>
          <table:table-cell table:style-name="ce225" office:value-type="string" calcext:value-type="string">
            <text:p>Take 15% less damage from all sources, but Charge 20% slower</text:p>
          </table:table-cell>
          <table:table-cell table:style-name="ce225" table:formula="of:=[.S24]+1" office:value-type="float" office:value="24" calcext:value-type="float">
            <text:p>2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Fligh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6" table:style-name="ce221" office:value-type="float" office:value="0" calcext:value-type="float">
            <text:p>0.00</text:p>
          </table:table-cell>
          <table:table-cell table:style-name="ce226" office:value-type="string" calcext:value-type="string">
            <text:p>Fighters who cannot fly become able to do so</text:p>
          </table:table-cell>
          <table:table-cell table:style-name="ce226" table:formula="of:=[.S25]+1" office:value-type="float" office:value="25" calcext:value-type="float">
            <text:p>2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Unleash Latent Power 1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3" office:value-type="float" office:value="0.2" calcext:value-type="float">
            <text:p>0.2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1" calcext:value-type="float">
            <text:p>1.00</text:p>
          </table:table-cell>
          <table:table-cell table:style-name="ce226" office:value-type="string" calcext:value-type="string">
            <text:p>Base Ki Power goes up by 1 gauge, but you get Ki -1</text:p>
          </table:table-cell>
          <table:table-cell table:style-name="ce226" table:formula="of:=[.S26]+1" office:value-type="float" office:value="26" calcext:value-type="float">
            <text:p>2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Unleash Latent Power 2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3" office:value-type="float" office:value="0.4" calcext:value-type="float">
            <text:p>0.4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2" calcext:value-type="float">
            <text:p>2.00</text:p>
          </table:table-cell>
          <table:table-cell table:style-name="ce226" office:value-type="string" calcext:value-type="string">
            <text:p>Base Ki Power goes up by 2 gauges, but you get Ki -2</text:p>
          </table:table-cell>
          <table:table-cell table:style-name="ce226" table:formula="of:=[.S27]+1" office:value-type="float" office:value="27" calcext:value-type="float">
            <text:p>2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Unleash Latent Power 3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3" office:value-type="float" office:value="0.6" calcext:value-type="float">
            <text:p>0.6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3" calcext:value-type="float">
            <text:p>3.00</text:p>
          </table:table-cell>
          <table:table-cell table:style-name="ce226" office:value-type="string" calcext:value-type="string">
            <text:p>Base Ki Power goes up by 3 gauges, but you get Ki -3</text:p>
          </table:table-cell>
          <table:table-cell table:style-name="ce226" table:formula="of:=[.S28]+1" office:value-type="float" office:value="28" calcext:value-type="float">
            <text:p>2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Ki Control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6" office:value-type="float" office:value="-1" calcext:value-type="float">
            <text:p>-1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6" office:value-type="string" calcext:value-type="string">
            <text:p>Dragon Dash Ki use is halved, but you get Def -1</text:p>
          </table:table-cell>
          <table:table-cell table:style-name="ce226" table:formula="of:=[.S29]+1" office:value-type="float" office:value="29" calcext:value-type="float">
            <text:p>2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gon Dash Mastery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6" office:value-type="float" office:value="-1" calcext:value-type="float">
            <text:p>-1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23" office:value-type="float" office:value="-2" calcext:value-type="float">
            <text:p>-2.00</text:p>
          </table:table-cell>
          <table:table-cell table:number-columns-repeated="3" table:style-name="ce223" office:value-type="float" office:value="0" calcext:value-type="float">
            <text:p>0.00</text:p>
          </table:table-cell>
          <table:table-cell table:style-name="ce226" office:value-type="string" calcext:value-type="string">
            <text:p>Dragon Dash uses no Ki, but you get Def -1, and clash -2</text:p>
          </table:table-cell>
          <table:table-cell table:style-name="ce226" table:formula="of:=[.S30]+1" office:value-type="float" office:value="30" calcext:value-type="float">
            <text:p>3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High Spo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221" office:value-type="float" office:value="-0.13" calcext:value-type="float">
            <text:p>-0.13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6" table:style-name="ce223" office:value-type="float" office:value="0" calcext:value-type="float">
            <text:p>0.00</text:p>
          </table:table-cell>
          <table:table-cell table:style-name="ce226" office:value-type="string" calcext:value-type="string">
            <text:p>Rush Rapid Movement use is halved, but your Rush and Smash attacks deal 13% less damage.</text:p>
          </table:table-cell>
          <table:table-cell table:style-name="ce226" table:formula="of:=[.S31]+1" office:value-type="float" office:value="31" calcext:value-type="float">
            <text:p>3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Essence of Sight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2" table:style-name="ce221" office:value-type="float" office:value="-0.13" calcext:value-type="float">
            <text:p>-0.13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6" table:style-name="ce223" office:value-type="float" office:value="0" calcext:value-type="float">
            <text:p>0.00</text:p>
          </table:table-cell>
          <table:table-cell table:style-name="ce226" office:value-type="string" calcext:value-type="string">
            <text:p>Rush Rapid Movement uses no Ki, but your Rush and Smash attacks deal 13% less damage.</text:p>
          </table:table-cell>
          <table:table-cell table:style-name="ce226" table:formula="of:=[.S32]+1" office:value-type="float" office:value="32" calcext:value-type="float">
            <text:p>3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Warrior Lineage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number-columns-repeated="4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Z-Burst Dash Ki use is halved. Auto-Counter Ki use is halved</text:p>
          </table:table-cell>
          <table:table-cell table:style-name="ce226" table:formula="of:=[.S33]+1" office:value-type="float" office:value="33" calcext:value-type="float">
            <text:p>3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Halo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5" table:style-name="ce221" office:value-type="float" office:value="-0.13" calcext:value-type="float">
            <text:p>-0.13</text:p>
          </table:table-cell>
          <table:table-cell table:number-columns-repeated="3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-10000" calcext:value-type="float">
            <text:p>-10,00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Super Ki cost is halved, but you get Atk -1, and you lose 1 HP bar</text:p>
          </table:table-cell>
          <table:table-cell table:style-name="ce226" table:formula="of:=[.S34]+1" office:value-type="float" office:value="34" calcext:value-type="float">
            <text:p>3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emon Seal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5" table:style-name="ce221" office:value-type="float" office:value="-0.13" calcext:value-type="float">
            <text:p>-0.13</text:p>
          </table:table-cell>
          <table:table-cell table:number-columns-repeated="3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-10000" calcext:value-type="float">
            <text:p>-10,00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Super Ki cost is halved, but you get Atk -1, and you lose 1 HP bar</text:p>
          </table:table-cell>
          <table:table-cell table:style-name="ce226" table:formula="of:=[.S35]+1" office:value-type="float" office:value="35" calcext:value-type="float">
            <text:p>3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atisfying Blow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1" office:value-type="float" office:value="0.2" calcext:value-type="float">
            <text:p>0.2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r Supers ignore brick walls, but you get Ki -1</text:p>
          </table:table-cell>
          <table:table-cell table:style-name="ce226" table:formula="of:=[.S36]+1" office:value-type="float" office:value="36" calcext:value-type="float">
            <text:p>3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ctive Hear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Doubles the amount of Ki you generate from melee attacks</text:p>
          </table:table-cell>
          <table:table-cell table:style-name="ce226" table:formula="of:=[.S37]+1" office:value-type="float" office:value="37" calcext:value-type="float">
            <text:p>3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Indomitable Fighting Spirit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riples the amount of Ki you generate from melee attacks</text:p>
          </table:table-cell>
          <table:table-cell table:style-name="ce226" table:formula="of:=[.S38]+1" office:value-type="float" office:value="38" calcext:value-type="float">
            <text:p>3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ind Breaker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Ki damage caused when Guard Crushing an opponent is increased by 1 bar.</text:p>
          </table:table-cell>
          <table:table-cell table:style-name="ce226" table:formula="of:=[.S39]+1" office:value-type="float" office:value="39" calcext:value-type="float">
            <text:p>3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Gigantic Power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Ki damage caused when Guard Crushing an opponent is increased by 2 bars.</text:p>
          </table:table-cell>
          <table:table-cell table:style-name="ce226" table:formula="of:=[.S40]+1" office:value-type="float" office:value="40" calcext:value-type="float">
            <text:p>4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Rising Fighting Spiri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Ki is maxed at the start of each battle</text:p>
          </table:table-cell>
          <table:table-cell table:style-name="ce226" table:formula="of:=[.S41]+1" office:value-type="float" office:value="41" calcext:value-type="float">
            <text:p>4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ecret Measures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style-name="ce221" office:value-type="float" office:value="0.5" calcext:value-type="float">
            <text:p>0.50</text:p>
          </table:table-cell>
          <table:table-cell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8" office:value-type="string" calcext:value-type="string">
            <text:p>Blast Stocks are at maximum at the start of each battle, but the Blast Gauge takes 50% more time to charge</text:p>
          </table:table-cell>
          <table:table-cell table:style-name="ce226" table:formula="of:=[.S42]+1" office:value-type="float" office:value="42" calcext:value-type="float">
            <text:p>4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Proof of Friendship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office:value-type="float" office:value="1" calcext:value-type="float">
            <text:p>1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8" office:value-type="string" calcext:value-type="string">
            <text:p>Switch Gauge is at maximum at the start of each battle, but your Switch Gauge takes 100% longer to charge</text:p>
          </table:table-cell>
          <table:table-cell table:style-name="ce226" table:formula="of:=[.S43]+1" office:value-type="float" office:value="43" calcext:value-type="float">
            <text:p>4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endes Healing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8" office:value-type="string" calcext:value-type="string">
            <text:p>Recover about 1000 HP every 20 seconds</text:p>
          </table:table-cell>
          <table:table-cell table:style-name="ce226" table:formula="of:=[.S44]+1" office:value-type="float" office:value="44" calcext:value-type="float">
            <text:p>4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Eternal Life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8" office:value-type="string" calcext:value-type="string">
            <text:p>Recover about 1000 HP every 10 seconds</text:p>
          </table:table-cell>
          <table:table-cell table:style-name="ce226" table:formula="of:=[.S45]+1" office:value-type="float" office:value="45" calcext:value-type="float">
            <text:p>4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Tension Up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Passively gain 1 bar of Ki every 40 seconds</text:p>
          </table:table-cell>
          <table:table-cell table:style-name="ce226" table:formula="of:=[.S46]+1" office:value-type="float" office:value="46" calcext:value-type="float">
            <text:p>4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High Tensio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Passively gain 1 bar of Ki every 20 seconds</text:p>
          </table:table-cell>
          <table:table-cell table:style-name="ce226" table:formula="of:=[.S47]+1" office:value-type="float" office:value="47" calcext:value-type="float">
            <text:p>4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Water Blessing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As long as you stay underwater, you passively gain 1 bar of Ki every 20 seconds, and 1000 HP every 10 seconds</text:p>
          </table:table-cell>
          <table:table-cell table:style-name="ce226" table:formula="of:=[.S48]+1" office:value-type="float" office:value="48" calcext:value-type="float">
            <text:p>4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piritual Control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Blast Stock consumption -1</text:p>
          </table:table-cell>
          <table:table-cell table:style-name="ce226" table:formula="of:=[.S49]+1" office:value-type="float" office:value="49" calcext:value-type="float">
            <text:p>4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Lover of Justice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1" office:value-type="float" office:value="0.2" calcext:value-type="float">
            <text:p>0.2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Blast Stock consumption -1, Ki -1, and Devilman's ultimate will deal 50% less damage</text:p>
          </table:table-cell>
          <table:table-cell table:style-name="ce226" table:formula="of:=[.S50]+1" office:value-type="float" office:value="50" calcext:value-type="float">
            <text:p>5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Evil Ambitions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1" office:value-type="float" office:value="0.2" calcext:value-type="float">
            <text:p>0.2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Blast Stock consumption -1, Ki -1, and Devilman's ultimate will deal 50% less damage</text:p>
          </table:table-cell>
          <table:table-cell table:style-name="ce226" table:formula="of:=[.S51]+1" office:value-type="float" office:value="51" calcext:value-type="float">
            <text:p>5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gon Heart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style-name="ce221" office:value-type="float" office:value="0.25" calcext:value-type="float">
            <text:p>0.25</text:p>
          </table:table-cell>
          <table:table-cell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226" table:formula="of:=[.S52]+1" office:value-type="float" office:value="52" calcext:value-type="float">
            <text:p>5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gon Beat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egain a Blast Stock each time Rapid Movement is used to dodge a Super</text:p>
          </table:table-cell>
          <table:table-cell table:style-name="ce226" table:formula="of:=[.S53]+1" office:value-type="float" office:value="53" calcext:value-type="float">
            <text:p>5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gon Spirit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style-name="ce221" office:value-type="float" office:value="-0.25" calcext:value-type="float">
            <text:p>-0.25</text:p>
          </table:table-cell>
          <table:table-cell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Blast Stocks 25% faster</text:p>
          </table:table-cell>
          <table:table-cell table:style-name="ce226" table:formula="of:=[.S54]+1" office:value-type="float" office:value="54" calcext:value-type="float">
            <text:p>5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Confidenc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style-name="ce221" office:value-type="float" office:value="-0.25" calcext:value-type="float">
            <text:p>-0.25</text:p>
          </table:table-cell>
          <table:table-cell table:style-name="ce221" office:value-type="float" office:value="1" calcext:value-type="float">
            <text:p>1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Blast Stocks 25% faster, but your switch gauge takes 100% longer to charge</text:p>
          </table:table-cell>
          <table:table-cell table:style-name="ce226" table:formula="of:=[.S55]+1" office:value-type="float" office:value="55" calcext:value-type="float">
            <text:p>5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Battle Control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style-name="ce221" office:value-type="float" office:value="0" calcext:value-type="float">
            <text:p>0.00</text:p>
          </table:table-cell>
          <table:table-cell table:style-name="ce221" office:value-type="float" office:value="-1" calcext:value-type="float">
            <text:p>-1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r Switch Bar charges 100% faster</text:p>
          </table:table-cell>
          <table:table-cell table:style-name="ce226" table:formula="of:=[.S56]+1" office:value-type="float" office:value="56" calcext:value-type="float">
            <text:p>5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Kibito's Secret Art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226" table:formula="of:=[.S57]+1" office:value-type="float" office:value="57" calcext:value-type="float">
            <text:p>5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Persistant Threa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style-name="ce221" office:value-type="float" office:value="0.25" calcext:value-type="float">
            <text:p>0.25</text:p>
          </table:table-cell>
          <table:table-cell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Do an afterimage strike after you are knocked down, but the Blast Gauge charges 25% slower</text:p>
          </table:table-cell>
          <table:table-cell table:style-name="ce226" table:formula="of:=[.S58]+1" office:value-type="float" office:value="58" calcext:value-type="float">
            <text:p>5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iracle Master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Do an afterimage strike after you are knocked down.</text:p>
          </table:table-cell>
          <table:table-cell table:style-name="ce226" table:formula="of:=[.S59]+1" office:value-type="float" office:value="59" calcext:value-type="float">
            <text:p>5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Exquisite Skill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Stun B1s last 50% longer on your opponent, and 50% shorter on you.</text:p>
          </table:table-cell>
          <table:table-cell table:style-name="ce226" table:formula="of:=[.S60]+1" office:value-type="float" office:value="60" calcext:value-type="float">
            <text:p>6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Quick Return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ecover 50% faster when rendered unconscious</text:p>
          </table:table-cell>
          <table:table-cell table:style-name="ce226" table:formula="of:=[.S61]+1" office:value-type="float" office:value="61" calcext:value-type="float">
            <text:p>6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Unleash Ki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office:value-type="float" office:value="2" calcext:value-type="float">
            <text:p>2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Clash +2</text:p>
          </table:table-cell>
          <table:table-cell table:style-name="ce226" table:formula="of:=[.S62]+1" office:value-type="float" office:value="62" calcext:value-type="float">
            <text:p>6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Power of Rage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office:value-type="float" office:value="4" calcext:value-type="float">
            <text:p>4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Clash +4</text:p>
          </table:table-cell>
          <table:table-cell table:style-name="ce226" table:formula="of:=[.S63]+1" office:value-type="float" office:value="63" calcext:value-type="float">
            <text:p>6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gon Power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office:value-type="float" office:value="6" calcext:value-type="float">
            <text:p>6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Clash +6</text:p>
          </table:table-cell>
          <table:table-cell table:style-name="ce226" table:formula="of:=[.S64]+1" office:value-type="float" office:value="64" calcext:value-type="float">
            <text:p>6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Latent Energy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gain Defense +.5 for every HP bar you are missing</text:p>
          </table:table-cell>
          <table:table-cell table:style-name="ce226" table:formula="of:=[.S65]+1" office:value-type="float" office:value="65" calcext:value-type="float">
            <text:p>6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Fighting Spiri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gain Ki +.5 for every HP bar you are missing</text:p>
          </table:table-cell>
          <table:table-cell table:style-name="ce226" table:formula="of:=[.S66]+1" office:value-type="float" office:value="66" calcext:value-type="float">
            <text:p>6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Indignation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gain Super +.5 for every HP bar you are missing</text:p>
          </table:table-cell>
          <table:table-cell table:style-name="ce226" table:formula="of:=[.S67]+1" office:value-type="float" office:value="67" calcext:value-type="float">
            <text:p>6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erious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gain Attack +.5 for every HP bar you are missing</text:p>
          </table:table-cell>
          <table:table-cell table:style-name="ce226" table:formula="of:=[.S68]+1" office:value-type="float" office:value="68" calcext:value-type="float">
            <text:p>6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Hatred of Saiyans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Passively gain 1 bar of Ki every 60 seconds</text:p>
          </table:table-cell>
          <table:table-cell table:style-name="ce226" table:formula="of:=[.S69]+1" office:value-type="float" office:value="69" calcext:value-type="float">
            <text:p>6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Rush Blast 1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ush/Energy blasts travel 50% faster</text:p>
          </table:table-cell>
          <table:table-cell table:style-name="ce226" table:formula="of:=[.S70]+1" office:value-type="float" office:value="70" calcext:value-type="float">
            <text:p>7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Rush Blast 2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number-columns-repeated="2" table:style-name="ce221" office:value-type="float" office:value="0.5" calcext:value-type="float">
            <text:p>0.5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ush/Energy blasts deal 50% more damage</text:p>
          </table:table-cell>
          <table:table-cell table:style-name="ce226" table:formula="of:=[.S71]+1" office:value-type="float" office:value="71" calcext:value-type="float">
            <text:p>7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Rush Blast 3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number-columns-repeated="2" table:style-name="ce221" office:value-type="float" office:value="0.5" calcext:value-type="float">
            <text:p>0.5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ush/Energy blasts travel 100% faster, deal 50% more damage, and costs 50% less Ki</text:p>
          </table:table-cell>
          <table:table-cell table:style-name="ce226" table:formula="of:=[.S72]+1" office:value-type="float" office:value="72" calcext:value-type="float">
            <text:p>7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Guard Master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become immune to Guard Crushes</text:p>
          </table:table-cell>
          <table:table-cell table:style-name="ce226" table:formula="of:=[.S73]+1" office:value-type="float" office:value="73" calcext:value-type="float">
            <text:p>7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irag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If you dodge a barrage move with a rapid movement, you will automatically dodge the rest</text:p>
          </table:table-cell>
          <table:table-cell table:style-name="ce226" table:formula="of:=[.S74]+1" office:value-type="float" office:value="74" calcext:value-type="float">
            <text:p>7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Warriors Will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Damage taken while guarding is halved</text:p>
          </table:table-cell>
          <table:table-cell table:style-name="ce226" table:formula="of:=[.S75]+1" office:value-type="float" office:value="75" calcext:value-type="float">
            <text:p>7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Evil Prid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Damage taken while guarding is halved</text:p>
          </table:table-cell>
          <table:table-cell table:style-name="ce226" table:formula="of:=[.S76]+1" office:value-type="float" office:value="76" calcext:value-type="float">
            <text:p>7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Perfect Guard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number-columns-repeated="2"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take no damage while guarding</text:p>
          </table:table-cell>
          <table:table-cell table:style-name="ce226" table:formula="of:=[.S77]+1" office:value-type="float" office:value="77" calcext:value-type="float">
            <text:p>7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parking Plus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style-name="ce221" office:value-type="float" office:value="0.5" calcext:value-type="float">
            <text:p>0.5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Max Power mode lasts 50% longer</text:p>
          </table:table-cell>
          <table:table-cell table:style-name="ce226" table:formula="of:=[.S78]+1" office:value-type="float" office:value="78" calcext:value-type="float">
            <text:p>7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tyle of the Strong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6" table:style-name="ce221" office:value-type="float" office:value="0" calcext:value-type="float">
            <text:p>0.00</text:p>
          </table:table-cell>
          <table:table-cell table:style-name="ce221" office:value-type="float" office:value="0.26" calcext:value-type="float">
            <text:p>0.26</text:p>
          </table:table-cell>
          <table:table-cell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style-name="ce221" office:value-type="float" office:value="0.5" calcext:value-type="float">
            <text:p>0.5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Max Power mode lasts 50% longer, and you gain Ultimate +2</text:p>
          </table:table-cell>
          <table:table-cell table:style-name="ce226" table:formula="of:=[.S79]+1" office:value-type="float" office:value="79" calcext:value-type="float">
            <text:p>7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Emperors Aura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style-name="ce221" office:value-type="float" office:value="0.5" calcext:value-type="float">
            <text:p>0.5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Max Power mode lasts 50% longer, Increase in the ability to stun in your opponent through Melee, and Rush Blasts</text:p>
          </table:table-cell>
          <table:table-cell table:style-name="ce226" table:formula="of:=[.S80]+1" office:value-type="float" office:value="80" calcext:value-type="float">
            <text:p>8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iracle Sparking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6" table:style-name="ce221" office:value-type="float" office:value="0" calcext:value-type="float">
            <text:p>0.00</text:p>
          </table:table-cell>
          <table:table-cell table:style-name="ce221" office:value-type="float" office:value="-0.13" calcext:value-type="float">
            <text:p>-0.13</text:p>
          </table:table-cell>
          <table:table-cell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style-name="ce221" office:value-type="float" office:value="-0.5" calcext:value-type="float">
            <text:p>-0.5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226" table:formula="of:=[.S81]+1" office:value-type="float" office:value="81" calcext:value-type="float">
            <text:p>8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avior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Automatically go into Max Power Mode when switching fighters in a Team Battle</text:p>
          </table:table-cell>
          <table:table-cell table:style-name="ce226" table:formula="of:=[.S82]+1" office:value-type="float" office:value="82" calcext:value-type="float">
            <text:p>8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Light Body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a Brick Wall against Rush/Energy Blasts</text:p>
          </table:table-cell>
          <table:table-cell table:style-name="ce226" table:formula="of:=[.S83]+1" office:value-type="float" office:value="83" calcext:value-type="float">
            <text:p>8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Power Body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a Brick Wall against Rush/Smash Attacks</text:p>
          </table:table-cell>
          <table:table-cell table:style-name="ce226" table:formula="of:=[.S84]+1" office:value-type="float" office:value="84" calcext:value-type="float">
            <text:p>8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Ultimate Body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a Brick Wall against all non-super attacks</text:p>
          </table:table-cell>
          <table:table-cell table:style-name="ce226" table:formula="of:=[.S85]+1" office:value-type="float" office:value="85" calcext:value-type="float">
            <text:p>8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conic Aura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Increase in the ability to stun in your opponent through Melee, and Rush Blasts</text:p>
          </table:table-cell>
          <table:table-cell table:style-name="ce226" table:formula="of:=[.S86]+1" office:value-type="float" office:value="86" calcext:value-type="float">
            <text:p>8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aster Strik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221" office:value-type="float" office:value="0.13" calcext:value-type="float">
            <text:p>0.13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style-name="ce221" office:value-type="float" office:value="-0.5" calcext:value-type="float">
            <text:p>-0.50</text:p>
          </table:table-cell>
          <table:table-cell table:number-columns-repeated="2" table:style-name="ce221" office:value-type="float" office:value="-0.26" calcext:value-type="float">
            <text:p>-0.26</text:p>
          </table:table-cell>
          <table:table-cell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gain Rush/Smash +1, but get Super -2, and deal 1/2 damage with throws</text:p>
          </table:table-cell>
          <table:table-cell table:style-name="ce226" table:formula="of:=[.S87]+1" office:value-type="float" office:value="87" calcext:value-type="float">
            <text:p>8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aster Blas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221" office:value-type="float" office:value="-0.13" calcext:value-type="float">
            <text:p>-0.13</text:p>
          </table:table-cell>
          <table:table-cell table:number-columns-repeated="2" table:style-name="ce221" office:value-type="float" office:value="0.5" calcext:value-type="float">
            <text:p>0.50</text:p>
          </table:table-cell>
          <table:table-cell table:number-columns-repeated="4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ush/Energy blasts travel 100% faster, deal 50% more damage, and costs 50% less Ki. But you get Rush/Smash -1</text:p>
          </table:table-cell>
          <table:table-cell table:style-name="ce226" table:formula="of:=[.S88]+1" office:value-type="float" office:value="88" calcext:value-type="float">
            <text:p>8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aster Throw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221" office:value-type="float" office:value="0" calcext:value-type="float">
            <text:p>0.00</text:p>
          </table:table-cell>
          <table:table-cell table:number-columns-repeated="2" table:style-name="ce221" office:value-type="float" office:value="-0.5" calcext:value-type="float">
            <text:p>-0.50</text:p>
          </table:table-cell>
          <table:table-cell table:style-name="ce221" office:value-type="float" office:value="1" calcext:value-type="float">
            <text:p>1.00</text:p>
          </table:table-cell>
          <table:table-cell table:number-columns-repeated="3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226" table:formula="of:=[.S89]+1" office:value-type="float" office:value="89" calcext:value-type="float">
            <text:p>8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Charged Attack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-0.13" calcext:value-type="float">
            <text:p>-0.13</text:p>
          </table:table-cell>
          <table:table-cell table:style-name="ce221" office:value-type="float" office:value="0.13" calcext:value-type="float">
            <text:p>0.13</text:p>
          </table:table-cell>
          <table:table-cell table:number-columns-repeated="6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gain Smash Attack +1, but get Rush Attack -1</text:p>
          </table:table-cell>
          <table:table-cell table:style-name="ce226" table:formula="of:=[.S90]+1" office:value-type="float" office:value="90" calcext:value-type="float">
            <text:p>9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Quick Fast Attack</text:p>
          </table:table-cell>
          <table:table-cell table:style-name="ce218" office:value-type="float" office:value="1" calcext:value-type="float">
            <text:p>1</text:p>
          </table:table-cell>
          <table:table-cell table:style-name="ce221" office:value-type="float" office:value="0.13" calcext:value-type="float">
            <text:p>0.13</text:p>
          </table:table-cell>
          <table:table-cell table:style-name="ce221" office:value-type="float" office:value="-0.13" calcext:value-type="float">
            <text:p>-0.13</text:p>
          </table:table-cell>
          <table:table-cell table:number-columns-repeated="6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gain Rush Attack +1, but get Smash Attack -1</text:p>
          </table:table-cell>
          <table:table-cell table:style-name="ce226" table:formula="of:=[.S91]+1" office:value-type="float" office:value="91" calcext:value-type="float">
            <text:p>9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gon Break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Dragon Homing +1</text:p>
          </table:table-cell>
          <table:table-cell table:style-name="ce226" table:formula="of:=[.S92]+1" office:value-type="float" office:value="92" calcext:value-type="float">
            <text:p>9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Dragon Crush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Dragon Homing +2</text:p>
          </table:table-cell>
          <table:table-cell table:style-name="ce226" table:formula="of:=[.S93]+1" office:value-type="float" office:value="93" calcext:value-type="float">
            <text:p>9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Vanishing Break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Vanishing Attack +1</text:p>
          </table:table-cell>
          <table:table-cell table:style-name="ce226" table:formula="of:=[.S94]+1" office:value-type="float" office:value="94" calcext:value-type="float">
            <text:p>9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Vanishing Rush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Vanishing Attack +2</text:p>
          </table:table-cell>
          <table:table-cell table:style-name="ce226" table:formula="of:=[.S95]+1" office:value-type="float" office:value="95" calcext:value-type="float">
            <text:p>9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Combo Master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226" table:formula="of:=[.S96]+1" office:value-type="float" office:value="96" calcext:value-type="float">
            <text:p>9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Quick Charg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Chargable Supers charge 50% faster (some examples are Kamehameha, and Special Beam Cannon</text:p>
          </table:table-cell>
          <table:table-cell table:style-name="ce226" table:formula="of:=[.S97]+1" office:value-type="float" office:value="97" calcext:value-type="float">
            <text:p>9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Super Senses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You "Lock On" 50% faster</text:p>
          </table:table-cell>
          <table:table-cell table:style-name="ce226" table:formula="of:=[.S98]+1" office:value-type="float" office:value="98" calcext:value-type="float">
            <text:p>9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Brolys Ring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A character that has this potara equipped cannot transform (this includes fusing)</text:p>
          </table:table-cell>
          <table:table-cell table:style-name="ce226" table:formula="of:=[.S99]+1" office:value-type="float" office:value="99" calcext:value-type="float">
            <text:p>9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Namek Power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7" table:style-name="ce221" office:value-type="float" office:value="0.39" calcext:value-type="float">
            <text:p>0.39</text:p>
          </table:table-cell>
          <table:table-cell table:style-name="ce221" office:value-type="float" office:value="-0.6" calcext:value-type="float">
            <text:p>-0.60</text:p>
          </table:table-cell>
          <table:table-cell table:style-name="ce214" office:value-type="float" office:value="1.5" calcext:value-type="float">
            <text:p>1.5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Ki +3, Attack+3, Defense +3, and Super +3 while on Namekkian maps</text:p>
          </table:table-cell>
          <table:table-cell table:style-name="ce226" table:formula="of:=[.S100]+1" office:value-type="float" office:value="100" calcext:value-type="float">
            <text:p>10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Earth Power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7" table:style-name="ce221" office:value-type="float" office:value="0.13" calcext:value-type="float">
            <text:p>0.13</text:p>
          </table:table-cell>
          <table:table-cell table:style-name="ce221" office:value-type="float" office:value="-0.2" calcext:value-type="float">
            <text:p>-0.20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Ki +1, Attack+1, Defense +1, and Super +1 while on Earth maps</text:p>
          </table:table-cell>
          <table:table-cell table:style-name="ce226" table:formula="of:=[.S101]+1" office:value-type="float" office:value="101" calcext:value-type="float">
            <text:p>10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Universal Power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7" table:style-name="ce221" office:value-type="float" office:value="0.26" calcext:value-type="float">
            <text:p>0.26</text:p>
          </table:table-cell>
          <table:table-cell table:style-name="ce221" office:value-type="float" office:value="-0.4" calcext:value-type="float">
            <text:p>-0.40</text:p>
          </table:table-cell>
          <table:table-cell table:style-name="ce214" office:value-type="float" office:value="2" calcext:value-type="float">
            <text:p>2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Ki +2, Attack+2, Defense +2, and Super +2 while on every other map</text:p>
          </table:table-cell>
          <table:table-cell table:style-name="ce226" table:formula="of:=[.S102]+1" office:value-type="float" office:value="102" calcext:value-type="float">
            <text:p>10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Blu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03]+1" office:value-type="float" office:value="103" calcext:value-type="float">
            <text:p>10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Purpl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04]+1" office:value-type="float" office:value="104" calcext:value-type="float">
            <text:p>10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Yellow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05]+1" office:value-type="float" office:value="105" calcext:value-type="float">
            <text:p>10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Red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06]+1" office:value-type="float" office:value="106" calcext:value-type="float">
            <text:p>10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Green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07]+1" office:value-type="float" office:value="107" calcext:value-type="float">
            <text:p>107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Whit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08]+1" office:value-type="float" office:value="108" calcext:value-type="float">
            <text:p>10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Pink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09]+1" office:value-type="float" office:value="109" calcext:value-type="float">
            <text:p>109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Violet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the selected color, and you get an extra bar of Ki at the start of every battle</text:p>
          </table:table-cell>
          <table:table-cell table:style-name="ce226" table:formula="of:=[.S110]+1" office:value-type="float" office:value="110" calcext:value-type="float">
            <text:p>110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Ultimate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226" table:formula="of:=[.S111]+1" office:value-type="float" office:value="111" calcext:value-type="float">
            <text:p>111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Ultimate 3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226" table:formula="of:=[.S112]+1" office:value-type="float" office:value="112" calcext:value-type="float">
            <text:p>112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Aura Change Ultimate 4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226" table:formula="of:=[.S113]+1" office:value-type="float" office:value="113" calcext:value-type="float">
            <text:p>113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Master Roshis Training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3" table:style-name="ce221" office:value-type="float" office:value="0" calcext:value-type="float">
            <text:p>0.00</text:p>
          </table:table-cell>
          <table:table-cell table:style-name="ce221" office:value-type="float" office:value="1000" calcext:value-type="float">
            <text:p>1,000.00</text:p>
          </table:table-cell>
          <table:table-cell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an extra bar of maximum HP</text:p>
          </table:table-cell>
          <table:table-cell table:style-name="ce226" table:formula="of:=[.S114]+1" office:value-type="float" office:value="114" calcext:value-type="float">
            <text:p>114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King Kais Training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3" table:style-name="ce221" office:value-type="float" office:value="0" calcext:value-type="float">
            <text:p>0.00</text:p>
          </table:table-cell>
          <table:table-cell table:style-name="ce221" office:value-type="float" office:value="2000" calcext:value-type="float">
            <text:p>2,000.00</text:p>
          </table:table-cell>
          <table:table-cell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two extra bars of maximum HP</text:p>
          </table:table-cell>
          <table:table-cell table:style-name="ce226" table:formula="of:=[.S115]+1" office:value-type="float" office:value="115" calcext:value-type="float">
            <text:p>115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#18s Kiss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Dragon Homing +2, and Vanishing Attack +2</text:p>
          </table:table-cell>
          <table:table-cell table:style-name="ce226" table:formula="of:=[.S116]+1" office:value-type="float" office:value="116" calcext:value-type="float">
            <text:p>116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#17s Scarf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1" calcext:value-type="float">
            <text:p>1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a Brick Wall against all non-super attacks, and are able to stun Brick Walls, but get Defense -1</text:p>
          </table:table-cell>
          <table:table-cell table:style-name="ce226" table:formula="of:=[.S117]+1" office:value-type="float" office:value="117" calcext:value-type="float">
            <text:p>117</text:p>
          </table:table-cell>
          <table:table-cell table:number-columns-repeated="45"/>
        </table:table-row>
        <table:table-row table:style-name="ro9">
          <table:table-cell table:style-name="ce214" office:value-type="string" calcext:value-type="string">
            <text:p>Medical Machine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8" table:style-name="ce221" office:value-type="float" office:value="0" calcext:value-type="float">
            <text:p>0.0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226" table:formula="of:=[.S118]+1" office:value-type="float" office:value="118" calcext:value-type="float">
            <text:p>118</text:p>
          </table:table-cell>
          <table:table-cell table:number-columns-repeated="45"/>
        </table:table-row>
        <table:table-row table:style-name="ro5">
          <table:table-cell table:style-name="ce214" office:value-type="string" calcext:value-type="string">
            <text:p>Launchs Support</text:p>
          </table:table-cell>
          <table:table-cell table:style-name="ce218" office:value-type="float" office:value="2" calcext:value-type="float">
            <text:p>2</text:p>
          </table:table-cell>
          <table:table-cell table:number-columns-repeated="7" table:style-name="ce221" office:value-type="float" office:value="0" calcext:value-type="float">
            <text:p>0.00</text:p>
          </table:table-cell>
          <table:table-cell table:style-name="ce221" office:value-type="float" office:value="-0.2" calcext:value-type="float">
            <text:p>-0.2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5" table:style-name="ce221" office:value-type="float" office:value="0" calcext:value-type="float">
            <text:p>0.00</text:p>
          </table:table-cell>
          <table:table-cell table:style-name="ce223" office:value-type="float" office:value="0" calcext:value-type="float">
            <text:p>0.00</text:p>
          </table:table-cell>
          <table:table-cell table:style-name="ce214" office:value-type="string" calcext:value-type="string">
            <text:p>Gain Ki +1</text:p>
          </table:table-cell>
          <table:table-cell table:style-name="ce226" table:formula="of:=[.S119]+1" office:value-type="float" office:value="119" calcext:value-type="float">
            <text:p>119</text:p>
          </table:table-cell>
          <table:table-cell table:number-columns-repeated="45"/>
        </table:table-row>
        <table:table-row table:style-name="ro2" table:number-rows-repeated="10484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yer Calc" table:style-name="ta5">
        <office:forms form:automatic-focus="false" form:apply-design-mode="false"/>
        <table:table-column table:style-name="co19" table:default-cell-style-name="Default"/>
        <table:table-column table:style-name="co20" table:number-columns-repeated="4" table:default-cell-style-name="Default"/>
        <table:table-column table:style-name="co2" table:number-columns-repeated="4" table:default-cell-style-name="Default"/>
        <table:table-column table:style-name="co21" table:number-columns-repeated="2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7" table:default-cell-style-name="Default"/>
        <table:table-column table:style-name="co2" table:number-columns-repeated="34" table:default-cell-style-name="Default"/>
        <table:table-row table:style-name="ro5">
          <table:table-cell table:style-name="ce200" office:value-type="string" calcext:value-type="string">
            <text:p>Player Name</text:p>
          </table:table-cell>
          <table:table-cell table:style-name="ce219" office:value-type="string" calcext:value-type="string">
            <text:p>Rush Attack (Avg)</text:p>
          </table:table-cell>
          <table:table-cell table:style-name="ce219" office:value-type="string" calcext:value-type="string">
            <text:p>Smash Attack (Avg)</text:p>
          </table:table-cell>
          <table:table-cell table:style-name="ce219" office:value-type="string" calcext:value-type="string">
            <text:p>Rush Blast (Avg)</text:p>
          </table:table-cell>
          <table:table-cell table:style-name="ce219" office:value-type="string" calcext:value-type="string">
            <text:p>Rush Blasts per Volley</text:p>
          </table:table-cell>
          <table:table-cell table:style-name="ce219" office:value-type="string" calcext:value-type="string">
            <text:p>Energy Blast</text:p>
          </table:table-cell>
          <table:table-cell table:style-name="ce219" office:value-type="string" calcext:value-type="string">
            <text:p>Grab</text:p>
          </table:table-cell>
          <table:table-cell table:style-name="ce219" office:value-type="string" calcext:value-type="string">
            <text:p>Charge Rate</text:p>
          </table:table-cell>
          <table:table-cell table:style-name="ce219" office:value-type="string" calcext:value-type="string">
            <text:p>Defense</text:p>
          </table:table-cell>
          <table:table-cell table:style-name="ce219" office:value-type="string" calcext:value-type="string">
            <text:p>Blast Stock Gen</text:p>
          </table:table-cell>
          <table:table-cell table:style-name="ce219" office:value-type="string" calcext:value-type="string">
            <text:p>Max Blast Stocks</text:p>
          </table:table-cell>
          <table:table-cell table:style-name="ce219" office:value-type="string" calcext:value-type="string">
            <text:p>Switch Gauge</text:p>
          </table:table-cell>
          <table:table-cell table:style-name="ce219" office:value-type="string" calcext:value-type="string">
            <text:p>Clash</text:p>
          </table:table-cell>
          <table:table-cell table:style-name="ce200" office:value-type="string" calcext:value-type="string">
            <text:p>HP</text:p>
          </table:table-cell>
          <table:table-cell table:style-name="ce200" office:value-type="string" calcext:value-type="string">
            <text:p>Max Power duration</text:p>
          </table:table-cell>
          <table:table-cell table:style-name="ce200" office:value-type="string" calcext:value-type="string">
            <text:p>Base Ki Power</text:p>
          </table:table-cell>
          <table:table-cell table:style-name="ce219" office:value-type="string" calcext:value-type="string">
            <text:p>B2 1 Name</text:p>
          </table:table-cell>
          <table:table-cell table:style-name="ce219" office:value-type="string" calcext:value-type="string">
            <text:p>B2 1 Damage</text:p>
          </table:table-cell>
          <table:table-cell table:style-name="ce219" office:value-type="string" calcext:value-type="string">
            <text:p>B2 2 Name</text:p>
          </table:table-cell>
          <table:table-cell table:style-name="ce219" office:value-type="string" calcext:value-type="string">
            <text:p>B2 2 Damage</text:p>
          </table:table-cell>
          <table:table-cell table:style-name="ce219" office:value-type="string" calcext:value-type="string">
            <text:p>Ultimate Name</text:p>
          </table:table-cell>
          <table:table-cell table:style-name="ce219" office:value-type="string" calcext:value-type="string">
            <text:p>Ultimate Damage</text:p>
          </table:table-cell>
          <table:table-cell table:style-name="ce182" office:value-type="string" calcext:value-type="string">
            <text:p>1</text:p>
          </table:table-cell>
          <table:table-cell table:style-name="ce182" office:value-type="string" calcext:value-type="string">
            <text:p>2</text:p>
          </table:table-cell>
          <table:table-cell table:style-name="ce182" office:value-type="string" calcext:value-type="string">
            <text:p>3</text:p>
          </table:table-cell>
          <table:table-cell table:style-name="ce182" office:value-type="string" calcext:value-type="string">
            <text:p>4</text:p>
          </table:table-cell>
          <table:table-cell table:style-name="ce182" office:value-type="string" calcext:value-type="string">
            <text:p>5</text:p>
          </table:table-cell>
          <table:table-cell table:style-name="ce182" office:value-type="string" calcext:value-type="string">
            <text:p>6</text:p>
          </table:table-cell>
          <table:table-cell table:style-name="ce182" office:value-type="string" calcext:value-type="string">
            <text:p>7</text:p>
          </table:table-cell>
          <table:table-cell table:style-name="ce182" office:value-type="string" calcext:value-type="string">
            <text:p>8</text:p>
          </table:table-cell>
          <table:table-cell table:number-columns-repeated="34"/>
        </table:table-row>
        <table:table-row table:style-name="ro5">
          <table:table-cell table:style-name="ce81" table:formula="of:=[$Output.C3]" office:value-type="string" office:string-value="Android 17" calcext:value-type="string">
            <text:p>Android 17</text:p>
          </table:table-cell>
          <table:table-cell table:style-name="ce228" table:formula="of:=VLOOKUP([.$A$2];[$'Player Stats'.$A$2:.$AD$162];2;0)" office:value-type="float" office:value="310" calcext:value-type="float">
            <text:p>310</text:p>
          </table:table-cell>
          <table:table-cell table:style-name="ce228" table:formula="of:=VLOOKUP([.$A$2];[$'Player Stats'.$A$2:.$AD$162];3;0)" office:value-type="float" office:value="1290" calcext:value-type="float">
            <text:p>1,290</text:p>
          </table:table-cell>
          <table:table-cell table:style-name="ce228" table:formula="of:=VLOOKUP([.$A$2];[$'Player Stats'.$A$2:.$AD$162]; 4; 0)" office:value-type="float" office:value="200" calcext:value-type="float">
            <text:p>200</text:p>
          </table:table-cell>
          <table:table-cell table:style-name="ce228" table:formula="of:=VLOOKUP([.$A$2];[$'Player Stats'.$A$2:.$AD$162];22;0)" office:value-type="float" office:value="5" calcext:value-type="float">
            <text:p>5</text:p>
          </table:table-cell>
          <table:table-cell table:style-name="ce228" table:formula="of:=VLOOKUP([.$A$2];[$'Player Stats'.$A$2:.$AD$162]; 5; 0)" office:value-type="float" office:value="1180" calcext:value-type="float">
            <text:p>1,180</text:p>
          </table:table-cell>
          <table:table-cell table:style-name="ce228" table:formula="of:=VLOOKUP([.$A$2];[$'Player Stats'.$A$2:.$AD$162]; 6; 0)" office:value-type="float" office:value="1350" calcext:value-type="float">
            <text:p>1,350</text:p>
          </table:table-cell>
          <table:table-cell table:style-name="ce228" table:formula="of:=VLOOKUP([.$A$2];[$'Player Stats'.$A$2:.$AD$162]; 7; 0)" office:value-type="string" office:string-value="31.5" calcext:value-type="string">
            <text:p>31.5</text:p>
          </table:table-cell>
          <table:table-cell table:style-name="ce229" table:formula="of:=VLOOKUP([.$A$2];[$'Player Stats'.$A$2:.$AD$162]; 8; 0)" office:value-type="float" office:value="0" calcext:value-type="float">
            <text:p>0</text:p>
          </table:table-cell>
          <table:table-cell table:style-name="ce228" table:formula="of:=VLOOKUP([.$A$2];[$'Player Stats'.$A$2:.$AD$162]; 9; 0)" office:value-type="float" office:value="0" calcext:value-type="float">
            <text:p/>
          </table:table-cell>
          <table:table-cell table:style-name="ce228" table:formula="of:=VLOOKUP([.$A$2];[$'Player Stats'.$A$2:.$AD$162]; 10; 0)" office:value-type="string" office:string-value="4" calcext:value-type="string">
            <text:p>4</text:p>
          </table:table-cell>
          <table:table-cell table:style-name="ce228" table:formula="of:=VLOOKUP([.$A$2];[$'Player Stats'.$A$2:.$AD$162]; 11; 0)" office:value-type="float" office:value="0" calcext:value-type="float">
            <text:p/>
          </table:table-cell>
          <table:table-cell table:style-name="ce228" table:formula="of:=VLOOKUP([.$A$2];[$'Player Stats'.$A$2:.$AD$162]; 12; 0)" office:value-type="float" office:value="0" calcext:value-type="float">
            <text:p/>
          </table:table-cell>
          <table:table-cell table:style-name="ce228" table:formula="of:=VLOOKUP([.$A$2];[$'Player Stats'.$A$2:.$AD$162]; 13; 0)" office:value-type="float" office:value="40000" calcext:value-type="float">
            <text:p>40,000</text:p>
          </table:table-cell>
          <table:table-cell table:style-name="ce228" table:formula="of:=VLOOKUP([.$A$2];[$'Player Stats'.$A$2:.$AD$162]; 14; 0)" office:value-type="float" office:value="0" calcext:value-type="float">
            <text:p/>
          </table:table-cell>
          <table:table-cell table:style-name="ce228" table:formula="of:=VLOOKUP([.$A$2];[$'Player Stats'.$A$2:.$AD$162]; 15; 0)" office:value-type="float" office:value="5" calcext:value-type="float">
            <text:p>5</text:p>
          </table:table-cell>
          <table:table-cell table:style-name="ce228" table:formula="of:=VLOOKUP([.$A$2];[$'Player Stats'.$A$2:.$AD$162]; 16; 0)" office:value-type="string" office:string-value="Full Power Energy Ball" calcext:value-type="string">
            <text:p>Full Power Energy Ball</text:p>
          </table:table-cell>
          <table:table-cell table:style-name="ce228" table:formula="of:=VLOOKUP([.$A$2];[$'Player Stats'.$A$2:.$AD$162]; 17; 0)" office:value-type="float" office:value="7280" calcext:value-type="float">
            <text:p>7,280</text:p>
          </table:table-cell>
          <table:table-cell table:style-name="ce228" table:formula="of:=VLOOKUP([.$A$2];[$'Player Stats'.$A$2:.$AD$162]; 18; 0)" office:value-type="string" office:string-value="Photon Flash" calcext:value-type="string">
            <text:p>Photon Flash</text:p>
          </table:table-cell>
          <table:table-cell table:style-name="ce228" table:formula="of:=VLOOKUP([.$A$2];[$'Player Stats'.$A$2:.$AD$162]; 19; 0)" office:value-type="float" office:value="5480" calcext:value-type="float">
            <text:p>5,480</text:p>
          </table:table-cell>
          <table:table-cell table:style-name="ce228" table:formula="of:=VLOOKUP([.$A$2];[$'Player Stats'.$A$2:.$AD$162]; 20; 0)" office:value-type="string" office:string-value="Sadistic Dance" calcext:value-type="string">
            <text:p>Sadistic Dance</text:p>
          </table:table-cell>
          <table:table-cell table:style-name="ce228" table:formula="of:=VLOOKUP([.$A$2];[$'Player Stats'.$A$2:.$AD$162]; 21; 0)" office:value-type="float" office:value="13640" calcext:value-type="float">
            <text:p>13,640</text:p>
          </table:table-cell>
          <table:table-cell table:style-name="ce228" table:formula="of:=VLOOKUP([.$A$2];[$'Player Stats'.$A$2:.$AD$162]; 23; 0)" office:value-type="string" office:string-value="Is an Android - passively charges" calcext:value-type="string">
            <text:p>Is an Android - passively charges</text:p>
          </table:table-cell>
          <table:table-cell table:style-name="ce228" table:formula="of:=VLOOKUP([.$A$2];[$'Player Stats'.$A$2:.$AD$162]; 24; 0)" office:value-type="string" office:string-value="Is an Android - cannot be life drained" calcext:value-type="string">
            <text:p>Is an Android - cannot be life drained</text:p>
          </table:table-cell>
          <table:table-cell table:style-name="ce228" table:formula="of:=VLOOKUP([.$A$2];[$'Player Stats'.$A$2:.$AD$162]; 25; 0)" office:value-type="string" office:string-value="Deflect rush blasts in Max Power Mode" calcext:value-type="string">
            <text:p>Deflect rush blasts in Max Power Mode</text:p>
          </table:table-cell>
          <table:table-cell table:style-name="ce228" table:formula="of:=VLOOKUP([.$A$2];[$'Player Stats'.$A$2:.$AD$162]; 26; 0)" office:value-type="float" office:value="0" calcext:value-type="float">
            <text:p/>
          </table:table-cell>
          <table:table-cell table:style-name="ce228" table:formula="of:=VLOOKUP([.$A$2];[$'Player Stats'.$A$2:.$AD$162]; 27; 0)" office:value-type="float" office:value="0" calcext:value-type="float">
            <text:p/>
          </table:table-cell>
          <table:table-cell table:style-name="ce228" table:formula="of:=VLOOKUP([.$A$2];[$'Player Stats'.$A$2:.$AD$162]; 28; 0)" office:value-type="float" office:value="0" calcext:value-type="float">
            <text:p/>
          </table:table-cell>
          <table:table-cell table:style-name="ce228" table:formula="of:=VLOOKUP([.$A$2];[$'Player Stats'.$A$2:.$AD$162]; 29; 0)" office:value-type="float" office:value="0" calcext:value-type="float">
            <text:p/>
          </table:table-cell>
          <table:table-cell table:style-name="ce228" table:formula="of:=VLOOKUP([.$A$2];[$'Player Stats'.$A$2:.$AD$162]; 30; 0)" office:value-type="float" office:value="0" calcext:value-type="float">
            <text:p/>
          </table:table-cell>
          <table:table-cell table:number-columns-repeated="34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yer Stats" table:style-name="ta6">
        <office:forms form:automatic-focus="false" form:apply-design-mode="false"/>
        <table:table-column table:style-name="co24" table:default-cell-style-name="Default"/>
        <table:table-column table:style-name="co2" table:number-columns-repeated="1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7" table:visibility="collapse" table:number-columns-repeated="3" table:default-cell-style-name="Default"/>
        <table:table-column table:style-name="co28" table:visibility="collapse" table:default-cell-style-name="Default"/>
        <table:table-column table:style-name="co27" table:visibility="collapse" table:number-columns-repeated="4" table:default-cell-style-name="Default"/>
        <table:table-column table:style-name="co27" table:default-cell-style-name="Default"/>
        <table:table-column table:style-name="co2" table:number-columns-repeated="33" table:default-cell-style-name="Default"/>
        <table:table-row table:style-name="ro9">
          <table:table-cell table:style-name="ce200" office:value-type="string" calcext:value-type="string">
            <text:p>Player Name</text:p>
          </table:table-cell>
          <table:table-cell table:style-name="ce230" office:value-type="string" calcext:value-type="string">
            <text:p>Rush Attack (Avg)</text:p>
          </table:table-cell>
          <table:table-cell table:style-name="ce230" office:value-type="string" calcext:value-type="string">
            <text:p>Smash Attack</text:p>
          </table:table-cell>
          <table:table-cell table:style-name="ce230" office:value-type="string" calcext:value-type="string">
            <text:p>Rush Blast (Avg)</text:p>
          </table:table-cell>
          <table:table-cell table:style-name="ce230" office:value-type="string" calcext:value-type="string">
            <text:p>Energy Blast</text:p>
          </table:table-cell>
          <table:table-cell table:style-name="ce230" office:value-type="string" calcext:value-type="string">
            <text:p>Grab</text:p>
          </table:table-cell>
          <table:table-cell table:style-name="ce219" office:value-type="string" calcext:value-type="string">
            <text:p>Charge Rate</text:p>
          </table:table-cell>
          <table:table-cell table:style-name="ce200" office:value-type="string" calcext:value-type="string">
            <text:p>Damage Taken</text:p>
          </table:table-cell>
          <table:table-cell table:style-name="ce219" office:value-type="string" calcext:value-type="string">
            <text:p>Blast Stock Gen</text:p>
          </table:table-cell>
          <table:table-cell table:style-name="ce219" office:value-type="string" calcext:value-type="string">
            <text:p>Max Blast Stocks</text:p>
          </table:table-cell>
          <table:table-cell table:style-name="ce219" office:value-type="string" calcext:value-type="string">
            <text:p>Switch Gauge</text:p>
          </table:table-cell>
          <table:table-cell table:style-name="ce219" office:value-type="string" calcext:value-type="string">
            <text:p>Clash</text:p>
          </table:table-cell>
          <table:table-cell table:style-name="ce200" office:value-type="string" calcext:value-type="string">
            <text:p>HP</text:p>
          </table:table-cell>
          <table:table-cell table:style-name="ce200" office:value-type="string" calcext:value-type="string">
            <text:p>Max Power duration</text:p>
          </table:table-cell>
          <table:table-cell table:style-name="ce200" office:value-type="string" calcext:value-type="string">
            <text:p>Base Ki Power</text:p>
          </table:table-cell>
          <table:table-cell table:style-name="ce219" office:value-type="string" calcext:value-type="string">
            <text:p>B2 1 Name</text:p>
          </table:table-cell>
          <table:table-cell table:style-name="ce230" office:value-type="string" calcext:value-type="string">
            <text:p>B2 1 Damage</text:p>
          </table:table-cell>
          <table:table-cell table:style-name="ce219" office:value-type="string" calcext:value-type="string">
            <text:p>B2 2 Name</text:p>
          </table:table-cell>
          <table:table-cell table:style-name="ce230" office:value-type="string" calcext:value-type="string">
            <text:p>B2 2 Damage</text:p>
          </table:table-cell>
          <table:table-cell table:style-name="ce219" office:value-type="string" calcext:value-type="string">
            <text:p>Ultimate Name</text:p>
          </table:table-cell>
          <table:table-cell table:style-name="ce230" office:value-type="string" calcext:value-type="string">
            <text:p>Ultimate Damage</text:p>
          </table:table-cell>
          <table:table-cell table:style-name="ce231" office:value-type="string" calcext:value-type="string">
            <text:p>Rush Blasts per volley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string" calcext:value-type="string">
            <text:p>Rush Blast Volley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ndroid 13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34" office:value-type="string" calcext:value-type="string">
            <text:p>33.5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5</text:p>
          </table:table-cell>
          <table:table-cell table:style-name="ce234"/>
          <table:table-cell table:style-name="ce234" office:value-type="string" calcext:value-type="string">
            <text:p>0</text:p>
          </table:table-cell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5" calcext:value-type="float">
            <text:p>5</text:p>
          </table:table-cell>
          <table:table-cell table:style-name="ce235" table:formula="of:=VLOOKUP([.A2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2];[$'B2 List'.$A$2:.$J$162]; 6; 0)" office:value-type="string" office:string-value="Silent Assassin 13" calcext:value-type="string">
            <text:p>Silent Assassin 13</text:p>
          </table:table-cell>
          <table:table-cell table:style-name="ce228" office:value-type="float" office:value="7310" calcext:value-type="float">
            <text:p>7,310</text:p>
          </table:table-cell>
          <table:table-cell table:style-name="ce235" table:formula="of:=VLOOKUP([.A2];[$'B2 List'.$A$2:.$J$162]; 10; 0)" office:value-type="string" office:string-value="S.S. Deadly Bomber" calcext:value-type="string">
            <text:p>S.S. Deadly Bomber</text:p>
          </table:table-cell>
          <table:table-cell table:style-name="ce228" office:value-type="float" office:value="12760" calcext:value-type="float">
            <text:p>12,760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string" calcext:value-type="string">
            <text:p>Transform! (Requires 2 Blast Stocks)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table:number-columns-repeated="5"/>
          <table:table-cell table:style-name="ce238" table:formula="of:=[.D2]*[.V2]" office:value-type="float" office:value="1040" calcext:value-type="float">
            <text:p>1,0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ndroid 13 (Fused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1750" calcext:value-type="float">
            <text:p>1,750</text:p>
          </table:table-cell>
          <table:table-cell table:style-name="ce234" office:value-type="string" calcext:value-type="string">
            <text:p>31.5</text:p>
          </table:table-cell>
          <table:table-cell table:style-name="ce236" table:formula="of:=1" office:value-type="float" office:value="1" calcext:value-type="float">
            <text:p>1</text:p>
          </table:table-cell>
          <table:table-cell table:style-name="ce234"/>
          <table:table-cell table:style-name="ce234" office:value-type="string" calcext:value-type="string">
            <text:p>6</text:p>
          </table:table-cell>
          <table:table-cell table:style-name="ce234"/>
          <table:table-cell table:style-name="ce234" office:value-type="string" calcext:value-type="string">
            <text:p>0</text:p>
          </table:table-cell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5" calcext:value-type="float">
            <text:p>5</text:p>
          </table:table-cell>
          <table:table-cell table:style-name="ce235" table:formula="of:=VLOOKUP([.A3];[$'B2 List'.$A$2:.$J$162]; 2; 0)" office:value-type="string" office:string-value="S.S. Deadly Bomber" calcext:value-type="string">
            <text:p>S.S. Deadly Bomber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3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6850" calcext:value-type="float">
            <text:p>6,850</text:p>
          </table:table-cell>
          <table:table-cell table:style-name="ce235" table:formula="of:=VLOOKUP([.A3];[$'B2 List'.$A$2:.$J$162]; 10; 0)" office:value-type="string" office:string-value="S.S. Deadly Hammer" calcext:value-type="string">
            <text:p>S.S. Deadly Hammer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Ultimate Body in Max Power Mode</text:p>
          </table:table-cell>
          <table:table-cell table:style-name="ce238" table:number-columns-repeated="5"/>
          <table:table-cell table:style-name="ce238" table:formula="of:=[.D3]*[.V3]" office:value-type="float" office:value="1000" calcext:value-type="float">
            <text:p>1,0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ndroid 16</text:p>
          </table:table-cell>
          <table:table-cell table:style-name="ce228" office:value-type="float" office:value="330" calcext:value-type="float">
            <text:p>330</text:p>
          </table:table-cell>
          <table:table-cell table:style-name="ce232" office:value-type="float" office:value="1550" calcext:value-type="float">
            <text:p>1,550</text:p>
          </table:table-cell>
          <table:table-cell table:style-name="ce233" office:value-type="float" office:value="100" calcext:value-type="float">
            <text:p>100</text:p>
          </table:table-cell>
          <table:table-cell table:style-name="ce233" office:value-type="float" office:value="1180" calcext:value-type="float">
            <text:p>1,180</text:p>
          </table:table-cell>
          <table:table-cell table:style-name="ce233" office:value-type="float" office:value="2000" calcext:value-type="float">
            <text:p>2,000</text:p>
          </table:table-cell>
          <table:table-cell table:style-name="ce234" office:value-type="string" calcext:value-type="string">
            <text:p>37.5</text:p>
          </table:table-cell>
          <table:table-cell table:style-name="ce236" office:value-type="float" office:value="0.5" calcext:value-type="float">
            <text:p>0.5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5" calcext:value-type="float">
            <text:p>5</text:p>
          </table:table-cell>
          <table:table-cell table:style-name="ce235" table:formula="of:=VLOOKUP([.A4];[$'B2 List'.$A$2:.$J$162]; 2; 0)" office:value-type="string" office:string-value="Hell's Impact" calcext:value-type="string">
            <text:p>Hell's Impact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4];[$'B2 List'.$A$2:.$J$162]; 6; 0)" office:value-type="string" office:string-value="Hell's Flash" calcext:value-type="string">
            <text:p>Hell's Flash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4];[$'B2 List'.$A$2:.$J$162]; 10; 0)" office:value-type="string" office:string-value="Self-destruct Device" calcext:value-type="string">
            <text:p>Self-destruct Device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Ultimate Body in Max Power Mode</text:p>
          </table:table-cell>
          <table:table-cell table:style-name="ce238" table:number-columns-repeated="5"/>
          <table:table-cell table:style-name="ce238" table:formula="of:=[.D4]*[.V4]" office:value-type="float" office:value="800" calcext:value-type="float">
            <text:p>8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ndroid 17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33" office:value-type="float" office:value="200" calcext:value-type="float">
            <text:p>200</text:p>
          </table:table-cell>
          <table:table-cell table:style-name="ce233" office:value-type="float" office:value="1180" calcext:value-type="float">
            <text:p>1,180</text:p>
          </table:table-cell>
          <table:table-cell table:style-name="ce233" office:value-type="float" office:value="1350" calcext:value-type="float">
            <text:p>1,350</text:p>
          </table:table-cell>
          <table:table-cell table:style-name="ce234" office:value-type="string" calcext:value-type="string">
            <text:p>31.5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5" calcext:value-type="float">
            <text:p>5</text:p>
          </table:table-cell>
          <table:table-cell table:style-name="ce235" table:formula="of:=VLOOKUP([.A5];[$'B2 List'.$A$2:.$J$162]; 2; 0)" office:value-type="string" office:string-value="Full Power Energy Ball" calcext:value-type="string">
            <text:p>Full Power Energy Ball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5];[$'B2 List'.$A$2:.$J$162]; 6; 0)" office:value-type="string" office:string-value="Photon Flash" calcext:value-type="string">
            <text:p>Photon Flash</text:p>
          </table:table-cell>
          <table:table-cell table:style-name="ce228" office:value-type="float" office:value="5480" calcext:value-type="float">
            <text:p>5,480</text:p>
          </table:table-cell>
          <table:table-cell table:style-name="ce235" table:formula="of:=VLOOKUP([.A5];[$'B2 List'.$A$2:.$J$162]; 10; 0)" office:value-type="string" office:string-value="Sadistic Dance" calcext:value-type="string">
            <text:p>Sadistic Dance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Deflect rush blasts in Max Power Mode</text:p>
          </table:table-cell>
          <table:table-cell table:style-name="ce238" table:number-columns-repeated="5"/>
          <table:table-cell table:style-name="ce238" table:formula="of:=[.D5]*[.V5]" office:value-type="float" office:value="1000" calcext:value-type="float">
            <text:p>1,0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ndroid 18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60" calcext:value-type="float">
            <text:p>1,060</text:p>
          </table:table-cell>
          <table:table-cell table:style-name="ce233" office:value-type="float" office:value="180" calcext:value-type="float">
            <text:p>180</text:p>
          </table:table-cell>
          <table:table-cell table:style-name="ce233" office:value-type="float" office:value="1050" calcext:value-type="float">
            <text:p>1,050</text:p>
          </table:table-cell>
          <table:table-cell table:style-name="ce233" office:value-type="float" office:value="710" calcext:value-type="float">
            <text:p>710</text:p>
          </table:table-cell>
          <table:table-cell table:style-name="ce234" office:value-type="string" calcext:value-type="string">
            <text:p>28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5" calcext:value-type="float">
            <text:p>5</text:p>
          </table:table-cell>
          <table:table-cell table:style-name="ce235" table:formula="of:=VLOOKUP([.A6];[$'B2 List'.$A$2:.$J$162]; 2; 0)" office:value-type="string" office:string-value="Infinity Bullet" calcext:value-type="string">
            <text:p>Infinity Bullet</text:p>
          </table:table-cell>
          <table:table-cell table:style-name="ce228" office:value-type="float" office:value="6000" calcext:value-type="float">
            <text:p>6,000</text:p>
          </table:table-cell>
          <table:table-cell table:style-name="ce235" table:formula="of:=VLOOKUP([.A6];[$'B2 List'.$A$2:.$J$162]; 6; 0)" office:value-type="string" office:string-value="Destructo Disc" calcext:value-type="string">
            <text:p>Destructo Disc</text:p>
          </table:table-cell>
          <table:table-cell table:style-name="ce228" office:value-type="float" office:value="5460" calcext:value-type="float">
            <text:p>5,460</text:p>
          </table:table-cell>
          <table:table-cell table:style-name="ce235" table:formula="of:=VLOOKUP([.A6];[$'B2 List'.$A$2:.$J$162]; 10; 0)" office:value-type="string" office:string-value="Sadistic 18" calcext:value-type="string">
            <text:p>Sadistic 18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Deflect rush blasts in Max Power Mode</text:p>
          </table:table-cell>
          <table:table-cell table:style-name="ce238" table:number-columns-repeated="5"/>
          <table:table-cell table:style-name="ce238" table:formula="of:=[.D6]*[.V6]" office:value-type="float" office:value="1080" calcext:value-type="float">
            <text:p>1,0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ndroid 19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40" calcext:value-type="float">
            <text:p>1,140</text:p>
          </table:table-cell>
          <table:table-cell table:style-name="ce233" office:value-type="float" office:value="150" calcext:value-type="float">
            <text:p>150</text:p>
          </table:table-cell>
          <table:table-cell table:style-name="ce233" office:value-type="float" office:value="920" calcext:value-type="float">
            <text:p>920</text:p>
          </table:table-cell>
          <table:table-cell table:style-name="ce233" office:value-type="float" office:value="2630" calcext:value-type="float">
            <text:p>2,630</text:p>
          </table:table-cell>
          <table:table-cell table:style-name="ce234" office:value-type="string" calcext:value-type="string">
            <text:p>85</text:p>
          </table:table-cell>
          <table:table-cell table:style-name="ce236" office:value-type="float" office:value="0.5" calcext:value-type="float">
            <text:p>0.5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2" calcext:value-type="float">
            <text:p>2</text:p>
          </table:table-cell>
          <table:table-cell table:style-name="ce235" table:formula="of:=VLOOKUP([.A7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7];[$'B2 List'.$A$2:.$J$162]; 6; 0)" office:value-type="string" office:string-value="High Power Rush" calcext:value-type="string">
            <text:p>High Power Rush</text:p>
          </table:table-cell>
          <table:table-cell table:style-name="ce228" office:value-type="float" office:value="6220" calcext:value-type="float">
            <text:p>6,220</text:p>
          </table:table-cell>
          <table:table-cell table:style-name="ce235" table:formula="of:=VLOOKUP([.A7];[$'B2 List'.$A$2:.$J$162]; 10; 0)" office:value-type="string" office:string-value="Drain Life 19" calcext:value-type="string">
            <text:p>Drain Life 19</text:p>
          </table:table-cell>
          <table:table-cell table:style-name="ce228" office:value-type="float" office:value="10730" calcext:value-type="float">
            <text:p>10,73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Grabs drain Life and Ki</text:p>
          </table:table-cell>
          <table:table-cell table:style-name="ce238" office:value-type="string" calcext:value-type="string">
            <text:p>Only passively charge to his Base Ki Power</text:p>
          </table:table-cell>
          <table:table-cell table:style-name="ce238" table:number-columns-repeated="4"/>
          <table:table-cell table:style-name="ce238" table:formula="of:=[.D7]*[.V7]" office:value-type="float" office:value="450" calcext:value-type="float">
            <text:p>4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ndroid 8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330" calcext:value-type="float">
            <text:p>1,330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33" office:value-type="float" office:value="1200" calcext:value-type="float">
            <text:p>1,200</text:p>
          </table:table-cell>
          <table:table-cell table:style-name="ce234" office:value-type="string" calcext:value-type="string">
            <text:p>36</text:p>
          </table:table-cell>
          <table:table-cell table:style-name="ce236" office:value-type="float" office:value="1" calcext:value-type="float">
            <text:p>1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5" calcext:value-type="float">
            <text:p>5</text:p>
          </table:table-cell>
          <table:table-cell table:style-name="ce235" table:formula="of:=VLOOKUP([.A8];[$'B2 List'.$A$2:.$J$162]; 2; 0)" office:value-type="string" office:string-value="Eighter Attack" calcext:value-type="string">
            <text:p>Eighter Attack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8];[$'B2 List'.$A$2:.$J$162]; 6; 0)" office:value-type="string" office:string-value="Eighter's Anger" calcext:value-type="string">
            <text:p>Eighter's Anger</text:p>
          </table:table-cell>
          <table:table-cell table:style-name="ce228" office:value-type="float" office:value="6100" calcext:value-type="float">
            <text:p>6,100</text:p>
          </table:table-cell>
          <table:table-cell table:style-name="ce235" table:formula="of:=VLOOKUP([.A8];[$'B2 List'.$A$2:.$J$162]; 10; 0)" office:value-type="string" office:string-value="You Hurt Goku!" calcext:value-type="string">
            <text:p>You Hurt Goku!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No rush blasts- replaced with more melee</text:p>
          </table:table-cell>
          <table:table-cell table:style-name="ce238" office:value-type="string" calcext:value-type="string">
            <text:p>Ultimate Body in Max Power Mode</text:p>
          </table:table-cell>
          <table:table-cell table:style-name="ce238" table:number-columns-repeated="4"/>
          <table:table-cell table:style-name="ce238" table:formula="of:=[.D8]*[.V8]" office:value-type="float" office:value="0" calcext:value-type="float">
            <text:p>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ppule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33" office:value-type="float" office:value="240" calcext:value-type="float">
            <text:p>240</text:p>
          </table:table-cell>
          <table:table-cell table:style-name="ce233" office:value-type="float" office:value="1430" calcext:value-type="float">
            <text:p>1,430</text:p>
          </table:table-cell>
          <table:table-cell table:style-name="ce233" office:value-type="float" office:value="880" calcext:value-type="float">
            <text:p>880</text:p>
          </table:table-cell>
          <table:table-cell table:style-name="ce234" office:value-type="string" calcext:value-type="string">
            <text:p>10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2" calcext:value-type="float">
            <text:p>2</text:p>
          </table:table-cell>
          <table:table-cell table:style-name="ce235" table:formula="of:=VLOOKUP([.A9];[$'B2 List'.$A$2:.$J$162]; 2; 0)" office:value-type="string" office:string-value="Energy Wave" calcext:value-type="string">
            <text:p>Energy Wave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9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6200" calcext:value-type="float">
            <text:p>6,200</text:p>
          </table:table-cell>
          <table:table-cell table:style-name="ce235" table:formula="of:=VLOOKUP([.A9];[$'B2 List'.$A$2:.$J$162]; 10; 0)" office:value-type="string" office:string-value="Full Power Energy Ball" calcext:value-type="string">
            <text:p>Full Power Energy Ball</text:p>
          </table:table-cell>
          <table:table-cell table:style-name="ce228" office:value-type="float" office:value="11840" calcext:value-type="float">
            <text:p>11,84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9]*[.V9]" office:value-type="float" office:value="960" calcext:value-type="float">
            <text:p>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Arale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500" calcext:value-type="float">
            <text:p>1,50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600" calcext:value-type="float">
            <text:p>1,600</text:p>
          </table:table-cell>
          <table:table-cell table:style-name="ce234" office:value-type="string" calcext:value-type="string">
            <text:p>36</text:p>
          </table:table-cell>
          <table:table-cell table:style-name="ce236" office:value-type="float" office:value="0.5" calcext:value-type="float">
            <text:p>0.5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5" calcext:value-type="float">
            <text:p>5</text:p>
          </table:table-cell>
          <table:table-cell table:style-name="ce235" table:formula="of:=VLOOKUP([.A10];[$'B2 List'.$A$2:.$J$162]; 2; 0)" office:value-type="string" office:string-value="WOOHOO!~" calcext:value-type="string">
            <text:p>WOOHOO!~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0];[$'B2 List'.$A$2:.$J$162]; 6; 0)" office:value-type="string" office:string-value="Ping!" calcext:value-type="string">
            <text:p>Ping!</text:p>
          </table:table-cell>
          <table:table-cell table:style-name="ce228" office:value-type="float" office:value="8180" calcext:value-type="float">
            <text:p>8,180</text:p>
          </table:table-cell>
          <table:table-cell table:style-name="ce235" table:formula="of:=VLOOKUP([.A10];[$'B2 List'.$A$2:.$J$162]; 10; 0)" office:value-type="string" office:string-value="Playing Pro-Wrestling" calcext:value-type="string">
            <text:p>Playing Pro-Wrestling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No rush blasts- replaced with more melee</text:p>
          </table:table-cell>
          <table:table-cell table:style-name="ce238" office:value-type="string" calcext:value-type="string">
            <text:p>Deflect rush blasts in Max Power Mode</text:p>
          </table:table-cell>
          <table:table-cell table:style-name="ce238" table:number-columns-repeated="4"/>
          <table:table-cell table:style-name="ce238" table:formula="of:=[.D10]*[.V10]" office:value-type="float" office:value="0" calcext:value-type="float">
            <text:p>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abidi</text:p>
          </table:table-cell>
          <table:table-cell table:style-name="ce228" office:value-type="float" office:value="170" calcext:value-type="float">
            <text:p>170</text:p>
          </table:table-cell>
          <table:table-cell table:style-name="ce228" office:value-type="float" office:value="720" calcext:value-type="float">
            <text:p>720</text:p>
          </table:table-cell>
          <table:table-cell table:style-name="ce228" office:value-type="float" office:value="418" calcext:value-type="float">
            <text:p>418</text:p>
          </table:table-cell>
          <table:table-cell table:style-name="ce228" office:value-type="float" office:value="1920" calcext:value-type="float">
            <text:p>1,920</text:p>
          </table:table-cell>
          <table:table-cell table:style-name="ce228" office:value-type="float" office:value="2730" calcext:value-type="float">
            <text:p>2,730</text:p>
          </table:table-cell>
          <table:table-cell table:style-name="ce234" office:value-type="string" calcext:value-type="string">
            <text:p>7</text:p>
          </table:table-cell>
          <table:table-cell table:style-name="ce236" office:value-type="float" office:value="-4" calcext:value-type="float">
            <text:p>-4</text:p>
          </table:table-cell>
          <table:table-cell table:style-name="ce234"/>
          <table:table-cell table:style-name="ce234" office:value-type="string" calcext:value-type="string">
            <text:p>7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3" calcext:value-type="float">
            <text:p>3</text:p>
          </table:table-cell>
          <table:table-cell table:style-name="ce235" table:formula="of:=VLOOKUP([.A11];[$'B2 List'.$A$2:.$J$162]; 2; 0)" office:value-type="string" office:string-value="Pui Pui nice shot!" calcext:value-type="string">
            <text:p>Pui Pui nice shot!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11];[$'B2 List'.$A$2:.$J$162]; 6; 0)" office:value-type="string" office:string-value="Yakon is next!" calcext:value-type="string">
            <text:p>Yakon is next!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11];[$'B2 List'.$A$2:.$J$162]; 10; 0)" office:value-type="string" office:string-value="Babidi's Ultimate Power!" calcext:value-type="string">
            <text:p>Babidi's Ultimate Power!</text:p>
          </table:table-cell>
          <table:table-cell table:style-name="ce228" office:value-type="float" office:value="15360" calcext:value-type="float">
            <text:p>15,360</text:p>
          </table:table-cell>
          <table:table-cell table:style-name="ce238" office:value-type="float" office:value="8" calcext:value-type="float">
            <text:p>8</text:p>
          </table:table-cell>
          <table:table-cell table:style-name="ce238" office:value-type="string" calcext:value-type="string">
            <text:p>Deflect rush blasts in Max Power Mode</text:p>
          </table:table-cell>
          <table:table-cell table:style-name="ce238" office:value-type="string" calcext:value-type="string">
            <text:p>Grabs drain Ki</text:p>
          </table:table-cell>
          <table:table-cell table:style-name="ce238" table:number-columns-repeated="6"/>
          <table:table-cell table:style-name="ce238" table:formula="of:=[.D11]*[.V11]" office:value-type="float" office:value="3344" calcext:value-type="float">
            <text:p>3,344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aby Vegeta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33" office:value-type="float" office:value="430" calcext:value-type="float">
            <text:p>430</text:p>
          </table:table-cell>
          <table:table-cell table:style-name="ce233" office:value-type="float" office:value="2560" calcext:value-type="float">
            <text:p>2,560</text:p>
          </table:table-cell>
          <table:table-cell table:style-name="ce233" office:value-type="float" office:value="1120" calcext:value-type="float">
            <text:p>1,120</text:p>
          </table:table-cell>
          <table:table-cell table:style-name="ce234" office:value-type="string" calcext:value-type="string">
            <text:p>9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5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2" calcext:value-type="float">
            <text:p>2</text:p>
          </table:table-cell>
          <table:table-cell table:style-name="ce235" table:formula="of:=VLOOKUP([.A12];[$'B2 List'.$A$2:.$J$162]; 2; 0)" office:value-type="string" office:string-value="Galick Gun" calcext:value-type="string">
            <text:p>Galick Gun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2];[$'B2 List'.$A$2:.$J$162]; 6; 0)" office:value-type="string" office:string-value="Finger Blitz Barrage" calcext:value-type="string">
            <text:p>Finger Blitz Barrage</text:p>
          </table:table-cell>
          <table:table-cell table:style-name="ce228" office:value-type="float" office:value="3570" calcext:value-type="float">
            <text:p>3,570</text:p>
          </table:table-cell>
          <table:table-cell table:style-name="ce235" table:formula="of:=VLOOKUP([.A12];[$'B2 List'.$A$2:.$J$162]; 10; 0)" office:value-type="string" office:string-value="Final Flash" calcext:value-type="string">
            <text:p>Final Flash</text:p>
          </table:table-cell>
          <table:table-cell table:style-name="ce228" office:value-type="float" office:value="12760" calcext:value-type="float">
            <text:p>12,760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string" calcext:value-type="string">
            <text:p>Transform! (Requires 1 Blast Stock)</text:p>
          </table:table-cell>
          <table:table-cell table:style-name="ce238" table:number-columns-repeated="7"/>
          <table:table-cell table:style-name="ce238" table:formula="of:=[.D12]*[.V12]" office:value-type="float" office:value="1720" calcext:value-type="float">
            <text:p>1,7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aby Vegeta (Giant Ape)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1740" calcext:value-type="float">
            <text:p>1,740</text:p>
          </table:table-cell>
          <table:table-cell table:style-name="ce233" office:value-type="float" office:value="280" calcext:value-type="float">
            <text:p>280</text:p>
          </table:table-cell>
          <table:table-cell table:style-name="ce233" office:value-type="float" office:value="1760" calcext:value-type="float">
            <text:p>1,760</text:p>
          </table:table-cell>
          <table:table-cell table:style-name="ce233" office:value-type="float" office:value="2450" calcext:value-type="float">
            <text:p>2,450</text:p>
          </table:table-cell>
          <table:table-cell table:style-name="ce234" office:value-type="string" calcext:value-type="string">
            <text:p>9</text:p>
          </table:table-cell>
          <table:table-cell table:style-name="ce236" office:value-type="float" office:value="2" calcext:value-type="float">
            <text:p>2</text:p>
          </table:table-cell>
          <table:table-cell table:style-name="ce234"/>
          <table:table-cell table:style-name="ce234" office:value-type="string" calcext:value-type="string">
            <text:p>5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2" calcext:value-type="float">
            <text:p>2</text:p>
          </table:table-cell>
          <table:table-cell table:style-name="ce235" table:formula="of:=VLOOKUP([.A13];[$'B2 List'.$A$2:.$J$162]; 2; 0)" office:value-type="string" office:string-value="Super Galick Gun" calcext:value-type="string">
            <text:p>Super Galick Gun</text:p>
          </table:table-cell>
          <table:table-cell table:style-name="ce228" office:value-type="float" office:value="8220" calcext:value-type="float">
            <text:p>8,220</text:p>
          </table:table-cell>
          <table:table-cell table:style-name="ce235" table:formula="of:=VLOOKUP([.A13];[$'B2 List'.$A$2:.$J$162]; 6; 0)" office:value-type="string" office:string-value="Gigantic Flame" calcext:value-type="string">
            <text:p>Gigantic Flame</text:p>
          </table:table-cell>
          <table:table-cell table:style-name="ce228" office:value-type="float" office:value="8200" calcext:value-type="float">
            <text:p>8,200</text:p>
          </table:table-cell>
          <table:table-cell table:style-name="ce235" table:formula="of:=VLOOKUP([.A13];[$'B2 List'.$A$2:.$J$162]; 10; 0)" office:value-type="string" office:string-value="Revenge Death Ball Final" calcext:value-type="string">
            <text:p>Revenge Death Ball Final</text:p>
          </table:table-cell>
          <table:table-cell table:style-name="ce228" office:value-type="float" office:value="15480" calcext:value-type="float">
            <text:p>15,480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string" calcext:value-type="string">
            <text:p>Giant Ape - Immune to Dash Supers </text:p>
          </table:table-cell>
          <table:table-cell table:style-name="ce238" office:value-type="string" calcext:value-type="string">
            <text:p>Giant Ape - Ultimate Body</text:p>
          </table:table-cell>
          <table:table-cell table:style-name="ce238" table:number-columns-repeated="6"/>
          <table:table-cell table:style-name="ce238" table:formula="of:=[.D13]*[.V13]" office:value-type="float" office:value="1120" calcext:value-type="float">
            <text:p>1,1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aby Vegeta (Super 1)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33" office:value-type="float" office:value="390" calcext:value-type="float">
            <text:p>390</text:p>
          </table:table-cell>
          <table:table-cell table:style-name="ce233" office:value-type="float" office:value="2320" calcext:value-type="float">
            <text:p>2,320</text:p>
          </table:table-cell>
          <table:table-cell table:style-name="ce233" office:value-type="float" office:value="1450" calcext:value-type="float">
            <text:p>1,450</text:p>
          </table:table-cell>
          <table:table-cell table:style-name="ce234" office:value-type="string" calcext:value-type="string">
            <text:p>8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5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2" calcext:value-type="float">
            <text:p>2</text:p>
          </table:table-cell>
          <table:table-cell table:style-name="ce235" table:formula="of:=VLOOKUP([.A14];[$'B2 List'.$A$2:.$J$162]; 2; 0)" office:value-type="string" office:string-value="Galick Gun" calcext:value-type="string">
            <text:p>Galick Gun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14];[$'B2 List'.$A$2:.$J$162]; 6; 0)" office:value-type="string" office:string-value="Finger Blitz Barrage" calcext:value-type="string">
            <text:p>Finger Blitz Barrage</text:p>
          </table:table-cell>
          <table:table-cell table:style-name="ce228" office:value-type="float" office:value="4140" calcext:value-type="float">
            <text:p>4,140</text:p>
          </table:table-cell>
          <table:table-cell table:style-name="ce235" table:formula="of:=VLOOKUP([.A14];[$'B2 List'.$A$2:.$J$162]; 10; 0)" office:value-type="string" office:string-value="Final Flash" calcext:value-type="string">
            <text:p>Final Flash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string" calcext:value-type="string">
            <text:p>Transform! (Requires 1 Blast Stock)</text:p>
          </table:table-cell>
          <table:table-cell table:style-name="ce238" table:number-columns-repeated="7"/>
          <table:table-cell table:style-name="ce238" table:formula="of:=[.D14]*[.V14]" office:value-type="float" office:value="2340" calcext:value-type="float">
            <text:p>2,3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aby Vegeta (Super 2)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33" office:value-type="float" office:value="386" calcext:value-type="float">
            <text:p>386</text:p>
          </table:table-cell>
          <table:table-cell table:style-name="ce233" office:value-type="float" office:value="1740" calcext:value-type="float">
            <text:p>1,740</text:p>
          </table:table-cell>
          <table:table-cell table:style-name="ce233" office:value-type="float" office:value="1400" calcext:value-type="float">
            <text:p>1,400</text:p>
          </table:table-cell>
          <table:table-cell table:style-name="ce234" office:value-type="string" calcext:value-type="string">
            <text:p>8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5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1" calcext:value-type="float">
            <text:p>1</text:p>
          </table:table-cell>
          <table:table-cell table:style-name="ce235" table:formula="of:=VLOOKUP([.A15];[$'B2 List'.$A$2:.$J$162]; 2; 0)" office:value-type="string" office:string-value="Final Flash" calcext:value-type="string">
            <text:p>Final Flash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5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228" office:value-type="float" office:value="6000" calcext:value-type="float">
            <text:p>6,000</text:p>
          </table:table-cell>
          <table:table-cell table:style-name="ce235" table:formula="of:=VLOOKUP([.A15];[$'B2 List'.$A$2:.$J$162]; 10; 0)" office:value-type="string" office:string-value="Revenge Death Ball" calcext:value-type="string">
            <text:p>Revenge Death Ball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string" calcext:value-type="string">
            <text:p>Transform! (Requires 3 Blast Stocks)</text:p>
          </table:table-cell>
          <table:table-cell table:style-name="ce238" table:number-columns-repeated="7"/>
          <table:table-cell table:style-name="ce238" table:formula="of:=[.D15]*[.V15]" office:value-type="float" office:value="2702" calcext:value-type="float">
            <text:p>2,702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ardock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33" office:value-type="float" office:value="260" calcext:value-type="float">
            <text:p>260</text:p>
          </table:table-cell>
          <table:table-cell table:style-name="ce233" office:value-type="float" office:value="1550" calcext:value-type="float">
            <text:p>1,550</text:p>
          </table:table-cell>
          <table:table-cell table:style-name="ce233" office:value-type="float" office:value="1150" calcext:value-type="float">
            <text:p>1,150</text:p>
          </table:table-cell>
          <table:table-cell table:style-name="ce234" office:value-type="string" calcext:value-type="string">
            <text:p>7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5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1" calcext:value-type="float">
            <text:p>1</text:p>
          </table:table-cell>
          <table:table-cell table:style-name="ce235" table:formula="of:=VLOOKUP([.A16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6];[$'B2 List'.$A$2:.$J$162]; 6; 0)" office:value-type="string" office:string-value="Final Revenger" calcext:value-type="string">
            <text:p>Final Revenger</text:p>
          </table:table-cell>
          <table:table-cell table:style-name="ce228" office:value-type="float" office:value="7310" calcext:value-type="float">
            <text:p>7,310</text:p>
          </table:table-cell>
          <table:table-cell table:style-name="ce235" table:formula="of:=VLOOKUP([.A16];[$'B2 List'.$A$2:.$J$162]; 10; 0)" office:value-type="string" office:string-value="Final Spirit Cannon" calcext:value-type="string">
            <text:p>Final Spirit Cannon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7" calcext:value-type="float">
            <text:p>7</text:p>
          </table:table-cell>
          <table:table-cell table:style-name="ce238" office:value-type="string" calcext:value-type="string">
            <text:p>Transform! (Requires 3 Blast Stocks)</text:p>
          </table:table-cell>
          <table:table-cell table:style-name="ce238" office:value-type="string" calcext:value-type="string">
            <text:p>Ultimate Body in Max Power Mode</text:p>
          </table:table-cell>
          <table:table-cell table:style-name="ce238" table:number-columns-repeated="6"/>
          <table:table-cell table:style-name="ce238" table:formula="of:=[.D16]*[.V16]" office:value-type="float" office:value="1820" calcext:value-type="float">
            <text:p>1,8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ardock (Giant Ape)</text:p>
          </table:table-cell>
          <table:table-cell table:style-name="ce228" office:value-type="float" office:value="370" calcext:value-type="float">
            <text:p>370</text:p>
          </table:table-cell>
          <table:table-cell table:style-name="ce228" office:value-type="float" office:value="1650" calcext:value-type="float">
            <text:p>1,650</text:p>
          </table:table-cell>
          <table:table-cell table:style-name="ce233" office:value-type="float" office:value="200" calcext:value-type="float">
            <text:p>200</text:p>
          </table:table-cell>
          <table:table-cell table:style-name="ce233" office:value-type="float" office:value="1180" calcext:value-type="float">
            <text:p>1,180</text:p>
          </table:table-cell>
          <table:table-cell table:style-name="ce233" office:value-type="float" office:value="2750" calcext:value-type="float">
            <text:p>2,750</text:p>
          </table:table-cell>
          <table:table-cell table:style-name="ce234" office:value-type="string" calcext:value-type="string">
            <text:p>7</text:p>
          </table:table-cell>
          <table:table-cell table:style-name="ce236" office:value-type="float" office:value="0.5" calcext:value-type="float">
            <text:p>0.5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1" calcext:value-type="float">
            <text:p>1</text:p>
          </table:table-cell>
          <table:table-cell table:style-name="ce235" table:formula="of:=VLOOKUP([.A17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7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7200" calcext:value-type="float">
            <text:p>7,200</text:p>
          </table:table-cell>
          <table:table-cell table:style-name="ce235" table:formula="of:=VLOOKUP([.A17];[$'B2 List'.$A$2:.$J$162]; 10; 0)" office:value-type="string" office:string-value="Giga Meteor Storm" calcext:value-type="string">
            <text:p>Giga Meteor Storm</text:p>
          </table:table-cell>
          <table:table-cell table:style-name="ce228" office:value-type="float" office:value="12750" calcext:value-type="float">
            <text:p>12,750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string" calcext:value-type="string">
            <text:p>Giant Ape - Immune to Dash Supers </text:p>
          </table:table-cell>
          <table:table-cell table:style-name="ce238" office:value-type="string" calcext:value-type="string">
            <text:p>Giant Ape - Ultimate Body</text:p>
          </table:table-cell>
          <table:table-cell table:style-name="ce238" table:number-columns-repeated="6"/>
          <table:table-cell table:style-name="ce238" table:formula="of:=[.D17]*[.V17]" office:value-type="float" office:value="800" calcext:value-type="float">
            <text:p>8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ojack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33" office:value-type="float" office:value="240" calcext:value-type="float">
            <text:p>240</text:p>
          </table:table-cell>
          <table:table-cell table:style-name="ce233" office:value-type="float" office:value="1430" calcext:value-type="float">
            <text:p>1,430</text:p>
          </table:table-cell>
          <table:table-cell table:style-name="ce233" office:value-type="float" office:value="1250" calcext:value-type="float">
            <text:p>1,250</text:p>
          </table:table-cell>
          <table:table-cell table:style-name="ce234" office:value-type="string" calcext:value-type="string">
            <text:p>9</text:p>
          </table:table-cell>
          <table:table-cell table:style-name="ce236" office:value-type="float" office:value="0" calcext:value-type="float">
            <text:p>0</text:p>
          </table:table-cell>
          <table:table-cell table:style-name="ce234"/>
          <table:table-cell table:style-name="ce234" office:value-type="string" calcext:value-type="string">
            <text:p>4</text:p>
          </table:table-cell>
          <table:table-cell table:style-name="ce234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6"/>
          <table:table-cell table:style-name="ce236" office:value-type="float" office:value="2" calcext:value-type="float">
            <text:p>2</text:p>
          </table:table-cell>
          <table:table-cell table:style-name="ce235" table:formula="of:=VLOOKUP([.A18];[$'B2 List'.$A$2:.$J$162]; 2; 0)" office:value-type="string" office:string-value="Full power energy ball" calcext:value-type="string">
            <text:p>Full power energy ball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8];[$'B2 List'.$A$2:.$J$162]; 6; 0)" office:value-type="string" office:string-value="Trap shooter" calcext:value-type="string">
            <text:p>Trap shooter</text:p>
          </table:table-cell>
          <table:table-cell table:style-name="ce228" office:value-type="float" office:value="4200" calcext:value-type="float">
            <text:p>4,200</text:p>
          </table:table-cell>
          <table:table-cell table:style-name="ce235" table:formula="of:=VLOOKUP([.A18];[$'B2 List'.$A$2:.$J$162]; 10; 0)" office:value-type="string" office:string-value="Grand Smasher" calcext:value-type="string">
            <text:p>Grand Smasher</text:p>
          </table:table-cell>
          <table:table-cell table:style-name="ce228" office:value-type="float" office:value="12760" calcext:value-type="float">
            <text:p>12,760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string" calcext:value-type="string">
            <text:p>Transform! (Requires 2 Blast Stocks)</text:p>
          </table:table-cell>
          <table:table-cell table:style-name="ce238" office:value-type="string" calcext:value-type="string">
            <text:p>Deflect rush blasts in Max Power Mode</text:p>
          </table:table-cell>
          <table:table-cell table:style-name="ce238" table:number-columns-repeated="6"/>
          <table:table-cell table:style-name="ce238" table:formula="of:=[.D18]*[.V18]" office:value-type="float" office:value="960" calcext:value-type="float">
            <text:p>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ojack (Full Power)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420" calcext:value-type="float">
            <text:p>1,420</text:p>
          </table:table-cell>
          <table:table-cell table:style-name="ce228" office:value-type="float" office:value="400" calcext:value-type="float">
            <text:p>400</text:p>
          </table:table-cell>
          <table:table-cell table:style-name="ce228" office:value-type="float" office:value="1350" calcext:value-type="float">
            <text:p>1,350</text:p>
          </table:table-cell>
          <table:table-cell table:style-name="ce228" office:value-type="float" office:value="1450" calcext:value-type="float">
            <text:p>1,450</text:p>
          </table:table-cell>
          <table:table-cell table:style-name="ce235" office:value-type="string" calcext:value-type="string">
            <text:p>9.5</text:p>
          </table:table-cell>
          <table:table-cell table:style-name="ce229" office:value-type="float" office:value="0.5" calcext:value-type="float">
            <text:p>0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19];[$'B2 List'.$A$2:.$J$162]; 2; 0)" office:value-type="string" office:string-value="Grand Smasher" calcext:value-type="string">
            <text:p>Grand Smasher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9];[$'B2 List'.$A$2:.$J$162]; 6; 0)" office:value-type="string" office:string-value="Galactic Tyrant" calcext:value-type="string">
            <text:p>Galactic Tyrant</text:p>
          </table:table-cell>
          <table:table-cell table:style-name="ce228" office:value-type="float" office:value="8220" calcext:value-type="float">
            <text:p>8,220</text:p>
          </table:table-cell>
          <table:table-cell table:style-name="ce235" table:formula="of:=VLOOKUP([.A19];[$'B2 List'.$A$2:.$J$162]; 10; 0)" office:value-type="string" office:string-value="Galactic Buster" calcext:value-type="string">
            <text:p>Galactic Buster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string" calcext:value-type="string">
            <text:p>Ultimate Body in Max Power Mode</text:p>
          </table:table-cell>
          <table:table-cell table:style-name="ce238" table:number-columns-repeated="7"/>
          <table:table-cell table:style-name="ce238" table:formula="of:=[.D19]*[.V19]" office:value-type="float" office:value="1200" calcext:value-type="float">
            <text:p>1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roly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1150" calcext:value-type="float">
            <text:p>1,150</text:p>
          </table:table-cell>
          <table:table-cell table:style-name="ce235" office:value-type="string" calcext:value-type="string">
            <text:p>9.5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20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20];[$'B2 List'.$A$2:.$J$162]; 6; 0)" office:value-type="string" office:string-value="Bloody Smash" calcext:value-type="string">
            <text:p>Bloody Smash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20];[$'B2 List'.$A$2:.$J$162]; 10; 0)" office:value-type="string" office:string-value="Eraser Cannon" calcext:value-type="string">
            <text:p>Eraser Cannon</text:p>
          </table:table-cell>
          <table:table-cell table:style-name="ce228" office:value-type="float" office:value="11840" calcext:value-type="float">
            <text:p>11,84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20]*[.V20]" office:value-type="float" office:value="600" calcext:value-type="float">
            <text:p>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roly (Legendary SSJ)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1690" calcext:value-type="float">
            <text:p>1,690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2290" calcext:value-type="float">
            <text:p>2,290</text:p>
          </table:table-cell>
          <table:table-cell table:style-name="ce228" office:value-type="float" office:value="1850" calcext:value-type="float">
            <text:p>1,850</text:p>
          </table:table-cell>
          <table:table-cell table:style-name="ce235" office:value-type="string" calcext:value-type="string">
            <text:p>14</text:p>
          </table:table-cell>
          <table:table-cell table:style-name="ce229" office:value-type="float" office:value="2" calcext:value-type="float">
            <text:p>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21];[$'B2 List'.$A$2:.$J$162]; 2; 0)" office:value-type="string" office:string-value="Eraser Cannon" calcext:value-type="string">
            <text:p>Eraser Cannon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21];[$'B2 List'.$A$2:.$J$162]; 6; 0)" office:value-type="string" office:string-value="Gigantic Hammer" calcext:value-type="string">
            <text:p>Gigantic Hammer</text:p>
          </table:table-cell>
          <table:table-cell table:style-name="ce228" office:value-type="float" office:value="8180" calcext:value-type="float">
            <text:p>8,180</text:p>
          </table:table-cell>
          <table:table-cell table:style-name="ce235" table:formula="of:=VLOOKUP([.A21];[$'B2 List'.$A$2:.$J$162]; 10; 0)" office:value-type="string" office:string-value="Omega Blaster" calcext:value-type="string">
            <text:p>Omega Blaster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21]*[.V21]" office:value-type="float" office:value="1080" calcext:value-type="float">
            <text:p>1,0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roly (SSJ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1510" calcext:value-type="float">
            <text:p>1,510</text:p>
          </table:table-cell>
          <table:table-cell table:style-name="ce235" office:value-type="string" calcext:value-type="string">
            <text:p>9.5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22];[$'B2 List'.$A$2:.$J$162]; 2; 0)" office:value-type="string" office:string-value="Eraser Cannon" calcext:value-type="string">
            <text:p>Eraser Cannon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22];[$'B2 List'.$A$2:.$J$162]; 6; 0)" office:value-type="string" office:string-value="Trap shooter" calcext:value-type="string">
            <text:p>Trap shooter</text:p>
          </table:table-cell>
          <table:table-cell table:style-name="ce228" office:value-type="float" office:value="4200" calcext:value-type="float">
            <text:p>4,200</text:p>
          </table:table-cell>
          <table:table-cell table:style-name="ce235" table:formula="of:=VLOOKUP([.A22];[$'B2 List'.$A$2:.$J$162]; 10; 0)" office:value-type="string" office:string-value="Super Explosive Wave" calcext:value-type="string">
            <text:p>Super Explosive Wave</text:p>
          </table:table-cell>
          <table:table-cell table:style-name="ce228" office:value-type="float" office:value="10650" calcext:value-type="float">
            <text:p>10,65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22]*[.V22]" office:value-type="float" office:value="1400" calcext:value-type="float">
            <text:p>1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Burter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28" office:value-type="float" office:value="950" calcext:value-type="float">
            <text:p>950</text:p>
          </table:table-cell>
          <table:table-cell table:style-name="ce235" office:value-type="string" calcext:value-type="string">
            <text:p>9.5</text:p>
          </table:table-cell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23];[$'B2 List'.$A$2:.$J$162]; 2; 0)" office:value-type="string" office:string-value="Full Power Energy Ball" calcext:value-type="string">
            <text:p>Full Power Energy Ball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23];[$'B2 List'.$A$2:.$J$162]; 6; 0)" office:value-type="string" office:string-value="Space Mach Attack" calcext:value-type="string">
            <text:p>Space Mach Attack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23];[$'B2 List'.$A$2:.$J$162]; 10; 0)" office:value-type="string" office:string-value="Purple Comet Attack" calcext:value-type="string">
            <text:p>Purple Comet Attack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23]*[.V23]" office:value-type="float" office:value="960" calcext:value-type="float">
            <text:p>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aptain Ginyu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35" office:value-type="string" calcext:value-type="string">
            <text:p>9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24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24];[$'B2 List'.$A$2:.$J$162]; 6; 0)" office:value-type="string" office:string-value="Galaxy Dynamite" calcext:value-type="string">
            <text:p>Galaxy Dynamite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24];[$'B2 List'.$A$2:.$J$162]; 10; 0)" office:value-type="string" office:string-value="Body Change" calcext:value-type="string">
            <text:p>Body Change</text:p>
          </table:table-cell>
          <table:table-cell table:style-name="ce228" office:value-type="float" office:value="0" calcext:value-type="float">
            <text:p>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24]*[.V24]" office:value-type="float" office:value="1540" calcext:value-type="float">
            <text:p>1,5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ell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70" calcext:value-type="float">
            <text:p>1,27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2950" calcext:value-type="float">
            <text:p>2,950</text:p>
          </table:table-cell>
          <table:table-cell table:style-name="ce235" office:value-type="string" calcext:value-type="string">
            <text:p>12.5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25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25];[$'B2 List'.$A$2:.$J$162]; 6; 0)" office:value-type="string" office:string-value="Special Beam Cannon" calcext:value-type="string">
            <text:p>Special Beam Cannon</text:p>
          </table:table-cell>
          <table:table-cell table:style-name="ce228" office:value-type="float" office:value="7940" calcext:value-type="float">
            <text:p>7,940</text:p>
          </table:table-cell>
          <table:table-cell table:style-name="ce235" table:formula="of:=VLOOKUP([.A25];[$'B2 List'.$A$2:.$J$162]; 10; 0)" office:value-type="string" office:string-value="Drain Life Cell" calcext:value-type="string">
            <text:p>Drain Life Cell</text:p>
          </table:table-cell>
          <table:table-cell table:style-name="ce228" office:value-type="float" office:value="12220" calcext:value-type="float">
            <text:p>12,22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25]*[.V25]" office:value-type="float" office:value="1300" calcext:value-type="float">
            <text:p>1,3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ell (Perfect)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35" office:value-type="string" calcext:value-type="string">
            <text:p>7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26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800" calcext:value-type="float">
            <text:p>7,800</text:p>
          </table:table-cell>
          <table:table-cell table:style-name="ce235" table:formula="of:=VLOOKUP([.A26];[$'B2 List'.$A$2:.$J$162]; 6; 0)" office:value-type="string" office:string-value="Barrage Death Beam" calcext:value-type="string">
            <text:p>Barrage Death Beam</text:p>
          </table:table-cell>
          <table:table-cell table:style-name="ce228" office:value-type="float" office:value="6400" calcext:value-type="float">
            <text:p>6,400</text:p>
          </table:table-cell>
          <table:table-cell table:style-name="ce235" table:formula="of:=VLOOKUP([.A26];[$'B2 List'.$A$2:.$J$162]; 10; 0)" office:value-type="string" office:string-value="Perfect Barrier" calcext:value-type="string">
            <text:p>Perfect Barrier</text:p>
          </table:table-cell>
          <table:table-cell table:style-name="ce228" office:value-type="float" office:value="11400" calcext:value-type="float">
            <text:p>11,40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26]*[.V26]" office:value-type="float" office:value="2240" calcext:value-type="float">
            <text:p>2,2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ell (Semi-Perfect)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80" calcext:value-type="float">
            <text:p>1,38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3120" calcext:value-type="float">
            <text:p>3,120</text:p>
          </table:table-cell>
          <table:table-cell table:style-name="ce235" office:value-type="string" calcext:value-type="string">
            <text:p>9</text:p>
          </table:table-cell>
          <table:table-cell table:style-name="ce229" office:value-type="float" office:value="0.5" calcext:value-type="float">
            <text:p>0.5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27];[$'B2 List'.$A$2:.$J$162]; 2; 0)" office:value-type="string" office:string-value="Big Bang Crash" calcext:value-type="string">
            <text:p>Big Bang Crash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27];[$'B2 List'.$A$2:.$J$162]; 6; 0)" office:value-type="string" office:string-value="Drain Life Cell" calcext:value-type="string">
            <text:p>Drain Life Cell</text:p>
          </table:table-cell>
          <table:table-cell table:style-name="ce228" office:value-type="float" office:value="7220" calcext:value-type="float">
            <text:p>7,220</text:p>
          </table:table-cell>
          <table:table-cell table:style-name="ce235" table:formula="of:=VLOOKUP([.A27];[$'B2 List'.$A$2:.$J$162]; 10; 0)" office:value-type="string" office:string-value="Unforgivable!" calcext:value-type="string">
            <text:p>Unforgivable!</text:p>
          </table:table-cell>
          <table:table-cell table:style-name="ce228" office:value-type="float" office:value="15450" calcext:value-type="float">
            <text:p>15,45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27]*[.V27]" office:value-type="float" office:value="1200" calcext:value-type="float">
            <text:p>1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ell (Super Perfect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318" calcext:value-type="float">
            <text:p>318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 office:value-type="float" office:value="1470" calcext:value-type="float">
            <text:p>1,470</text:p>
          </table:table-cell>
          <table:table-cell table:style-name="ce235" office:value-type="string" calcext:value-type="string">
            <text:p>7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28];[$'B2 List'.$A$2:.$J$162]; 2; 0)" office:value-type="string" office:string-value="Full Power Death Beam" calcext:value-type="string">
            <text:p>Full Power Death Beam</text:p>
          </table:table-cell>
          <table:table-cell table:style-name="ce228" office:value-type="float" office:value="6760" calcext:value-type="float">
            <text:p>6,760</text:p>
          </table:table-cell>
          <table:table-cell table:style-name="ce235" table:formula="of:=VLOOKUP([.A28];[$'B2 List'.$A$2:.$J$162]; 6; 0)" office:value-type="string" office:string-value="Perfect Combination" calcext:value-type="string">
            <text:p>Perfect Combination</text:p>
          </table:table-cell>
          <table:table-cell table:style-name="ce228" office:value-type="float" office:value="8100" calcext:value-type="float">
            <text:p>8,100</text:p>
          </table:table-cell>
          <table:table-cell table:style-name="ce235" table:formula="of:=VLOOKUP([.A28];[$'B2 List'.$A$2:.$J$162]; 10; 0)" office:value-type="string" office:string-value="Solar Kamehameha" calcext:value-type="string">
            <text:p>Solar Kamehameha</text:p>
          </table:table-cell>
          <table:table-cell table:style-name="ce228" office:value-type="float" office:value="14580" calcext:value-type="float">
            <text:p>14,58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28]*[.V28]" office:value-type="float" office:value="2544" calcext:value-type="float">
            <text:p>2,544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ell Jr.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960" calcext:value-type="float">
            <text:p>960</text:p>
          </table:table-cell>
          <table:table-cell table:style-name="ce235" office:value-type="string" calcext:value-type="string">
            <text:p>11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29];[$'B2 List'.$A$2:.$J$162]; 2; 0)" office:value-type="string" office:string-value="Special Beam Cannon" calcext:value-type="string">
            <text:p>Special Beam Cannon</text:p>
          </table:table-cell>
          <table:table-cell table:style-name="ce228" office:value-type="float" office:value="6620" calcext:value-type="float">
            <text:p>6,620</text:p>
          </table:table-cell>
          <table:table-cell table:style-name="ce235" table:formula="of:=VLOOKUP([.A29];[$'B2 List'.$A$2:.$J$162]; 6; 0)" office:value-type="string" office:string-value="Innocence Rush" calcext:value-type="string">
            <text:p>Innocence Rush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29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1840" calcext:value-type="float">
            <text:p>11,84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29]*[.V29]" office:value-type="float" office:value="880" calcext:value-type="float">
            <text:p>8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hi-Chi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010" calcext:value-type="float">
            <text:p>1,01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80" calcext:value-type="float">
            <text:p>980</text:p>
          </table:table-cell>
          <table:table-cell table:style-name="ce228" office:value-type="float" office:value="720" calcext:value-type="float">
            <text:p>720</text:p>
          </table:table-cell>
          <table:table-cell table:style-name="ce235" office:value-type="string" calcext:value-type="string">
            <text:p>9</text:p>
          </table:table-cell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30];[$'B2 List'.$A$2:.$J$162]; 2; 0)" office:value-type="string" office:string-value="Stay Away From Me!" calcext:value-type="string">
            <text:p>Stay Away From Me!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30];[$'B2 List'.$A$2:.$J$162]; 6; 0)" office:value-type="string" office:string-value="That Won't Work" calcext:value-type="string">
            <text:p>That Won't Work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30];[$'B2 List'.$A$2:.$J$162]; 10; 0)" office:value-type="string" office:string-value="Save Goku!" calcext:value-type="string">
            <text:p>Save Goku!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1" calcext:value-type="float">
            <text:p>1</text:p>
          </table:table-cell>
          <table:table-cell table:style-name="ce238" table:number-columns-repeated="8"/>
          <table:table-cell table:style-name="ce238" table:formula="of:=[.D30]*[.V30]" office:value-type="float" office:value="150" calcext:value-type="float">
            <text:p>1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hiaotzu</text:p>
          </table:table-cell>
          <table:table-cell table:style-name="ce228" office:value-type="float" office:value="210" calcext:value-type="float">
            <text:p>210</text:p>
          </table:table-cell>
          <table:table-cell table:style-name="ce228" office:value-type="float" office:value="910" calcext:value-type="float">
            <text:p>91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500" calcext:value-type="float">
            <text:p>1,500</text:p>
          </table:table-cell>
          <table:table-cell table:style-name="ce228" office:value-type="float" office:value="500" calcext:value-type="float">
            <text:p>500</text:p>
          </table:table-cell>
          <table:table-cell table:style-name="ce235" office:value-type="string" calcext:value-type="string">
            <text:p>8</text:p>
          </table:table-cell>
          <table:table-cell table:style-name="ce229" office:value-type="float" office:value="-3" calcext:value-type="float">
            <text:p>-3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3" calcext:value-type="float">
            <text:p>3</text:p>
          </table:table-cell>
          <table:table-cell table:style-name="ce235" table:formula="of:=VLOOKUP([.A31];[$'B2 List'.$A$2:.$J$162]; 2; 0)" office:value-type="string" office:string-value="Dodon Ray" calcext:value-type="string">
            <text:p>Dodon Ray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31];[$'B2 List'.$A$2:.$J$162]; 6; 0)" office:value-type="string" office:string-value="Psychic Rock Throw" calcext:value-type="string">
            <text:p>Psychic Rock Throw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31];[$'B2 List'.$A$2:.$J$162]; 10; 0)" office:value-type="string" office:string-value="Farewell, Mr. Tien!" calcext:value-type="string">
            <text:p>Farewell, Mr. Tien!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31]*[.V31]" office:value-type="float" office:value="1440" calcext:value-type="float">
            <text:p>1,4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ooler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70" calcext:value-type="float">
            <text:p>1,27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80" calcext:value-type="float">
            <text:p>1,280</text:p>
          </table:table-cell>
          <table:table-cell table:style-name="ce228" office:value-type="float" office:value="1790" calcext:value-type="float">
            <text:p>1,790</text:p>
          </table:table-cell>
          <table:table-cell table:style-name="ce235" office:value-type="string" calcext:value-type="string">
            <text:p>9</text:p>
          </table:table-cell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32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32];[$'B2 List'.$A$2:.$J$162]; 6; 0)" office:value-type="string" office:string-value="Darkness Eye Beam" calcext:value-type="string">
            <text:p>Darkness Eye Beam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32];[$'B2 List'.$A$2:.$J$162]; 10; 0)" office:value-type="string" office:string-value="Death Ball" calcext:value-type="string">
            <text:p>Death Ball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32]*[.V32]" office:value-type="float" office:value="1120" calcext:value-type="float">
            <text:p>1,1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ooler (Final Form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140" calcext:value-type="float">
            <text:p>140</text:p>
          </table:table-cell>
          <table:table-cell table:style-name="ce228" office:value-type="float" office:value="640" calcext:value-type="float">
            <text:p>640</text:p>
          </table:table-cell>
          <table:table-cell table:style-name="ce228" office:value-type="float" office:value="2140" calcext:value-type="float">
            <text:p>2,140</text:p>
          </table:table-cell>
          <table:table-cell table:style-name="ce235" office:value-type="string" calcext:value-type="string">
            <text:p>7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33];[$'B2 List'.$A$2:.$J$162]; 2; 0)" office:value-type="string" office:string-value="Death Beam" calcext:value-type="string">
            <text:p>Death Beam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33];[$'B2 List'.$A$2:.$J$162]; 6; 0)" office:value-type="string" office:string-value="Death Chaser" calcext:value-type="string">
            <text:p>Death Chaser</text:p>
          </table:table-cell>
          <table:table-cell table:style-name="ce228" office:value-type="float" office:value="8180" calcext:value-type="float">
            <text:p>8,180</text:p>
          </table:table-cell>
          <table:table-cell table:style-name="ce235" table:formula="of:=VLOOKUP([.A33];[$'B2 List'.$A$2:.$J$162]; 10; 0)" office:value-type="string" office:string-value="Supernova" calcext:value-type="string">
            <text:p>Supernova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33]*[.V33]" office:value-type="float" office:value="700" calcext:value-type="float">
            <text:p>7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ui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80" calcext:value-type="float">
            <text:p>1,08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880" calcext:value-type="float">
            <text:p>880</text:p>
          </table:table-cell>
          <table:table-cell table:style-name="ce235" office:value-type="string" calcext:value-type="string">
            <text:p>10</text:p>
          </table:table-cell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34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34];[$'B2 List'.$A$2:.$J$162]; 6; 0)" office:value-type="string" office:string-value="Full Power Energy Barrage Wave" calcext:value-type="string">
            <text:p>Full Power Energy Barrage Wave</text:p>
          </table:table-cell>
          <table:table-cell table:style-name="ce228" office:value-type="float" office:value="4230" calcext:value-type="float">
            <text:p>4,230</text:p>
          </table:table-cell>
          <table:table-cell table:style-name="ce235" table:formula="of:=VLOOKUP([.A34];[$'B2 List'.$A$2:.$J$162]; 10; 0)" office:value-type="string" office:string-value="Ah! Lord Frieza!" calcext:value-type="string">
            <text:p>Ah! Lord Frieza!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34]*[.V34]" office:value-type="float" office:value="2080" calcext:value-type="float">
            <text:p>2,0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Cyborg Tao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670" calcext:value-type="float">
            <text:p>67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35" office:value-type="string" calcext:value-type="string">
            <text:p>10.5</text:p>
          </table:table-cell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35];[$'B2 List'.$A$2:.$J$162]; 2; 0)" office:value-type="string" office:string-value="Dodon Ray" calcext:value-type="string">
            <text:p>Dodon Ray</text:p>
          </table:table-cell>
          <table:table-cell table:style-name="ce228" office:value-type="float" office:value="5730" calcext:value-type="float">
            <text:p>5,730</text:p>
          </table:table-cell>
          <table:table-cell table:style-name="ce235" table:formula="of:=VLOOKUP([.A35];[$'B2 List'.$A$2:.$J$162]; 6; 0)" office:value-type="string" office:string-value="Hidden Blade" calcext:value-type="string">
            <text:p>Hidden Blade</text:p>
          </table:table-cell>
          <table:table-cell table:style-name="ce228" office:value-type="float" office:value="7090" calcext:value-type="float">
            <text:p>7,090</text:p>
          </table:table-cell>
          <table:table-cell table:style-name="ce235" table:formula="of:=VLOOKUP([.A35];[$'B2 List'.$A$2:.$J$162]; 10; 0)" office:value-type="string" office:string-value="Super Dodon Wave" calcext:value-type="string">
            <text:p>Super Dodon Wave</text:p>
          </table:table-cell>
          <table:table-cell table:style-name="ce228" office:value-type="float" office:value="12280" calcext:value-type="float">
            <text:p>12,28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35]*[.V35]" office:value-type="float" office:value="440" calcext:value-type="float">
            <text:p>4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Dabura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2180" calcext:value-type="float">
            <text:p>2,18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35" office:value-type="string" calcext:value-type="string">
            <text:p>8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36];[$'B2 List'.$A$2:.$J$162]; 2; 0)" office:value-type="string" office:string-value="Evil Impulse" calcext:value-type="string">
            <text:p>Evil Impulse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36];[$'B2 List'.$A$2:.$J$162]; 6; 0)" office:value-type="string" office:string-value="Evil Flame" calcext:value-type="string">
            <text:p>Evil Flame</text:p>
          </table:table-cell>
          <table:table-cell table:style-name="ce228" office:value-type="float" office:value="7740" calcext:value-type="float">
            <text:p>7,740</text:p>
          </table:table-cell>
          <table:table-cell table:style-name="ce235" table:formula="of:=VLOOKUP([.A36];[$'B2 List'.$A$2:.$J$162]; 10; 0)" office:value-type="string" office:string-value="Darkness Sword Attack" calcext:value-type="string">
            <text:p>Darkness Sword Attack</text:p>
          </table:table-cell>
          <table:table-cell table:style-name="ce228" office:value-type="float" office:value="12980" calcext:value-type="float">
            <text:p>12,98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36]*[.V36]" office:value-type="float" office:value="2880" calcext:value-type="float">
            <text:p>2,8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Devilman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60" calcext:value-type="float">
            <text:p>1,060</text:p>
          </table:table-cell>
          <table:table-cell table:style-name="ce228" office:value-type="float" office:value="150" calcext:value-type="float">
            <text:p>150</text:p>
          </table:table-cell>
          <table:table-cell table:number-columns-repeated="2" table:style-name="ce228" office:value-type="float" office:value="920" calcext:value-type="float">
            <text:p>920</text:p>
          </table:table-cell>
          <table:table-cell table:style-name="ce235" office:value-type="string" calcext:value-type="string">
            <text:p>10</text:p>
          </table:table-cell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37];[$'B2 List'.$A$2:.$J$162]; 2; 0)" office:value-type="string" office:string-value="Fork Attack" calcext:value-type="string">
            <text:p>Fork Attack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37];[$'B2 List'.$A$2:.$J$162]; 6; 0)" office:value-type="string" office:string-value="Demon Fork Rush" calcext:value-type="string">
            <text:p>Demon Fork Rush</text:p>
          </table:table-cell>
          <table:table-cell table:style-name="ce228" office:value-type="float" office:value="8550" calcext:value-type="float">
            <text:p>8,550</text:p>
          </table:table-cell>
          <table:table-cell table:style-name="ce235" table:formula="of:=VLOOKUP([.A37];[$'B2 List'.$A$2:.$J$162]; 10; 0)" office:value-type="string" office:string-value="Devilmite Beam" calcext:value-type="string">
            <text:p>Devilmite Beam</text:p>
          </table:table-cell>
          <table:table-cell table:style-name="ce228" office:value-type="float" office:value="0" calcext:value-type="float">
            <text:p>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37]*[.V37]" office:value-type="float" office:value="600" calcext:value-type="float">
            <text:p>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Dodoria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50" calcext:value-type="float">
            <text:p>1,350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28" office:value-type="float" office:value="1380" calcext:value-type="float">
            <text:p>1,380</text:p>
          </table:table-cell>
          <table:table-cell table:style-name="ce235" office:value-type="string" calcext:value-type="string">
            <text:p>11.5</text:p>
          </table:table-cell>
          <table:table-cell table:style-name="ce229" office:value-type="float" office:value="1" calcext:value-type="float">
            <text:p>1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38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38];[$'B2 List'.$A$2:.$J$162]; 6; 0)" office:value-type="string" office:string-value="Dodoria Head Breaker" calcext:value-type="string">
            <text:p>Dodoria Head Breaker</text:p>
          </table:table-cell>
          <table:table-cell table:style-name="ce228" office:value-type="float" office:value="8180" calcext:value-type="float">
            <text:p>8,180</text:p>
          </table:table-cell>
          <table:table-cell table:style-name="ce235" table:formula="of:=VLOOKUP([.A38];[$'B2 List'.$A$2:.$J$162]; 10; 0)" office:value-type="string" office:string-value="Maximum Buster" calcext:value-type="string">
            <text:p>Maximum Buster</text:p>
          </table:table-cell>
          <table:table-cell table:style-name="ce228" office:value-type="float" office:value="12780" calcext:value-type="float">
            <text:p>12,78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38]*[.V38]" office:value-type="float" office:value="900" calcext:value-type="float">
            <text:p>9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Dr. Gero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3250" calcext:value-type="float">
            <text:p>3,250</text:p>
          </table:table-cell>
          <table:table-cell table:style-name="ce235" office:value-type="string" calcext:value-type="string">
            <text:p>95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5" calcext:value-type="float">
            <text:p>5</text:p>
          </table:table-cell>
          <table:table-cell table:style-name="ce235" table:formula="of:=VLOOKUP([.A39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39];[$'B2 List'.$A$2:.$J$162]; 6; 0)" office:value-type="string" office:string-value="Bionic Punisher" calcext:value-type="string">
            <text:p>Bionic Punisher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39];[$'B2 List'.$A$2:.$J$162]; 10; 0)" office:value-type="string" office:string-value="Drain Life 20" calcext:value-type="string">
            <text:p>Drain Life 20</text:p>
          </table:table-cell>
          <table:table-cell table:style-name="ce228" office:value-type="float" office:value="11230" calcext:value-type="float">
            <text:p>11,23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string" calcext:value-type="string">
            <text:p>Is an Android - passively charges</text:p>
          </table:table-cell>
          <table:table-cell table:style-name="ce238" office:value-type="string" calcext:value-type="string">
            <text:p>Is an Android - cannot be life drained</text:p>
          </table:table-cell>
          <table:table-cell table:style-name="ce238" office:value-type="string" calcext:value-type="string">
            <text:p>Grabs drain Life and Ki</text:p>
          </table:table-cell>
          <table:table-cell table:style-name="ce238" office:value-type="string" calcext:value-type="string">
            <text:p>Only passively charge to his Base Ki Power</text:p>
          </table:table-cell>
          <table:table-cell table:style-name="ce238" table:number-columns-repeated="4"/>
          <table:table-cell table:style-name="ce238" table:formula="of:=[.D39]*[.V39]" office:value-type="float" office:value="450" calcext:value-type="float">
            <text:p>4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Dr. Wheelo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1460" calcext:value-type="float">
            <text:p>1,460</text:p>
          </table:table-cell>
          <table:table-cell table:style-name="ce228" office:value-type="float" office:value="400" calcext:value-type="float">
            <text:p>400</text:p>
          </table:table-cell>
          <table:table-cell table:style-name="ce228" office:value-type="float" office:value="1800" calcext:value-type="float">
            <text:p>1,800</text:p>
          </table:table-cell>
          <table:table-cell table:style-name="ce228" office:value-type="float" office:value="1950" calcext:value-type="float">
            <text:p>1,950</text:p>
          </table:table-cell>
          <table:table-cell table:style-name="ce235" office:value-type="string" calcext:value-type="string">
            <text:p>37.5</text:p>
          </table:table-cell>
          <table:table-cell table:style-name="ce229" office:value-type="float" office:value="0.5" calcext:value-type="float">
            <text:p>0.5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5" calcext:value-type="float">
            <text:p>5</text:p>
          </table:table-cell>
          <table:table-cell table:style-name="ce235" table:formula="of:=VLOOKUP([.A40];[$'B2 List'.$A$2:.$J$162]; 2; 0)" office:value-type="string" office:string-value="Photon Strike" calcext:value-type="string">
            <text:p>Photon Strike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40];[$'B2 List'.$A$2:.$J$162]; 6; 0)" office:value-type="string" office:string-value="Gigantic Bomber" calcext:value-type="string">
            <text:p>Gigantic Bomber</text:p>
          </table:table-cell>
          <table:table-cell table:style-name="ce228" office:value-type="float" office:value="8180" calcext:value-type="float">
            <text:p>8,180</text:p>
          </table:table-cell>
          <table:table-cell table:style-name="ce235" table:formula="of:=VLOOKUP([.A40];[$'B2 List'.$A$2:.$J$162]; 10; 0)" office:value-type="string" office:string-value="Planet Geyser" calcext:value-type="string">
            <text:p>Planet Geyser</text:p>
          </table:table-cell>
          <table:table-cell table:style-name="ce228" office:value-type="float" office:value="12800" calcext:value-type="float">
            <text:p>12,8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40]*[.V40]" office:value-type="float" office:value="2400" calcext:value-type="float">
            <text:p>2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arly Goku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35" office:value-type="string" calcext:value-type="string">
            <text:p>7</text:p>
          </table:table-cell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/>
          <table:table-cell table:style-name="ce235" office:value-type="string" calcext:value-type="string">
            <text:p>0</text:p>
          </table:table-cell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1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41];[$'B2 List'.$A$2:.$J$162]; 6; 0)" office:value-type="string" office:string-value="Kaio-Ken Attack" calcext:value-type="string">
            <text:p>Kaio-Ken Attack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41];[$'B2 List'.$A$2:.$J$162]; 10; 0)" office:value-type="string" office:string-value="Spirit Bomb" calcext:value-type="string">
            <text:p>Spirit Bomb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41]*[.V41]" office:value-type="float" office:value="1100" calcext:value-type="float">
            <text:p>1,1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arly Piccolo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080" calcext:value-type="float">
            <text:p>1,08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640" calcext:value-type="float">
            <text:p>1,640</text:p>
          </table:table-cell>
          <table:table-cell table:style-name="ce228" office:value-type="float" office:value="1000" calcext:value-type="float">
            <text:p>1,00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/>
          <table:table-cell table:style-name="ce235" office:value-type="string" calcext:value-type="string">
            <text:p>0</text:p>
          </table:table-cell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2];[$'B2 List'.$A$2:.$J$162]; 2; 0)" office:value-type="string" office:string-value="Explosive Demon Wave" calcext:value-type="string">
            <text:p>Explosive Demon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42];[$'B2 List'.$A$2:.$J$162]; 6; 0)" office:value-type="string" office:string-value="Bakuretsu Mahoko" calcext:value-type="string">
            <text:p>Bakuretsu Mahoko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42];[$'B2 List'.$A$2:.$J$162]; 10; 0)" office:value-type="string" office:string-value="Special Beam Cannon" calcext:value-type="string">
            <text:p>Special Beam Cannon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42]*[.V42]" office:value-type="float" office:value="1560" calcext:value-type="float">
            <text:p>1,5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nd Goku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3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43];[$'B2 List'.$A$2:.$J$162]; 6; 0)" office:value-type="string" office:string-value="Meteor Crash" calcext:value-type="string">
            <text:p>Meteor Crash</text:p>
          </table:table-cell>
          <table:table-cell table:style-name="ce228" office:value-type="float" office:value="7200" calcext:value-type="float">
            <text:p>7,200</text:p>
          </table:table-cell>
          <table:table-cell table:style-name="ce235" table:formula="of:=VLOOKUP([.A43];[$'B2 List'.$A$2:.$J$162]; 10; 0)" office:value-type="string" office:string-value="Super Spirit Bomb" calcext:value-type="string">
            <text:p>Super Spirit Bomb</text:p>
          </table:table-cell>
          <table:table-cell table:style-name="ce228" office:value-type="float" office:value="14860" calcext:value-type="float">
            <text:p>14,86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43]*[.V43]" office:value-type="float" office:value="1540" calcext:value-type="float">
            <text:p>1,5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nd Goku (SSJ1)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4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440" calcext:value-type="float">
            <text:p>7,440</text:p>
          </table:table-cell>
          <table:table-cell table:style-name="ce235" table:formula="of:=VLOOKUP([.A44];[$'B2 List'.$A$2:.$J$162]; 6; 0)" office:value-type="string" office:string-value="Super Energy Wave Volley" calcext:value-type="string">
            <text:p>Super Energy Wave Volley</text:p>
          </table:table-cell>
          <table:table-cell table:style-name="ce228" office:value-type="float" office:value="4000" calcext:value-type="float">
            <text:p>4,000</text:p>
          </table:table-cell>
          <table:table-cell table:style-name="ce235" table:formula="of:=VLOOKUP([.A44];[$'B2 List'.$A$2:.$J$162]; 10; 0)" office:value-type="string" office:string-value="Instant Kamehameha" calcext:value-type="string">
            <text:p>Instant Kamehameha</text:p>
          </table:table-cell>
          <table:table-cell table:style-name="ce228" office:value-type="float" office:value="10920" calcext:value-type="float">
            <text:p>10,92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44]*[.V44]" office:value-type="float" office:value="1820" calcext:value-type="float">
            <text:p>1,8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nd Goku (SSJ2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2060" calcext:value-type="float">
            <text:p>2,060</text:p>
          </table:table-cell>
          <table:table-cell table:style-name="ce228" office:value-type="float" office:value="1500" calcext:value-type="float">
            <text:p>1,5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5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800" calcext:value-type="float">
            <text:p>7,800</text:p>
          </table:table-cell>
          <table:table-cell table:style-name="ce235" table:formula="of:=VLOOKUP([.A45];[$'B2 List'.$A$2:.$J$162]; 6; 0)" office:value-type="string" office:string-value="Meteor Crash" calcext:value-type="string">
            <text:p>Meteor Crash</text:p>
          </table:table-cell>
          <table:table-cell table:style-name="ce228" office:value-type="float" office:value="7650" calcext:value-type="float">
            <text:p>7,650</text:p>
          </table:table-cell>
          <table:table-cell table:style-name="ce235" table:formula="of:=VLOOKUP([.A45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45]*[.V45]" office:value-type="float" office:value="2380" calcext:value-type="float">
            <text:p>2,3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nd Goku (SSJ3)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810" calcext:value-type="float">
            <text:p>1,81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6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8520" calcext:value-type="float">
            <text:p>8,520</text:p>
          </table:table-cell>
          <table:table-cell table:style-name="ce235" table:formula="of:=VLOOKUP([.A46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6850" calcext:value-type="float">
            <text:p>6,850</text:p>
          </table:table-cell>
          <table:table-cell table:style-name="ce235" table:formula="of:=VLOOKUP([.A46];[$'B2 List'.$A$2:.$J$162]; 10; 0)" office:value-type="string" office:string-value="Dragon Fist" calcext:value-type="string">
            <text:p>Dragon Fist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46]*[.V46]" office:value-type="float" office:value="2100" calcext:value-type="float">
            <text:p>2,1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nd Vegeta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2180" calcext:value-type="float">
            <text:p>2,180</text:p>
          </table:table-cell>
          <table:table-cell table:style-name="ce228" office:value-type="float" office:value="920" calcext:value-type="float">
            <text:p>92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7];[$'B2 List'.$A$2:.$J$162]; 2; 0)" office:value-type="string" office:string-value="Galick Gun" calcext:value-type="string">
            <text:p>Galick Gun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47];[$'B2 List'.$A$2:.$J$162]; 6; 0)" office:value-type="string" office:string-value="Super Energy Wave Volley" calcext:value-type="string">
            <text:p>Super Energy Wave Volley</text:p>
          </table:table-cell>
          <table:table-cell table:style-name="ce228" office:value-type="float" office:value="3500" calcext:value-type="float">
            <text:p>3,500</text:p>
          </table:table-cell>
          <table:table-cell table:style-name="ce235" table:formula="of:=VLOOKUP([.A47];[$'B2 List'.$A$2:.$J$162]; 10; 0)" office:value-type="string" office:string-value="Big Bang Attack" calcext:value-type="string">
            <text:p>Big Bang Attack</text:p>
          </table:table-cell>
          <table:table-cell table:style-name="ce228" office:value-type="float" office:value="12750" calcext:value-type="float">
            <text:p>12,75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47]*[.V47]" office:value-type="float" office:value="3600" calcext:value-type="float">
            <text:p>3,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nd Vegeta (SSJ1)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210" calcext:value-type="float">
            <text:p>1,210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2310" calcext:value-type="float">
            <text:p>2,31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8];[$'B2 List'.$A$2:.$J$162]; 2; 0)" office:value-type="string" office:string-value="Final Flash" calcext:value-type="string">
            <text:p>Final Flash</text:p>
          </table:table-cell>
          <table:table-cell table:style-name="ce228" office:value-type="float" office:value="7200" calcext:value-type="float">
            <text:p>7,200</text:p>
          </table:table-cell>
          <table:table-cell table:style-name="ce235" table:formula="of:=VLOOKUP([.A48];[$'B2 List'.$A$2:.$J$162]; 6; 0)" office:value-type="string" office:string-value="Super Energy Wave Volley" calcext:value-type="string">
            <text:p>Super Energy Wave Volley</text:p>
          </table:table-cell>
          <table:table-cell table:style-name="ce228" office:value-type="float" office:value="4320" calcext:value-type="float">
            <text:p>4,320</text:p>
          </table:table-cell>
          <table:table-cell table:style-name="ce235" table:formula="of:=VLOOKUP([.A48];[$'B2 List'.$A$2:.$J$162]; 10; 0)" office:value-type="string" office:string-value="Super Explosive Wave" calcext:value-type="string">
            <text:p>Super Explosive Wave</text:p>
          </table:table-cell>
          <table:table-cell table:style-name="ce228" office:value-type="float" office:value="11400" calcext:value-type="float">
            <text:p>11,40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48]*[.V48]" office:value-type="float" office:value="3900" calcext:value-type="float">
            <text:p>3,9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nd Vegeta (SSJ2)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450" calcext:value-type="float">
            <text:p>450</text:p>
          </table:table-cell>
          <table:table-cell table:style-name="ce228" office:value-type="float" office:value="2690" calcext:value-type="float">
            <text:p>2,690</text:p>
          </table:table-cell>
          <table:table-cell table:style-name="ce228" office:value-type="float" office:value="1530" calcext:value-type="float">
            <text:p>1,53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49];[$'B2 List'.$A$2:.$J$162]; 2; 0)" office:value-type="string" office:string-value="Big Bang Attack" calcext:value-type="string">
            <text:p>Big Bang Attack</text:p>
          </table:table-cell>
          <table:table-cell table:style-name="ce228" office:value-type="float" office:value="7560" calcext:value-type="float">
            <text:p>7,560</text:p>
          </table:table-cell>
          <table:table-cell table:style-name="ce235" table:formula="of:=VLOOKUP([.A49];[$'B2 List'.$A$2:.$J$162]; 6; 0)" office:value-type="string" office:string-value="Super Energy Wave Volley" calcext:value-type="string">
            <text:p>Super Energy Wave Volley</text:p>
          </table:table-cell>
          <table:table-cell table:style-name="ce228" office:value-type="float" office:value="5220" calcext:value-type="float">
            <text:p>5,220</text:p>
          </table:table-cell>
          <table:table-cell table:style-name="ce235" table:formula="of:=VLOOKUP([.A49];[$'B2 List'.$A$2:.$J$162]; 10; 0)" office:value-type="string" office:string-value="Final Flash" calcext:value-type="string">
            <text:p>Final Flash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49]*[.V49]" office:value-type="float" office:value="4500" calcext:value-type="float">
            <text:p>4,5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Evil Buu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1600" calcext:value-type="float">
            <text:p>1,60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50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800" calcext:value-type="float">
            <text:p>7,800</text:p>
          </table:table-cell>
          <table:table-cell table:style-name="ce235" table:formula="of:=VLOOKUP([.A50];[$'B2 List'.$A$2:.$J$162]; 6; 0)" office:value-type="string" office:string-value="Flame Shower Breath" calcext:value-type="string">
            <text:p>Flame Shower Breath</text:p>
          </table:table-cell>
          <table:table-cell table:style-name="ce228" office:value-type="float" office:value="7500" calcext:value-type="float">
            <text:p>7,500</text:p>
          </table:table-cell>
          <table:table-cell table:style-name="ce235" table:formula="of:=VLOOKUP([.A50];[$'B2 List'.$A$2:.$J$162]; 10; 0)" office:value-type="string" office:string-value="Super Explosive Wave" calcext:value-type="string">
            <text:p>Super Explosive Wave</text:p>
          </table:table-cell>
          <table:table-cell table:style-name="ce228" office:value-type="float" office:value="11400" calcext:value-type="float">
            <text:p>11,40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50]*[.V50]" office:value-type="float" office:value="1280" calcext:value-type="float">
            <text:p>1,2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asha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51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51];[$'B2 List'.$A$2:.$J$162]; 6; 0)" office:value-type="string" office:string-value="Energy Ballet" calcext:value-type="string">
            <text:p>Energy Ballet</text:p>
          </table:table-cell>
          <table:table-cell table:style-name="ce228" office:value-type="float" office:value="3120" calcext:value-type="float">
            <text:p>3,120</text:p>
          </table:table-cell>
          <table:table-cell table:style-name="ce235" table:formula="of:=VLOOKUP([.A51];[$'B2 List'.$A$2:.$J$162]; 10; 0)" office:value-type="string" office:string-value="Hysteric Saiyan Lady" calcext:value-type="string">
            <text:p>Hysteric Saiyan Lady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51]*[.V51]" office:value-type="float" office:value="750" calcext:value-type="float">
            <text:p>7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asha (Giant Ape)</text:p>
          </table:table-cell>
          <table:table-cell table:style-name="ce228" office:value-type="float" office:value="370" calcext:value-type="float">
            <text:p>370</text:p>
          </table:table-cell>
          <table:table-cell table:style-name="ce228" office:value-type="float" office:value="1590" calcext:value-type="float">
            <text:p>1,590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800" calcext:value-type="float">
            <text:p>800</text:p>
          </table:table-cell>
          <table:table-cell table:style-name="ce228" office:value-type="float" office:value="1950" calcext:value-type="float">
            <text:p>1,9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52];[$'B2 List'.$A$2:.$J$162]; 2; 0)" office:value-type="string" office:string-value="Chou Makouhou Barrage" calcext:value-type="string">
            <text:p>Chou Makouhou Barrage</text:p>
          </table:table-cell>
          <table:table-cell table:style-name="ce228" office:value-type="float" office:value="5460" calcext:value-type="float">
            <text:p>5,460</text:p>
          </table:table-cell>
          <table:table-cell table:style-name="ce235" table:formula="of:=VLOOKUP([.A52];[$'B2 List'.$A$2:.$J$162]; 6; 0)" office:value-type="string" office:string-value="Giant Rock Throw" calcext:value-type="string">
            <text:p>Giant Rock Throw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52];[$'B2 List'.$A$2:.$J$162]; 10; 0)" office:value-type="string" office:string-value="Gigantic Saiyan Lady" calcext:value-type="string">
            <text:p>Gigantic Saiyan Lady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52]*[.V52]" office:value-type="float" office:value="390" calcext:value-type="float">
            <text:p>39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rieza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070" calcext:value-type="float">
            <text:p>1,07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53];[$'B2 List'.$A$2:.$J$162]; 2; 0)" office:value-type="string" office:string-value="Death Beam" calcext:value-type="string">
            <text:p>Death Beam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53];[$'B2 List'.$A$2:.$J$162]; 6; 0)" office:value-type="string" office:string-value="Punishing Rush" calcext:value-type="string">
            <text:p>Punishing Rush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53];[$'B2 List'.$A$2:.$J$162]; 10; 0)" office:value-type="string" office:string-value="Death Ball" calcext:value-type="string">
            <text:p>Death Ball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53]*[.V53]" office:value-type="float" office:value="1120" calcext:value-type="float">
            <text:p>1,1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rieza (2nd Form)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480" calcext:value-type="float">
            <text:p>1,48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54];[$'B2 List'.$A$2:.$J$162]; 2; 0)" office:value-type="string" office:string-value="Punishing Blaster" calcext:value-type="string">
            <text:p>Punishing Blaster</text:p>
          </table:table-cell>
          <table:table-cell table:style-name="ce228" office:value-type="float" office:value="7120" calcext:value-type="float">
            <text:p>7,120</text:p>
          </table:table-cell>
          <table:table-cell table:style-name="ce235" table:formula="of:=VLOOKUP([.A54];[$'B2 List'.$A$2:.$J$162]; 6; 0)" office:value-type="string" office:string-value="Death Storm" calcext:value-type="string">
            <text:p>Death Storm</text:p>
          </table:table-cell>
          <table:table-cell table:style-name="ce228" office:value-type="float" office:value="5300" calcext:value-type="float">
            <text:p>5,300</text:p>
          </table:table-cell>
          <table:table-cell table:style-name="ce235" table:formula="of:=VLOOKUP([.A54];[$'B2 List'.$A$2:.$J$162]; 10; 0)" office:value-type="string" office:string-value="Hail Frieza" calcext:value-type="string">
            <text:p>Hail Frieza</text:p>
          </table:table-cell>
          <table:table-cell table:style-name="ce228" office:value-type="float" office:value="13130" calcext:value-type="float">
            <text:p>13,13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54]*[.V54]" office:value-type="float" office:value="1400" calcext:value-type="float">
            <text:p>1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rieza (3rd Form)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28" office:value-type="float" office:value="430" calcext:value-type="float">
            <text:p>430</text:p>
          </table:table-cell>
          <table:table-cell table:style-name="ce228" office:value-type="float" office:value="2680" calcext:value-type="float">
            <text:p>2,680</text:p>
          </table:table-cell>
          <table:table-cell table:style-name="ce228" office:value-type="float" office:value="1190" calcext:value-type="float">
            <text:p>1,190</text:p>
          </table:table-cell>
          <table:table-cell table:style-name="ce235"/>
          <table:table-cell table:style-name="ce229" office:value-type="float" office:value="0.5" calcext:value-type="float">
            <text:p>0.5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55];[$'B2 List'.$A$2:.$J$162]; 2; 0)" office:value-type="string" office:string-value="Death Beam" calcext:value-type="string">
            <text:p>Death Beam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55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7380" calcext:value-type="float">
            <text:p>7,380</text:p>
          </table:table-cell>
          <table:table-cell table:style-name="ce235" table:formula="of:=VLOOKUP([.A55];[$'B2 List'.$A$2:.$J$162]; 10; 0)" office:value-type="string" office:string-value="Crazy Finger Beam" calcext:value-type="string">
            <text:p>Crazy Finger Beam</text:p>
          </table:table-cell>
          <table:table-cell table:style-name="ce228" office:value-type="float" office:value="8970" calcext:value-type="float">
            <text:p>8,970</text:p>
          </table:table-cell>
          <table:table-cell table:style-name="ce238" office:value-type="float" office:value="9" calcext:value-type="float">
            <text:p>9</text:p>
          </table:table-cell>
          <table:table-cell table:style-name="ce238" table:number-columns-repeated="8"/>
          <table:table-cell table:style-name="ce238" table:formula="of:=[.D55]*[.V55]" office:value-type="float" office:value="3870" calcext:value-type="float">
            <text:p>3,87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rieza (Final Form)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1740" calcext:value-type="float">
            <text:p>1,74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56];[$'B2 List'.$A$2:.$J$162]; 2; 0)" office:value-type="string" office:string-value="Barrage Death Beam" calcext:value-type="string">
            <text:p>Barrage Death Beam</text:p>
          </table:table-cell>
          <table:table-cell table:style-name="ce228" office:value-type="float" office:value="6400" calcext:value-type="float">
            <text:p>6,400</text:p>
          </table:table-cell>
          <table:table-cell table:style-name="ce235" table:formula="of:=VLOOKUP([.A56];[$'B2 List'.$A$2:.$J$162]; 6; 0)" office:value-type="string" office:string-value="I Might Die This Time" calcext:value-type="string">
            <text:p>I Might Die This Time</text:p>
          </table:table-cell>
          <table:table-cell table:style-name="ce228" office:value-type="float" office:value="8230" calcext:value-type="float">
            <text:p>8,230</text:p>
          </table:table-cell>
          <table:table-cell table:style-name="ce235" table:formula="of:=VLOOKUP([.A56];[$'B2 List'.$A$2:.$J$162]; 10; 0)" office:value-type="string" office:string-value="Destroy the Planet!" calcext:value-type="string">
            <text:p>Destroy the Planet!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56]*[.V56]" office:value-type="float" office:value="1750" calcext:value-type="float">
            <text:p>1,7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rieza (Full Power)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890" calcext:value-type="float">
            <text:p>1,890</text:p>
          </table:table-cell>
          <table:table-cell table:style-name="ce235"/>
          <table:table-cell table:style-name="ce229" office:value-type="float" office:value="-1" calcext:value-type="float">
            <text:p>-1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57];[$'B2 List'.$A$2:.$J$162]; 2; 0)" office:value-type="string" office:string-value="Death Saucer" calcext:value-type="string">
            <text:p>Death Saucer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57];[$'B2 List'.$A$2:.$J$162]; 6; 0)" office:value-type="string" office:string-value="Nova Strike" calcext:value-type="string">
            <text:p>Nova Strike</text:p>
          </table:table-cell>
          <table:table-cell table:style-name="ce228" office:value-type="float" office:value="9090" calcext:value-type="float">
            <text:p>9,090</text:p>
          </table:table-cell>
          <table:table-cell table:style-name="ce235" table:formula="of:=VLOOKUP([.A57];[$'B2 List'.$A$2:.$J$162]; 10; 0)" office:value-type="string" office:string-value="You Will Die By My Hand" calcext:value-type="string">
            <text:p>You Will Die By My Hand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57]*[.V57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rieza Soldier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60" calcext:value-type="float">
            <text:p>1,06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800" calcext:value-type="float">
            <text:p>800</text:p>
          </table:table-cell>
          <table:table-cell table:style-name="ce235"/>
          <table:table-cell table:style-name="ce229" office:value-type="float" office:value="-4" calcext:value-type="float">
            <text:p>-4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58];[$'B2 List'.$A$2:.$J$162]; 2; 0)" office:value-type="string" office:string-value="Energy Wave" calcext:value-type="string">
            <text:p>Energy Wave</text:p>
          </table:table-cell>
          <table:table-cell table:style-name="ce228" office:value-type="float" office:value="3640" calcext:value-type="float">
            <text:p>3,640</text:p>
          </table:table-cell>
          <table:table-cell table:style-name="ce235" table:formula="of:=VLOOKUP([.A58];[$'B2 List'.$A$2:.$J$162]; 6; 0)" office:value-type="string" office:string-value="Energy Wave" calcext:value-type="string">
            <text:p>Energy Wave</text:p>
          </table:table-cell>
          <table:table-cell table:style-name="ce228" office:value-type="float" office:value="5480" calcext:value-type="float">
            <text:p>5,480</text:p>
          </table:table-cell>
          <table:table-cell table:style-name="ce235" table:formula="of:=VLOOKUP([.A58];[$'B2 List'.$A$2:.$J$162]; 10; 0)" office:value-type="string" office:string-value="Life-risking Blow!" calcext:value-type="string">
            <text:p>Life-risking Blow!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2" calcext:value-type="float">
            <text:p>2</text:p>
          </table:table-cell>
          <table:table-cell table:style-name="ce238" table:number-columns-repeated="8"/>
          <table:table-cell table:style-name="ce238" table:formula="of:=[.D58]*[.V58]" office:value-type="float" office:value="400" calcext:value-type="float">
            <text:p>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uture Gohan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59];[$'B2 List'.$A$2:.$J$162]; 2; 0)" office:value-type="string" office:string-value="Masenko" calcext:value-type="string">
            <text:p>Masenko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59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6450" calcext:value-type="float">
            <text:p>6,450</text:p>
          </table:table-cell>
          <table:table-cell table:style-name="ce235" table:formula="of:=VLOOKUP([.A59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2740" calcext:value-type="float">
            <text:p>12,74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59]*[.V59]" office:value-type="float" office:value="1560" calcext:value-type="float">
            <text:p>1,5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Future Gohan (SSJ1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380" calcext:value-type="float">
            <text:p>1,38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1450" calcext:value-type="float">
            <text:p>1,4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60];[$'B2 List'.$A$2:.$J$162]; 2; 0)" office:value-type="string" office:string-value="Gekiretsu Madan" calcext:value-type="string">
            <text:p>Gekiretsu Madan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60];[$'B2 List'.$A$2:.$J$162]; 6; 0)" office:value-type="string" office:string-value="Special Beam Cannon" calcext:value-type="string">
            <text:p>Special Beam Cannon</text:p>
          </table:table-cell>
          <table:table-cell table:style-name="ce228" office:value-type="float" office:value="7160" calcext:value-type="float">
            <text:p>7,160</text:p>
          </table:table-cell>
          <table:table-cell table:style-name="ce235" table:formula="of:=VLOOKUP([.A60];[$'B2 List'.$A$2:.$J$162]; 10; 0)" office:value-type="string" office:string-value="Gekiretsu Ranbu" calcext:value-type="string">
            <text:p>Gekiretsu Ranbu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60]*[.V60]" office:value-type="float" office:value="1400" calcext:value-type="float">
            <text:p>1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arlic Jr.</text:p>
          </table:table-cell>
          <table:table-cell table:style-name="ce228" office:value-type="float" office:value="210" calcext:value-type="float">
            <text:p>210</text:p>
          </table:table-cell>
          <table:table-cell table:style-name="ce228" office:value-type="float" office:value="910" calcext:value-type="float">
            <text:p>91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490" calcext:value-type="float">
            <text:p>4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35" table:formula="of:=VLOOKUP([.A61];[$'B2 List'.$A$2:.$J$162]; 2; 0)" office:value-type="string" office:string-value="Darkness Eye Beam" calcext:value-type="string">
            <text:p>Darkness Eye Beam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61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61];[$'B2 List'.$A$2:.$J$162]; 10; 0)" office:value-type="string" office:string-value="Full Power Energy Ball" calcext:value-type="string">
            <text:p>Full Power Energy Ball</text:p>
          </table:table-cell>
          <table:table-cell table:style-name="ce228" office:value-type="float" office:value="12750" calcext:value-type="float">
            <text:p>12,75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61]*[.V61]" office:value-type="float" office:value="840" calcext:value-type="float">
            <text:p>8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arlic Jr. (Super Form)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70" calcext:value-type="float">
            <text:p>970</text:p>
          </table:table-cell>
          <table:table-cell table:style-name="ce228" office:value-type="float" office:value="1650" calcext:value-type="float">
            <text:p>1,650</text:p>
          </table:table-cell>
          <table:table-cell table:style-name="ce235"/>
          <table:table-cell table:style-name="ce229" office:value-type="float" office:value="1" calcext:value-type="float">
            <text:p>1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62];[$'B2 List'.$A$2:.$J$162]; 2; 0)" office:value-type="string" office:string-value="Death Impact" calcext:value-type="string">
            <text:p>Death Impact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62];[$'B2 List'.$A$2:.$J$162]; 6; 0)" office:value-type="string" office:string-value="Darkness Illusion" calcext:value-type="string">
            <text:p>Darkness Illusion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62];[$'B2 List'.$A$2:.$J$162]; 10; 0)" office:value-type="string" office:string-value="Dead Zone" calcext:value-type="string">
            <text:p>Dead Zone</text:p>
          </table:table-cell>
          <table:table-cell table:style-name="ce228" office:value-type="float" office:value="10910" calcext:value-type="float">
            <text:p>10,91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62]*[.V62]" office:value-type="float" office:value="750" calcext:value-type="float">
            <text:p>7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eneral Blue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010" calcext:value-type="float">
            <text:p>1,01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50" calcext:value-type="float">
            <text:p>7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9" office:value-type="float" office:value="1" calcext:value-type="float">
            <text:p>1</text:p>
          </table:table-cell>
          <table:table-cell table:style-name="ce235" table:formula="of:=VLOOKUP([.A63];[$'B2 List'.$A$2:.$J$162]; 2; 0)" office:value-type="string" office:string-value="I'll Shoot You!" calcext:value-type="string">
            <text:p>I'll Shoot You!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63];[$'B2 List'.$A$2:.$J$162]; 6; 0)" office:value-type="string" office:string-value="Skewer" calcext:value-type="string">
            <text:p>Skewer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63];[$'B2 List'.$A$2:.$J$162]; 10; 0)" office:value-type="string" office:string-value="Rocket Engine Spark!" calcext:value-type="string">
            <text:p>Rocket Engine Spark!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0" calcext:value-type="float">
            <text:p>0</text:p>
          </table:table-cell>
          <table:table-cell table:style-name="ce238" table:number-columns-repeated="8"/>
          <table:table-cell table:style-name="ce238" table:formula="of:=[.D63]*[.V63]" office:value-type="float" office:value="0" calcext:value-type="float">
            <text:p>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eneral Tao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670" calcext:value-type="float">
            <text:p>670</text:p>
          </table:table-cell>
          <table:table-cell table:style-name="ce228" office:value-type="float" office:value="1390" calcext:value-type="float">
            <text:p>1,3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7"/>
          <table:table-cell table:style-name="ce228" office:value-type="float" office:value="2" calcext:value-type="float">
            <text:p>2</text:p>
          </table:table-cell>
          <table:table-cell table:style-name="ce235" table:formula="of:=VLOOKUP([.A64];[$'B2 List'.$A$2:.$J$162]; 2; 0)" office:value-type="string" office:string-value="The Original Dodon-Pa" calcext:value-type="string">
            <text:p>The Original Dodon-Pa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64];[$'B2 List'.$A$2:.$J$162]; 6; 0)" office:value-type="string" office:string-value="Crane Style Assassin Strike" calcext:value-type="string">
            <text:p>Crane Style Assassin Strike</text:p>
          </table:table-cell>
          <table:table-cell table:style-name="ce228" office:value-type="float" office:value="5720" calcext:value-type="float">
            <text:p>5,720</text:p>
          </table:table-cell>
          <table:table-cell table:style-name="ce235" table:formula="of:=VLOOKUP([.A64];[$'B2 List'.$A$2:.$J$162]; 10; 0)" office:value-type="string" office:string-value="Ultimate Final Plan" calcext:value-type="string">
            <text:p>Ultimate Final Plan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64]*[.V64]" office:value-type="float" office:value="330" calcext:value-type="float">
            <text:p>33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geta (SSJ1)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2430" calcext:value-type="float">
            <text:p>2,430</text:p>
          </table:table-cell>
          <table:table-cell table:style-name="ce228" office:value-type="float" office:value="1450" calcext:value-type="float">
            <text:p>1,4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80000" calcext:value-type="float">
            <text:p>80000</text:p>
          </table:table-cell>
          <table:table-cell table:style-name="ce237"/>
          <table:table-cell table:style-name="ce228" office:value-type="float" office:value="2" calcext:value-type="float">
            <text:p>2</text:p>
          </table:table-cell>
          <table:table-cell table:style-name="ce235" table:formula="of:=VLOOKUP([.A65];[$'B2 List'.$A$2:.$J$162]; 2; 0)" office:value-type="string" office:string-value="Big Bang Kamehameha" calcext:value-type="string">
            <text:p>Big Bang Kamehameha</text:p>
          </table:table-cell>
          <table:table-cell table:style-name="ce228" office:value-type="float" office:value="8400" calcext:value-type="float">
            <text:p>8,400</text:p>
          </table:table-cell>
          <table:table-cell table:style-name="ce235" table:formula="of:=VLOOKUP([.A65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6000" calcext:value-type="float">
            <text:p>6,000</text:p>
          </table:table-cell>
          <table:table-cell table:style-name="ce235" table:formula="of:=VLOOKUP([.A65];[$'B2 List'.$A$2:.$J$162]; 10; 0)" office:value-type="string" office:string-value="Stardust Breaker" calcext:value-type="string">
            <text:p>Stardust Breaker</text:p>
          </table:table-cell>
          <table:table-cell table:style-name="ce228" office:value-type="float" office:value="14300" calcext:value-type="float">
            <text:p>14,300</text:p>
          </table:table-cell>
          <table:table-cell table:style-name="ce238" office:value-type="float" office:value="9" calcext:value-type="float">
            <text:p>9</text:p>
          </table:table-cell>
          <table:table-cell table:style-name="ce238" table:number-columns-repeated="8"/>
          <table:table-cell table:style-name="ce238" table:formula="of:=[.D65]*[.V65]" office:value-type="float" office:value="3510" calcext:value-type="float">
            <text:p>3,51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geta (SSJ4)</text:p>
          </table:table-cell>
          <table:table-cell table:style-name="ce228" office:value-type="float" office:value="400" calcext:value-type="float">
            <text:p>400</text:p>
          </table:table-cell>
          <table:table-cell table:style-name="ce228" office:value-type="float" office:value="1670" calcext:value-type="float">
            <text:p>1,670</text:p>
          </table:table-cell>
          <table:table-cell table:style-name="ce228" office:value-type="float" office:value="390" calcext:value-type="float">
            <text:p>390</text:p>
          </table:table-cell>
          <table:table-cell table:number-columns-repeated="2" table:style-name="ce228" office:value-type="float" office:value="2000" calcext:value-type="float">
            <text:p>2,0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80000" calcext:value-type="float">
            <text:p>80000</text:p>
          </table:table-cell>
          <table:table-cell table:style-name="ce237"/>
          <table:table-cell table:style-name="ce228" office:value-type="float" office:value="2" calcext:value-type="float">
            <text:p>2</text:p>
          </table:table-cell>
          <table:table-cell table:style-name="ce235" table:formula="of:=VLOOKUP([.A66];[$'B2 List'.$A$2:.$J$162]; 2; 0)" office:value-type="string" office:string-value="Big Bang Kamehameha" calcext:value-type="string">
            <text:p>Big Bang Kamehameha</text:p>
          </table:table-cell>
          <table:table-cell table:style-name="ce228" office:value-type="float" office:value="9040" calcext:value-type="float">
            <text:p>9,040</text:p>
          </table:table-cell>
          <table:table-cell table:style-name="ce235" table:formula="of:=VLOOKUP([.A66];[$'B2 List'.$A$2:.$J$162]; 6; 0)" office:value-type="string" office:string-value="Ultimate Impact" calcext:value-type="string">
            <text:p>Ultimate Impact</text:p>
          </table:table-cell>
          <table:table-cell table:style-name="ce228" office:value-type="float" office:value="9800" calcext:value-type="float">
            <text:p>9,800</text:p>
          </table:table-cell>
          <table:table-cell table:style-name="ce235" table:formula="of:=VLOOKUP([.A66];[$'B2 List'.$A$2:.$J$162]; 10; 0)" office:value-type="string" office:string-value="100X Big Bang Kamehameha" calcext:value-type="string">
            <text:p>100X Big Bang Kamehameha</text:p>
          </table:table-cell>
          <table:table-cell table:style-name="ce228" office:value-type="float" office:value="16380" calcext:value-type="float">
            <text:p>16,38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66]*[.V66]" office:value-type="float" office:value="3900" calcext:value-type="float">
            <text:p>3,9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han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1190" calcext:value-type="float">
            <text:p>1,1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37"/>
          <table:table-cell table:style-name="ce228" office:value-type="float" office:value="2" calcext:value-type="float">
            <text:p>2</text:p>
          </table:table-cell>
          <table:table-cell table:style-name="ce235" table:formula="of:=VLOOKUP([.A67];[$'B2 List'.$A$2:.$J$162]; 2; 0)" office:value-type="string" office:string-value="Explosive Madan" calcext:value-type="string">
            <text:p>Explosive Madan</text:p>
          </table:table-cell>
          <table:table-cell table:style-name="ce228" office:value-type="float" office:value="6280" calcext:value-type="float">
            <text:p>6,280</text:p>
          </table:table-cell>
          <table:table-cell table:style-name="ce235" table:formula="of:=VLOOKUP([.A67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228" office:value-type="float" office:value="5040" calcext:value-type="float">
            <text:p>5,040</text:p>
          </table:table-cell>
          <table:table-cell table:style-name="ce235" table:formula="of:=VLOOKUP([.A67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2800" calcext:value-type="float">
            <text:p>12,80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67]*[.V67]" office:value-type="float" office:value="1300" calcext:value-type="float">
            <text:p>1,3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han (SSJ1)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 office:value-type="float" office:value="1370" calcext:value-type="float">
            <text:p>1,37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68];[$'B2 List'.$A$2:.$J$162]; 2; 0)" office:value-type="string" office:string-value="Explosive Madan" calcext:value-type="string">
            <text:p>Explosive Madan</text:p>
          </table:table-cell>
          <table:table-cell table:style-name="ce228" office:value-type="float" office:value="6560" calcext:value-type="float">
            <text:p>6,560</text:p>
          </table:table-cell>
          <table:table-cell table:style-name="ce235" table:formula="of:=VLOOKUP([.A68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228" office:value-type="float" office:value="5280" calcext:value-type="float">
            <text:p>5,280</text:p>
          </table:table-cell>
          <table:table-cell table:style-name="ce235" table:formula="of:=VLOOKUP([.A68];[$'B2 List'.$A$2:.$J$162]; 10; 0)" office:value-type="string" office:string-value="Bros. Kamehameha" calcext:value-type="string">
            <text:p>Bros. Kamehameha</text:p>
          </table:table-cell>
          <table:table-cell table:style-name="ce228" office:value-type="float" office:value="15450" calcext:value-type="float">
            <text:p>15,45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68]*[.V68]" office:value-type="float" office:value="1920" calcext:value-type="float">
            <text:p>1,9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han (SSJ2)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2060" calcext:value-type="float">
            <text:p>2,060</text:p>
          </table:table-cell>
          <table:table-cell table:style-name="ce228" office:value-type="float" office:value="1350" calcext:value-type="float">
            <text:p>1,3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69];[$'B2 List'.$A$2:.$J$162]; 2; 0)" office:value-type="string" office:string-value="Super Explosive Madan" calcext:value-type="string">
            <text:p>Super Explosive Madan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69];[$'B2 List'.$A$2:.$J$162]; 6; 0)" office:value-type="string" office:string-value="Full Power Energy Barrage Wave" calcext:value-type="string">
            <text:p>Full Power Energy Barrage Wave</text:p>
          </table:table-cell>
          <table:table-cell table:style-name="ce228" office:value-type="float" office:value="5800" calcext:value-type="float">
            <text:p>5,800</text:p>
          </table:table-cell>
          <table:table-cell table:style-name="ce235" table:formula="of:=VLOOKUP([.A69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69]*[.V69]" office:value-type="float" office:value="2380" calcext:value-type="float">
            <text:p>2,3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ten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980" calcext:value-type="float">
            <text:p>98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3" calcext:value-type="float">
            <text:p>3</text:p>
          </table:table-cell>
          <table:table-cell table:style-name="ce235" table:formula="of:=VLOOKUP([.A70];[$'B2 List'.$A$2:.$J$162]; 2; 0)" office:value-type="string" office:string-value="Full Power Energy Blast Volley" calcext:value-type="string">
            <text:p>Full Power Energy Blast Volley</text:p>
          </table:table-cell>
          <table:table-cell table:style-name="ce228" office:value-type="float" office:value="4960" calcext:value-type="float">
            <text:p>4,960</text:p>
          </table:table-cell>
          <table:table-cell table:style-name="ce235" table:formula="of:=VLOOKUP([.A70];[$'B2 List'.$A$2:.$J$162]; 6; 0)" office:value-type="string" office:string-value="Assault!" calcext:value-type="string">
            <text:p>Assault!</text:p>
          </table:table-cell>
          <table:table-cell table:style-name="ce228" office:value-type="float" office:value="5730" calcext:value-type="float">
            <text:p>5,730</text:p>
          </table:table-cell>
          <table:table-cell table:style-name="ce235" table:formula="of:=VLOOKUP([.A70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2320" calcext:value-type="float">
            <text:p>12,32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70]*[.V70]" office:value-type="float" office:value="840" calcext:value-type="float">
            <text:p>8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ten (SSJ1)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2060" calcext:value-type="float">
            <text:p>2,060</text:p>
          </table:table-cell>
          <table:table-cell table:style-name="ce228" office:value-type="float" office:value="1020" calcext:value-type="float">
            <text:p>1,02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1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440" calcext:value-type="float">
            <text:p>7,440</text:p>
          </table:table-cell>
          <table:table-cell table:style-name="ce235" table:formula="of:=VLOOKUP([.A71];[$'B2 List'.$A$2:.$J$162]; 6; 0)" office:value-type="string" office:string-value="Assault!" calcext:value-type="string">
            <text:p>Assault!</text:p>
          </table:table-cell>
          <table:table-cell table:style-name="ce228" office:value-type="float" office:value="7000" calcext:value-type="float">
            <text:p>7,000</text:p>
          </table:table-cell>
          <table:table-cell table:style-name="ce235" table:formula="of:=VLOOKUP([.A71];[$'B2 List'.$A$2:.$J$162]; 10; 0)" office:value-type="string" office:string-value="Bros. Kamehameha" calcext:value-type="string">
            <text:p>Bros. Kamehameha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71]*[.V71]" office:value-type="float" office:value="1700" calcext:value-type="float">
            <text:p>1,7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tenks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10" calcext:value-type="float">
            <text:p>1,210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2180" calcext:value-type="float">
            <text:p>2,180</text:p>
          </table:table-cell>
          <table:table-cell table:style-name="ce228" office:value-type="float" office:value="1150" calcext:value-type="float">
            <text:p>1,1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70000" calcext:value-type="float">
            <text:p>7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2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72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7110" calcext:value-type="float">
            <text:p>7,110</text:p>
          </table:table-cell>
          <table:table-cell table:style-name="ce235" table:formula="of:=VLOOKUP([.A72];[$'B2 List'.$A$2:.$J$162]; 10; 0)" office:value-type="string" office:string-value="Big Tree Cannon" calcext:value-type="string">
            <text:p>Big Tree Cannon</text:p>
          </table:table-cell>
          <table:table-cell table:style-name="ce228" office:value-type="float" office:value="12740" calcext:value-type="float">
            <text:p>12,74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72]*[.V72]" office:value-type="float" office:value="2520" calcext:value-type="float">
            <text:p>2,5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tenks (SSJ1)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090" calcext:value-type="float">
            <text:p>1,0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70000" calcext:value-type="float">
            <text:p>7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3];[$'B2 List'.$A$2:.$J$162]; 2; 0)" office:value-type="string" office:string-value="Big Tree Cannon" calcext:value-type="string">
            <text:p>Big Tree Cannon</text:p>
          </table:table-cell>
          <table:table-cell table:style-name="ce228" office:value-type="float" office:value="7320" calcext:value-type="float">
            <text:p>7,320</text:p>
          </table:table-cell>
          <table:table-cell table:style-name="ce235" table:formula="of:=VLOOKUP([.A73];[$'B2 List'.$A$2:.$J$162]; 6; 0)" office:value-type="string" office:string-value="Galactica Donuts" calcext:value-type="string">
            <text:p>Galactica Donuts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73];[$'B2 List'.$A$2:.$J$162]; 10; 0)" office:value-type="string" office:string-value="Super Ghost Kamikaze Attack!" calcext:value-type="string">
            <text:p>Super Ghost Kamikaze Attack!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73]*[.V73]" office:value-type="float" office:value="2240" calcext:value-type="float">
            <text:p>2,2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tenks (SSJ3)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70000" calcext:value-type="float">
            <text:p>7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4];[$'B2 List'.$A$2:.$J$162]; 2; 0)" office:value-type="string" office:string-value="Big Tree Cannon" calcext:value-type="string">
            <text:p>Big Tree Cannon</text:p>
          </table:table-cell>
          <table:table-cell table:style-name="ce228" office:value-type="float" office:value="7740" calcext:value-type="float">
            <text:p>7,740</text:p>
          </table:table-cell>
          <table:table-cell table:style-name="ce235" table:formula="of:=VLOOKUP([.A74];[$'B2 List'.$A$2:.$J$162]; 6; 0)" office:value-type="string" office:string-value="DIE DIE Missile Barrage" calcext:value-type="string">
            <text:p>DIE DIE Missile Barrage</text:p>
          </table:table-cell>
          <table:table-cell table:style-name="ce228" office:value-type="float" office:value="6000" calcext:value-type="float">
            <text:p>6,000</text:p>
          </table:table-cell>
          <table:table-cell table:style-name="ce235" table:formula="of:=VLOOKUP([.A74];[$'B2 List'.$A$2:.$J$162]; 10; 0)" office:value-type="string" office:string-value="Charging Ultra Buu Volleyball" calcext:value-type="string">
            <text:p>Charging Ultra Buu Volleyball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9" calcext:value-type="float">
            <text:p>9</text:p>
          </table:table-cell>
          <table:table-cell table:style-name="ce238" table:number-columns-repeated="8"/>
          <table:table-cell table:style-name="ce238" table:formula="of:=[.D74]*[.V74]" office:value-type="float" office:value="2520" calcext:value-type="float">
            <text:p>2,5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randpa Gohan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5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6660" calcext:value-type="float">
            <text:p>6,660</text:p>
          </table:table-cell>
          <table:table-cell table:style-name="ce235" table:formula="of:=VLOOKUP([.A75];[$'B2 List'.$A$2:.$J$162]; 6; 0)" office:value-type="string" office:string-value="Turtle School Four Virtues" calcext:value-type="string">
            <text:p>Turtle School Four Virtues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75];[$'B2 List'.$A$2:.$J$162]; 10; 0)" office:value-type="string" office:string-value="Turtle School Tranquility" calcext:value-type="string">
            <text:p>Turtle School Tranquility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75]*[.V75]" office:value-type="float" office:value="450" calcext:value-type="float">
            <text:p>4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T Goku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6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76];[$'B2 List'.$A$2:.$J$162]; 6; 0)" office:value-type="string" office:string-value="Dragon Fist" calcext:value-type="string">
            <text:p>Dragon Fist</text:p>
          </table:table-cell>
          <table:table-cell table:style-name="ce228" office:value-type="float" office:value="6910" calcext:value-type="float">
            <text:p>6,910</text:p>
          </table:table-cell>
          <table:table-cell table:style-name="ce235" table:formula="of:=VLOOKUP([.A76];[$'B2 List'.$A$2:.$J$162]; 10; 0)" office:value-type="string" office:string-value="Spirit Bomb" calcext:value-type="string">
            <text:p>Spirit Bomb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76]*[.V76]" office:value-type="float" office:value="1320" calcext:value-type="float">
            <text:p>1,3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T Goku (SSJ1)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150" calcext:value-type="float">
            <text:p>1,1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7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440" calcext:value-type="float">
            <text:p>7,440</text:p>
          </table:table-cell>
          <table:table-cell table:style-name="ce235" table:formula="of:=VLOOKUP([.A77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228" office:value-type="float" office:value="5280" calcext:value-type="float">
            <text:p>5,280</text:p>
          </table:table-cell>
          <table:table-cell table:style-name="ce235" table:formula="of:=VLOOKUP([.A77];[$'B2 List'.$A$2:.$J$162]; 10; 0)" office:value-type="string" office:string-value="Super Explosive Wave" calcext:value-type="string">
            <text:p>Super Explosive Wave</text:p>
          </table:table-cell>
          <table:table-cell table:style-name="ce228" office:value-type="float" office:value="11400" calcext:value-type="float">
            <text:p>11,40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77]*[.V77]" office:value-type="float" office:value="1960" calcext:value-type="float">
            <text:p>1,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T Goku (SSJ3)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8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8040" calcext:value-type="float">
            <text:p>8,040</text:p>
          </table:table-cell>
          <table:table-cell table:style-name="ce235" table:formula="of:=VLOOKUP([.A78];[$'B2 List'.$A$2:.$J$162]; 6; 0)" office:value-type="string" office:string-value="Full Power Energy Blast Volley" calcext:value-type="string">
            <text:p>Full Power Energy Blast Volley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78];[$'B2 List'.$A$2:.$J$162]; 10; 0)" office:value-type="string" office:string-value="Dragon Fist" calcext:value-type="string">
            <text:p>Dragon Fist</text:p>
          </table:table-cell>
          <table:table-cell table:style-name="ce228" office:value-type="float" office:value="13110" calcext:value-type="float">
            <text:p>13,11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78]*[.V78]" office:value-type="float" office:value="2240" calcext:value-type="float">
            <text:p>2,2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T Goku (SSJ4)</text:p>
          </table:table-cell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2310" calcext:value-type="float">
            <text:p>2,310</text:p>
          </table:table-cell>
          <table:table-cell table:style-name="ce228" office:value-type="float" office:value="1650" calcext:value-type="float">
            <text:p>1,6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79];[$'B2 List'.$A$2:.$J$162]; 2; 0)" office:value-type="string" office:string-value="10x Kamehameha" calcext:value-type="string">
            <text:p>10x Kamehameha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79];[$'B2 List'.$A$2:.$J$162]; 6; 0)" office:value-type="string" office:string-value="Meteor Crash" calcext:value-type="string">
            <text:p>Meteor Crash</text:p>
          </table:table-cell>
          <table:table-cell table:style-name="ce228" office:value-type="float" office:value="8100" calcext:value-type="float">
            <text:p>8,100</text:p>
          </table:table-cell>
          <table:table-cell table:style-name="ce235" table:formula="of:=VLOOKUP([.A79];[$'B2 List'.$A$2:.$J$162]; 10; 0)" office:value-type="string" office:string-value="Dragon Fist" calcext:value-type="string">
            <text:p>Dragon Fist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79]*[.V79]" office:value-type="float" office:value="3120" calcext:value-type="float">
            <text:p>3,1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uldo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890" calcext:value-type="float">
            <text:p>890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28" office:value-type="float" office:value="450" calcext:value-type="float">
            <text:p>4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3" calcext:value-type="float">
            <text:p>3</text:p>
          </table:table-cell>
          <table:table-cell table:style-name="ce235" table:formula="of:=VLOOKUP([.A80];[$'B2 List'.$A$2:.$J$162]; 2; 0)" office:value-type="string" office:string-value="Full Power Energy Blast Volley" calcext:value-type="string">
            <text:p>Full Power Energy Blast Volley</text:p>
          </table:table-cell>
          <table:table-cell table:style-name="ce228" office:value-type="float" office:value="4100" calcext:value-type="float">
            <text:p>4,100</text:p>
          </table:table-cell>
          <table:table-cell table:style-name="ce235" table:formula="of:=VLOOKUP([.A80];[$'B2 List'.$A$2:.$J$162]; 6; 0)" office:value-type="string" office:string-value="Psychic Rock Throw" calcext:value-type="string">
            <text:p>Psychic Rock Throw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80];[$'B2 List'.$A$2:.$J$162]; 10; 0)" office:value-type="string" office:string-value="Guldo Special" calcext:value-type="string">
            <text:p>Guldo Special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80]*[.V80]" office:value-type="float" office:value="540" calcext:value-type="float">
            <text:p>5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Hercule</text:p>
          </table:table-cell>
          <table:table-cell table:style-name="ce228" office:value-type="float" office:value="190" calcext:value-type="float">
            <text:p>190</text:p>
          </table:table-cell>
          <table:table-cell table:style-name="ce228" office:value-type="float" office:value="840" calcext:value-type="float">
            <text:p>840</text:p>
          </table:table-cell>
          <table:table-cell table:style-name="ce228" office:value-type="float" office:value="90" calcext:value-type="float">
            <text:p>9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28" office:value-type="float" office:value="380" calcext:value-type="float">
            <text:p>380</text:p>
          </table:table-cell>
          <table:table-cell table:style-name="ce235" office:value-type="string" calcext:value-type="string">
            <text:p>6.5</text:p>
          </table:table-cell>
          <table:table-cell table:style-name="ce229" office:value-type="float" office:value="-3.5" calcext:value-type="float">
            <text:p>-3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3" calcext:value-type="float">
            <text:p>3</text:p>
          </table:table-cell>
          <table:table-cell table:style-name="ce235" table:formula="of:=VLOOKUP([.A81];[$'B2 List'.$A$2:.$J$162]; 2; 0)" office:value-type="string" office:string-value="Dynamic Mess-em Up Punch" calcext:value-type="string">
            <text:p>Dynamic Mess-em Up Punch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81];[$'B2 List'.$A$2:.$J$162]; 6; 0)" office:value-type="string" office:string-value="Present Bomb" calcext:value-type="string">
            <text:p>Present Bomb</text:p>
          </table:table-cell>
          <table:table-cell table:style-name="ce228" office:value-type="float" office:value="4550" calcext:value-type="float">
            <text:p>4,550</text:p>
          </table:table-cell>
          <table:table-cell table:style-name="ce235" table:formula="of:=VLOOKUP([.A81];[$'B2 List'.$A$2:.$J$162]; 10; 0)" office:value-type="string" office:string-value="Mister Buu Arrives!" calcext:value-type="string">
            <text:p>Mister Buu Arrives!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1" calcext:value-type="float">
            <text:p>1</text:p>
          </table:table-cell>
          <table:table-cell table:style-name="ce238" table:number-columns-repeated="8"/>
          <table:table-cell table:style-name="ce238" table:formula="of:=[.D81]*[.V81]" office:value-type="float" office:value="90" calcext:value-type="float">
            <text:p>9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Hirudegarn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1670" calcext:value-type="float">
            <text:p>1,670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2290" calcext:value-type="float">
            <text:p>2,290</text:p>
          </table:table-cell>
          <table:table-cell table:style-name="ce228" office:value-type="float" office:value="2500" calcext:value-type="float">
            <text:p>2,5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82];[$'B2 List'.$A$2:.$J$162]; 2; 0)" office:value-type="string" office:string-value="Chou Makousen" calcext:value-type="string">
            <text:p>Chou Makousen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82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7200" calcext:value-type="float">
            <text:p>7,200</text:p>
          </table:table-cell>
          <table:table-cell table:style-name="ce235" table:formula="of:=VLOOKUP([.A82];[$'B2 List'.$A$2:.$J$162]; 10; 0)" office:value-type="string" office:string-value="Gigantic Flame" calcext:value-type="string">
            <text:p>Gigantic Flame</text:p>
          </table:table-cell>
          <table:table-cell table:style-name="ce228" office:value-type="float" office:value="15480" calcext:value-type="float">
            <text:p>15,4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82]*[.V82]" office:value-type="float" office:value="1080" calcext:value-type="float">
            <text:p>1,0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Janemba</text:p>
          </table:table-cell>
          <table:table-cell table:style-name="ce228" office:value-type="float" office:value="370" calcext:value-type="float">
            <text:p>370</text:p>
          </table:table-cell>
          <table:table-cell table:style-name="ce228" office:value-type="float" office:value="1630" calcext:value-type="float">
            <text:p>1,63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100" calcext:value-type="float">
            <text:p>2,100</text:p>
          </table:table-cell>
          <table:table-cell table:style-name="ce235"/>
          <table:table-cell table:style-name="ce229" office:value-type="float" office:value="1.5" calcext:value-type="float">
            <text:p>1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83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83];[$'B2 List'.$A$2:.$J$162]; 6; 0)" office:value-type="string" office:string-value="Rapid Cannon" calcext:value-type="string">
            <text:p>Rapid Cannon</text:p>
          </table:table-cell>
          <table:table-cell table:style-name="ce228" office:value-type="float" office:value="6370" calcext:value-type="float">
            <text:p>6,370</text:p>
          </table:table-cell>
          <table:table-cell table:style-name="ce235" table:formula="of:=VLOOKUP([.A83];[$'B2 List'.$A$2:.$J$162]; 10; 0)" office:value-type="string" office:string-value="Illusion Smash" calcext:value-type="string">
            <text:p>Illusion Smash</text:p>
          </table:table-cell>
          <table:table-cell table:style-name="ce228" office:value-type="float" office:value="15020" calcext:value-type="float">
            <text:p>15,020</text:p>
          </table:table-cell>
          <table:table-cell table:style-name="ce238" office:value-type="float" office:value="2" calcext:value-type="float">
            <text:p>2</text:p>
          </table:table-cell>
          <table:table-cell table:style-name="ce238" table:number-columns-repeated="8"/>
          <table:table-cell table:style-name="ce238" table:formula="of:=[.D83]*[.V83]" office:value-type="float" office:value="400" calcext:value-type="float">
            <text:p>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Janemba (Super Form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2090" calcext:value-type="float">
            <text:p>2,0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84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8200" calcext:value-type="float">
            <text:p>8,200</text:p>
          </table:table-cell>
          <table:table-cell table:style-name="ce235" table:formula="of:=VLOOKUP([.A84];[$'B2 List'.$A$2:.$J$162]; 6; 0)" office:value-type="string" office:string-value="Lightning Shower Rain" calcext:value-type="string">
            <text:p>Lightning Shower Rain</text:p>
          </table:table-cell>
          <table:table-cell table:style-name="ce228" office:value-type="float" office:value="7300" calcext:value-type="float">
            <text:p>7,300</text:p>
          </table:table-cell>
          <table:table-cell table:style-name="ce235" table:formula="of:=VLOOKUP([.A84];[$'B2 List'.$A$2:.$J$162]; 10; 0)" office:value-type="string" office:string-value="Dimension Sword Attack" calcext:value-type="string">
            <text:p>Dimension Sword Attack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84]*[.V84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Jeice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40" calcext:value-type="float">
            <text:p>1,14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950" calcext:value-type="float">
            <text:p>9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85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85];[$'B2 List'.$A$2:.$J$162]; 6; 0)" office:value-type="string" office:string-value="Crusher Ball" calcext:value-type="string">
            <text:p>Crusher Ball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85];[$'B2 List'.$A$2:.$J$162]; 10; 0)" office:value-type="string" office:string-value="Purple Comet Attack" calcext:value-type="string">
            <text:p>Purple Comet Attack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85]*[.V85]" office:value-type="float" office:value="1400" calcext:value-type="float">
            <text:p>1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d Buu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650" calcext:value-type="float">
            <text:p>1,6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/>
          <table:table-cell table:style-name="ce235" office:value-type="string" calcext:value-type="string">
            <text:p>1</text:p>
          </table:table-cell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86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800" calcext:value-type="float">
            <text:p>7,800</text:p>
          </table:table-cell>
          <table:table-cell table:style-name="ce235" table:formula="of:=VLOOKUP([.A86];[$'B2 List'.$A$2:.$J$162]; 6; 0)" office:value-type="string" office:string-value="Mystic Combination" calcext:value-type="string">
            <text:p>Mystic Combination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86];[$'B2 List'.$A$2:.$J$162]; 10; 0)" office:value-type="string" office:string-value="Planet Burst" calcext:value-type="string">
            <text:p>Planet Burst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86]*[.V86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d Gohan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910" calcext:value-type="float">
            <text:p>91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/>
          <table:table-cell table:style-name="ce235" office:value-type="string" calcext:value-type="string">
            <text:p>0</text:p>
          </table:table-cell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87];[$'B2 List'.$A$2:.$J$162]; 2; 0)" office:value-type="string" office:string-value="Masenko" calcext:value-type="string">
            <text:p>Masenko</text:p>
          </table:table-cell>
          <table:table-cell table:style-name="ce228" office:value-type="float" office:value="7040" calcext:value-type="float">
            <text:p>7,040</text:p>
          </table:table-cell>
          <table:table-cell table:style-name="ce235" table:formula="of:=VLOOKUP([.A87];[$'B2 List'.$A$2:.$J$162]; 6; 0)" office:value-type="string" office:string-value="Gekiretsu Madan" calcext:value-type="string">
            <text:p>Gekiretsu Madan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87];[$'B2 List'.$A$2:.$J$162]; 10; 0)" office:value-type="string" office:string-value="Bakuretsu Ranma" calcext:value-type="string">
            <text:p>Bakuretsu Ranma</text:p>
          </table:table-cell>
          <table:table-cell table:style-name="ce228" office:value-type="float" office:value="13440" calcext:value-type="float">
            <text:p>13,44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87]*[.V87]" office:value-type="float" office:value="1100" calcext:value-type="float">
            <text:p>1,1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d Goku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210" calcext:value-type="float">
            <text:p>1,21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1080" calcext:value-type="float">
            <text:p>1,08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88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88];[$'B2 List'.$A$2:.$J$162]; 6; 0)" office:value-type="string" office:string-value="Counterattack!" calcext:value-type="string">
            <text:p>Counterattack!</text:p>
          </table:table-cell>
          <table:table-cell table:style-name="ce228" office:value-type="float" office:value="6550" calcext:value-type="float">
            <text:p>6,550</text:p>
          </table:table-cell>
          <table:table-cell table:style-name="ce235" table:formula="of:=VLOOKUP([.A88];[$'B2 List'.$A$2:.$J$162]; 10; 0)" office:value-type="string" office:string-value="Penetrate!" calcext:value-type="string">
            <text:p>Penetrate!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88]*[.V88]" office:value-type="float" office:value="600" calcext:value-type="float">
            <text:p>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d Goku (Giant Ape)</text:p>
          </table:table-cell>
          <table:table-cell table:style-name="ce228" office:value-type="float" office:value="380" calcext:value-type="float">
            <text:p>380</text:p>
          </table:table-cell>
          <table:table-cell table:style-name="ce228" office:value-type="float" office:value="1690" calcext:value-type="float">
            <text:p>1,690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800" calcext:value-type="float">
            <text:p>800</text:p>
          </table:table-cell>
          <table:table-cell table:style-name="ce228" office:value-type="float" office:value="2850" calcext:value-type="float">
            <text:p>2,8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89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89];[$'B2 List'.$A$2:.$J$162]; 6; 0)" office:value-type="string" office:string-value="Giant Rock Throw" calcext:value-type="string">
            <text:p>Giant Rock Throw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89];[$'B2 List'.$A$2:.$J$162]; 10; 0)" office:value-type="string" office:string-value="Chou Makouhou Barrage" calcext:value-type="string">
            <text:p>Chou Makouhou Barrage</text:p>
          </table:table-cell>
          <table:table-cell table:style-name="ce228" office:value-type="float" office:value="12750" calcext:value-type="float">
            <text:p>12,750</text:p>
          </table:table-cell>
          <table:table-cell table:style-name="ce238" office:value-type="float" office:value="2" calcext:value-type="float">
            <text:p>2</text:p>
          </table:table-cell>
          <table:table-cell table:style-name="ce238" table:number-columns-repeated="8"/>
          <table:table-cell table:style-name="ce238" table:formula="of:=[.D89]*[.V89]" office:value-type="float" office:value="600" calcext:value-type="float">
            <text:p>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d Trunks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40" calcext:value-type="float">
            <text:p>1,140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2060" calcext:value-type="float">
            <text:p>2,060</text:p>
          </table:table-cell>
          <table:table-cell table:style-name="ce228" office:value-type="float" office:value="1020" calcext:value-type="float">
            <text:p>1,02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3" calcext:value-type="float">
            <text:p>3</text:p>
          </table:table-cell>
          <table:table-cell table:style-name="ce235" table:formula="of:=VLOOKUP([.A90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560" calcext:value-type="float">
            <text:p>6,560</text:p>
          </table:table-cell>
          <table:table-cell table:style-name="ce235" table:formula="of:=VLOOKUP([.A90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90];[$'B2 List'.$A$2:.$J$162]; 10; 0)" office:value-type="string" office:string-value="Finish Buster" calcext:value-type="string">
            <text:p>Finish Buster</text:p>
          </table:table-cell>
          <table:table-cell table:style-name="ce228" office:value-type="float" office:value="12300" calcext:value-type="float">
            <text:p>12,30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90]*[.V90]" office:value-type="float" office:value="1360" calcext:value-type="float">
            <text:p>1,3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d Trunks (SSJ1)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2060" calcext:value-type="float">
            <text:p>2,060</text:p>
          </table:table-cell>
          <table:table-cell table:style-name="ce228" office:value-type="float" office:value="1380" calcext:value-type="float">
            <text:p>1,38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91];[$'B2 List'.$A$2:.$J$162]; 2; 0)" office:value-type="string" office:string-value="Full Power Energy Barrage Wave" calcext:value-type="string">
            <text:p>Full Power Energy Barrage Wave</text:p>
          </table:table-cell>
          <table:table-cell table:style-name="ce228" office:value-type="float" office:value="5300" calcext:value-type="float">
            <text:p>5,300</text:p>
          </table:table-cell>
          <table:table-cell table:style-name="ce235" table:formula="of:=VLOOKUP([.A91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7380" calcext:value-type="float">
            <text:p>7,380</text:p>
          </table:table-cell>
          <table:table-cell table:style-name="ce235" table:formula="of:=VLOOKUP([.A91];[$'B2 List'.$A$2:.$J$162]; 10; 0)" office:value-type="string" office:string-value="Big Tree Cannon" calcext:value-type="string">
            <text:p>Big Tree Cannon</text:p>
          </table:table-cell>
          <table:table-cell table:style-name="ce228" office:value-type="float" office:value="12740" calcext:value-type="float">
            <text:p>12,74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91]*[.V91]" office:value-type="float" office:value="2040" calcext:value-type="float">
            <text:p>2,0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ng Cold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28" office:value-type="float" office:value="1450" calcext:value-type="float">
            <text:p>1,45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92];[$'B2 List'.$A$2:.$J$162]; 2; 0)" office:value-type="string" office:string-value="Full Power Death Beam" calcext:value-type="string">
            <text:p>Full Power Death Beam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92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6100" calcext:value-type="float">
            <text:p>6,100</text:p>
          </table:table-cell>
          <table:table-cell table:style-name="ce235" table:formula="of:=VLOOKUP([.A92];[$'B2 List'.$A$2:.$J$162]; 10; 0)" office:value-type="string" office:string-value="Cold Family Power" calcext:value-type="string">
            <text:p>Cold Family Power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92]*[.V92]" office:value-type="float" office:value="1200" calcext:value-type="float">
            <text:p>1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ng Piccolo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60" calcext:value-type="float">
            <text:p>1,36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93];[$'B2 List'.$A$2:.$J$162]; 2; 0)" office:value-type="string" office:string-value="Soumasen" calcext:value-type="string">
            <text:p>Soumasen</text:p>
          </table:table-cell>
          <table:table-cell table:style-name="ce228" office:value-type="float" office:value="5460" calcext:value-type="float">
            <text:p>5,460</text:p>
          </table:table-cell>
          <table:table-cell table:style-name="ce235" table:formula="of:=VLOOKUP([.A93];[$'B2 List'.$A$2:.$J$162]; 6; 0)" office:value-type="string" office:string-value="Your Name is Drum!" calcext:value-type="string">
            <text:p>Your Name is Drum!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93];[$'B2 List'.$A$2:.$J$162]; 10; 0)" office:value-type="string" office:string-value="Explosive Demon Wave" calcext:value-type="string">
            <text:p>Explosive Demon Wave</text:p>
          </table:table-cell>
          <table:table-cell table:style-name="ce228" office:value-type="float" office:value="12780" calcext:value-type="float">
            <text:p>12,78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93]*[.V93]" office:value-type="float" office:value="1100" calcext:value-type="float">
            <text:p>1,1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ng Vegeta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1490" calcext:value-type="float">
            <text:p>1,4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94];[$'B2 List'.$A$2:.$J$162]; 2; 0)" office:value-type="string" office:string-value="Execution Beam" calcext:value-type="string">
            <text:p>Execution Beam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94];[$'B2 List'.$A$2:.$J$162]; 6; 0)" office:value-type="string" office:string-value="Super Energy Wave Volley" calcext:value-type="string">
            <text:p>Super Energy Wave Volley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94];[$'B2 List'.$A$2:.$J$162]; 10; 0)" office:value-type="string" office:string-value="Orga Blaster" calcext:value-type="string">
            <text:p>Orga Blaster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94]*[.V94]" office:value-type="float" office:value="2400" calcext:value-type="float">
            <text:p>2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ing Vegeta (Giant Ape)</text:p>
          </table:table-cell>
          <table:table-cell table:style-name="ce228" office:value-type="float" office:value="370" calcext:value-type="float">
            <text:p>370</text:p>
          </table:table-cell>
          <table:table-cell table:style-name="ce228" office:value-type="float" office:value="1650" calcext:value-type="float">
            <text:p>1,65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750" calcext:value-type="float">
            <text:p>2,7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95];[$'B2 List'.$A$2:.$J$162]; 2; 0)" office:value-type="string" office:string-value="Super Galick Gun" calcext:value-type="string">
            <text:p>Super Galick Gun</text:p>
          </table:table-cell>
          <table:table-cell table:style-name="ce228" office:value-type="float" office:value="7740" calcext:value-type="float">
            <text:p>7,740</text:p>
          </table:table-cell>
          <table:table-cell table:style-name="ce235" table:formula="of:=VLOOKUP([.A95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7200" calcext:value-type="float">
            <text:p>7,200</text:p>
          </table:table-cell>
          <table:table-cell table:style-name="ce235" table:formula="of:=VLOOKUP([.A95];[$'B2 List'.$A$2:.$J$162]; 10; 0)" office:value-type="string" office:string-value="Chou Makouhou Barrage" calcext:value-type="string">
            <text:p>Chou Makouhou Barrage</text:p>
          </table:table-cell>
          <table:table-cell table:style-name="ce228" office:value-type="float" office:value="12750" calcext:value-type="float">
            <text:p>12,75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95]*[.V95]" office:value-type="float" office:value="800" calcext:value-type="float">
            <text:p>8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Krillin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96];[$'B2 List'.$A$2:.$J$162]; 2; 0)" office:value-type="string" office:string-value="Expanding Energy Wave" calcext:value-type="string">
            <text:p>Expanding Energy Wave</text:p>
          </table:table-cell>
          <table:table-cell table:style-name="ce228" office:value-type="float" office:value="3120" calcext:value-type="float">
            <text:p>3,120</text:p>
          </table:table-cell>
          <table:table-cell table:style-name="ce235" table:formula="of:=VLOOKUP([.A96];[$'B2 List'.$A$2:.$J$162]; 6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96];[$'B2 List'.$A$2:.$J$162]; 10; 0)" office:value-type="string" office:string-value="Destructo Disc" calcext:value-type="string">
            <text:p>Destructo Disc</text:p>
          </table:table-cell>
          <table:table-cell table:style-name="ce228" office:value-type="float" office:value="10920" calcext:value-type="float">
            <text:p>10,92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96]*[.V96]" office:value-type="float" office:value="1200" calcext:value-type="float">
            <text:p>1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Late Piccolo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10" calcext:value-type="float">
            <text:p>1,21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760" calcext:value-type="float">
            <text:p>1,76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97];[$'B2 List'.$A$2:.$J$162]; 2; 0)" office:value-type="string" office:string-value="Special Beam Cannon" calcext:value-type="string">
            <text:p>Special Beam Cannon</text:p>
          </table:table-cell>
          <table:table-cell table:style-name="ce228" office:value-type="float" office:value="7940" calcext:value-type="float">
            <text:p>7,940</text:p>
          </table:table-cell>
          <table:table-cell table:style-name="ce235" table:formula="of:=VLOOKUP([.A97];[$'B2 List'.$A$2:.$J$162]; 6; 0)" office:value-type="string" office:string-value="Light Grenade" calcext:value-type="string">
            <text:p>Light Grenad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97];[$'B2 List'.$A$2:.$J$162]; 10; 0)" office:value-type="string" office:string-value="Hellzone Grenade" calcext:value-type="string">
            <text:p>Hellzone Grenade</text:p>
          </table:table-cell>
          <table:table-cell table:style-name="ce228" office:value-type="float" office:value="12800" calcext:value-type="float">
            <text:p>12,80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97]*[.V97]" office:value-type="float" office:value="1960" calcext:value-type="float">
            <text:p>1,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ajin Buu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500" calcext:value-type="float">
            <text:p>1,500</text:p>
          </table:table-cell>
          <table:table-cell table:style-name="ce228" office:value-type="float" office:value="1510" calcext:value-type="float">
            <text:p>1,510</text:p>
          </table:table-cell>
          <table:table-cell table:style-name="ce235"/>
          <table:table-cell table:style-name="ce229" office:value-type="float" office:value="0.5" calcext:value-type="float">
            <text:p>0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98];[$'B2 List'.$A$2:.$J$162]; 2; 0)" office:value-type="string" office:string-value="Flame Shower Breath" calcext:value-type="string">
            <text:p>Flame Shower Breath</text:p>
          </table:table-cell>
          <table:table-cell table:style-name="ce228" office:value-type="float" office:value="7140" calcext:value-type="float">
            <text:p>7,140</text:p>
          </table:table-cell>
          <table:table-cell table:style-name="ce235" table:formula="of:=VLOOKUP([.A98];[$'B2 List'.$A$2:.$J$162]; 6; 0)" office:value-type="string" office:string-value="Super Kamehameha" calcext:value-type="string">
            <text:p>Super Kamehameha</text:p>
          </table:table-cell>
          <table:table-cell table:style-name="ce228" office:value-type="float" office:value="7800" calcext:value-type="float">
            <text:p>7,800</text:p>
          </table:table-cell>
          <table:table-cell table:style-name="ce235" table:formula="of:=VLOOKUP([.A98];[$'B2 List'.$A$2:.$J$162]; 10; 0)" office:value-type="string" office:string-value="Angry Explosion" calcext:value-type="string">
            <text:p>Angry Explosion</text:p>
          </table:table-cell>
          <table:table-cell table:style-name="ce228" office:value-type="float" office:value="11400" calcext:value-type="float">
            <text:p>11,40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98]*[.V98]" office:value-type="float" office:value="1200" calcext:value-type="float">
            <text:p>1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ajin Vegeta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420" calcext:value-type="float">
            <text:p>1,42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99];[$'B2 List'.$A$2:.$J$162]; 2; 0)" office:value-type="string" office:string-value="Final Impact" calcext:value-type="string">
            <text:p>Final Impact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99];[$'B2 List'.$A$2:.$J$162]; 6; 0)" office:value-type="string" office:string-value="Big Bang Attack" calcext:value-type="string">
            <text:p>Big Bang Attack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99];[$'B2 List'.$A$2:.$J$162]; 10; 0)" office:value-type="string" office:string-value="Final Explosion" calcext:value-type="string">
            <text:p>Final Explosion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99]*[.V99]" office:value-type="float" office:value="3200" calcext:value-type="float">
            <text:p>3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ajuub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350" calcext:value-type="float">
            <text:p>1,3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00];[$'B2 List'.$A$2:.$J$162]; 2; 0)" office:value-type="string" office:string-value="Super Energy Wave Volley" calcext:value-type="string">
            <text:p>Super Energy Wave Volley</text:p>
          </table:table-cell>
          <table:table-cell table:style-name="ce228" office:value-type="float" office:value="6000" calcext:value-type="float">
            <text:p>6,000</text:p>
          </table:table-cell>
          <table:table-cell table:style-name="ce235" table:formula="of:=VLOOKUP([.A100];[$'B2 List'.$A$2:.$J$162]; 6; 0)" office:value-type="string" office:string-value="Chocolate Beam" calcext:value-type="string">
            <text:p>Chocolate Beam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100];[$'B2 List'.$A$2:.$J$162]; 10; 0)" office:value-type="string" office:string-value="Lightning Arrow" calcext:value-type="string">
            <text:p>Lightning Arrow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00]*[.V100]" office:value-type="float" office:value="1960" calcext:value-type="float">
            <text:p>1,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aster Roshi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60" calcext:value-type="float">
            <text:p>1,06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850" calcext:value-type="float">
            <text:p>85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01];[$'B2 List'.$A$2:.$J$162]; 2; 0)" office:value-type="string" office:string-value="The Original Kamehameha" calcext:value-type="string">
            <text:p>The Original Kamehameha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01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6650" calcext:value-type="float">
            <text:p>6,650</text:p>
          </table:table-cell>
          <table:table-cell table:style-name="ce235" table:formula="of:=VLOOKUP([.A101];[$'B2 List'.$A$2:.$J$162]; 10; 0)" office:value-type="string" office:string-value="Mankoku Kyoutenshou" calcext:value-type="string">
            <text:p>Mankoku Kyoutenshou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01]*[.V101]" office:value-type="float" office:value="600" calcext:value-type="float">
            <text:p>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aster Roshi (Max Power)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950" calcext:value-type="float">
            <text:p>950</text:p>
          </table:table-cell>
          <table:table-cell table:style-name="ce235"/>
          <table:table-cell table:style-name="ce229" office:value-type="float" office:value="0.5" calcext:value-type="float">
            <text:p>0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02];[$'B2 List'.$A$2:.$J$162]; 2; 0)" office:value-type="string" office:string-value="The Original Kamehameha" calcext:value-type="string">
            <text:p>The Original Kamehameha</text:p>
          </table:table-cell>
          <table:table-cell table:style-name="ce228" office:value-type="float" office:value="7320" calcext:value-type="float">
            <text:p>7,320</text:p>
          </table:table-cell>
          <table:table-cell table:style-name="ce235" table:formula="of:=VLOOKUP([.A102];[$'B2 List'.$A$2:.$J$162]; 6; 0)" office:value-type="string" office:string-value="Turtle School Ultimate Fist" calcext:value-type="string">
            <text:p>Turtle School Ultimate Fist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02];[$'B2 List'.$A$2:.$J$162]; 10; 0)" office:value-type="string" office:string-value="MAX Power Kamehameha" calcext:value-type="string">
            <text:p>MAX Power Kamehameha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2" calcext:value-type="float">
            <text:p>2</text:p>
          </table:table-cell>
          <table:table-cell table:style-name="ce238" table:number-columns-repeated="8"/>
          <table:table-cell table:style-name="ce238" table:formula="of:=[.D102]*[.V102]" office:value-type="float" office:value="300" calcext:value-type="float">
            <text:p>3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echa Frieza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230" calcext:value-type="float">
            <text:p>230</text:p>
          </table:table-cell>
          <table:table-cell table:style-name="ce228" office:value-type="float" office:value="1040" calcext:value-type="float">
            <text:p>1,040</text:p>
          </table:table-cell>
          <table:table-cell table:style-name="ce228" office:value-type="float" office:value="1940" calcext:value-type="float">
            <text:p>1,94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03];[$'B2 List'.$A$2:.$J$162]; 2; 0)" office:value-type="string" office:string-value="Death Beam" calcext:value-type="string">
            <text:p>Death Beam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03];[$'B2 List'.$A$2:.$J$162]; 6; 0)" office:value-type="string" office:string-value="Fissure Slash" calcext:value-type="string">
            <text:p>Fissure Slash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103];[$'B2 List'.$A$2:.$J$162]; 10; 0)" office:value-type="string" office:string-value="Supernova" calcext:value-type="string">
            <text:p>Supernova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03]*[.V103]" office:value-type="float" office:value="1380" calcext:value-type="float">
            <text:p>1,3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eta-Cooler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1500" calcext:value-type="float">
            <text:p>1,5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5" calcext:value-type="float">
            <text:p>5</text:p>
          </table:table-cell>
          <table:table-cell table:style-name="ce235" table:formula="of:=VLOOKUP([.A104];[$'B2 List'.$A$2:.$J$162]; 2; 0)" office:value-type="string" office:string-value="Lock-on Buster" calcext:value-type="string">
            <text:p>Lock-on Buster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04];[$'B2 List'.$A$2:.$J$162]; 6; 0)" office:value-type="string" office:string-value="Finger Blitz Barrage" calcext:value-type="string">
            <text:p>Finger Blitz Barrage</text:p>
          </table:table-cell>
          <table:table-cell table:style-name="ce228" office:value-type="float" office:value="4600" calcext:value-type="float">
            <text:p>4,600</text:p>
          </table:table-cell>
          <table:table-cell table:style-name="ce235" table:formula="of:=VLOOKUP([.A104];[$'B2 List'.$A$2:.$J$162]; 10; 0)" office:value-type="string" office:string-value="Supernova" calcext:value-type="string">
            <text:p>Supernova</text:p>
          </table:table-cell>
          <table:table-cell table:style-name="ce228" office:value-type="float" office:value="14120" calcext:value-type="float">
            <text:p>14,12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04]*[.V104]" office:value-type="float" office:value="1980" calcext:value-type="float">
            <text:p>1,9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id Goku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70" calcext:value-type="float">
            <text:p>1,270</text:p>
          </table:table-cell>
          <table:table-cell table:style-name="ce228" office:value-type="float" office:value="220" calcext:value-type="float">
            <text:p>220</text:p>
          </table:table-cell>
          <table:table-cell table:number-columns-repeated="2" table:style-name="ce228" office:value-type="float" office:value="1300" calcext:value-type="float">
            <text:p>1,3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05];[$'B2 List'.$A$2:.$J$162]; 2; 0)" office:value-type="string" office:string-value="20x Kaiken Kamehameha" calcext:value-type="string">
            <text:p>20x Kaiken Kamehameha</text:p>
          </table:table-cell>
          <table:table-cell table:style-name="ce228" office:value-type="float" office:value="7320" calcext:value-type="float">
            <text:p>7,320</text:p>
          </table:table-cell>
          <table:table-cell table:style-name="ce235" table:formula="of:=VLOOKUP([.A105];[$'B2 List'.$A$2:.$J$162]; 6; 0)" office:value-type="string" office:string-value="Meteor Combination" calcext:value-type="string">
            <text:p>Meteor Combination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05];[$'B2 List'.$A$2:.$J$162]; 10; 0)" office:value-type="string" office:string-value="Spirit Bomb" calcext:value-type="string">
            <text:p>Spirit Bomb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05]*[.V105]" office:value-type="float" office:value="1320" calcext:value-type="float">
            <text:p>1,3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id Goku (SSJ1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240" calcext:value-type="float">
            <text:p>240</text:p>
          </table:table-cell>
          <table:table-cell table:number-columns-repeated="2" table:style-name="ce228" office:value-type="float" office:value="1500" calcext:value-type="float">
            <text:p>1,5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06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800" calcext:value-type="float">
            <text:p>7,800</text:p>
          </table:table-cell>
          <table:table-cell table:style-name="ce235" table:formula="of:=VLOOKUP([.A106];[$'B2 List'.$A$2:.$J$162]; 6; 0)" office:value-type="string" office:string-value="Meteor Smash" calcext:value-type="string">
            <text:p>Meteor Smash</text:p>
          </table:table-cell>
          <table:table-cell table:style-name="ce228" office:value-type="float" office:value="7700" calcext:value-type="float">
            <text:p>7,700</text:p>
          </table:table-cell>
          <table:table-cell table:style-name="ce235" table:formula="of:=VLOOKUP([.A106];[$'B2 List'.$A$2:.$J$162]; 10; 0)" office:value-type="string" office:string-value="Angry Kamehameha" calcext:value-type="string">
            <text:p>Angry Kamehameha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06]*[.V106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id Vegeta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350" calcext:value-type="float">
            <text:p>1,350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2180" calcext:value-type="float">
            <text:p>2,180</text:p>
          </table:table-cell>
          <table:table-cell table:style-name="ce228" office:value-type="float" office:value="990" calcext:value-type="float">
            <text:p>99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07];[$'B2 List'.$A$2:.$J$162]; 2; 0)" office:value-type="string" office:string-value=" Galick Gun" calcext:value-type="string">
            <text:p><text:s/>Galick Gun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07];[$'B2 List'.$A$2:.$J$162]; 6; 0)" office:value-type="string" office:string-value="Super Energy Wave Volley" calcext:value-type="string">
            <text:p>Super Energy Wave Volley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107];[$'B2 List'.$A$2:.$J$162]; 10; 0)" office:value-type="string" office:string-value="Super Explosive Wave" calcext:value-type="string">
            <text:p>Super Explosive Wave</text:p>
          </table:table-cell>
          <table:table-cell table:style-name="ce228" office:value-type="float" office:value="11450" calcext:value-type="float">
            <text:p>11,45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107]*[.V107]" office:value-type="float" office:value="3600" calcext:value-type="float">
            <text:p>3,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id Vegeta (SSJ1)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410" calcext:value-type="float">
            <text:p>410</text:p>
          </table:table-cell>
          <table:table-cell table:style-name="ce228" office:value-type="float" office:value="2440" calcext:value-type="float">
            <text:p>2,440</text:p>
          </table:table-cell>
          <table:table-cell table:style-name="ce228" office:value-type="float" office:value="1150" calcext:value-type="float">
            <text:p>1,1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08];[$'B2 List'.$A$2:.$J$162]; 2; 0)" office:value-type="string" office:string-value="Maximum Flasher" calcext:value-type="string">
            <text:p>Maximum Flasher</text:p>
          </table:table-cell>
          <table:table-cell table:style-name="ce228" office:value-type="float" office:value="7120" calcext:value-type="float">
            <text:p>7,120</text:p>
          </table:table-cell>
          <table:table-cell table:style-name="ce235" table:formula="of:=VLOOKUP([.A108];[$'B2 List'.$A$2:.$J$162]; 6; 0)" office:value-type="string" office:string-value="Amazing Impact" calcext:value-type="string">
            <text:p>Amazing Impact</text:p>
          </table:table-cell>
          <table:table-cell table:style-name="ce228" office:value-type="float" office:value="7590" calcext:value-type="float">
            <text:p>7,590</text:p>
          </table:table-cell>
          <table:table-cell table:style-name="ce235" table:formula="of:=VLOOKUP([.A108];[$'B2 List'.$A$2:.$J$162]; 10; 0)" office:value-type="string" office:string-value="Big Bang Attack" calcext:value-type="string">
            <text:p>Big Bang Attack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10" calcext:value-type="float">
            <text:p>10</text:p>
          </table:table-cell>
          <table:table-cell table:number-columns-repeated="8"/>
          <table:table-cell table:style-name="ce238" table:formula="of:=[.D108]*[.V108]" office:value-type="float" office:value="4100" calcext:value-type="float">
            <text:p>4,1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Mid Vegeta (SSJ2)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09];[$'B2 List'.$A$2:.$J$162]; 2; 0)" office:value-type="string" office:string-value="Big Bang Attack" calcext:value-type="string">
            <text:p>Big Bang Attack</text:p>
          </table:table-cell>
          <table:table-cell table:style-name="ce228" office:value-type="float" office:value="7360" calcext:value-type="float">
            <text:p>7,360</text:p>
          </table:table-cell>
          <table:table-cell table:style-name="ce235" table:formula="of:=VLOOKUP([.A109];[$'B2 List'.$A$2:.$J$162]; 6; 0)" office:value-type="string" office:string-value="Spirit Breaking Cannon" calcext:value-type="string">
            <text:p>Spirit Breaking Cannon</text:p>
          </table:table-cell>
          <table:table-cell table:style-name="ce228" office:value-type="float" office:value="7860" calcext:value-type="float">
            <text:p>7,860</text:p>
          </table:table-cell>
          <table:table-cell table:style-name="ce235" table:formula="of:=VLOOKUP([.A109];[$'B2 List'.$A$2:.$J$162]; 10; 0)" office:value-type="string" office:string-value="Final Flash" calcext:value-type="string">
            <text:p>Final Flash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109]*[.V109]" office:value-type="float" office:value="3200" calcext:value-type="float">
            <text:p>3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Nail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760" calcext:value-type="float">
            <text:p>1,76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10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10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6450" calcext:value-type="float">
            <text:p>6,450</text:p>
          </table:table-cell>
          <table:table-cell table:style-name="ce235" table:formula="of:=VLOOKUP([.A110];[$'B2 List'.$A$2:.$J$162]; 10; 0)" office:value-type="string" office:string-value="Mystic Flasher" calcext:value-type="string">
            <text:p>Mystic Flasher</text:p>
          </table:table-cell>
          <table:table-cell table:style-name="ce228" office:value-type="float" office:value="13100" calcext:value-type="float">
            <text:p>13,10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10]*[.V110]" office:value-type="float" office:value="1400" calcext:value-type="float">
            <text:p>1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Nam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60" calcext:value-type="float">
            <text:p>1,16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020" calcext:value-type="float">
            <text:p>1,02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11];[$'B2 List'.$A$2:.$J$162]; 2; 0)" office:value-type="string" office:string-value="Shura Gekiretsuken" calcext:value-type="string">
            <text:p>Shura Gekiretsuken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11];[$'B2 List'.$A$2:.$J$162]; 6; 0)" office:value-type="string" office:string-value="Cross Arm Attack" calcext:value-type="string">
            <text:p>Cross Arm Attack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111];[$'B2 List'.$A$2:.$J$162]; 10; 0)" office:value-type="string" office:string-value="Ground Vs. Ceiling" calcext:value-type="string">
            <text:p>Ground Vs. Ceiling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0" calcext:value-type="float">
            <text:p>0</text:p>
          </table:table-cell>
          <table:table-cell table:style-name="ce238" table:number-columns-repeated="8"/>
          <table:table-cell table:style-name="ce238" table:formula="of:=[.D111]*[.V111]" office:value-type="float" office:value="0" calcext:value-type="float">
            <text:p>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Nappa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50" calcext:value-type="float">
            <text:p>1,35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1500" calcext:value-type="float">
            <text:p>1,5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12];[$'B2 List'.$A$2:.$J$162]; 2; 0)" office:value-type="string" office:string-value="Volcano Explosion" calcext:value-type="string">
            <text:p>Volcano Explosion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12];[$'B2 List'.$A$2:.$J$162]; 6; 0)" office:value-type="string" office:string-value="Blazing Storm" calcext:value-type="string">
            <text:p>Blazing Storm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112];[$'B2 List'.$A$2:.$J$162]; 10; 0)" office:value-type="string" office:string-value="Kapa" calcext:value-type="string">
            <text:p>Kapa</text:p>
          </table:table-cell>
          <table:table-cell table:style-name="ce228" office:value-type="float" office:value="12740" calcext:value-type="float">
            <text:p>12,74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12]*[.V112]" office:value-type="float" office:value="900" calcext:value-type="float">
            <text:p>9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Nappa (Giant Ape)</text:p>
          </table:table-cell>
          <table:table-cell table:style-name="ce228" office:value-type="float" office:value="350" calcext:value-type="float">
            <text:p>350</text:p>
          </table:table-cell>
          <table:table-cell table:style-name="ce228" office:value-type="float" office:value="1590" calcext:value-type="float">
            <text:p>1,590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800" calcext:value-type="float">
            <text:p>800</text:p>
          </table:table-cell>
          <table:table-cell table:style-name="ce228" office:value-type="float" office:value="2600" calcext:value-type="float">
            <text:p>2,600</text:p>
          </table:table-cell>
          <table:table-cell table:style-name="ce235"/>
          <table:table-cell table:style-name="ce229" office:value-type="float" office:value="2" calcext:value-type="float">
            <text:p>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13];[$'B2 List'.$A$2:.$J$162]; 2; 0)" office:value-type="string" office:string-value="Giant Rock Throw" calcext:value-type="string">
            <text:p>Giant Rock Throw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113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7200" calcext:value-type="float">
            <text:p>7,200</text:p>
          </table:table-cell>
          <table:table-cell table:style-name="ce235" table:formula="of:=VLOOKUP([.A113];[$'B2 List'.$A$2:.$J$162]; 10; 0)" office:value-type="string" office:string-value="Chou Makouhou" calcext:value-type="string">
            <text:p>Chou Makouhou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13]*[.V113]" office:value-type="float" office:value="390" calcext:value-type="float">
            <text:p>39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Nuova Shenron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450" calcext:value-type="float">
            <text:p>450</text:p>
          </table:table-cell>
          <table:table-cell table:style-name="ce228" office:value-type="float" office:value="2690" calcext:value-type="float">
            <text:p>2,69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14];[$'B2 List'.$A$2:.$J$162]; 2; 0)" office:value-type="string" office:string-value="Burst Attack" calcext:value-type="string">
            <text:p>Burst Attack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14];[$'B2 List'.$A$2:.$J$162]; 6; 0)" office:value-type="string" office:string-value="Burning Tornado" calcext:value-type="string">
            <text:p>Burning Tornado</text:p>
          </table:table-cell>
          <table:table-cell table:style-name="ce228" office:value-type="float" office:value="8640" calcext:value-type="float">
            <text:p>8,640</text:p>
          </table:table-cell>
          <table:table-cell table:style-name="ce235" table:formula="of:=VLOOKUP([.A114];[$'B2 List'.$A$2:.$J$162]; 10; 0)" office:value-type="string" office:string-value="Blaster Meteor" calcext:value-type="string">
            <text:p>Blaster Meteor</text:p>
          </table:table-cell>
          <table:table-cell table:style-name="ce228" office:value-type="float" office:value="13800" calcext:value-type="float">
            <text:p>13,80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14]*[.V114]" office:value-type="float" office:value="3150" calcext:value-type="float">
            <text:p>3,1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Omega Shenron</text:p>
          </table:table-cell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2320" calcext:value-type="float">
            <text:p>2,32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35"/>
          <table:table-cell table:style-name="ce229" office:value-type="float" office:value="1" calcext:value-type="float">
            <text:p>1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15];[$'B2 List'.$A$2:.$J$162]; 2; 0)" office:value-type="string" office:string-value="Gigantic Blaze" calcext:value-type="string">
            <text:p>Gigantic Blaze</text:p>
          </table:table-cell>
          <table:table-cell table:style-name="ce228" office:value-type="float" office:value="6850" calcext:value-type="float">
            <text:p>6,850</text:p>
          </table:table-cell>
          <table:table-cell table:style-name="ce235" table:formula="of:=VLOOKUP([.A115];[$'B2 List'.$A$2:.$J$162]; 6; 0)" office:value-type="string" office:string-value="Dragon Thunder" calcext:value-type="string">
            <text:p>Dragon Thunder</text:p>
          </table:table-cell>
          <table:table-cell table:style-name="ce228" office:value-type="float" office:value="9340" calcext:value-type="float">
            <text:p>9,340</text:p>
          </table:table-cell>
          <table:table-cell table:style-name="ce235" table:formula="of:=VLOOKUP([.A115];[$'B2 List'.$A$2:.$J$162]; 10; 0)" office:value-type="string" office:string-value="Minus Energy Power Ball" calcext:value-type="string">
            <text:p>Minus Energy Power Ball</text:p>
          </table:table-cell>
          <table:table-cell table:style-name="ce228" office:value-type="float" office:value="15480" calcext:value-type="float">
            <text:p>15,48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115]*[.V115]" office:value-type="float" office:value="3120" calcext:value-type="float">
            <text:p>3,1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Pan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1360" calcext:value-type="float">
            <text:p>1,36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16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116];[$'B2 List'.$A$2:.$J$162]; 6; 0)" office:value-type="string" office:string-value="Gill Missile" calcext:value-type="string">
            <text:p>Gill Missile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16];[$'B2 List'.$A$2:.$J$162]; 10; 0)" office:value-type="string" office:string-value="Maiden's Rage" calcext:value-type="string">
            <text:p>Maiden's Rage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16]*[.V116]" office:value-type="float" office:value="1000" calcext:value-type="float">
            <text:p>1,0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Pikkon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10" calcext:value-type="float">
            <text:p>1,310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810" calcext:value-type="float">
            <text:p>1,810</text:p>
          </table:table-cell>
          <table:table-cell table:style-name="ce228" office:value-type="float" office:value="1380" calcext:value-type="float">
            <text:p>1,38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17];[$'B2 List'.$A$2:.$J$162]; 2; 0)" office:value-type="string" office:string-value="Hyper Tornado" calcext:value-type="string">
            <text:p>Hyper Tornado</text:p>
          </table:table-cell>
          <table:table-cell table:style-name="ce228" office:value-type="float" office:value="8640" calcext:value-type="float">
            <text:p>8,640</text:p>
          </table:table-cell>
          <table:table-cell table:style-name="ce235" table:formula="of:=VLOOKUP([.A117];[$'B2 List'.$A$2:.$J$162]; 6; 0)" office:value-type="string" office:string-value="Burning Shoot" calcext:value-type="string">
            <text:p>Burning Shoot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117];[$'B2 List'.$A$2:.$J$162]; 10; 0)" office:value-type="string" office:string-value="Thunder Flash" calcext:value-type="string">
            <text:p>Thunder Flash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17]*[.V117]" office:value-type="float" office:value="1800" calcext:value-type="float">
            <text:p>1,8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Pilaf Machine</text:p>
          </table:table-cell>
          <table:table-cell table:style-name="ce228" office:value-type="float" office:value="210" calcext:value-type="float">
            <text:p>210</text:p>
          </table:table-cell>
          <table:table-cell table:style-name="ce228" office:value-type="float" office:value="910" calcext:value-type="float">
            <text:p>91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480" calcext:value-type="float">
            <text:p>48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5" calcext:value-type="float">
            <text:p>5</text:p>
          </table:table-cell>
          <table:table-cell table:style-name="ce235" table:formula="of:=VLOOKUP([.A118];[$'B2 List'.$A$2:.$J$162]; 2; 0)" office:value-type="string" office:string-value="Gigant Rock Throw" calcext:value-type="string">
            <text:p>Gigant Rock Throw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118];[$'B2 List'.$A$2:.$J$162]; 6; 0)" office:value-type="string" office:string-value="Rolling Smash" calcext:value-type="string">
            <text:p>Rolling Smash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118];[$'B2 List'.$A$2:.$J$162]; 10; 0)" office:value-type="string" office:string-value="Great Pilaf Operation" calcext:value-type="string">
            <text:p>Great Pilaf Operation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18]*[.V118]" office:value-type="float" office:value="750" calcext:value-type="float">
            <text:p>7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Pilaf Machine (Fused)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60" calcext:value-type="float">
            <text:p>1,06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810" calcext:value-type="float">
            <text:p>81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5" calcext:value-type="float">
            <text:p>5</text:p>
          </table:table-cell>
          <table:table-cell table:style-name="ce235" table:formula="of:=VLOOKUP([.A119];[$'B2 List'.$A$2:.$J$162]; 2; 0)" office:value-type="string" office:string-value="Double Buster" calcext:value-type="string">
            <text:p>Double Buster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119];[$'B2 List'.$A$2:.$J$162]; 6; 0)" office:value-type="string" office:string-value="Gatling Gun" calcext:value-type="string">
            <text:p>Gatling Gun</text:p>
          </table:table-cell>
          <table:table-cell table:style-name="ce228" office:value-type="float" office:value="7500" calcext:value-type="float">
            <text:p>7,500</text:p>
          </table:table-cell>
          <table:table-cell table:style-name="ce235" table:formula="of:=VLOOKUP([.A119];[$'B2 List'.$A$2:.$J$162]; 10; 0)" office:value-type="string" office:string-value="Launch Missiles!" calcext:value-type="string">
            <text:p>Launch Missiles!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19]*[.V119]" office:value-type="float" office:value="1960" calcext:value-type="float">
            <text:p>1,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Raditz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10" calcext:value-type="float">
            <text:p>1,210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28" office:value-type="float" office:value="1150" calcext:value-type="float">
            <text:p>1,15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20];[$'B2 List'.$A$2:.$J$162]; 2; 0)" office:value-type="string" office:string-value="Here's a present!" calcext:value-type="string">
            <text:p>Here's a present!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20];[$'B2 List'.$A$2:.$J$162]; 6; 0)" office:value-type="string" office:string-value="I'm a top-class warrior!" calcext:value-type="string">
            <text:p>I'm a top-class warrior!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20];[$'B2 List'.$A$2:.$J$162]; 10; 0)" office:value-type="string" office:string-value="Begone!" calcext:value-type="string">
            <text:p>Begone!</text:p>
          </table:table-cell>
          <table:table-cell table:style-name="ce228" office:value-type="float" office:value="12780" calcext:value-type="float">
            <text:p>12,78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20]*[.V120]" office:value-type="float" office:value="1080" calcext:value-type="float">
            <text:p>1,0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Raditz (Giant Ape)</text:p>
          </table:table-cell>
          <table:table-cell table:style-name="ce228" office:value-type="float" office:value="350" calcext:value-type="float">
            <text:p>350</text:p>
          </table:table-cell>
          <table:table-cell table:style-name="ce228" office:value-type="float" office:value="1590" calcext:value-type="float">
            <text:p>1,590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28" office:value-type="float" office:value="2600" calcext:value-type="float">
            <text:p>2,60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21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121];[$'B2 List'.$A$2:.$J$162]; 6; 0)" office:value-type="string" office:string-value="Gigant Rock Throw" calcext:value-type="string">
            <text:p>Gigant Rock Throw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121];[$'B2 List'.$A$2:.$J$162]; 10; 0)" office:value-type="string" office:string-value="Chou Makousen" calcext:value-type="string">
            <text:p>Chou Makousen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21]*[.V121]" office:value-type="float" office:value="540" calcext:value-type="float">
            <text:p>5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Recoome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1750" calcext:value-type="float">
            <text:p>1,7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22];[$'B2 List'.$A$2:.$J$162]; 2; 0)" office:value-type="string" office:string-value="Recoome Eraser Gun" calcext:value-type="string">
            <text:p>Recoome Eraser Gun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122];[$'B2 List'.$A$2:.$J$162]; 6; 0)" office:value-type="string" office:string-value="Recoome Renegade Bomber" calcext:value-type="string">
            <text:p>Recoome Renegade Bomber</text:p>
          </table:table-cell>
          <table:table-cell table:style-name="ce228" office:value-type="float" office:value="6900" calcext:value-type="float">
            <text:p>6,900</text:p>
          </table:table-cell>
          <table:table-cell table:style-name="ce235" table:formula="of:=VLOOKUP([.A122];[$'B2 List'.$A$2:.$J$162]; 10; 0)" office:value-type="string" office:string-value="Recoome Fighting Bomber" calcext:value-type="string">
            <text:p>Recoome Fighting Bomber</text:p>
          </table:table-cell>
          <table:table-cell table:style-name="ce228" office:value-type="float" office:value="11400" calcext:value-type="float">
            <text:p>11,40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122]*[.V122]" office:value-type="float" office:value="1200" calcext:value-type="float">
            <text:p>1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aibamen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60" calcext:value-type="float">
            <text:p>1,060</text:p>
          </table:table-cell>
          <table:table-cell table:style-name="ce228" office:value-type="float" office:value="150" calcext:value-type="float">
            <text:p>150</text:p>
          </table:table-cell>
          <table:table-cell table:style-name="ce228" office:value-type="float" office:value="920" calcext:value-type="float">
            <text:p>920</text:p>
          </table:table-cell>
          <table:table-cell table:style-name="ce228" office:value-type="float" office:value="810" calcext:value-type="float">
            <text:p>81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23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23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6640" calcext:value-type="float">
            <text:p>6,640</text:p>
          </table:table-cell>
          <table:table-cell table:style-name="ce235" table:formula="of:=VLOOKUP([.A123];[$'B2 List'.$A$2:.$J$162]; 10; 0)" office:value-type="string" office:string-value="Saibamen Bomb" calcext:value-type="string">
            <text:p>Saibamen Bomb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23]*[.V123]" office:value-type="float" office:value="450" calcext:value-type="float">
            <text:p>45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aiyaman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24];[$'B2 List'.$A$2:.$J$162]; 2; 0)" office:value-type="string" office:string-value="Super Explosive Wave" calcext:value-type="string">
            <text:p>Super Explosive Wave</text:p>
          </table:table-cell>
          <table:table-cell table:style-name="ce228" office:value-type="float" office:value="6450" calcext:value-type="float">
            <text:p>6,450</text:p>
          </table:table-cell>
          <table:table-cell table:style-name="ce235" table:formula="of:=VLOOKUP([.A124];[$'B2 List'.$A$2:.$J$162]; 6; 0)" office:value-type="string" office:string-value="Justice Slash" calcext:value-type="string">
            <text:p>Justice Slash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24];[$'B2 List'.$A$2:.$J$162]; 10; 0)" office:value-type="string" office:string-value="Justice Judgement" calcext:value-type="string">
            <text:p>Justice Judgement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24]*[.V124]" office:value-type="float" office:value="1320" calcext:value-type="float">
            <text:p>1,3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aiyawoman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670" calcext:value-type="float">
            <text:p>670</text:p>
          </table:table-cell>
          <table:table-cell table:style-name="ce228" office:value-type="float" office:value="950" calcext:value-type="float">
            <text:p>950</text:p>
          </table:table-cell>
          <table:table-cell table:style-name="ce235"/>
          <table:table-cell table:style-name="ce229" office:value-type="float" office:value="-1" calcext:value-type="float">
            <text:p>-1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25];[$'B2 List'.$A$2:.$J$162]; 2; 0)" office:value-type="string" office:string-value="Justice Countdown" calcext:value-type="string">
            <text:p>Justice Countdown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125];[$'B2 List'.$A$2:.$J$162]; 6; 0)" office:value-type="string" office:string-value="Justice Rush 2" calcext:value-type="string">
            <text:p>Justice Rush 2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125];[$'B2 List'.$A$2:.$J$162]; 10; 0)" office:value-type="string" office:string-value="Justice Judgement" calcext:value-type="string">
            <text:p>Justice Judgement</text:p>
          </table:table-cell>
          <table:table-cell table:style-name="ce228" office:value-type="float" office:value="13170" calcext:value-type="float">
            <text:p>13,17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25]*[.V125]" office:value-type="float" office:value="330" calcext:value-type="float">
            <text:p>33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alza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360" calcext:value-type="float">
            <text:p>360</text:p>
          </table:table-cell>
          <table:table-cell table:style-name="ce228" office:value-type="float" office:value="2200" calcext:value-type="float">
            <text:p>2,200</text:p>
          </table:table-cell>
          <table:table-cell table:style-name="ce228" office:value-type="float" office:value="1120" calcext:value-type="float">
            <text:p>1,12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26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26];[$'B2 List'.$A$2:.$J$162]; 6; 0)" office:value-type="string" office:string-value="Scatter Finger Beam" calcext:value-type="string">
            <text:p>Scatter Finger Beam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126];[$'B2 List'.$A$2:.$J$162]; 10; 0)" office:value-type="string" office:string-value="Salza Blade Rush" calcext:value-type="string">
            <text:p>Salza Blade Rush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26]*[.V126]" office:value-type="float" office:value="1800" calcext:value-type="float">
            <text:p>1,8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couter Vegeta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10" calcext:value-type="float">
            <text:p>1,21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 office:value-type="float" office:value="1140" calcext:value-type="float">
            <text:p>1,14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27];[$'B2 List'.$A$2:.$J$162]; 2; 0)" office:value-type="string" office:string-value="Galick Gun" calcext:value-type="string">
            <text:p>Galick Gun</text:p>
          </table:table-cell>
          <table:table-cell table:style-name="ce228" office:value-type="float" office:value="8640" calcext:value-type="float">
            <text:p>8,640</text:p>
          </table:table-cell>
          <table:table-cell table:style-name="ce235" table:formula="of:=VLOOKUP([.A127];[$'B2 List'.$A$2:.$J$162]; 6; 0)" office:value-type="string" office:string-value="Final Garlic Cannon" calcext:value-type="string">
            <text:p>Final Garlic Cannon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27];[$'B2 List'.$A$2:.$J$162]; 10; 0)" office:value-type="string" office:string-value="Dirty Fireworks" calcext:value-type="string">
            <text:p>Dirty Fireworks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127]*[.V127]" office:value-type="float" office:value="3200" calcext:value-type="float">
            <text:p>3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couter Vegeta (Giant Ape)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1720" calcext:value-type="float">
            <text:p>1,72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950" calcext:value-type="float">
            <text:p>2,9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28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28];[$'B2 List'.$A$2:.$J$162]; 6; 0)" office:value-type="string" office:string-value="Chou Makouhou Barrage" calcext:value-type="string">
            <text:p>Chou Makouhou Barrage</text:p>
          </table:table-cell>
          <table:table-cell table:style-name="ce228" office:value-type="float" office:value="5910" calcext:value-type="float">
            <text:p>5,910</text:p>
          </table:table-cell>
          <table:table-cell table:style-name="ce235" table:formula="of:=VLOOKUP([.A128];[$'B2 List'.$A$2:.$J$162]; 10; 0)" office:value-type="string" office:string-value="Super Galick Gun" calcext:value-type="string">
            <text:p>Super Galick Gun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28]*[.V128]" office:value-type="float" office:value="1000" calcext:value-type="float">
            <text:p>1,0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lug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80" calcext:value-type="float">
            <text:p>1,28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29];[$'B2 List'.$A$2:.$J$162]; 2; 0)" office:value-type="string" office:string-value="Finger Beam" calcext:value-type="string">
            <text:p>Finger Beam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129];[$'B2 List'.$A$2:.$J$162]; 6; 0)" office:value-type="string" office:string-value="Darkness Eye Beam" calcext:value-type="string">
            <text:p>Darkness Eye Beam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29];[$'B2 List'.$A$2:.$J$162]; 10; 0)" office:value-type="string" office:string-value="Power of Darkness" calcext:value-type="string">
            <text:p>Power of Darkness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29]*[.V129]" office:value-type="float" office:value="840" calcext:value-type="float">
            <text:p>8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lug (Giant Form)</text:p>
          </table:table-cell>
          <table:table-cell table:style-name="ce228" office:value-type="float" office:value="370" calcext:value-type="float">
            <text:p>370</text:p>
          </table:table-cell>
          <table:table-cell table:style-name="ce228" office:value-type="float" office:value="1650" calcext:value-type="float">
            <text:p>1,65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2100" calcext:value-type="float">
            <text:p>2,100</text:p>
          </table:table-cell>
          <table:table-cell table:style-name="ce235"/>
          <table:table-cell table:style-name="ce229" office:value-type="float" office:value="-1" calcext:value-type="float">
            <text:p>-1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30];[$'B2 List'.$A$2:.$J$162]; 2; 0)" office:value-type="string" office:string-value="Super Explosive Wave" calcext:value-type="string">
            <text:p>Super Explosive Wave</text:p>
          </table:table-cell>
          <table:table-cell table:style-name="ce228" office:value-type="float" office:value="7600" calcext:value-type="float">
            <text:p>7,600</text:p>
          </table:table-cell>
          <table:table-cell table:style-name="ce235" table:formula="of:=VLOOKUP([.A130];[$'B2 List'.$A$2:.$J$162]; 6; 0)" office:value-type="string" office:string-value="Darkness Eye Beam" calcext:value-type="string">
            <text:p>Darkness Eye Beam</text:p>
          </table:table-cell>
          <table:table-cell table:style-name="ce228" office:value-type="float" office:value="7730" calcext:value-type="float">
            <text:p>7,730</text:p>
          </table:table-cell>
          <table:table-cell table:style-name="ce235" table:formula="of:=VLOOKUP([.A130];[$'B2 List'.$A$2:.$J$162]; 10; 0)" office:value-type="string" office:string-value="Darkness Blaster" calcext:value-type="string">
            <text:p>Darkness Blaster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130]*[.V130]" office:value-type="float" office:value="880" calcext:value-type="float">
            <text:p>8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popovich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670" calcext:value-type="float">
            <text:p>670</text:p>
          </table:table-cell>
          <table:table-cell table:style-name="ce228" office:value-type="float" office:value="1500" calcext:value-type="float">
            <text:p>1,5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31];[$'B2 List'.$A$2:.$J$162]; 2; 0)" office:value-type="string" office:string-value="Berserker Crash" calcext:value-type="string">
            <text:p>Berserker Crash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131];[$'B2 List'.$A$2:.$J$162]; 6; 0)" office:value-type="string" office:string-value="Mad Banquet" calcext:value-type="string">
            <text:p>Mad Banquet</text:p>
          </table:table-cell>
          <table:table-cell table:style-name="ce228" office:value-type="float" office:value="6180" calcext:value-type="float">
            <text:p>6,180</text:p>
          </table:table-cell>
          <table:table-cell table:style-name="ce235" table:formula="of:=VLOOKUP([.A131];[$'B2 List'.$A$2:.$J$162]; 10; 0)" office:value-type="string" office:string-value="Majin Buu Resurrection" calcext:value-type="string">
            <text:p>Majin Buu Resurrection</text:p>
          </table:table-cell>
          <table:table-cell table:style-name="ce228" office:value-type="float" office:value="12550" calcext:value-type="float">
            <text:p>12,550</text:p>
          </table:table-cell>
          <table:table-cell table:style-name="ce238" office:value-type="float" office:value="1" calcext:value-type="float">
            <text:p>1</text:p>
          </table:table-cell>
          <table:table-cell table:style-name="ce238" table:number-columns-repeated="8"/>
          <table:table-cell table:style-name="ce238" table:formula="of:=[.D131]*[.V131]" office:value-type="float" office:value="110" calcext:value-type="float">
            <text:p>11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uper 17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690" calcext:value-type="float">
            <text:p>1,6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5" calcext:value-type="float">
            <text:p>5</text:p>
          </table:table-cell>
          <table:table-cell table:style-name="ce235" table:formula="of:=VLOOKUP([.A132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32];[$'B2 List'.$A$2:.$J$162]; 6; 0)" office:value-type="string" office:string-value="Hell's Storm" calcext:value-type="string">
            <text:p>Hell's Storm</text:p>
          </table:table-cell>
          <table:table-cell table:style-name="ce228" office:value-type="float" office:value="9300" calcext:value-type="float">
            <text:p>9,300</text:p>
          </table:table-cell>
          <table:table-cell table:style-name="ce235" table:formula="of:=VLOOKUP([.A132];[$'B2 List'.$A$2:.$J$162]; 10; 0)" office:value-type="string" office:string-value="Shocking Death Ball" calcext:value-type="string">
            <text:p>Shocking Death Ball</text:p>
          </table:table-cell>
          <table:table-cell table:style-name="ce228" office:value-type="float" office:value="15480" calcext:value-type="float">
            <text:p>15,48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32]*[.V132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uper Buu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420" calcext:value-type="float">
            <text:p>1,42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60" calcext:value-type="float">
            <text:p>1,56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33];[$'B2 List'.$A$2:.$J$162]; 2; 0)" office:value-type="string" office:string-value="Genocide Blast" calcext:value-type="string">
            <text:p>Genocide Blast</text:p>
          </table:table-cell>
          <table:table-cell table:style-name="ce228" office:value-type="float" office:value="6900" calcext:value-type="float">
            <text:p>6,900</text:p>
          </table:table-cell>
          <table:table-cell table:style-name="ce235" table:formula="of:=VLOOKUP([.A133];[$'B2 List'.$A$2:.$J$162]; 6; 0)" office:value-type="string" office:string-value="Chocolate Beam" calcext:value-type="string">
            <text:p>Chocolate Beam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133];[$'B2 List'.$A$2:.$J$162]; 10; 0)" office:value-type="string" office:string-value="Revenge Death Bomber" calcext:value-type="string">
            <text:p>Revenge Death Bomber</text:p>
          </table:table-cell>
          <table:table-cell table:style-name="ce228" office:value-type="float" office:value="13650" calcext:value-type="float">
            <text:p>13,65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33]*[.V133]" office:value-type="float" office:value="1560" calcext:value-type="float">
            <text:p>1,5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han Buu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380" calcext:value-type="float">
            <text:p>1,380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930" calcext:value-type="float">
            <text:p>1,930</text:p>
          </table:table-cell>
          <table:table-cell table:style-name="ce228"/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34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800" calcext:value-type="float">
            <text:p>7,800</text:p>
          </table:table-cell>
          <table:table-cell table:style-name="ce235" table:formula="of:=VLOOKUP([.A134];[$'B2 List'.$A$2:.$J$162]; 6; 0)" office:value-type="string" office:string-value="Chocolate Beam" calcext:value-type="string">
            <text:p>Chocolate Beam</text:p>
          </table:table-cell>
          <table:table-cell table:style-name="ce228" office:value-type="float" office:value="7090" calcext:value-type="float">
            <text:p>7,090</text:p>
          </table:table-cell>
          <table:table-cell table:style-name="ce235" table:formula="of:=VLOOKUP([.A134];[$'B2 List'.$A$2:.$J$162]; 10; 0)" office:value-type="string" office:string-value="Super Ghost Buu Attack!" calcext:value-type="string">
            <text:p>Super Ghost Buu Attack!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34]*[.V134]" office:value-type="float" office:value="1920" calcext:value-type="float">
            <text:p>1,9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Gotenks Buu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500" calcext:value-type="float">
            <text:p>1,50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35];[$'B2 List'.$A$2:.$J$162]; 2; 0)" office:value-type="string" office:string-value="Galactic Donut Volley" calcext:value-type="string">
            <text:p>Galactic Donut Volley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35];[$'B2 List'.$A$2:.$J$162]; 6; 0)" office:value-type="string" office:string-value="Special Beam Cannon" calcext:value-type="string">
            <text:p>Special Beam Cannon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35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35]*[.V135]" office:value-type="float" office:value="1960" calcext:value-type="float">
            <text:p>1,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upreme Kai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060" calcext:value-type="float">
            <text:p>1,06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28" office:value-type="float" office:value="850" calcext:value-type="float">
            <text:p>8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36];[$'B2 List'.$A$2:.$J$162]; 2; 0)" office:value-type="string" office:string-value="Energy's Last" calcext:value-type="string">
            <text:p>Energy's Last</text:p>
          </table:table-cell>
          <table:table-cell table:style-name="ce228" office:value-type="float" office:value="7120" calcext:value-type="float">
            <text:p>7,120</text:p>
          </table:table-cell>
          <table:table-cell table:style-name="ce235" table:formula="of:=VLOOKUP([.A136];[$'B2 List'.$A$2:.$J$162]; 6; 0)" office:value-type="string" office:string-value="Crazy Rush" calcext:value-type="string">
            <text:p>Crazy Rush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36];[$'B2 List'.$A$2:.$J$162]; 10; 0)" office:value-type="string" office:string-value="Gekiretsu Shin'ou'hou" calcext:value-type="string">
            <text:p>Gekiretsu Shin'ou'hou</text:p>
          </table:table-cell>
          <table:table-cell table:style-name="ce228" office:value-type="float" office:value="12740" calcext:value-type="float">
            <text:p>12,74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36]*[.V136]" office:value-type="float" office:value="780" calcext:value-type="float">
            <text:p>7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upreme Kai (Fused)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40" calcext:value-type="float">
            <text:p>1,140</text:p>
          </table:table-cell>
          <table:table-cell table:style-name="ce228" office:value-type="float" office:value="230" calcext:value-type="float">
            <text:p>230</text:p>
          </table:table-cell>
          <table:table-cell table:style-name="ce228" office:value-type="float" office:value="1040" calcext:value-type="float">
            <text:p>1,04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37];[$'B2 List'.$A$2:.$J$162]; 2; 0)" office:value-type="string" office:string-value="Full Power Energy Wave" calcext:value-type="string">
            <text:p>Full Power Energy Wave</text:p>
          </table:table-cell>
          <table:table-cell table:style-name="ce228" office:value-type="float" office:value="7120" calcext:value-type="float">
            <text:p>7,120</text:p>
          </table:table-cell>
          <table:table-cell table:style-name="ce235" table:formula="of:=VLOOKUP([.A137];[$'B2 List'.$A$2:.$J$162]; 6; 0)" office:value-type="string" office:string-value="Crazy Combination" calcext:value-type="string">
            <text:p>Crazy Combination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137];[$'B2 List'.$A$2:.$J$162]; 10; 0)" office:value-type="string" office:string-value="Shin Gekiretsu Shin'ou'hou" calcext:value-type="string">
            <text:p>Shin Gekiretsu Shin'ou'hou</text:p>
          </table:table-cell>
          <table:table-cell table:style-name="ce228" office:value-type="float" office:value="13230" calcext:value-type="float">
            <text:p>13,23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137]*[.V137]" office:value-type="float" office:value="920" calcext:value-type="float">
            <text:p>9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word Trunks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1150" calcext:value-type="float">
            <text:p>1,1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38];[$'B2 List'.$A$2:.$J$162]; 2; 0)" office:value-type="string" office:string-value="Finish Buster" calcext:value-type="string">
            <text:p>Finish Buster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38];[$'B2 List'.$A$2:.$J$162]; 6; 0)" office:value-type="string" office:string-value="Burning Storm" calcext:value-type="string">
            <text:p>Burning Storm</text:p>
          </table:table-cell>
          <table:table-cell table:style-name="ce228" office:value-type="float" office:value="6000" calcext:value-type="float">
            <text:p>6,000</text:p>
          </table:table-cell>
          <table:table-cell table:style-name="ce235" table:formula="of:=VLOOKUP([.A138];[$'B2 List'.$A$2:.$J$162]; 10; 0)" office:value-type="string" office:string-value="Lightning Sword Slash" calcext:value-type="string">
            <text:p>Lightning Sword Slash</text:p>
          </table:table-cell>
          <table:table-cell table:style-name="ce228" office:value-type="float" office:value="12300" calcext:value-type="float">
            <text:p>12,30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38]*[.V138]" office:value-type="float" office:value="1820" calcext:value-type="float">
            <text:p>1,8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word Trunks (SSJ1)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210" calcext:value-type="float">
            <text:p>1,21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680" calcext:value-type="float">
            <text:p>1,680</text:p>
          </table:table-cell>
          <table:table-cell table:style-name="ce228" office:value-type="float" office:value="1150" calcext:value-type="float">
            <text:p>1,1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39];[$'B2 List'.$A$2:.$J$162]; 2; 0)" office:value-type="string" office:string-value="Burning Attack" calcext:value-type="string">
            <text:p>Burning Attack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139];[$'B2 List'.$A$2:.$J$162]; 6; 0)" office:value-type="string" office:string-value="Burning Storm" calcext:value-type="string">
            <text:p>Burning Storm</text:p>
          </table:table-cell>
          <table:table-cell table:style-name="ce228" office:value-type="float" office:value="6540" calcext:value-type="float">
            <text:p>6,540</text:p>
          </table:table-cell>
          <table:table-cell table:style-name="ce235" table:formula="of:=VLOOKUP([.A139];[$'B2 List'.$A$2:.$J$162]; 10; 0)" office:value-type="string" office:string-value="Shining Sword Attack" calcext:value-type="string">
            <text:p>Shining Sword Attack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139]*[.V139]" office:value-type="float" office:value="2240" calcext:value-type="float">
            <text:p>2,2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Syn Shenron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2320" calcext:value-type="float">
            <text:p>2,32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40];[$'B2 List'.$A$2:.$J$162]; 2; 0)" office:value-type="string" office:string-value="Trap Shooter" calcext:value-type="string">
            <text:p>Trap Shooter</text:p>
          </table:table-cell>
          <table:table-cell table:style-name="ce228" office:value-type="float" office:value="6900" calcext:value-type="float">
            <text:p>6,900</text:p>
          </table:table-cell>
          <table:table-cell table:style-name="ce235" table:formula="of:=VLOOKUP([.A140];[$'B2 List'.$A$2:.$J$162]; 6; 0)" office:value-type="string" office:string-value="Blazing Storm" calcext:value-type="string">
            <text:p>Blazing Storm</text:p>
          </table:table-cell>
          <table:table-cell table:style-name="ce228" office:value-type="float" office:value="9090" calcext:value-type="float">
            <text:p>9,090</text:p>
          </table:table-cell>
          <table:table-cell table:style-name="ce235" table:formula="of:=VLOOKUP([.A140];[$'B2 List'.$A$2:.$J$162]; 10; 0)" office:value-type="string" office:string-value="Gigantic Blaze" calcext:value-type="string">
            <text:p>Gigantic Blaze</text:p>
          </table:table-cell>
          <table:table-cell table:style-name="ce228" office:value-type="float" office:value="14580" calcext:value-type="float">
            <text:p>14,58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40]*[.V140]" office:value-type="float" office:value="2730" calcext:value-type="float">
            <text:p>2,73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ambourine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28" office:value-type="float" office:value="1640" calcext:value-type="float">
            <text:p>1,64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41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41];[$'B2 List'.$A$2:.$J$162]; 6; 0)" office:value-type="string" office:string-value="Soumasen" calcext:value-type="string">
            <text:p>Soumasen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141];[$'B2 List'.$A$2:.$J$162]; 10; 0)" office:value-type="string" office:string-value="Super Marengeki" calcext:value-type="string">
            <text:p>Super Marengeki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141]*[.V141]" office:value-type="float" office:value="720" calcext:value-type="float">
            <text:p>7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apion</text:p>
          </table:table-cell>
          <table:table-cell table:style-name="ce228" office:value-type="float" office:value="250" calcext:value-type="float">
            <text:p>25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790" calcext:value-type="float">
            <text:p>79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42];[$'B2 List'.$A$2:.$J$162]; 2; 0)" office:value-type="string" office:string-value="Brave Cannon" calcext:value-type="string">
            <text:p>Brave Cannon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142];[$'B2 List'.$A$2:.$J$162]; 6; 0)" office:value-type="string" office:string-value="Brave Slash" calcext:value-type="string">
            <text:p>Brave Slash</text:p>
          </table:table-cell>
          <table:table-cell table:style-name="ce228" office:value-type="float" office:value="6850" calcext:value-type="float">
            <text:p>6,850</text:p>
          </table:table-cell>
          <table:table-cell table:style-name="ce235" table:formula="of:=VLOOKUP([.A142];[$'B2 List'.$A$2:.$J$162]; 10; 0)" office:value-type="string" office:string-value="Brave Sword Attack" calcext:value-type="string">
            <text:p>Brave Sword Attack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142]*[.V142]" office:value-type="float" office:value="880" calcext:value-type="float">
            <text:p>8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een Gohan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250" calcext:value-type="float">
            <text:p>1,25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550" calcext:value-type="float">
            <text:p>1,550</text:p>
          </table:table-cell>
          <table:table-cell table:style-name="ce228" office:value-type="float" office:value="1240" calcext:value-type="float">
            <text:p>1,24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43];[$'B2 List'.$A$2:.$J$162]; 2; 0)" office:value-type="string" office:string-value="Super Masenko" calcext:value-type="string">
            <text:p>Super Masenko</text:p>
          </table:table-cell>
          <table:table-cell table:style-name="ce228" office:value-type="float" office:value="6200" calcext:value-type="float">
            <text:p>6,200</text:p>
          </table:table-cell>
          <table:table-cell table:style-name="ce235" table:formula="of:=VLOOKUP([.A143];[$'B2 List'.$A$2:.$J$162]; 6; 0)" office:value-type="string" office:string-value="Gekiretsu Madan" calcext:value-type="string">
            <text:p>Gekiretsu Madan</text:p>
          </table:table-cell>
          <table:table-cell table:style-name="ce228" office:value-type="float" office:value="5300" calcext:value-type="float">
            <text:p>5,300</text:p>
          </table:table-cell>
          <table:table-cell table:style-name="ce235" table:formula="of:=VLOOKUP([.A143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2800" calcext:value-type="float">
            <text:p>12,8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43]*[.V143]" office:value-type="float" office:value="1560" calcext:value-type="float">
            <text:p>1,5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een Gohan (SSJ1)</text:p>
          </table:table-cell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28" office:value-type="float" office:value="1560" calcext:value-type="float">
            <text:p>1,56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44];[$'B2 List'.$A$2:.$J$162]; 2; 0)" office:value-type="string" office:string-value="Super Masenko" calcext:value-type="string">
            <text:p>Super Masenko</text:p>
          </table:table-cell>
          <table:table-cell table:style-name="ce228" office:value-type="float" office:value="6550" calcext:value-type="float">
            <text:p>6,550</text:p>
          </table:table-cell>
          <table:table-cell table:style-name="ce235" table:formula="of:=VLOOKUP([.A144];[$'B2 List'.$A$2:.$J$162]; 6; 0)" office:value-type="string" office:string-value="Chou Maretsugeki" calcext:value-type="string">
            <text:p>Chou Maretsugeki</text:p>
          </table:table-cell>
          <table:table-cell table:style-name="ce228" office:value-type="float" office:value="5980" calcext:value-type="float">
            <text:p>5,980</text:p>
          </table:table-cell>
          <table:table-cell table:style-name="ce235" table:formula="of:=VLOOKUP([.A144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44]*[.V144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een Gohan (SSJ2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290" calcext:value-type="float">
            <text:p>1,29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28" office:value-type="float" office:value="1350" calcext:value-type="float">
            <text:p>1,3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45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6960" calcext:value-type="float">
            <text:p>6,960</text:p>
          </table:table-cell>
          <table:table-cell table:style-name="ce235" table:formula="of:=VLOOKUP([.A145];[$'B2 List'.$A$2:.$J$162]; 6; 0)" office:value-type="string" office:string-value="Gekiretsu Madan" calcext:value-type="string">
            <text:p>Gekiretsu Madan</text:p>
          </table:table-cell>
          <table:table-cell table:style-name="ce228" office:value-type="float" office:value="5900" calcext:value-type="float">
            <text:p>5,900</text:p>
          </table:table-cell>
          <table:table-cell table:style-name="ce235" table:formula="of:=VLOOKUP([.A145];[$'B2 List'.$A$2:.$J$162]; 10; 0)" office:value-type="string" office:string-value="Father-Son Kamehameha" calcext:value-type="string">
            <text:p>Father-Son Kamehameha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45]*[.V145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ien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140" calcext:value-type="float">
            <text:p>1,140</text:p>
          </table:table-cell>
          <table:table-cell table:style-name="ce228" office:value-type="float" office:value="180" calcext:value-type="float">
            <text:p>18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28" office:value-type="float" office:value="1190" calcext:value-type="float">
            <text:p>1,19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46];[$'B2 List'.$A$2:.$J$162]; 2; 0)" office:value-type="string" office:string-value="Dodon Ray" calcext:value-type="string">
            <text:p>Dodon Ray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146];[$'B2 List'.$A$2:.$J$162]; 6; 0)" office:value-type="string" office:string-value="Ki Blast Cannon" calcext:value-type="string">
            <text:p>Ki Blast Cannon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46];[$'B2 List'.$A$2:.$J$162]; 10; 0)" office:value-type="string" office:string-value="Neo Tri-Beam" calcext:value-type="string">
            <text:p>Neo Tri-Beam</text:p>
          </table:table-cell>
          <table:table-cell table:style-name="ce228" office:value-type="float" office:value="5010" calcext:value-type="float">
            <text:p>5,01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46]*[.V146]" office:value-type="float" office:value="900" calcext:value-type="float">
            <text:p>9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runks</text:p>
          </table:table-cell>
          <table:table-cell table:style-name="ce228" office:value-type="float" office:value="310" calcext:value-type="float">
            <text:p>310</text:p>
          </table:table-cell>
          <table:table-cell table:style-name="ce228" office:value-type="float" office:value="1330" calcext:value-type="float">
            <text:p>1,33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28" office:value-type="float" office:value="1670" calcext:value-type="float">
            <text:p>1,670</text:p>
          </table:table-cell>
          <table:table-cell table:style-name="ce235"/>
          <table:table-cell table:style-name="ce229" office:value-type="float" office:value="-1.5" calcext:value-type="float">
            <text:p>-1.5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47];[$'B2 List'.$A$2:.$J$162]; 2; 0)" office:value-type="string" office:string-value="Burning Attack" calcext:value-type="string">
            <text:p>Burning Attack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47];[$'B2 List'.$A$2:.$J$162]; 6; 0)" office:value-type="string" office:string-value="High Speed Rush" calcext:value-type="string">
            <text:p>High Speed Rush</text:p>
          </table:table-cell>
          <table:table-cell table:style-name="ce228" office:value-type="float" office:value="7160" calcext:value-type="float">
            <text:p>7,160</text:p>
          </table:table-cell>
          <table:table-cell table:style-name="ce235" table:formula="of:=VLOOKUP([.A147];[$'B2 List'.$A$2:.$J$162]; 10; 0)" office:value-type="string" office:string-value="Finish Buster" calcext:value-type="string">
            <text:p>Finish Buster</text:p>
          </table:table-cell>
          <table:table-cell table:style-name="ce228" office:value-type="float" office:value="12750" calcext:value-type="float">
            <text:p>12,75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147]*[.V147]" office:value-type="float" office:value="960" calcext:value-type="float">
            <text:p>9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runks (SSJ1)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300" calcext:value-type="float">
            <text:p>300</text:p>
          </table:table-cell>
          <table:table-cell table:style-name="ce228" office:value-type="float" office:value="1830" calcext:value-type="float">
            <text:p>1,830</text:p>
          </table:table-cell>
          <table:table-cell table:style-name="ce228" office:value-type="float" office:value="1860" calcext:value-type="float">
            <text:p>1,86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48];[$'B2 List'.$A$2:.$J$162]; 2; 0)" office:value-type="string" office:string-value="Burning Attack" calcext:value-type="string">
            <text:p>Burning Attack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148];[$'B2 List'.$A$2:.$J$162]; 6; 0)" office:value-type="string" office:string-value="Burning Breaker" calcext:value-type="string">
            <text:p>Burning Breaker</text:p>
          </table:table-cell>
          <table:table-cell table:style-name="ce228" office:value-type="float" office:value="7620" calcext:value-type="float">
            <text:p>7,620</text:p>
          </table:table-cell>
          <table:table-cell table:style-name="ce235" table:formula="of:=VLOOKUP([.A148];[$'B2 List'.$A$2:.$J$162]; 10; 0)" office:value-type="string" office:string-value="Heat Dome Attack" calcext:value-type="string">
            <text:p>Heat Dome Attack</text:p>
          </table:table-cell>
          <table:table-cell table:style-name="ce228" office:value-type="float" office:value="14550" calcext:value-type="float">
            <text:p>14,55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148]*[.V148]" office:value-type="float" office:value="1200" calcext:value-type="float">
            <text:p>1,2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runks (SSJ2)</text:p>
          </table:table-cell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1440" calcext:value-type="float">
            <text:p>1,44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28" office:value-type="float" office:value="1900" calcext:value-type="float">
            <text:p>1,900</text:p>
          </table:table-cell>
          <table:table-cell table:style-name="ce235"/>
          <table:table-cell table:style-name="ce229" office:value-type="float" office:value="1" calcext:value-type="float">
            <text:p>1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49];[$'B2 List'.$A$2:.$J$162]; 2; 0)" office:value-type="string" office:string-value="Finish Buster" calcext:value-type="string">
            <text:p>Finish Buster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49];[$'B2 List'.$A$2:.$J$162]; 6; 0)" office:value-type="string" office:string-value="Burning Attack" calcext:value-type="string">
            <text:p>Burning Attack</text:p>
          </table:table-cell>
          <table:table-cell table:style-name="ce228" office:value-type="float" office:value="7760" calcext:value-type="float">
            <text:p>7,760</text:p>
          </table:table-cell>
          <table:table-cell table:style-name="ce235" table:formula="of:=VLOOKUP([.A149];[$'B2 List'.$A$2:.$J$162]; 10; 0)" office:value-type="string" office:string-value="Super Explosive Wave" calcext:value-type="string">
            <text:p>Super Explosive Wave</text:p>
          </table:table-cell>
          <table:table-cell table:style-name="ce228" office:value-type="float" office:value="12150" calcext:value-type="float">
            <text:p>12,150</text:p>
          </table:table-cell>
          <table:table-cell table:style-name="ce238" office:value-type="float" office:value="4" calcext:value-type="float">
            <text:p>4</text:p>
          </table:table-cell>
          <table:table-cell table:style-name="ce238" table:number-columns-repeated="8"/>
          <table:table-cell table:style-name="ce238" table:formula="of:=[.D149]*[.V149]" office:value-type="float" office:value="800" calcext:value-type="float">
            <text:p>8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urles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50];[$'B2 List'.$A$2:.$J$162]; 2; 0)" office:value-type="string" office:string-value="Kill Driver" calcext:value-type="string">
            <text:p>Kill Driver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50];[$'B2 List'.$A$2:.$J$162]; 6; 0)" office:value-type="string" office:string-value="Full Power Energy Barrage Wave" calcext:value-type="string">
            <text:p>Full Power Energy Barrage Wave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150];[$'B2 List'.$A$2:.$J$162]; 10; 0)" office:value-type="string" office:string-value="Meteor Burst" calcext:value-type="string">
            <text:p>Meteor Burst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50]*[.V150]" office:value-type="float" office:value="1680" calcext:value-type="float">
            <text:p>1,68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Turles (Giant Ape)</text:p>
          </table:table-cell>
          <table:table-cell table:style-name="ce228" office:value-type="float" office:value="390" calcext:value-type="float">
            <text:p>390</text:p>
          </table:table-cell>
          <table:table-cell table:style-name="ce228" office:value-type="float" office:value="1740" calcext:value-type="float">
            <text:p>1,74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950" calcext:value-type="float">
            <text:p>2,950</text:p>
          </table:table-cell>
          <table:table-cell table:style-name="ce235"/>
          <table:table-cell table:style-name="ce229" office:value-type="float" office:value="1" calcext:value-type="float">
            <text:p>1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51];[$'B2 List'.$A$2:.$J$162]; 2; 0)" office:value-type="string" office:string-value="Chou Makouhou" calcext:value-type="string">
            <text:p>Chou Makouhou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151];[$'B2 List'.$A$2:.$J$162]; 6; 0)" office:value-type="string" office:string-value="Chou Makouhou Barrage" calcext:value-type="string">
            <text:p>Chou Makouhou Barrage</text:p>
          </table:table-cell>
          <table:table-cell table:style-name="ce228" office:value-type="float" office:value="5460" calcext:value-type="float">
            <text:p>5,460</text:p>
          </table:table-cell>
          <table:table-cell table:style-name="ce235" table:formula="of:=VLOOKUP([.A151];[$'B2 List'.$A$2:.$J$162]; 10; 0)" office:value-type="string" office:string-value="Chou Makousen" calcext:value-type="string">
            <text:p>Chou Makousen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2" calcext:value-type="float">
            <text:p>2</text:p>
          </table:table-cell>
          <table:table-cell table:style-name="ce238" table:number-columns-repeated="8"/>
          <table:table-cell table:style-name="ce238" table:formula="of:=[.D151]*[.V151]" office:value-type="float" office:value="400" calcext:value-type="float">
            <text:p>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Ultimate Gohan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1480" calcext:value-type="float">
            <text:p>1,48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1660" calcext:value-type="float">
            <text:p>1,66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52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8220" calcext:value-type="float">
            <text:p>8,220</text:p>
          </table:table-cell>
          <table:table-cell table:style-name="ce235" table:formula="of:=VLOOKUP([.A152];[$'B2 List'.$A$2:.$J$162]; 6; 0)" office:value-type="string" office:string-value="Super Explosive Wave" calcext:value-type="string">
            <text:p>Super Explosive Wave</text:p>
          </table:table-cell>
          <table:table-cell table:style-name="ce228" office:value-type="float" office:value="7200" calcext:value-type="float">
            <text:p>7,200</text:p>
          </table:table-cell>
          <table:table-cell table:style-name="ce235" table:formula="of:=VLOOKUP([.A152];[$'B2 List'.$A$2:.$J$162]; 10; 0)" office:value-type="string" office:string-value="Burst Rush" calcext:value-type="string">
            <text:p>Burst Rush</text:p>
          </table:table-cell>
          <table:table-cell table:style-name="ce228" office:value-type="float" office:value="14090" calcext:value-type="float">
            <text:p>14,09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152]*[.V152]" office:value-type="float" office:value="1600" calcext:value-type="float">
            <text:p>1,6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Uub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70" calcext:value-type="float">
            <text:p>1,270</text:p>
          </table:table-cell>
          <table:table-cell table:style-name="ce228" office:value-type="float" office:value="220" calcext:value-type="float">
            <text:p>220</text:p>
          </table:table-cell>
          <table:table-cell table:style-name="ce228" office:value-type="float" office:value="1300" calcext:value-type="float">
            <text:p>1,30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53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7620" calcext:value-type="float">
            <text:p>7,620</text:p>
          </table:table-cell>
          <table:table-cell table:style-name="ce235" table:formula="of:=VLOOKUP([.A153];[$'B2 List'.$A$2:.$J$162]; 6; 0)" office:value-type="string" office:string-value="Blazing Barrage Palm" calcext:value-type="string">
            <text:p>Blazing Barrage Palm</text:p>
          </table:table-cell>
          <table:table-cell table:style-name="ce228" office:value-type="float" office:value="7680" calcext:value-type="float">
            <text:p>7,680</text:p>
          </table:table-cell>
          <table:table-cell table:style-name="ce235" table:formula="of:=VLOOKUP([.A153];[$'B2 List'.$A$2:.$J$162]; 10; 0)" office:value-type="string" office:string-value="Super Explosive Wave" calcext:value-type="string">
            <text:p>Super Explosive Wave</text:p>
          </table:table-cell>
          <table:table-cell table:style-name="ce228" office:value-type="float" office:value="11400" calcext:value-type="float">
            <text:p>11,40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53]*[.V153]" office:value-type="float" office:value="1100" calcext:value-type="float">
            <text:p>1,1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Vegeta SSJ4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490" calcext:value-type="float">
            <text:p>490</text:p>
          </table:table-cell>
          <table:table-cell table:style-name="ce228" office:value-type="float" office:value="2940" calcext:value-type="float">
            <text:p>2,940</text:p>
          </table:table-cell>
          <table:table-cell table:style-name="ce228" office:value-type="float" office:value="1130" calcext:value-type="float">
            <text:p>1,13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54];[$'B2 List'.$A$2:.$J$162]; 2; 0)" office:value-type="string" office:string-value="Final Flash" calcext:value-type="string">
            <text:p>Final Flash</text:p>
          </table:table-cell>
          <table:table-cell table:style-name="ce228" office:value-type="float" office:value="8200" calcext:value-type="float">
            <text:p>8,200</text:p>
          </table:table-cell>
          <table:table-cell table:style-name="ce235" table:formula="of:=VLOOKUP([.A154];[$'B2 List'.$A$2:.$J$162]; 6; 0)" office:value-type="string" office:string-value="Spirit Breaking Cannon" calcext:value-type="string">
            <text:p>Spirit Breaking Cannon</text:p>
          </table:table-cell>
          <table:table-cell table:style-name="ce228" office:value-type="float" office:value="8230" calcext:value-type="float">
            <text:p>8,230</text:p>
          </table:table-cell>
          <table:table-cell table:style-name="ce235" table:formula="of:=VLOOKUP([.A154];[$'B2 List'.$A$2:.$J$162]; 10; 0)" office:value-type="string" office:string-value="Final Shine Attack" calcext:value-type="string">
            <text:p>Final Shine Attack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154]*[.V154]" office:value-type="float" office:value="4900" calcext:value-type="float">
            <text:p>4,9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Vegito</text:p>
          </table:table-cell>
          <table:table-cell table:style-name="ce228" office:value-type="float" office:value="320" calcext:value-type="float">
            <text:p>320</text:p>
          </table:table-cell>
          <table:table-cell table:style-name="ce228" office:value-type="float" office:value="1400" calcext:value-type="float">
            <text:p>1,400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2200" calcext:value-type="float">
            <text:p>2,200</text:p>
          </table:table-cell>
          <table:table-cell table:style-name="ce228" office:value-type="float" office:value="1700" calcext:value-type="float">
            <text:p>1,70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70000" calcext:value-type="float">
            <text:p>7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55];[$'B2 List'.$A$2:.$J$162]; 2; 0)" office:value-type="string" office:string-value="Big Bang Attack" calcext:value-type="string">
            <text:p>Big Bang Attack</text:p>
          </table:table-cell>
          <table:table-cell table:style-name="ce228" office:value-type="float" office:value="7280" calcext:value-type="float">
            <text:p>7,280</text:p>
          </table:table-cell>
          <table:table-cell table:style-name="ce235" table:formula="of:=VLOOKUP([.A155];[$'B2 List'.$A$2:.$J$162]; 6; 0)" office:value-type="string" office:string-value="Scatter Finger Beam" calcext:value-type="string">
            <text:p>Scatter Finger Beam</text:p>
          </table:table-cell>
          <table:table-cell table:style-name="ce228" office:value-type="float" office:value="6250" calcext:value-type="float">
            <text:p>6,250</text:p>
          </table:table-cell>
          <table:table-cell table:style-name="ce235" table:formula="of:=VLOOKUP([.A155];[$'B2 List'.$A$2:.$J$162]; 10; 0)" office:value-type="string" office:string-value="Super Kamehameha" calcext:value-type="string">
            <text:p>Super Kamehameha</text:p>
          </table:table-cell>
          <table:table-cell table:style-name="ce228" office:value-type="float" office:value="13680" calcext:value-type="float">
            <text:p>13,680</text:p>
          </table:table-cell>
          <table:table-cell table:style-name="ce238" office:value-type="float" office:value="8" calcext:value-type="float">
            <text:p>8</text:p>
          </table:table-cell>
          <table:table-cell table:style-name="ce238" table:number-columns-repeated="8"/>
          <table:table-cell table:style-name="ce238" table:formula="of:=[.D155]*[.V155]" office:value-type="float" office:value="2720" calcext:value-type="float">
            <text:p>2,72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Vegito (SSJ1)</text:p>
          </table:table-cell>
          <table:table-cell table:style-name="ce228" office:value-type="float" office:value="330" calcext:value-type="float">
            <text:p>330</text:p>
          </table:table-cell>
          <table:table-cell table:style-name="ce228" office:value-type="float" office:value="1420" calcext:value-type="float">
            <text:p>1,420</text:p>
          </table:table-cell>
          <table:table-cell table:style-name="ce228" office:value-type="float" office:value="340" calcext:value-type="float">
            <text:p>340</text:p>
          </table:table-cell>
          <table:table-cell table:style-name="ce228" office:value-type="float" office:value="2200" calcext:value-type="float">
            <text:p>2,200</text:p>
          </table:table-cell>
          <table:table-cell table:style-name="ce228" office:value-type="float" office:value="1610" calcext:value-type="float">
            <text:p>1,61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6</text:p>
          </table:table-cell>
          <table:table-cell table:style-name="ce235" table:number-columns-repeated="2"/>
          <table:table-cell table:style-name="ce236" office:value-type="float" office:value="70000" calcext:value-type="float">
            <text:p>7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56];[$'B2 List'.$A$2:.$J$162]; 2; 0)" office:value-type="string" office:string-value="Super Kamehameha" calcext:value-type="string">
            <text:p>Super Kamehameha</text:p>
          </table:table-cell>
          <table:table-cell table:style-name="ce228" office:value-type="float" office:value="8580" calcext:value-type="float">
            <text:p>8,580</text:p>
          </table:table-cell>
          <table:table-cell table:style-name="ce235" table:formula="of:=VLOOKUP([.A156];[$'B2 List'.$A$2:.$J$162]; 6; 0)" office:value-type="string" office:string-value="Beam Sword Slash" calcext:value-type="string">
            <text:p>Beam Sword Slash</text:p>
          </table:table-cell>
          <table:table-cell table:style-name="ce228" office:value-type="float" office:value="8180" calcext:value-type="float">
            <text:p>8,180</text:p>
          </table:table-cell>
          <table:table-cell table:style-name="ce235" table:formula="of:=VLOOKUP([.A156];[$'B2 List'.$A$2:.$J$162]; 10; 0)" office:value-type="string" office:string-value="Final Kamehameha" calcext:value-type="string">
            <text:p>Final Kamehameha</text:p>
          </table:table-cell>
          <table:table-cell table:style-name="ce228" office:value-type="float" office:value="14560" calcext:value-type="float">
            <text:p>14,560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table:number-columns-repeated="8"/>
          <table:table-cell table:style-name="ce238" table:formula="of:=[.D156]*[.V156]" office:value-type="float" office:value="3400" calcext:value-type="float">
            <text:p>3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Videl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70" calcext:value-type="float">
            <text:p>70</text:p>
          </table:table-cell>
          <table:table-cell table:style-name="ce228" office:value-type="float" office:value="420" calcext:value-type="float">
            <text:p>42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57];[$'B2 List'.$A$2:.$J$162]; 2; 0)" office:value-type="string" office:string-value="High Speed Rush" calcext:value-type="string">
            <text:p>High Speed Rush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157];[$'B2 List'.$A$2:.$J$162]; 6; 0)" office:value-type="string" office:string-value="Desperado Rush" calcext:value-type="string">
            <text:p>Desperado Rush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57];[$'B2 List'.$A$2:.$J$162]; 10; 0)" office:value-type="string" office:string-value="Videl Rush" calcext:value-type="string">
            <text:p>Videl Rush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3" calcext:value-type="float">
            <text:p>3</text:p>
          </table:table-cell>
          <table:table-cell table:style-name="ce238" table:number-columns-repeated="8"/>
          <table:table-cell table:style-name="ce238" table:formula="of:=[.D157]*[.V157]" office:value-type="float" office:value="210" calcext:value-type="float">
            <text:p>21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Yajirobe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010" calcext:value-type="float">
            <text:p>1,010</text:p>
          </table:table-cell>
          <table:table-cell table:style-name="ce228" office:value-type="float" office:value="110" calcext:value-type="float">
            <text:p>110</text:p>
          </table:table-cell>
          <table:table-cell table:style-name="ce228" office:value-type="float" office:value="700" calcext:value-type="float">
            <text:p>700</text:p>
          </table:table-cell>
          <table:table-cell table:style-name="ce228" office:value-type="float" office:value="750" calcext:value-type="float">
            <text:p>75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3" calcext:value-type="float">
            <text:p>3</text:p>
          </table:table-cell>
          <table:table-cell table:style-name="ce235" table:formula="of:=VLOOKUP([.A158];[$'B2 List'.$A$2:.$J$162]; 2; 0)" office:value-type="string" office:string-value="Ka-Blam Slicer" calcext:value-type="string">
            <text:p>Ka-Blam Slicer</text:p>
          </table:table-cell>
          <table:table-cell table:style-name="ce228" office:value-type="float" office:value="5450" calcext:value-type="float">
            <text:p>5,450</text:p>
          </table:table-cell>
          <table:table-cell table:style-name="ce235" table:formula="of:=VLOOKUP([.A158];[$'B2 List'.$A$2:.$J$162]; 6; 0)" office:value-type="string" office:string-value="Flash and Kill" calcext:value-type="string">
            <text:p>Flash and Kill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58];[$'B2 List'.$A$2:.$J$162]; 10; 0)" office:value-type="string" office:string-value="Miracle Ka-Blam Slash" calcext:value-type="string">
            <text:p>Miracle Ka-Blam Slash</text:p>
          </table:table-cell>
          <table:table-cell table:style-name="ce228" office:value-type="float" office:value="11820" calcext:value-type="float">
            <text:p>11,820</text:p>
          </table:table-cell>
          <table:table-cell table:style-name="ce238" office:value-type="float" office:value="1" calcext:value-type="float">
            <text:p>1</text:p>
          </table:table-cell>
          <table:table-cell table:style-name="ce238" table:number-columns-repeated="8"/>
          <table:table-cell table:style-name="ce238" table:formula="of:=[.D158]*[.V158]" office:value-type="float" office:value="110" calcext:value-type="float">
            <text:p>11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Yamcha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100" calcext:value-type="float">
            <text:p>1,100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760" calcext:value-type="float">
            <text:p>1,760</text:p>
          </table:table-cell>
          <table:table-cell table:style-name="ce228" office:value-type="float" office:value="880" calcext:value-type="float">
            <text:p>88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59];[$'B2 List'.$A$2:.$J$162]; 2; 0)" office:value-type="string" office:string-value="Kamehameha" calcext:value-type="string">
            <text:p>Kamehameha</text:p>
          </table:table-cell>
          <table:table-cell table:style-name="ce228" office:value-type="float" office:value="7080" calcext:value-type="float">
            <text:p>7,080</text:p>
          </table:table-cell>
          <table:table-cell table:style-name="ce235" table:formula="of:=VLOOKUP([.A159];[$'B2 List'.$A$2:.$J$162]; 6; 0)" office:value-type="string" office:string-value="Wolf Fang Fist" calcext:value-type="string">
            <text:p>Wolf Fang Fist</text:p>
          </table:table-cell>
          <table:table-cell table:style-name="ce228" office:value-type="float" office:value="6360" calcext:value-type="float">
            <text:p>6,360</text:p>
          </table:table-cell>
          <table:table-cell table:style-name="ce235" table:formula="of:=VLOOKUP([.A159];[$'B2 List'.$A$2:.$J$162]; 10; 0)" office:value-type="string" office:string-value="Soukidan" calcext:value-type="string">
            <text:p>Soukidan</text:p>
          </table:table-cell>
          <table:table-cell table:style-name="ce228" office:value-type="float" office:value="12730" calcext:value-type="float">
            <text:p>12,730</text:p>
          </table:table-cell>
          <table:table-cell table:style-name="ce238" office:value-type="float" office:value="5" calcext:value-type="float">
            <text:p>5</text:p>
          </table:table-cell>
          <table:table-cell table:style-name="ce238" table:number-columns-repeated="8"/>
          <table:table-cell table:style-name="ce238" table:formula="of:=[.D159]*[.V159]" office:value-type="float" office:value="1400" calcext:value-type="float">
            <text:p>1,40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Zangya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010" calcext:value-type="float">
            <text:p>1,010</text:p>
          </table:table-cell>
          <table:table-cell table:style-name="ce228" office:value-type="float" office:value="260" calcext:value-type="float">
            <text:p>260</text:p>
          </table:table-cell>
          <table:table-cell table:style-name="ce228" office:value-type="float" office:value="1200" calcext:value-type="float">
            <text:p>1,200</text:p>
          </table:table-cell>
          <table:table-cell table:style-name="ce228" office:value-type="float" office:value="790" calcext:value-type="float">
            <text:p>790</text:p>
          </table:table-cell>
          <table:table-cell table:style-name="ce235"/>
          <table:table-cell table:style-name="ce229" office:value-type="float" office:value="-2" calcext:value-type="float">
            <text:p>-2</text:p>
          </table:table-cell>
          <table:table-cell table:style-name="ce235"/>
          <table:table-cell table:style-name="ce235" office:value-type="string" calcext:value-type="string">
            <text:p>5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3" calcext:value-type="float">
            <text:p>3</text:p>
          </table:table-cell>
          <table:table-cell table:style-name="ce235" table:formula="of:=VLOOKUP([.A160];[$'B2 List'.$A$2:.$J$162]; 2; 0)" office:value-type="string" office:string-value="Shoot Blaster" calcext:value-type="string">
            <text:p>Shoot Blaster</text:p>
          </table:table-cell>
          <table:table-cell table:style-name="ce228" office:value-type="float" office:value="5920" calcext:value-type="float">
            <text:p>5,920</text:p>
          </table:table-cell>
          <table:table-cell table:style-name="ce235" table:formula="of:=VLOOKUP([.A160];[$'B2 List'.$A$2:.$J$162]; 6; 0)" office:value-type="string" office:string-value="Trap Shooter" calcext:value-type="string">
            <text:p>Trap Shooter</text:p>
          </table:table-cell>
          <table:table-cell table:style-name="ce228" office:value-type="float" office:value="6300" calcext:value-type="float">
            <text:p>6,300</text:p>
          </table:table-cell>
          <table:table-cell table:style-name="ce235" table:formula="of:=VLOOKUP([.A160];[$'B2 List'.$A$2:.$J$162]; 10; 0)" office:value-type="string" office:string-value="Sky Zapper" calcext:value-type="string">
            <text:p>Sky Zapper</text:p>
          </table:table-cell>
          <table:table-cell table:style-name="ce228" office:value-type="float" office:value="12250" calcext:value-type="float">
            <text:p>12,25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60]*[.V160]" office:value-type="float" office:value="1560" calcext:value-type="float">
            <text:p>1,56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Zarbon</text:p>
          </table:table-cell>
          <table:table-cell table:style-name="ce228" office:value-type="float" office:value="270" calcext:value-type="float">
            <text:p>270</text:p>
          </table:table-cell>
          <table:table-cell table:style-name="ce228" office:value-type="float" office:value="1160" calcext:value-type="float">
            <text:p>1,160</text:p>
          </table:table-cell>
          <table:table-cell table:style-name="ce228" office:value-type="float" office:value="240" calcext:value-type="float">
            <text:p>240</text:p>
          </table:table-cell>
          <table:table-cell table:style-name="ce228" office:value-type="float" office:value="1430" calcext:value-type="float">
            <text:p>1,430</text:p>
          </table:table-cell>
          <table:table-cell table:style-name="ce228" office:value-type="float" office:value="1050" calcext:value-type="float">
            <text:p>1,0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2" calcext:value-type="float">
            <text:p>2</text:p>
          </table:table-cell>
          <table:table-cell table:style-name="ce235" table:formula="of:=VLOOKUP([.A161];[$'B2 List'.$A$2:.$J$162]; 2; 0)" office:value-type="string" office:string-value="Shooting Star Arrow" calcext:value-type="string">
            <text:p>Shooting Star Arrow</text:p>
          </table:table-cell>
          <table:table-cell table:style-name="ce228" office:value-type="float" office:value="5000" calcext:value-type="float">
            <text:p>5,000</text:p>
          </table:table-cell>
          <table:table-cell table:style-name="ce235" table:formula="of:=VLOOKUP([.A161];[$'B2 List'.$A$2:.$J$162]; 6; 0)" office:value-type="string" office:string-value="Bloody Dance" calcext:value-type="string">
            <text:p>Bloody Dance</text:p>
          </table:table-cell>
          <table:table-cell table:style-name="ce228" office:value-type="float" office:value="6820" calcext:value-type="float">
            <text:p>6,820</text:p>
          </table:table-cell>
          <table:table-cell table:style-name="ce235" table:formula="of:=VLOOKUP([.A161];[$'B2 List'.$A$2:.$J$162]; 10; 0)" office:value-type="string" office:string-value="Elegant Blaster" calcext:value-type="string">
            <text:p>Elegant Blaster</text:p>
          </table:table-cell>
          <table:table-cell table:style-name="ce228" office:value-type="float" office:value="12780" calcext:value-type="float">
            <text:p>12,780</text:p>
          </table:table-cell>
          <table:table-cell table:style-name="ce238" office:value-type="float" office:value="6" calcext:value-type="float">
            <text:p>6</text:p>
          </table:table-cell>
          <table:table-cell table:style-name="ce238" table:number-columns-repeated="8"/>
          <table:table-cell table:style-name="ce238" table:formula="of:=[.D161]*[.V161]" office:value-type="float" office:value="1440" calcext:value-type="float">
            <text:p>1,440</text:p>
          </table:table-cell>
          <table:table-cell table:number-columns-repeated="33"/>
        </table:table-row>
        <table:table-row table:style-name="ro5">
          <table:table-cell table:style-name="ce95" office:value-type="string" calcext:value-type="string">
            <text:p>Zarbon (Transformed)</text:p>
          </table:table-cell>
          <table:table-cell table:style-name="ce228" office:value-type="float" office:value="280" calcext:value-type="float">
            <text:p>280</text:p>
          </table:table-cell>
          <table:table-cell table:style-name="ce228" office:value-type="float" office:value="1230" calcext:value-type="float">
            <text:p>1,230</text:p>
          </table:table-cell>
          <table:table-cell table:style-name="ce228" office:value-type="float" office:value="200" calcext:value-type="float">
            <text:p>200</text:p>
          </table:table-cell>
          <table:table-cell table:style-name="ce228" office:value-type="float" office:value="1180" calcext:value-type="float">
            <text:p>1,180</text:p>
          </table:table-cell>
          <table:table-cell table:style-name="ce228" office:value-type="float" office:value="2050" calcext:value-type="float">
            <text:p>2,050</text:p>
          </table:table-cell>
          <table:table-cell table:style-name="ce235"/>
          <table:table-cell table:style-name="ce229" office:value-type="float" office:value="0" calcext:value-type="float">
            <text:p>0</text:p>
          </table:table-cell>
          <table:table-cell table:style-name="ce235"/>
          <table:table-cell table:style-name="ce235" office:value-type="string" calcext:value-type="string">
            <text:p>4</text:p>
          </table:table-cell>
          <table:table-cell table:style-name="ce235" table:number-columns-repeated="2"/>
          <table:table-cell table:style-name="ce236" office:value-type="float" office:value="40000" calcext:value-type="float">
            <text:p>40000</text:p>
          </table:table-cell>
          <table:table-cell table:style-name="ce229"/>
          <table:table-cell table:style-name="ce228" office:value-type="float" office:value="1" calcext:value-type="float">
            <text:p>1</text:p>
          </table:table-cell>
          <table:table-cell table:style-name="ce235" table:formula="of:=VLOOKUP([.A162];[$'B2 List'.$A$2:.$J$162]; 2; 0)" office:value-type="string" office:string-value="Elegant Blaster" calcext:value-type="string">
            <text:p>Elegant Blaster</text:p>
          </table:table-cell>
          <table:table-cell table:style-name="ce228" office:value-type="float" office:value="6840" calcext:value-type="float">
            <text:p>6,840</text:p>
          </table:table-cell>
          <table:table-cell table:style-name="ce235" table:formula="of:=VLOOKUP([.A162];[$'B2 List'.$A$2:.$J$162]; 6; 0)" office:value-type="string" office:string-value="Wild Pressure" calcext:value-type="string">
            <text:p>Wild Pressure</text:p>
          </table:table-cell>
          <table:table-cell table:style-name="ce228" office:value-type="float" office:value="7270" calcext:value-type="float">
            <text:p>7,270</text:p>
          </table:table-cell>
          <table:table-cell table:style-name="ce235" table:formula="of:=VLOOKUP([.A162];[$'B2 List'.$A$2:.$J$162]; 10; 0)" office:value-type="string" office:string-value="Monster Crush" calcext:value-type="string">
            <text:p>Monster Crush</text:p>
          </table:table-cell>
          <table:table-cell table:style-name="ce228" office:value-type="float" office:value="13640" calcext:value-type="float">
            <text:p>13,640</text:p>
          </table:table-cell>
          <table:table-cell table:style-name="ce238" office:value-type="float" office:value="7" calcext:value-type="float">
            <text:p>7</text:p>
          </table:table-cell>
          <table:table-cell table:style-name="ce238" table:number-columns-repeated="8"/>
          <table:table-cell table:style-name="ce238" table:formula="of:=[.D162]*[.V162]" office:value-type="float" office:value="1400" calcext:value-type="float">
            <text:p>1,400</text:p>
          </table:table-cell>
          <table:table-cell table:number-columns-repeated="33"/>
        </table:table-row>
        <table:table-row table:style-name="ro5">
          <table:table-cell table:style-name="ce95"/>
          <table:table-cell table:style-name="ce231" table:number-columns-repeated="3"/>
          <table:table-cell table:style-name="ce182" office:value-type="string" calcext:value-type="string">
            <text:p>Def &lt; -2</text:p>
          </table:table-cell>
          <table:table-cell table:style-name="ce182" office:value-type="string" calcext:value-type="string">
            <text:p>Def -1:-2</text:p>
          </table:table-cell>
          <table:table-cell table:style-name="ce182" office:value-type="string" calcext:value-type="string">
            <text:p>Def = 0:-1</text:p>
          </table:table-cell>
          <table:table-cell table:style-name="ce170" office:value-type="string" calcext:value-type="string">
            <text:p>Def = 0</text:p>
          </table:table-cell>
          <table:table-cell table:style-name="ce182" office:value-type="string" calcext:value-type="string">
            <text:p>Def 0:1</text:p>
          </table:table-cell>
          <table:table-cell table:style-name="ce182" office:value-type="string" calcext:value-type="string">
            <text:p>Def 1:2</text:p>
          </table:table-cell>
          <table:table-cell table:style-name="ce182"/>
          <table:table-cell table:style-name="ce182" office:value-type="string" calcext:value-type="string">
            <text:p>Stocks:4</text:p>
          </table:table-cell>
          <table:table-cell table:style-name="ce182" office:value-type="string" calcext:value-type="string">
            <text:p>Stocks:5</text:p>
          </table:table-cell>
          <table:table-cell table:style-name="ce182" office:value-type="string" calcext:value-type="string">
            <text:p>Stocks:6</text:p>
          </table:table-cell>
          <table:table-cell table:style-name="ce170"/>
          <table:table-cell table:style-name="ce182"/>
          <table:table-cell table:style-name="ce231"/>
          <table:table-cell table:style-name="ce182"/>
          <table:table-cell table:style-name="ce231"/>
          <table:table-cell table:style-name="ce182"/>
          <table:table-cell table:style-name="ce231" table:number-columns-repeated="10"/>
          <table:table-cell table:style-name="ce231" table:formula="of:=AVERAGE([.AE2:.AE162])" office:value-type="float" office:value="1503.47826086957" calcext:value-type="float">
            <text:p>1,503</text:p>
          </table:table-cell>
          <table:table-cell table:number-columns-repeated="33"/>
        </table:table-row>
        <table:table-row table:style-name="ro5">
          <table:table-cell table:style-name="ce95"/>
          <table:table-cell table:style-name="ce231" table:number-columns-repeated="3"/>
          <table:table-cell table:style-name="ce170" table:formula="of:=COUNTIF([.$H$2:.$H$162]; &quot;&gt;10%&quot;)" office:value-type="float" office:value="21" calcext:value-type="float">
            <text:p>21</text:p>
          </table:table-cell>
          <table:table-cell table:style-name="ce170" table:formula="of:=(COUNTIF([.$H$2:.$H$162]; &quot;&gt;5%&quot;))-[.E164]" office:value-type="float" office:value="0" calcext:value-type="float">
            <text:p>0</text:p>
          </table:table-cell>
          <table:table-cell table:style-name="ce170" table:formula="of:=(COUNTIF([.$H$2:.$H$162]; &quot;&gt;0%&quot;))-([.E164]+[.F164])" office:value-type="float" office:value="0" calcext:value-type="float">
            <text:p>0</text:p>
          </table:table-cell>
          <table:table-cell table:style-name="ce170" table:formula="of:=COUNTIF([.$H$2:.$H$162]; &quot;0%&quot;)" office:value-type="float" office:value="82" calcext:value-type="float">
            <text:p>82</text:p>
          </table:table-cell>
          <table:table-cell table:style-name="ce170" table:formula="of:=COUNTIF([.$H$2:.$H$162]; &quot;&lt;0%&quot;)-[.J164]" office:value-type="float" office:value="0" calcext:value-type="float">
            <text:p>0</text:p>
          </table:table-cell>
          <table:table-cell table:style-name="ce170" table:formula="of:=COUNTIF([.$H$2:.$H$162]; &quot;&lt;-5%&quot;)" office:value-type="float" office:value="58" calcext:value-type="float">
            <text:p>58</text:p>
          </table:table-cell>
          <table:table-cell table:style-name="ce182" table:formula="of:=SUM([.E164:.J164])" office:value-type="float" office:value="161" calcext:value-type="float">
            <text:p>161</text:p>
          </table:table-cell>
          <table:table-cell table:style-name="ce170" table:formula="of:=COUNTIF([.$J$2:.$J$162]; &quot;4&quot;)" office:value-type="float" office:value="72" calcext:value-type="float">
            <text:p>72</text:p>
          </table:table-cell>
          <table:table-cell table:style-name="ce170" table:formula="of:=COUNTIF([.$J$2:.$J$162]; &quot;5&quot;)" office:value-type="float" office:value="56" calcext:value-type="float">
            <text:p>56</text:p>
          </table:table-cell>
          <table:table-cell table:style-name="ce170" table:formula="of:=COUNTIF([.$J$2:.$J$162]; &quot;6&quot;)" office:value-type="float" office:value="32" calcext:value-type="float">
            <text:p>32</text:p>
          </table:table-cell>
          <table:table-cell table:style-name="ce170"/>
          <table:table-cell table:style-name="ce182"/>
          <table:table-cell table:style-name="ce231"/>
          <table:table-cell table:style-name="ce182"/>
          <table:table-cell table:style-name="ce231"/>
          <table:table-cell table:style-name="ce182"/>
          <table:table-cell table:style-name="ce231" table:number-columns-repeated="11"/>
          <table:table-cell table:number-columns-repeated="33"/>
        </table:table-row>
        <table:table-row table:style-name="ro2" table:number-rows-repeated="104841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eam List" table:style-name="ta7">
        <office:forms form:automatic-focus="false" form:apply-design-mode="false"/>
        <table:table-column table:style-name="co19" table:number-columns-repeated="3" table:default-cell-style-name="Default"/>
        <table:table-column table:style-name="co2" table:number-columns-repeated="61" table:default-cell-style-name="Default"/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Android 8</text:p>
          </table:table-cell>
          <table:table-cell table:style-name="ce240" table:formula="of:=IFERROR(__xludf.dummyfunction(&quot;Sort(filter(B1:B161,A1:A161=index(Output!B3)))&quot;);&quot;Appule&quot;)" office:value-type="string" office:string-value="Appule" calcext:value-type="string">
            <text:p>Appule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Android 16</text:p>
          </table:table-cell>
          <table:table-cell table:style-name="ce239" table:formula="of:=IFERROR(__xludf.dummyfunction(&quot;&quot;&quot;COMPUTED_VALUE&quot;&quot;&quot;);&quot;Baby Vegeta&quot;)" office:value-type="string" office:string-value="Baby Vegeta" calcext:value-type="string">
            <text:p>Baby Vegeta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Android 17</text:p>
          </table:table-cell>
          <table:table-cell table:style-name="ce239" table:formula="of:=IFERROR(__xludf.dummyfunction(&quot;&quot;&quot;COMPUTED_VALUE&quot;&quot;&quot;);&quot;Baby Vegeta (Giant Ape)&quot;)" office:value-type="string" office:string-value="Baby Vegeta (Giant Ape)" calcext:value-type="string">
            <text:p>Baby Vegeta (Giant Ape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Dr. Gero</text:p>
          </table:table-cell>
          <table:table-cell table:style-name="ce239" table:formula="of:=IFERROR(__xludf.dummyfunction(&quot;&quot;&quot;COMPUTED_VALUE&quot;&quot;&quot;);&quot;Baby Vegeta (Super 1)&quot;)" office:value-type="string" office:string-value="Baby Vegeta (Super 1)" calcext:value-type="string">
            <text:p>Baby Vegeta (Super 1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Cell</text:p>
          </table:table-cell>
          <table:table-cell table:style-name="ce239" table:formula="of:=IFERROR(__xludf.dummyfunction(&quot;&quot;&quot;COMPUTED_VALUE&quot;&quot;&quot;);&quot;Baby Vegeta (Super 2)&quot;)" office:value-type="string" office:string-value="Baby Vegeta (Super 2)" calcext:value-type="string">
            <text:p>Baby Vegeta (Super 2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Cell (Semi-Perfect)</text:p>
          </table:table-cell>
          <table:table-cell table:style-name="ce239" table:formula="of:=IFERROR(__xludf.dummyfunction(&quot;&quot;&quot;COMPUTED_VALUE&quot;&quot;&quot;);&quot;Cui&quot;)" office:value-type="string" office:string-value="Cui" calcext:value-type="string">
            <text:p>Cui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Cell (Perfect)</text:p>
          </table:table-cell>
          <table:table-cell table:style-name="ce239" table:formula="of:=IFERROR(__xludf.dummyfunction(&quot;&quot;&quot;COMPUTED_VALUE&quot;&quot;&quot;);&quot;Dr. Wheelo&quot;)" office:value-type="string" office:string-value="Dr. Wheelo" calcext:value-type="string">
            <text:p>Dr. Wheelo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Androids</text:p>
          </table:table-cell>
          <table:table-cell table:style-name="ce239" office:value-type="string" calcext:value-type="string">
            <text:p>Cell (Super Perfect)</text:p>
          </table:table-cell>
          <table:table-cell table:style-name="ce239" table:formula="of:=IFERROR(__xludf.dummyfunction(&quot;&quot;&quot;COMPUTED_VALUE&quot;&quot;&quot;);&quot;Frieza Soldier&quot;)" office:value-type="string" office:string-value="Frieza Soldier" calcext:value-type="string">
            <text:p>Frieza Soldier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lades</text:p>
          </table:table-cell>
          <table:table-cell table:style-name="ce239" office:value-type="string" calcext:value-type="string">
            <text:p>Cyborg Tao</text:p>
          </table:table-cell>
          <table:table-cell table:style-name="ce239" table:formula="of:=IFERROR(__xludf.dummyfunction(&quot;&quot;&quot;COMPUTED_VALUE&quot;&quot;&quot;);&quot;General Blue&quot;)" office:value-type="string" office:string-value="General Blue" calcext:value-type="string">
            <text:p>General Blue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lades</text:p>
          </table:table-cell>
          <table:table-cell table:style-name="ce239" office:value-type="string" calcext:value-type="string">
            <text:p>Janemba (Super Form)</text:p>
          </table:table-cell>
          <table:table-cell table:style-name="ce239" table:formula="of:=IFERROR(__xludf.dummyfunction(&quot;&quot;&quot;COMPUTED_VALUE&quot;&quot;&quot;);&quot;Gogeta (SSJ1)&quot;)" office:value-type="string" office:string-value="Gogeta (SSJ1)" calcext:value-type="string">
            <text:p>Gogeta (SSJ1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lades</text:p>
          </table:table-cell>
          <table:table-cell table:style-name="ce239" office:value-type="string" calcext:value-type="string">
            <text:p>Sword Trunks</text:p>
          </table:table-cell>
          <table:table-cell table:style-name="ce239" table:formula="of:=IFERROR(__xludf.dummyfunction(&quot;&quot;&quot;COMPUTED_VALUE&quot;&quot;&quot;);&quot;Gogeta (SSJ4)&quot;)" office:value-type="string" office:string-value="Gogeta (SSJ4)" calcext:value-type="string">
            <text:p>Gogeta (SSJ4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lades</text:p>
          </table:table-cell>
          <table:table-cell table:style-name="ce239" office:value-type="string" calcext:value-type="string">
            <text:p>Sword Trunks (SSJ1)</text:p>
          </table:table-cell>
          <table:table-cell table:style-name="ce239" table:formula="of:=IFERROR(__xludf.dummyfunction(&quot;&quot;&quot;COMPUTED_VALUE&quot;&quot;&quot;);&quot;Gohan Buu&quot;)" office:value-type="string" office:string-value="Gohan Buu" calcext:value-type="string">
            <text:p>Gohan Buu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lades</text:p>
          </table:table-cell>
          <table:table-cell table:style-name="ce239" office:value-type="string" calcext:value-type="string">
            <text:p>Tapion</text:p>
          </table:table-cell>
          <table:table-cell table:style-name="ce239" table:formula="of:=IFERROR(__xludf.dummyfunction(&quot;&quot;&quot;COMPUTED_VALUE&quot;&quot;&quot;);&quot;Grandpa Gohan&quot;)" office:value-type="string" office:string-value="Grandpa Gohan" calcext:value-type="string">
            <text:p>Grandpa Goha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lades</text:p>
          </table:table-cell>
          <table:table-cell table:style-name="ce239" office:value-type="string" calcext:value-type="string">
            <text:p>Yajirobe</text:p>
          </table:table-cell>
          <table:table-cell table:style-name="ce239" table:formula="of:=IFERROR(__xludf.dummyfunction(&quot;&quot;&quot;COMPUTED_VALUE&quot;&quot;&quot;);&quot;Hirudegarn&quot;)" office:value-type="string" office:string-value="Hirudegarn" calcext:value-type="string">
            <text:p>Hirudegar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uus</text:p>
          </table:table-cell>
          <table:table-cell table:style-name="ce239" office:value-type="string" calcext:value-type="string">
            <text:p>Evil Buu</text:p>
          </table:table-cell>
          <table:table-cell table:style-name="ce239" table:formula="of:=IFERROR(__xludf.dummyfunction(&quot;&quot;&quot;COMPUTED_VALUE&quot;&quot;&quot;);&quot;Janemba&quot;)" office:value-type="string" office:string-value="Janemba" calcext:value-type="string">
            <text:p>Janemba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uus</text:p>
          </table:table-cell>
          <table:table-cell table:style-name="ce239" office:value-type="string" calcext:value-type="string">
            <text:p>Kid Buu</text:p>
          </table:table-cell>
          <table:table-cell table:style-name="ce239" table:formula="of:=IFERROR(__xludf.dummyfunction(&quot;&quot;&quot;COMPUTED_VALUE&quot;&quot;&quot;);&quot;King Vegeta&quot;)" office:value-type="string" office:string-value="King Vegeta" calcext:value-type="string">
            <text:p>King Vegeta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uus</text:p>
          </table:table-cell>
          <table:table-cell table:style-name="ce239" office:value-type="string" calcext:value-type="string">
            <text:p>Majin Buu</text:p>
          </table:table-cell>
          <table:table-cell table:style-name="ce239" table:formula="of:=IFERROR(__xludf.dummyfunction(&quot;&quot;&quot;COMPUTED_VALUE&quot;&quot;&quot;);&quot;King Vegeta (Giant Ape)&quot;)" office:value-type="string" office:string-value="King Vegeta (Giant Ape)" calcext:value-type="string">
            <text:p>King Vegeta (Giant Ape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Gohan Buu</text:p>
          </table:table-cell>
          <table:table-cell table:style-name="ce239" table:formula="of:=IFERROR(__xludf.dummyfunction(&quot;&quot;&quot;COMPUTED_VALUE&quot;&quot;&quot;);&quot;Nuova Shenron&quot;)" office:value-type="string" office:string-value="Nuova Shenron" calcext:value-type="string">
            <text:p>Nuova Shenro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Buus</text:p>
          </table:table-cell>
          <table:table-cell table:style-name="ce239" office:value-type="string" calcext:value-type="string">
            <text:p>Uub</text:p>
          </table:table-cell>
          <table:table-cell table:style-name="ce239" table:formula="of:=IFERROR(__xludf.dummyfunction(&quot;&quot;&quot;COMPUTED_VALUE&quot;&quot;&quot;);&quot;Omega Shenron&quot;)" office:value-type="string" office:string-value="Omega Shenron" calcext:value-type="string">
            <text:p>Omega Shenro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Cooler</text:p>
          </table:table-cell>
          <table:table-cell table:style-name="ce239" table:formula="of:=IFERROR(__xludf.dummyfunction(&quot;&quot;&quot;COMPUTED_VALUE&quot;&quot;&quot;);&quot;Pikkon&quot;)" office:value-type="string" office:string-value="Pikkon" calcext:value-type="string">
            <text:p>Pikko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Cooler (Final Form)</text:p>
          </table:table-cell>
          <table:table-cell table:style-name="ce239" table:formula="of:=IFERROR(__xludf.dummyfunction(&quot;&quot;&quot;COMPUTED_VALUE&quot;&quot;&quot;);&quot;Saibamen&quot;)" office:value-type="string" office:string-value="Saibamen" calcext:value-type="string">
            <text:p>Saibame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Frieza</text:p>
          </table:table-cell>
          <table:table-cell table:style-name="ce239" table:formula="of:=IFERROR(__xludf.dummyfunction(&quot;&quot;&quot;COMPUTED_VALUE&quot;&quot;&quot;);&quot;Slug&quot;)" office:value-type="string" office:string-value="Slug" calcext:value-type="string">
            <text:p>Slug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Frieza (2nd Form)</text:p>
          </table:table-cell>
          <table:table-cell table:style-name="ce239" table:formula="of:=IFERROR(__xludf.dummyfunction(&quot;&quot;&quot;COMPUTED_VALUE&quot;&quot;&quot;);&quot;Slug (Giant Form)&quot;)" office:value-type="string" office:string-value="Slug (Giant Form)" calcext:value-type="string">
            <text:p>Slug (Giant Form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Frieza (3rd Form)</text:p>
          </table:table-cell>
          <table:table-cell table:style-name="ce239" table:formula="of:=IFERROR(__xludf.dummyfunction(&quot;&quot;&quot;COMPUTED_VALUE&quot;&quot;&quot;);&quot;Super 17&quot;)" office:value-type="string" office:string-value="Super 17" calcext:value-type="string">
            <text:p>Super 17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Frieza (Final Form)</text:p>
          </table:table-cell>
          <table:table-cell table:style-name="ce239" table:formula="of:=IFERROR(__xludf.dummyfunction(&quot;&quot;&quot;COMPUTED_VALUE&quot;&quot;&quot;);&quot;Super Buu&quot;)" office:value-type="string" office:string-value="Super Buu" calcext:value-type="string">
            <text:p>Super Buu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Frieza (Full Power)</text:p>
          </table:table-cell>
          <table:table-cell table:style-name="ce239" table:formula="of:=IFERROR(__xludf.dummyfunction(&quot;&quot;&quot;COMPUTED_VALUE&quot;&quot;&quot;);&quot;Supreme Kai&quot;)" office:value-type="string" office:string-value="Supreme Kai" calcext:value-type="string">
            <text:p>Supreme Kai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King Cold</text:p>
          </table:table-cell>
          <table:table-cell table:style-name="ce239" table:formula="of:=IFERROR(__xludf.dummyfunction(&quot;&quot;&quot;COMPUTED_VALUE&quot;&quot;&quot;);&quot;Supreme Kai (Fused)&quot;)" office:value-type="string" office:string-value="Supreme Kai (Fused)" calcext:value-type="string">
            <text:p>Supreme Kai (Fused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Meta-Cooler</text:p>
          </table:table-cell>
          <table:table-cell table:style-name="ce239" table:formula="of:=IFERROR(__xludf.dummyfunction(&quot;&quot;&quot;COMPUTED_VALUE&quot;&quot;&quot;);&quot;Syn Shenron&quot;)" office:value-type="string" office:string-value="Syn Shenron" calcext:value-type="string">
            <text:p>Syn Shenro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Cold</text:p>
          </table:table-cell>
          <table:table-cell table:style-name="ce239" office:value-type="string" calcext:value-type="string">
            <text:p>Mecha Frieza</text:p>
          </table:table-cell>
          <table:table-cell table:style-name="ce239" table:formula="of:=IFERROR(__xludf.dummyfunction(&quot;&quot;&quot;COMPUTED_VALUE&quot;&quot;&quot;);&quot;Vegeta SSJ4&quot;)" office:value-type="string" office:string-value="Vegeta SSJ4" calcext:value-type="string">
            <text:p>Vegeta SSJ4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Derp</text:p>
          </table:table-cell>
          <table:table-cell table:style-name="ce239" office:value-type="string" calcext:value-type="string">
            <text:p>Android 19</text:p>
          </table:table-cell>
          <table:table-cell table:style-name="ce239" table:formula="of:=IFERROR(__xludf.dummyfunction(&quot;&quot;&quot;COMPUTED_VALUE&quot;&quot;&quot;);&quot;Vegito&quot;)" office:value-type="string" office:string-value="Vegito" calcext:value-type="string">
            <text:p>Vegito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Derp</text:p>
          </table:table-cell>
          <table:table-cell table:style-name="ce239" office:value-type="string" calcext:value-type="string">
            <text:p>Dodoria</text:p>
          </table:table-cell>
          <table:table-cell table:style-name="ce239" table:formula="of:=IFERROR(__xludf.dummyfunction(&quot;&quot;&quot;COMPUTED_VALUE&quot;&quot;&quot;);&quot;Vegito (SSJ1)&quot;)" office:value-type="string" office:string-value="Vegito (SSJ1)" calcext:value-type="string">
            <text:p>Vegito (SSJ1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Derp</text:p>
          </table:table-cell>
          <table:table-cell table:style-name="ce239" office:value-type="string" calcext:value-type="string">
            <text:p>Hercule</text:p>
          </table:table-cell>
          <table:table-cell table:style-name="ce239" table:formula="of:=IFERROR(__xludf.dummyfunction(&quot;&quot;&quot;COMPUTED_VALUE&quot;&quot;&quot;);&quot;Zangya&quot;)" office:value-type="string" office:string-value="Zangya" calcext:value-type="string">
            <text:p>Zangya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Derp</text:p>
          </table:table-cell>
          <table:table-cell table:style-name="ce239" office:value-type="string" calcext:value-type="string">
            <text:p>Salza</text:p>
          </table:table-cell>
          <table:table-cell table:style-name="ce239" table:formula="of:=IFERROR(__xludf.dummyfunction(&quot;&quot;&quot;COMPUTED_VALUE&quot;&quot;&quot;);&quot;Zarbon&quot;)" office:value-type="string" office:string-value="Zarbon" calcext:value-type="string">
            <text:p>Zarbon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upreme Kai</text:p>
          </table:table-cell>
          <table:table-cell table:style-name="ce239" table:formula="of:=IFERROR(__xludf.dummyfunction(&quot;&quot;&quot;COMPUTED_VALUE&quot;&quot;&quot;);&quot;Zarbon (Transformed)&quot;)" office:value-type="string" office:string-value="Zarbon (Transformed)" calcext:value-type="string">
            <text:p>Zarbon (Transformed)</text:p>
          </table:table-cell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upreme Kai (Fused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Grandpa Goh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ragonball Warriors</text:p>
          </table:table-cell>
          <table:table-cell table:style-name="ce239" office:value-type="string" calcext:value-type="string">
            <text:p>General Tao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ragonball Warriors</text:p>
          </table:table-cell>
          <table:table-cell table:style-name="ce239" office:value-type="string" calcext:value-type="string">
            <text:p>Kid Gok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ragonball Warriors</text:p>
          </table:table-cell>
          <table:table-cell table:style-name="ce239" office:value-type="string" calcext:value-type="string">
            <text:p>Kid Goku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ragonball Warriors</text:p>
          </table:table-cell>
          <table:table-cell table:style-name="ce239" office:value-type="string" calcext:value-type="string">
            <text:p>Nam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ragonball Warriors</text:p>
          </table:table-cell>
          <table:table-cell table:style-name="ce239" office:value-type="string" calcext:value-type="string">
            <text:p>Pilaf Machine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ragonball Warriors</text:p>
          </table:table-cell>
          <table:table-cell table:style-name="ce239" office:value-type="string" calcext:value-type="string">
            <text:p>Pilaf Machine (Fused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Earth's Defenders</text:p>
          </table:table-cell>
          <table:table-cell table:style-name="ce239" office:value-type="string" calcext:value-type="string">
            <text:p>Chiaotz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Earth's Defenders</text:p>
          </table:table-cell>
          <table:table-cell table:style-name="ce239" office:value-type="string" calcext:value-type="string">
            <text:p>Krilli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Earth's Defenders</text:p>
          </table:table-cell>
          <table:table-cell table:style-name="ce239" office:value-type="string" calcext:value-type="string">
            <text:p>Mid Gok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Earth's Defenders</text:p>
          </table:table-cell>
          <table:table-cell table:style-name="ce239" office:value-type="string" calcext:value-type="string">
            <text:p>Mid Goku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Earth's Defenders</text:p>
          </table:table-cell>
          <table:table-cell table:style-name="ce239" office:value-type="string" calcext:value-type="string">
            <text:p>Tie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Earth's Defenders</text:p>
          </table:table-cell>
          <table:table-cell table:style-name="ce239" office:value-type="string" calcext:value-type="string">
            <text:p>Yamch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The Ginyu Force</text:p>
          </table:table-cell>
          <table:table-cell table:style-name="ce239" office:value-type="string" calcext:value-type="string">
            <text:p>Burter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The Ginyu Force</text:p>
          </table:table-cell>
          <table:table-cell table:style-name="ce239" office:value-type="string" calcext:value-type="string">
            <text:p>Captain Giny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The Ginyu Force</text:p>
          </table:table-cell>
          <table:table-cell table:style-name="ce239" office:value-type="string" calcext:value-type="string">
            <text:p>Guldo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The Ginyu Force</text:p>
          </table:table-cell>
          <table:table-cell table:style-name="ce239" office:value-type="string" calcext:value-type="string">
            <text:p>Jeice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The Ginyu Force</text:p>
          </table:table-cell>
          <table:table-cell table:style-name="ce239" office:value-type="string" calcext:value-type="string">
            <text:p>Recoome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Future Goh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Future Gohan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Kid Goh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Saiyam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Teen Goh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Teen Gohan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Teen Gohan (SSJ2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Gohans</text:p>
          </table:table-cell>
          <table:table-cell table:style-name="ce239" office:value-type="string" calcext:value-type="string">
            <text:p>Ultimate Goh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ajins</text:p>
          </table:table-cell>
          <table:table-cell table:style-name="ce239" office:value-type="string" calcext:value-type="string">
            <text:p>Babidi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ajins</text:p>
          </table:table-cell>
          <table:table-cell table:style-name="ce239" office:value-type="string" calcext:value-type="string">
            <text:p>Dabur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ajins</text:p>
          </table:table-cell>
          <table:table-cell table:style-name="ce239" office:value-type="string" calcext:value-type="string">
            <text:p>Majin Veget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ajins</text:p>
          </table:table-cell>
          <table:table-cell table:style-name="ce239" office:value-type="string" calcext:value-type="string">
            <text:p>Majuub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ajins</text:p>
          </table:table-cell>
          <table:table-cell table:style-name="ce239" office:value-type="string" calcext:value-type="string">
            <text:p>Spopovich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Android 13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Android 13 (Fused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Bojack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Bojack (Full Power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Broly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Broly (SSJ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Broly (Legendary SSJ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Garlic Jr.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Garlic Jr. (Super Form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Master Roshi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Muscle</text:p>
          </table:table-cell>
          <table:table-cell table:style-name="ce239" office:value-type="string" calcext:value-type="string">
            <text:p>Master Roshi (Max Power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amek</text:p>
          </table:table-cell>
          <table:table-cell table:style-name="ce239" office:value-type="string" calcext:value-type="string">
            <text:p>Early Piccolo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amek</text:p>
          </table:table-cell>
          <table:table-cell table:style-name="ce239" office:value-type="string" calcext:value-type="string">
            <text:p>King Piccolo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amek</text:p>
          </table:table-cell>
          <table:table-cell table:style-name="ce239" office:value-type="string" calcext:value-type="string">
            <text:p>Late Piccolo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amek</text:p>
          </table:table-cell>
          <table:table-cell table:style-name="ce239" office:value-type="string" calcext:value-type="string">
            <text:p>Nail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amek</text:p>
          </table:table-cell>
          <table:table-cell table:style-name="ce239" office:value-type="string" calcext:value-type="string">
            <text:p>Tambourine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Cell Jr.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Chi-Chi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ote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oten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otenks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otenks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otenks (SSJ3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T Gok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T Goku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T Goku (SSJ3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GT Goku (SSJ4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Kid Trunks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Rugrats</text:p>
          </table:table-cell>
          <table:table-cell table:style-name="ce239" office:value-type="string" calcext:value-type="string">
            <text:p>Kid Trunks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Bardock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Bardock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King Veget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King Vegeta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Napp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Nappa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Scouter Veget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Scouter Vegeta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Turles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Turles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End Gok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End Goku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End Goku (SSJ2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End Goku (SSJ3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End Veget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End Vegeta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End Vegeta (SSJ2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Goh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Gohan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Gohan (SSJ2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Mid Veget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Mid Vegeta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Mid Vegeta (SSJ2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Trunks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Trunks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uper Saiyans</text:p>
          </table:table-cell>
          <table:table-cell table:style-name="ce239" office:value-type="string" calcext:value-type="string">
            <text:p>Trunks (SSJ2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Valkyries</text:p>
          </table:table-cell>
          <table:table-cell table:style-name="ce239" office:value-type="string" calcext:value-type="string">
            <text:p>Android 18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Valkyries</text:p>
          </table:table-cell>
          <table:table-cell table:style-name="ce239" office:value-type="string" calcext:value-type="string">
            <text:p>Arale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Valkyries</text:p>
          </table:table-cell>
          <table:table-cell table:style-name="ce239" office:value-type="string" calcext:value-type="string">
            <text:p>Fash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Valkyries</text:p>
          </table:table-cell>
          <table:table-cell table:style-name="ce239" office:value-type="string" calcext:value-type="string">
            <text:p>Fasha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Valkyries</text:p>
          </table:table-cell>
          <table:table-cell table:style-name="ce239" office:value-type="string" calcext:value-type="string">
            <text:p>P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Valkyries</text:p>
          </table:table-cell>
          <table:table-cell table:style-name="ce239" office:value-type="string" calcext:value-type="string">
            <text:p>Saiyawom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Valkyries</text:p>
          </table:table-cell>
          <table:table-cell table:style-name="ce239" office:value-type="string" calcext:value-type="string">
            <text:p>Videl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Appule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Baby Veget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Baby Vegeta (Super 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Baby Vegeta (Super 2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Baby Vegeta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Cui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erp</text:p>
          </table:table-cell>
          <table:table-cell table:style-name="ce239" office:value-type="string" calcext:value-type="string">
            <text:p>Devilma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Dr. Wheelo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Dragonball Warriors</text:p>
          </table:table-cell>
          <table:table-cell table:style-name="ce239" office:value-type="string" calcext:value-type="string">
            <text:p>Early Gok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Frieza Soldier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General Blue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Gogeta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Gogeta (SSJ4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Hirudegar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Janemb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Nuova Shenro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Pikko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Raditz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Saiyans</text:p>
          </table:table-cell>
          <table:table-cell table:style-name="ce239" office:value-type="string" calcext:value-type="string">
            <text:p>Raditz (Giant Ape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aibame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lug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lug (Giant Form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uper 17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uper Bu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Buus</text:p>
          </table:table-cell>
          <table:table-cell table:style-name="ce239" office:value-type="string" calcext:value-type="string">
            <text:p>Gotenks Buu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Syn Shenro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Omega Shenro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Vegeta SSJ4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Vegito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Vegito (SSJ1)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Zangya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Zarbon</text:p>
          </table:table-cell>
          <table:table-cell table:style-name="ce239"/>
          <table:table-cell table:number-columns-repeated="61"/>
        </table:table-row>
        <table:table-row table:style-name="ro1">
          <table:table-cell table:style-name="ce239" office:value-type="string" calcext:value-type="string">
            <text:p>None</text:p>
          </table:table-cell>
          <table:table-cell table:style-name="ce239" office:value-type="string" calcext:value-type="string">
            <text:p>Zarbon (Transformed)</text:p>
          </table:table-cell>
          <table:table-cell table:style-name="ce239"/>
          <table:table-cell table:number-columns-repeated="61"/>
        </table:table-row>
        <table:table-row table:style-name="ro2" table:number-rows-repeated="104841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1 List" table:style-name="ta8">
        <office:forms form:automatic-focus="false" form:apply-design-mode="false"/>
        <table:table-column table:style-name="co19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" table:number-columns-repeated="55" table:default-cell-style-name="Default"/>
        <table:table-row table:style-name="ro1">
          <table:table-cell table:style-name="ce241" office:value-type="string" calcext:value-type="string">
            <text:p>Player Name</text:p>
          </table:table-cell>
          <table:table-cell table:style-name="ce241" office:value-type="string" calcext:value-type="string">
            <text:p>B1 #1 Name</text:p>
          </table:table-cell>
          <table:table-cell table:style-name="ce241" office:value-type="string" calcext:value-type="string">
            <text:p>B1 #1 Cost</text:p>
          </table:table-cell>
          <table:table-cell table:style-name="ce241" office:value-type="string" calcext:value-type="string">
            <text:p>B1 #1 Type</text:p>
          </table:table-cell>
          <table:table-cell table:style-name="ce241" office:value-type="string" calcext:value-type="string">
            <text:p>B1 #1 Description</text:p>
          </table:table-cell>
          <table:table-cell table:style-name="ce241" office:value-type="string" calcext:value-type="string">
            <text:p>B1 #2 Name</text:p>
          </table:table-cell>
          <table:table-cell table:style-name="ce241" office:value-type="string" calcext:value-type="string">
            <text:p>B1 #2 Cost</text:p>
          </table:table-cell>
          <table:table-cell table:style-name="ce241" office:value-type="string" calcext:value-type="string">
            <text:p>B1 #2 Type</text:p>
          </table:table-cell>
          <table:table-cell table:style-name="ce241" office:value-type="string" calcext:value-type="string">
            <text:p>B1 #2 Description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ndroid 13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ndroid 13 (Fused)</text:p>
          </table:table-cell>
          <table:table-cell table:style-name="ce242" office:value-type="string" calcext:value-type="string">
            <text:p>Android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ndroid 16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ndroid 17</text:p>
          </table:table-cell>
          <table:table-cell table:style-name="ce242" office:value-type="string" calcext:value-type="string">
            <text:p>Android Barrier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ndroid 18</text:p>
          </table:table-cell>
          <table:table-cell table:style-name="ce242" office:value-type="string" calcext:value-type="string">
            <text:p>Android Barrier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Super Unyielding Spir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ndroid 19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3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ndroid 8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ppule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Full Power Char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nergy Boost</text:p>
          </table:table-cell>
          <table:table-cell table:style-name="ce242" office:value-type="string" calcext:value-type="string">
            <text:p>Grants you full Ki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Arale</text:p>
          </table:table-cell>
          <table:table-cell table:style-name="ce242" office:value-type="string" calcext:value-type="string">
            <text:p>Ncha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1 stacking up to 5 times. Lasts 20 seconds.</text:p>
          </table:table-cell>
          <table:table-cell table:style-name="ce242" office:value-type="string" calcext:value-type="string">
            <text:p>Getting Excited!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abidi</text:p>
          </table:table-cell>
          <table:table-cell table:style-name="ce242" office:value-type="string" calcext:value-type="string">
            <text:p>Demon Ey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Wizard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aby Vegeta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aby Vegeta (Giant Ape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aby Vegeta (Super 1)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aby Vegeta (Super 2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ardock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ardock (Giant Ape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ojack</text:p>
          </table:table-cell>
          <table:table-cell table:style-name="ce242" office:value-type="string" calcext:value-type="string">
            <text:p>Psycho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ojack (Full Power)</text:p>
          </table:table-cell>
          <table:table-cell table:style-name="ce242" office:value-type="string" calcext:value-type="string">
            <text:p>Psycho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roly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Kakaro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&amp; Def +1, and enters Max Power Mod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roly (Legendary SSJ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Kakaro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&amp; Def +1, and enters Max Power Mod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roly (SSJ)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style-name="ce242" office:value-type="string" calcext:value-type="string">
            <text:p>Kakaro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&amp; Def +1, and enters Max Power Mod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Burter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Special Fighting Pose 2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aptain Ginyu</text:p>
          </table:table-cell>
          <table:table-cell table:style-name="ce242" office:value-type="string" calcext:value-type="string">
            <text:p>Special Fighting Pose 5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style-name="ce242" office:value-type="string" calcext:value-type="string">
            <text:p>Self-harm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Pay ~3000 HP to Gain Attack +.5, Defense +.5, Super +.5, and Ki +.5. <text:s/>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ell</text:p>
          </table:table-cell>
          <table:table-cell table:style-name="ce242" office:value-type="string" calcext:value-type="string">
            <text:p>Solar Flar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Project a flash of light in front of you stunning your opponent for 3 seconds, and breaking target lock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ell (Perfect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ell (Semi-Perfect)</text:p>
          </table:table-cell>
          <table:table-cell table:style-name="ce242" office:value-type="string" calcext:value-type="string">
            <text:p>Solar Flar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Project a flash of light in front of you stunning your opponent for 3 seconds, and breaking target lock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ell (Super Perfect)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ell Jr.</text:p>
          </table:table-cell>
          <table:table-cell table:style-name="ce242" office:value-type="string" calcext:value-type="string">
            <text:p>Solar Flar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Project a flash of light in front of you stunning your opponent for 3 seconds, and breaking target locks.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hi-Chi</text:p>
          </table:table-cell>
          <table:table-cell table:style-name="ce242" office:value-type="string" calcext:value-type="string">
            <text:p>Maiden's Excitemen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Ki +1 stacking up to 5 times, lasts until next Super.</text:p>
          </table:table-cell>
          <table:table-cell table:style-name="ce242" office:value-type="string" calcext:value-type="string">
            <text:p>Maiden's Wil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hiaotzu</text:p>
          </table:table-cell>
          <table:table-cell table:style-name="ce242" office:value-type="string" calcext:value-type="string">
            <text:p>Telekinesis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ooler</text:p>
          </table:table-cell>
          <table:table-cell table:style-name="ce242" office:value-type="string" calcext:value-type="string">
            <text:p>Psychokinesis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ooler (Final Form)</text:p>
          </table:table-cell>
          <table:table-cell table:style-name="ce242" office:value-type="string" calcext:value-type="string">
            <text:p>Psychokinesis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Psycho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ui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 and gives you a brick wall, but gives you Attack -1 for 10 seconds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Cyborg Tao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Dabura</text:p>
          </table:table-cell>
          <table:table-cell table:style-name="ce242" office:value-type="string" calcext:value-type="string">
            <text:p>Mystic Breath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reath</text:p>
          </table:table-cell>
          <table:table-cell table:style-name="ce242" office:value-type="string" calcext:value-type="string">
            <text:p>shoots a gout of flame that nullifies supers and knocks opponents back. lasts 3 seconds.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Devilman</text:p>
          </table:table-cell>
          <table:table-cell table:style-name="ce242" office:value-type="string" calcext:value-type="string">
            <text:p>Kaikose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Dodoria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Dr. Gero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 and gives you a brick wall, but gives you Attack -1 for 10 seconds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Dr. Wheelo</text:p>
          </table:table-cell>
          <table:table-cell table:style-name="ce242" office:value-type="string" calcext:value-type="string">
            <text:p>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arly Goku</text:p>
          </table:table-cell>
          <table:table-cell table:style-name="ce242" office:value-type="string" calcext:value-type="string">
            <text:p>Solar Flar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Project a flash of light in front of you stunning your opponent for 3 seconds, and breaking target locks.</text:p>
          </table:table-cell>
          <table:table-cell table:style-name="ce242" office:value-type="string" calcext:value-type="string">
            <text:p>Kaio Ken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ain Full Power, Atk, Def, and Super +1. You cannot charge and lasts until you run out of Ki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arly Piccolo</text:p>
          </table:table-cell>
          <table:table-cell table:style-name="ce242" office:value-type="string" calcext:value-type="string">
            <text:p>Kaikose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All-ou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nd Goku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nd Goku (SSJ1)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nd Goku (SSJ2)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nd Goku (SSJ3)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nd Vegeta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nd Vegeta (SSJ1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nd Vegeta (SSJ2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Evil Buu</text:p>
          </table:table-cell>
          <table:table-cell table:style-name="ce242" office:value-type="string" calcext:value-type="string">
            <text:p>Kaikose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Mystic Breath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reath</text:p>
          </table:table-cell>
          <table:table-cell table:style-name="ce242" office:value-type="string" calcext:value-type="string">
            <text:p>shoots a gout of steam that nullifies supers and knocks opponents back. lasts 3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asha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asha (Giant Ape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rieza</text:p>
          </table:table-cell>
          <table:table-cell table:style-name="ce242" office:value-type="string" calcext:value-type="string">
            <text:p>Psychokinesis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rieza (2nd Form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rieza (3rd Form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rieza (Final Form)</text:p>
          </table:table-cell>
          <table:table-cell table:style-name="ce242" office:value-type="string" calcext:value-type="string">
            <text:p>Psychokinesis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rieza (Full Power)</text:p>
          </table:table-cell>
          <table:table-cell table:style-name="ce242" office:value-type="string" calcext:value-type="string">
            <text:p>Psychokinesis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Long-awaited 100%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rieza Soldier</text:p>
          </table:table-cell>
          <table:table-cell table:style-name="ce242" office:value-type="string" calcext:value-type="string">
            <text:p>Full Power Char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nergy Boost</text:p>
          </table:table-cell>
          <table:table-cell table:style-name="ce242" office:value-type="string" calcext:value-type="string">
            <text:p>Grants you full Ki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uture Gohan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Full Power Char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nergy Boost</text:p>
          </table:table-cell>
          <table:table-cell table:style-name="ce242" office:value-type="string" calcext:value-type="string">
            <text:p>Grants you full Ki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Future Gohan (SSJ1)</text:p>
          </table:table-cell>
          <table:table-cell table:style-name="ce242" office:value-type="string" calcext:value-type="string">
            <text:p>Evil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arlic Jr.</text:p>
          </table:table-cell>
          <table:table-cell table:style-name="ce242" office:value-type="string" calcext:value-type="string">
            <text:p>Sealed Light Beam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arlic Jr. (Super Form)</text:p>
          </table:table-cell>
          <table:table-cell table:style-name="ce242" office:value-type="string" calcext:value-type="string">
            <text:p>Sealed Light Beam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Makyo Sta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ain ~3K hp, 1 bar of Ki, Def, Super, &amp; Atk +.5 and a Brick Wall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eneral Blue</text:p>
          </table:table-cell>
          <table:table-cell table:style-name="ce242" office:value-type="string" calcext:value-type="string">
            <text:p>Telekinesis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I'm the Worst!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eneral Tao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 and gives you a brick wall, but gives you Attack -1 for 10 seconds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geta (SSJ1)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geta (SSJ4)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han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Full Power Char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nergy Boost</text:p>
          </table:table-cell>
          <table:table-cell table:style-name="ce242" office:value-type="string" calcext:value-type="string">
            <text:p>Grants you full Ki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han (SSJ1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ull Power Char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nergy Boost</text:p>
          </table:table-cell>
          <table:table-cell table:style-name="ce242" office:value-type="string" calcext:value-type="string">
            <text:p>Grants you full Ki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han (SSJ2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ten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ten (SSJ1)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tenks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 and gives you a brick wall, but gives you Attack -1 for 10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tenks (SSJ1)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 and gives you a brick wall, but gives you Attack -1 for 10 seconds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tenks (SSJ3)</text:p>
          </table:table-cell>
          <table:table-cell table:style-name="ce242" office:value-type="string" calcext:value-type="string">
            <text:p>Vice Shou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Shout forward and stun your opponent for 5 second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randpa Gohan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T Goku</text:p>
          </table:table-cell>
          <table:table-cell table:style-name="ce242" office:value-type="string" calcext:value-type="string">
            <text:p>Solar Flar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Project a flash of light in front of you stunning your opponent for 3 seconds, and breaking target locks.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T Goku (SSJ1)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T Goku (SSJ3)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T Goku (SSJ4)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I'll beat you in 5 seconds!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5 for 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uldo</text:p>
          </table:table-cell>
          <table:table-cell table:style-name="ce242" office:value-type="string" calcext:value-type="string">
            <text:p>Paralysis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Special Fighting Pose 3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Hercule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 and gives you a brick wall, but gives you Attack -1 for 10 seconds</text:p>
          </table:table-cell>
          <table:table-cell table:style-name="ce242" office:value-type="string" calcext:value-type="string">
            <text:p>Champion Style?!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, Ki, Def, &amp; Super +1 for 2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Hirudegarn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Dark Eyes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Janemba</text:p>
          </table:table-cell>
          <table:table-cell table:style-name="ce242" office:value-type="string" calcext:value-type="string">
            <text:p>Mystic Breath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reath</text:p>
          </table:table-cell>
          <table:table-cell table:style-name="ce242" office:value-type="string" calcext:value-type="string">
            <text:p>shoots a gout of steam that nullifies supers and knocks opponents back. lasts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Janemba (Super Form)</text:p>
          </table:table-cell>
          <table:table-cell table:style-name="ce242" office:value-type="string" calcext:value-type="string">
            <text:p>Mystic Breath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reath</text:p>
          </table:table-cell>
          <table:table-cell table:style-name="ce242" office:value-type="string" calcext:value-type="string">
            <text:p>shoots a gout of steam that nullifies supers and knocks opponents back. lasts 3 seconds.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Jeice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Special Fighting Pose 4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d Buu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d Gohan</text:p>
          </table:table-cell>
          <table:table-cell table:style-name="ce242" office:value-type="string" calcext:value-type="string">
            <text:p>Super Unyielding Spir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ain Atk +1 and Enters Max Power Mode. However, you get Ki -1 until you charge to full power.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d Goku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d Goku (Giant Ape)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d Trunks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d Trunks (SSJ1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Super Unyielding Spir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ain Atk +1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ng Cold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King's Dignity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ng Piccolo</text:p>
          </table:table-cell>
          <table:table-cell table:style-name="ce242" office:value-type="string" calcext:value-type="string">
            <text:p>Kaikose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ng Vegeta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King of Saiyans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, Ki, Def, &amp; Super +.5 for 3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ing Vegeta (Giant Ape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Krillin</text:p>
          </table:table-cell>
          <table:table-cell table:style-name="ce242" office:value-type="string" calcext:value-type="string">
            <text:p>Solar Flar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Project a flash of light in front of you stunning your opponent for 3 seconds, and breaking target locks.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Late Piccolo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ajin Buu</text:p>
          </table:table-cell>
          <table:table-cell table:style-name="ce242" office:value-type="string" calcext:value-type="string">
            <text:p>Kaikose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ajin Vegeta</text:p>
          </table:table-cell>
          <table:table-cell table:style-name="ce242" office:value-type="string" calcext:value-type="string">
            <text:p>Prince's Prid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Ki +1, and gives you a brick wall for 25 seconds</text:p>
          </table:table-cell>
          <table:table-cell table:style-name="ce242" office:value-type="string" calcext:value-type="string">
            <text:p>Majin's Awakening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ajuub</text:p>
          </table:table-cell>
          <table:table-cell table:style-name="ce242" office:value-type="string" calcext:value-type="string">
            <text:p>Kaikose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Mystic Breath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reath</text:p>
          </table:table-cell>
          <table:table-cell table:style-name="ce242" office:value-type="string" calcext:value-type="string">
            <text:p>shoots a gout of flame that nullifies supers and knocks opponents back. lasts 3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aster Roshi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aster Roshi (Max Power)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echa Frieza</text:p>
          </table:table-cell>
          <table:table-cell table:style-name="ce242" office:value-type="string" calcext:value-type="string">
            <text:p>Psychokinesis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Long-awaited 100%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Super +.5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eta-Cooler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Rebirth</text:p>
          </table:table-cell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5,000 HP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id Goku</text:p>
          </table:table-cell>
          <table:table-cell table:style-name="ce242" office:value-type="string" calcext:value-type="string">
            <text:p>Give me energy!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Ultimate +1. Stackable, and lasts until next Ultimate.</text:p>
          </table:table-cell>
          <table:table-cell table:style-name="ce242" office:value-type="string" calcext:value-type="string">
            <text:p>I'm Getting Excited!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, Ki, Def, &amp; Super +1 for 3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id Goku (SSJ1)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Now I'm Mad!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Super, Atk &amp; Def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id Vegeta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id Vegeta (SSJ1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Mid Vegeta (SSJ2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I'm Super Vegeta!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Nail</text:p>
          </table:table-cell>
          <table:table-cell table:style-name="ce242" office:value-type="string" calcext:value-type="string">
            <text:p>Stalling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Ki +1, and gives you a brick wall for 20 seconds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Nam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For the Villagers!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Def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Nappa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Nappa (Giant Ape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Nuova Shenron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Omega Shenron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Pan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Pikkon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Pilaf Machine</text:p>
          </table:table-cell>
          <table:table-cell table:style-name="ce242" office:value-type="string" calcext:value-type="string">
            <text:p>Pilaf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Pilaf Machine (Fused)</text:p>
          </table:table-cell>
          <table:table-cell table:style-name="ce242" office:value-type="string" calcext:value-type="string">
            <text:p>Pilaf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Raditz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Raditz (Giant Ape)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242" office:value-type="string" calcext:value-type="string">
            <text:p>Sleep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2,500 HP, and gain full pow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Recoome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Special Fighting Pose 1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aibamen</text:p>
          </table:table-cell>
          <table:table-cell table:style-name="ce242" office:value-type="string" calcext:value-type="string">
            <text:p>Acid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stream of acid in front of you stunning your opponent for 5 second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aiyaman</text:p>
          </table:table-cell>
          <table:table-cell table:style-name="ce242" office:value-type="string" calcext:value-type="string">
            <text:p>Justice Pose 1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style-name="ce242" office:value-type="string" calcext:value-type="string">
            <text:p>Justice Finishing Po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aiyawoman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Justice Finishing Pose 2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alza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couter Vegeta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Saiyan Sou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, and a brick wall. lasts for 20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couter Vegeta (Giant Ape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lug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lug (Giant Form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popovich</text:p>
          </table:table-cell>
          <table:table-cell table:style-name="ce242" office:value-type="string" calcext:value-type="string">
            <text:p>Minion's latent energy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, Def +1 &amp; Ki -4. Grants a Brick Wall, and lasts for 15 seconds.</text:p>
          </table:table-cell>
          <table:table-cell table:style-name="ce242" office:value-type="string" calcext:value-type="string">
            <text:p>Mad Warrio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1.5 and gives you a brick wall for 10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uper 17</text:p>
          </table:table-cell>
          <table:table-cell table:style-name="ce242" office:value-type="string" calcext:value-type="string">
            <text:p>Android Barrier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and all kinds of attacks for 3 seconds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uper Buu</text:p>
          </table:table-cell>
          <table:table-cell table:style-name="ce242" office:value-type="string" calcext:value-type="string">
            <text:p>Vice Shou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Shout forward and stun your opponent for 5 seconds.</text:p>
          </table:table-cell>
          <table:table-cell table:style-name="ce242" office:value-type="string" calcext:value-type="string">
            <text:p>Rebirth</text:p>
          </table:table-cell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5,000 HP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han Buu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Pump Up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+4 but get Ki -4 for 15 seconds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Gotenks Buu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Rebirth</text:p>
          </table:table-cell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~15,000 HP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upreme Kai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Shockwav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upreme Kai (Fused)</text:p>
          </table:table-cell>
          <table:table-cell table:style-name="ce242" office:value-type="string" calcext:value-type="string">
            <text:p>Instant Transmis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Intantly teleport behind the enemy breaking target locks.</text:p>
          </table:table-cell>
          <table:table-cell table:style-name="ce242" office:value-type="string" calcext:value-type="string">
            <text:p>Psychokinesis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word Trunks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word Trunks (SSJ1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Burning Hear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Super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Syn Shenron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Mystic Breath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reath</text:p>
          </table:table-cell>
          <table:table-cell table:style-name="ce242" office:value-type="string" calcext:value-type="string">
            <text:p>shoots a gout of flame that nullifies supers and knocks opponents back. lasts 3 seconds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ambourine</text:p>
          </table:table-cell>
          <table:table-cell table:style-name="ce242" office:value-type="string" calcext:value-type="string">
            <text:p>Mystic Breath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reath</text:p>
          </table:table-cell>
          <table:table-cell table:style-name="ce242" office:value-type="string" calcext:value-type="string">
            <text:p>shoots a gout of flame that nullifies supers and knocks opponents back. lasts 3 second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apion</text:p>
          </table:table-cell>
          <table:table-cell table:style-name="ce242" office:value-type="string" calcext:value-type="string">
            <text:p>Hero's Flut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een Gohan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Full Power Charg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Energy Boost</text:p>
          </table:table-cell>
          <table:table-cell table:style-name="ce242" office:value-type="string" calcext:value-type="string">
            <text:p>Grants you full Ki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een Gohan (SSJ1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een Gohan (SSJ2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Unforgivabl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ien</text:p>
          </table:table-cell>
          <table:table-cell table:style-name="ce242" office:value-type="string" calcext:value-type="string">
            <text:p>Solar Flar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Project a flash of light in front of you stunning your opponent for 3 seconds, and breaking target locks.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runks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runks (SSJ1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.5.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runks (SSJ2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Inexperienced Power Up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urles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ruit of the Tree of Migh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, Defense, Super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Turles (Giant Ape)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owl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Ultimate Gohan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Uub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Vegeta SSJ4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1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Vegito</text:p>
          </table:table-cell>
          <table:table-cell table:style-name="ce242" office:value-type="string" calcext:value-type="string">
            <text:p>Explosive Wave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Barrier</text:p>
          </table:table-cell>
          <table:table-cell table:style-name="ce243" office:value-type="string" calcext:value-type="string">
            <text:p>Repels opponent for 3 seconds.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Vegito (SSJ1)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Finish Sig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Super +1. Stackable, and Lasts until next Super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Videl</text:p>
          </table:table-cell>
          <table:table-cell table:style-name="ce242" office:value-type="string" calcext:value-type="string">
            <text:p>Afterimage Strike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, but you get Ki -2 until you charge to full power.</text:p>
          </table:table-cell>
          <table:table-cell table:style-name="ce242" office:value-type="string" calcext:value-type="string">
            <text:p>Super Unyielding Spir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 and 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Yajirobe</text:p>
          </table:table-cell>
          <table:table-cell table:style-name="ce242" office:value-type="string" calcext:value-type="string">
            <text:p>Super Unyielding Spir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Grants Attack +1 and enters Max Power Mode. However, you get Ki -1 until you charge to full power.</text:p>
          </table:table-cell>
          <table:table-cell table:style-name="ce242" office:value-type="string" calcext:value-type="string">
            <text:p>Senzu</text:p>
          </table:table-cell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Healing</text:p>
          </table:table-cell>
          <table:table-cell table:style-name="ce242" office:value-type="string" calcext:value-type="string">
            <text:p>Regain all of your HP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Yamcha</text:p>
          </table:table-cell>
          <table:table-cell table:style-name="ce242" office:value-type="string" calcext:value-type="string">
            <text:p>Afterim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3" office:value-type="string" calcext:value-type="string">
            <text:p>Each use grants a charge that evades melee, Supers, and even the MAX power mode knockback. Stackable.</text:p>
          </table:table-cell>
          <table:table-cell table:style-name="ce242" office:value-type="string" calcext:value-type="string">
            <text:p>Power up to the very limit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Zangya</text:p>
          </table:table-cell>
          <table:table-cell table:style-name="ce242" office:value-type="string" calcext:value-type="string">
            <text:p>Psycho Thread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Stun</text:p>
          </table:table-cell>
          <table:table-cell table:style-name="ce242" office:value-type="string" calcext:value-type="string">
            <text:p>Launch a cone of energy in front of you stunning your opponent for 5 seconds.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Zarbon</text:p>
          </table:table-cell>
          <table:table-cell table:style-name="ce242" office:value-type="string" calcext:value-type="string">
            <text:p>Wild Sens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Evasion</text:p>
          </table:table-cell>
          <table:table-cell table:style-name="ce242" office:value-type="string" calcext:value-type="string">
            <text:p>the next melee or super is dodged and gives a free smash attack if in melee range</text:p>
          </table:table-cell>
          <table:table-cell table:style-name="ce242" office:value-type="string" calcext:value-type="string">
            <text:p>Full Power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Max Power</text:p>
          </table:table-cell>
          <table:table-cell table:style-name="ce242" office:value-type="string" calcext:value-type="string">
            <text:p>Enters Max Power Mode. However, you get Ki -1 until you charge to full power.</text:p>
          </table:table-cell>
          <table:table-cell table:number-columns-repeated="55"/>
        </table:table-row>
        <table:table-row table:style-name="ro1">
          <table:table-cell table:style-name="ce241" office:value-type="string" calcext:value-type="string">
            <text:p>Zarbon (Transformed)</text:p>
          </table:table-cell>
          <table:table-cell table:style-name="ce242" office:value-type="string" calcext:value-type="string">
            <text:p>False Courage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Def +5 against supers, and gives you brick wall for 10 seconds.</text:p>
          </table:table-cell>
          <table:table-cell table:style-name="ce242" office:value-type="string" calcext:value-type="string">
            <text:p>Hi-Tension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Stat Boost</text:p>
          </table:table-cell>
          <table:table-cell table:style-name="ce242" office:value-type="string" calcext:value-type="string">
            <text:p>Grants Attack &amp; Ki +.5, and gain 2 bars of Ki. Stackable, and lasts until next Super</text:p>
          </table:table-cell>
          <table:table-cell table:number-columns-repeated="55"/>
        </table:table-row>
        <table:table-row table:style-name="ro2" table:number-rows-repeated="104841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2 List" table:style-name="ta9">
        <office:forms form:automatic-focus="false" form:apply-design-mode="false"/>
        <table:table-column table:style-name="co19" table:number-columns-repeated="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" table:number-columns-repeated="52" table:default-cell-style-name="Default"/>
        <table:table-row table:style-name="ro1">
          <table:table-cell table:style-name="ce95" office:value-type="string" calcext:value-type="string">
            <text:p>Player Name</text:p>
          </table:table-cell>
          <table:table-cell table:style-name="ce95" office:value-type="string" calcext:value-type="string">
            <text:p>B2 #1 Name</text:p>
          </table:table-cell>
          <table:table-cell table:style-name="ce95" office:value-type="string" calcext:value-type="string">
            <text:p>B2 #1 Cost</text:p>
          </table:table-cell>
          <table:table-cell table:style-name="ce95" office:value-type="string" calcext:value-type="string">
            <text:p>Type</text:p>
          </table:table-cell>
          <table:table-cell table:style-name="ce95" office:value-type="string" calcext:value-type="string">
            <text:p>B2 #1 Description</text:p>
          </table:table-cell>
          <table:table-cell table:style-name="ce95" office:value-type="string" calcext:value-type="string">
            <text:p>B2 #2 Name</text:p>
          </table:table-cell>
          <table:table-cell table:style-name="ce95" office:value-type="string" calcext:value-type="string">
            <text:p>B2 #2 Cost</text:p>
          </table:table-cell>
          <table:table-cell table:style-name="ce95" office:value-type="string" calcext:value-type="string">
            <text:p>Type</text:p>
          </table:table-cell>
          <table:table-cell table:style-name="ce95" office:value-type="string" calcext:value-type="string">
            <text:p>B2 #2 Description</text:p>
          </table:table-cell>
          <table:table-cell table:style-name="ce95" office:value-type="string" calcext:value-type="string">
            <text:p>Ulti Name</text:p>
          </table:table-cell>
          <table:table-cell table:style-name="ce95" office:value-type="string" calcext:value-type="string">
            <text:p>Type</text:p>
          </table:table-cell>
          <table:table-cell table:style-name="ce95" office:value-type="string" calcext:value-type="string">
            <text:p>Ulti Nam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ndroid 13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ilent Assassin 13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.S. Deadly Bomber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ndroid 13 (Fused)</text:p>
          </table:table-cell>
          <table:table-cell table:style-name="ce239" office:value-type="string" calcext:value-type="string">
            <text:p>S.S. Deadly Bomb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S.S. Deadly Hammer</text:p>
          </table:table-cell>
          <table:table-cell table:style-name="ce239" office:value-type="string" calcext:value-type="string">
            <text:p>Grab</text:p>
          </table:table-cell>
          <table:table-cell table:style-name="ce239" office:value-type="string" calcext:value-type="string">
            <text:p>Grab your target and perform a melee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ndroid 16</text:p>
          </table:table-cell>
          <table:table-cell table:style-name="ce239" office:value-type="string" calcext:value-type="string">
            <text:p>Hell's Impact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Launch your fist at your target</text:p>
          </table:table-cell>
          <table:table-cell table:style-name="ce239" office:value-type="string" calcext:value-type="string">
            <text:p>Hell's Flash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Grab</text:p>
          </table:table-cell>
          <table:table-cell table:style-name="ce239" office:value-type="string" calcext:value-type="string">
            <text:p>Grab your target and fire guns hidden in your forearms at them</text:p>
          </table:table-cell>
          <table:table-cell table:style-name="ce239" office:value-type="string" calcext:value-type="string">
            <text:p>Self-destruct Device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ndroid 17</text:p>
          </table:table-cell>
          <table:table-cell table:style-name="ce239" office:value-type="string" calcext:value-type="string">
            <text:p>Full Power Energy Ball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two energy balls in quick succession at your target</text:p>
          </table:table-cell>
          <table:table-cell table:style-name="ce239" office:value-type="string" calcext:value-type="string">
            <text:p>Photon Flash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beam at your target</text:p>
          </table:table-cell>
          <table:table-cell table:style-name="ce239" office:value-type="string" calcext:value-type="string">
            <text:p>Sadistic Dance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ndroid 18</text:p>
          </table:table-cell>
          <table:table-cell table:style-name="ce239" office:value-type="string" calcext:value-type="string">
            <text:p>Infinity Bulle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a barrage of energy balls at your target</text:p>
          </table:table-cell>
          <table:table-cell table:style-name="ce239" office:value-type="string" calcext:value-type="string">
            <text:p>Destructo Disc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two Destructo Discs in quick succsession at your target</text:p>
          </table:table-cell>
          <table:table-cell table:style-name="ce239" office:value-type="string" calcext:value-type="string">
            <text:p>Sadistic 18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ndroid 19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High Power Rush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Drain Life 19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grab your enemy. Then drain their life.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ndroid 8</text:p>
          </table:table-cell>
          <table:table-cell table:style-name="ce239" office:value-type="string" calcext:value-type="string">
            <text:p>Eighter Attack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Eighter's Ang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You Hurt Goku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ppule</text:p>
          </table:table-cell>
          <table:table-cell table:style-name="ce239" office:value-type="string" calcext:value-type="string">
            <text:p>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ull Power Energy Ball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small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Arale</text:p>
          </table:table-cell>
          <table:table-cell table:style-name="ce239" office:value-type="string" calcext:value-type="string">
            <text:p>WOOHOO!~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Ping!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Playing Pro-Wrestling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abidi</text:p>
          </table:table-cell>
          <table:table-cell table:style-name="ce239" office:value-type="string" calcext:value-type="string">
            <text:p>Pui Pui nice shot!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call your minion, Pui Pui to do your bidding</text:p>
          </table:table-cell>
          <table:table-cell table:style-name="ce239" office:value-type="string" calcext:value-type="string">
            <text:p>Yakon is next!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call your minion, Yakon to do your bidding</text:p>
          </table:table-cell>
          <table:table-cell table:style-name="ce239" office:value-type="string" calcext:value-type="string">
            <text:p>Babidi's Ultimate Power!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aby Vegeta</text:p>
          </table:table-cell>
          <table:table-cell table:style-name="ce239" office:value-type="string" calcext:value-type="string">
            <text:p>Galick Gu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Finger Blitz Barrag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tiny balls at the opponent</text:p>
          </table:table-cell>
          <table:table-cell table:style-name="ce239" office:value-type="string" calcext:value-type="string">
            <text:p>Final Flash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aby Vegeta (Giant Ape)</text:p>
          </table:table-cell>
          <table:table-cell table:style-name="ce239" office:value-type="string" calcext:value-type="string">
            <text:p>Super Galick Gu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Gigantic Flam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Breathe a large cone of flame in front of you</text:p>
          </table:table-cell>
          <table:table-cell table:style-name="ce239" office:value-type="string" calcext:value-type="string">
            <text:p>Revenge Death Ball Final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aby Vegeta (Super 1)</text:p>
          </table:table-cell>
          <table:table-cell table:style-name="ce239" office:value-type="string" calcext:value-type="string">
            <text:p>Galick Gu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Finger Blitz Barrag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tiny balls at the opponent</text:p>
          </table:table-cell>
          <table:table-cell table:style-name="ce239" office:value-type="string" calcext:value-type="string">
            <text:p>Final Flash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aby Vegeta (Super 2)</text:p>
          </table:table-cell>
          <table:table-cell table:style-name="ce239" office:value-type="string" calcext:value-type="string">
            <text:p>Final Fl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Full Power Energy Blas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Revenge Death Ball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ardock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Final Reveng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inal Spirit Cannon</text:p>
          </table:table-cell>
          <table:table-cell table:style-name="ce239" office:value-type="string" calcext:value-type="string">
            <text:p>Supernova</text:p>
          </table:table-cell>
          <table:table-cell table:style-name="ce239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ardock (Giant Ape)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 out of your mouth!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Giga Meteor Storm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ojack</text:p>
          </table:table-cell>
          <table:table-cell table:style-name="ce239" office:value-type="string" calcext:value-type="string">
            <text:p>Full power energy ball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Trap shooter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tiny balls at the opponent</text:p>
          </table:table-cell>
          <table:table-cell table:style-name="ce239" office:value-type="string" calcext:value-type="string">
            <text:p>Grand Smasher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ojack (Full Power)</text:p>
          </table:table-cell>
          <table:table-cell table:style-name="ce239" office:value-type="string" calcext:value-type="string">
            <text:p>Grand Smash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Galactic Tyran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Galactic Buster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roly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Bloody Sm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Eraser Cannon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roly (SSJ)</text:p>
          </table:table-cell>
          <table:table-cell table:style-name="ce239" office:value-type="string" calcext:value-type="string">
            <text:p>Eraser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Trap shooter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tiny balls at the opponent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roly (Legendary SSJ)</text:p>
          </table:table-cell>
          <table:table-cell table:style-name="ce239" office:value-type="string" calcext:value-type="string">
            <text:p>Eraser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Gigantic Hammer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rab</text:p>
          </table:table-cell>
          <table:table-cell table:style-name="ce239" office:value-type="string" calcext:value-type="string">
            <text:p>Grab your target and perform a melee combo</text:p>
          </table:table-cell>
          <table:table-cell table:style-name="ce239" office:value-type="string" calcext:value-type="string">
            <text:p>Omega Blaster</text:p>
          </table:table-cell>
          <table:table-cell table:style-name="ce239" office:value-type="string" calcext:value-type="string">
            <text:p>Cutscen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Burter</text:p>
          </table:table-cell>
          <table:table-cell table:style-name="ce239" office:value-type="string" calcext:value-type="string">
            <text:p>Full Power Energy Ball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Launch an energy ball at your target</text:p>
          </table:table-cell>
          <table:table-cell table:style-name="ce239" office:value-type="string" calcext:value-type="string">
            <text:p>Space Mach Attack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Purple Comet Attack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Jeic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aptain Ginyu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Galaxy Dynamit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Body Change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change bodies with Nail, Kid Gohan, Early Goku, Scouter Vegeta, or Jeice.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ell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Special Beam Cannon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Drain Life Cell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drain the life of your enemy (does not work on androids)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ell (Perfect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Barrage 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beams at the opponent</text:p>
          </table:table-cell>
          <table:table-cell table:style-name="ce239" office:value-type="string" calcext:value-type="string">
            <text:p>Perfect Barrier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ell (Semi-Perfect)</text:p>
          </table:table-cell>
          <table:table-cell table:style-name="ce239" office:value-type="string" calcext:value-type="string">
            <text:p>Big Bang Cr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Drain Life Cell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drain the life of your enemy (does not work on androids)</text:p>
          </table:table-cell>
          <table:table-cell table:style-name="ce239" office:value-type="string" calcext:value-type="string">
            <text:p>Unforgivable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ell (Super Perfect)</text:p>
          </table:table-cell>
          <table:table-cell table:style-name="ce239" office:value-type="string" calcext:value-type="string">
            <text:p>Full Power 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Perfect Combinatio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ola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ell Jr.</text:p>
          </table:table-cell>
          <table:table-cell table:style-name="ce239" office:value-type="string" calcext:value-type="string">
            <text:p>Special Beam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Innocence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hi-Chi</text:p>
          </table:table-cell>
          <table:table-cell table:style-name="ce239" office:value-type="string" calcext:value-type="string">
            <text:p>Stay Away From Me!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Launch a whirling blade of energy at your target</text:p>
          </table:table-cell>
          <table:table-cell table:style-name="ce239" office:value-type="string" calcext:value-type="string">
            <text:p>That Won't Work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beam horizontally across the field</text:p>
          </table:table-cell>
          <table:table-cell table:style-name="ce239" office:value-type="string" calcext:value-type="string">
            <text:p>Save Goku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Kid Goku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hiaotzu</text:p>
          </table:table-cell>
          <table:table-cell table:style-name="ce239" office:value-type="string" calcext:value-type="string">
            <text:p>Dodon Ra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energy beam</text:p>
          </table:table-cell>
          <table:table-cell table:style-name="ce239" office:value-type="string" calcext:value-type="string">
            <text:p>Psychic Rock Th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Farewell, Mr. Tien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ooler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Darkness Eye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beam horizontally across the field</text:p>
          </table:table-cell>
          <table:table-cell table:style-name="ce239" office:value-type="string" calcext:value-type="string">
            <text:p>Death Ball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ooler (Final Form)</text:p>
          </table:table-cell>
          <table:table-cell table:style-name="ce239" office:value-type="string" calcext:value-type="string">
            <text:p>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energy beam</text:p>
          </table:table-cell>
          <table:table-cell table:style-name="ce239" office:value-type="string" calcext:value-type="string">
            <text:p>Death Chas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number-columns-repeated="2" table:style-name="ce239" office:value-type="string" calcext:value-type="string">
            <text:p>Supernova</text:p>
          </table:table-cell>
          <table:table-cell table:style-name="ce239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ui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Full Power Energy Barrage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Ah! Lord Frieza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distract your opponent thinking that your lord Frieza is right behind them!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Cyborg Tao</text:p>
          </table:table-cell>
          <table:table-cell table:style-name="ce239" office:value-type="string" calcext:value-type="string">
            <text:p>Dodon Ra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energy beam</text:p>
          </table:table-cell>
          <table:table-cell table:style-name="ce239" office:value-type="string" calcext:value-type="string">
            <text:p>Hidden Blad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uper Dodon Wave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Dabura</text:p>
          </table:table-cell>
          <table:table-cell table:style-name="ce239" office:value-type="string" calcext:value-type="string">
            <text:p>Evil Impuls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Evil Flam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Breathe a large cone of flame in front of you</text:p>
          </table:table-cell>
          <table:table-cell table:style-name="ce239" office:value-type="string" calcext:value-type="string">
            <text:p>Darkness Sword Attack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in an energy blast to the fac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Devilman</text:p>
          </table:table-cell>
          <table:table-cell table:style-name="ce239" office:value-type="string" calcext:value-type="string">
            <text:p>Fork Attack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your pitchfork at the target</text:p>
          </table:table-cell>
          <table:table-cell table:style-name="ce239" office:value-type="string" calcext:value-type="string">
            <text:p>Demon Fork Rush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Devilmite Beam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 to determine if they are evil. Evil characters take massive damag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Dodoria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 out of your mouth!</text:p>
          </table:table-cell>
          <table:table-cell table:style-name="ce239" office:value-type="string" calcext:value-type="string">
            <text:p>Dodoria Head Breaker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Maximum Buster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Dr. Gero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Bionic Punisher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beam horizontally across the field</text:p>
          </table:table-cell>
          <table:table-cell table:style-name="ce239" office:value-type="string" calcext:value-type="string">
            <text:p>Drain Life 20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drain the life of your enemy (does not work on androids)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Dr. Wheelo</text:p>
          </table:table-cell>
          <table:table-cell table:style-name="ce239" office:value-type="string" calcext:value-type="string">
            <text:p>Photon Strik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style-name="ce239" office:value-type="string" calcext:value-type="string">
            <text:p>Gigantic Bomber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Planet Geyser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arly Goku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Kaio-Ken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pirit Bomb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Launch a mini-spirit bomb at the target launching them into the sky!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arly Piccolo</text:p>
          </table:table-cell>
          <table:table-cell table:style-name="ce239" office:value-type="string" calcext:value-type="string">
            <text:p>Explosive Demon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Bakuretsu Mahoko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pecial Beam Cannon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nd Goku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Meteor Cr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uper Spirit Bomb</text:p>
          </table:table-cell>
          <table:table-cell table:style-name="ce239" office:value-type="string" calcext:value-type="string">
            <text:p>Cutscene</text:p>
          </table:table-cell>
          <table:table-cell table:style-name="ce239" office:value-type="string" calcext:value-type="string">
            <text:p>Launch a giant spirit bomb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nd Goku (SSJ1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Super Energy Wave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Instant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Instantly transmit yourself behind your target and launch a Kamehameha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nd Goku (SSJ2)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Meteor Cr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nd Goku (SSJ3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Dragon Fist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attack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nd Vegeta</text:p>
          </table:table-cell>
          <table:table-cell table:style-name="ce239" office:value-type="string" calcext:value-type="string">
            <text:p>Galick Gu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uper Energy Wave Volle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Big Bang Attack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nd Vegeta (SSJ1)</text:p>
          </table:table-cell>
          <table:table-cell table:style-name="ce239" office:value-type="string" calcext:value-type="string">
            <text:p>Final Fl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uper Energy Wave Volle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nd Vegeta (SSJ2)</text:p>
          </table:table-cell>
          <table:table-cell table:style-name="ce239" office:value-type="string" calcext:value-type="string">
            <text:p>Big Ba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Super Energy Wave Volle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Final Flash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Evil Buu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Flame Shower Breath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Breathe a large cone of steam in front of you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asha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Energy Balle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hower</text:p>
          </table:table-cell>
          <table:table-cell table:style-name="ce239" office:value-type="string" calcext:value-type="string">
            <text:p>shoot a ball of energy above the opponent that showers a barrage of energy balls down</text:p>
          </table:table-cell>
          <table:table-cell table:style-name="ce239" office:value-type="string" calcext:value-type="string">
            <text:p>Hysteric Saiyan Lady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asha (Giant Ape)</text:p>
          </table:table-cell>
          <table:table-cell table:style-name="ce239" office:value-type="string" calcext:value-type="string">
            <text:p>Chou Makouhou Barrag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style-name="ce239" office:value-type="string" calcext:value-type="string">
            <text:p>Giant Rock Th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Gigantic Saiyan Lady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as a giant ape!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rieza</text:p>
          </table:table-cell>
          <table:table-cell table:style-name="ce239" office:value-type="string" calcext:value-type="string">
            <text:p>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energy beam</text:p>
          </table:table-cell>
          <table:table-cell table:style-name="ce239" office:value-type="string" calcext:value-type="string">
            <text:p>Punishing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Death Ball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rieza (2nd Form)</text:p>
          </table:table-cell>
          <table:table-cell table:style-name="ce239" office:value-type="string" calcext:value-type="string">
            <text:p>Punishing Blaster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Death Stor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Volcano</text:p>
          </table:table-cell>
          <table:table-cell table:style-name="ce239" office:value-type="string" calcext:value-type="string">
            <text:p>Release an explosion of energy undearneath the opponent erupting upwards</text:p>
          </table:table-cell>
          <table:table-cell table:style-name="ce239" office:value-type="string" calcext:value-type="string">
            <text:p>Hail Frieza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impale your enemy on your horn!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rieza (3rd Form)</text:p>
          </table:table-cell>
          <table:table-cell table:style-name="ce239" office:value-type="string" calcext:value-type="string">
            <text:p>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energy beam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Crazy Finger Beam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many tiny finger beams at your opponen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rieza (Final Form)</text:p>
          </table:table-cell>
          <table:table-cell table:style-name="ce239" office:value-type="string" calcext:value-type="string">
            <text:p>Barrage 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beams at the opponent</text:p>
          </table:table-cell>
          <table:table-cell table:style-name="ce239" office:value-type="string" calcext:value-type="string">
            <text:p>I Might Die This Tim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Distract the opponent while sneaking up behind them and performing a combo</text:p>
          </table:table-cell>
          <table:table-cell table:style-name="ce239" office:value-type="string" calcext:value-type="string">
            <text:p>Destroy the Planet!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rieza (Full Power)</text:p>
          </table:table-cell>
          <table:table-cell table:style-name="ce239" office:value-type="string" calcext:value-type="string">
            <text:p>Death Sauc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two Destructo Discs in quick succsession at your target</text:p>
          </table:table-cell>
          <table:table-cell table:style-name="ce239" office:value-type="string" calcext:value-type="string">
            <text:p>Nova Strik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You Will Die By My Hand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rieza Soldier</text:p>
          </table:table-cell>
          <table:table-cell table:style-name="ce239" office:value-type="string" calcext:value-type="string">
            <text:p>Energy Wav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Energy Wav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Life-risking Blow!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uture Gohan</text:p>
          </table:table-cell>
          <table:table-cell table:style-name="ce239" office:value-type="string" calcext:value-type="string">
            <text:p>Masenko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 with one hand!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 one handed!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Future Gohan (SSJ1)</text:p>
          </table:table-cell>
          <table:table-cell table:style-name="ce239" office:value-type="string" calcext:value-type="string">
            <text:p>Gekiretsu Mada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Special Beam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Gekiretsu Ranbu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Dash forward then perform a devastating melee combo ending in a one-handed Kamehameha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arlic Jr.</text:p>
          </table:table-cell>
          <table:table-cell table:style-name="ce239" office:value-type="string" calcext:value-type="string">
            <text:p>Darkness Eye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beam horizontally across the field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ull Power Energy Ball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arlic Jr. (Super Form)</text:p>
          </table:table-cell>
          <table:table-cell table:style-name="ce239" office:value-type="string" calcext:value-type="string">
            <text:p>Death Impac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series of orbs of energy at the target</text:p>
          </table:table-cell>
          <table:table-cell table:style-name="ce239" office:value-type="string" calcext:value-type="string">
            <text:p>Darkness Illusion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Grab</text:p>
          </table:table-cell>
          <table:table-cell table:style-name="ce239" office:value-type="string" calcext:value-type="string">
            <text:p>Grab your target and perform a melee combo</text:p>
          </table:table-cell>
          <table:table-cell table:style-name="ce239" office:value-type="string" calcext:value-type="string">
            <text:p>Dead Zone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Attempt to open a rift to the dead zone and encase your opponent in i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eneral Blue</text:p>
          </table:table-cell>
          <table:table-cell table:style-name="ce239" office:value-type="string" calcext:value-type="string">
            <text:p>I'll Shoot You!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ake out a rocket launcher and fire a rocket at the opponent</text:p>
          </table:table-cell>
          <table:table-cell table:style-name="ce239" office:value-type="string" calcext:value-type="string">
            <text:p>Skewer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Attempt to shout and stun the opponent. Then throw a sharpened log at them.</text:p>
          </table:table-cell>
          <table:table-cell table:style-name="ce239" office:value-type="string" calcext:value-type="string">
            <text:p>Rocket Engine Spark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climb into a jet and burn your opponent with the afterburner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eneral Tao</text:p>
          </table:table-cell>
          <table:table-cell table:style-name="ce239" office:value-type="string" calcext:value-type="string">
            <text:p>The Original Dodon-Pa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energy beam</text:p>
          </table:table-cell>
          <table:table-cell table:style-name="ce239" office:value-type="string" calcext:value-type="string">
            <text:p>Crane Style Assassin Strik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Ultimate Final Plan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genuflect to distract your opponent. then finish them off with a grenad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geta (SSJ1)</text:p>
          </table:table-cell>
          <table:table-cell table:style-name="ce239" office:value-type="string" calcext:value-type="string">
            <text:p>Big Bang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Stardust Breaker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with a sparkly ball of DOOM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geta (SSJ4)</text:p>
          </table:table-cell>
          <table:table-cell table:style-name="ce239" office:value-type="string" calcext:value-type="string">
            <text:p>Big Bang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Ultimate Impact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100X Big Bang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massive energy beam at your opponen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han</text:p>
          </table:table-cell>
          <table:table-cell table:style-name="ce239" office:value-type="string" calcext:value-type="string">
            <text:p>Explosive Mada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Fire a large cone of energy in front of you</text:p>
          </table:table-cell>
          <table:table-cell table:style-name="ce239" office:value-type="string" calcext:value-type="string">
            <text:p>Full Power Energy Blas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han (SSJ1)</text:p>
          </table:table-cell>
          <table:table-cell table:style-name="ce239" office:value-type="string" calcext:value-type="string">
            <text:p>Explosive Mada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Fire a large cone of energy in front of you</text:p>
          </table:table-cell>
          <table:table-cell table:style-name="ce239" office:value-type="string" calcext:value-type="string">
            <text:p>Full Power Energy Blas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Bros. Kamehameha</text:p>
          </table:table-cell>
          <table:table-cell table:style-name="ce239" office:value-type="string" calcext:value-type="string">
            <text:p>Cutscene</text:p>
          </table:table-cell>
          <table:table-cell table:style-name="ce239" office:value-type="string" calcext:value-type="string">
            <text:p>Fire an energy beam at your opponent, and get your little brother to help take them down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han (SSJ2)</text:p>
          </table:table-cell>
          <table:table-cell table:style-name="ce239" office:value-type="string" calcext:value-type="string">
            <text:p>Super Explosive Mada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Fire a large cone of energy in front of you</text:p>
          </table:table-cell>
          <table:table-cell table:style-name="ce239" office:value-type="string" calcext:value-type="string">
            <text:p>Full Power Energy Barrage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ten</text:p>
          </table:table-cell>
          <table:table-cell table:style-name="ce239" office:value-type="string" calcext:value-type="string">
            <text:p>Full Power Energy Blas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a barrage of energy balls at your target</text:p>
          </table:table-cell>
          <table:table-cell table:style-name="ce239" office:value-type="string" calcext:value-type="string">
            <text:p>Assault!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ten (SSJ1)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Assault!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Bros. Kamehameha</text:p>
          </table:table-cell>
          <table:table-cell table:style-name="ce239" office:value-type="string" calcext:value-type="string">
            <text:p>Cutscene</text:p>
          </table:table-cell>
          <table:table-cell table:style-name="ce239" office:value-type="string" calcext:value-type="string">
            <text:p>Fire an energy beam at your opponent, and get your big brother to help take them down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tenks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Big Tree Cannon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tenks (SSJ1)</text:p>
          </table:table-cell>
          <table:table-cell table:style-name="ce239" office:value-type="string" calcext:value-type="string">
            <text:p>Big Tree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style-name="ce239" office:value-type="string" calcext:value-type="string">
            <text:p>Galactica Donuts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ring of energy at your opponent that explodes</text:p>
          </table:table-cell>
          <table:table-cell table:style-name="ce239" office:value-type="string" calcext:value-type="string">
            <text:p>Super Ghost Kamikaze Attack!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Summon four ghosts that seek out your opponent and exlpode on contact with anything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tenks (SSJ3)</text:p>
          </table:table-cell>
          <table:table-cell table:style-name="ce239" office:value-type="string" calcext:value-type="string">
            <text:p>Big Tree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style-name="ce239" office:value-type="string" calcext:value-type="string">
            <text:p>DIE DIE Missile Barrag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Charging Ultra Buu Volleyball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with the help of Piccol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randpa Gohan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Turtle School Four Virtues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Turtle School Tranquility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T Goku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Dragon Fis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pirit Bomb</text:p>
          </table:table-cell>
          <table:table-cell table:style-name="ce239" office:value-type="string" calcext:value-type="string">
            <text:p>Supernova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T Goku (SSJ1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Full Power Energy Blas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T Goku (SSJ3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Full Power Energy Blas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Dragon Fist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in a Kamehameha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T Goku (SSJ4)</text:p>
          </table:table-cell>
          <table:table-cell table:style-name="ce239" office:value-type="string" calcext:value-type="string">
            <text:p>10x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style-name="ce239" office:value-type="string" calcext:value-type="string">
            <text:p>Meteor Cr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Dragon Fist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uldo</text:p>
          </table:table-cell>
          <table:table-cell table:style-name="ce239" office:value-type="string" calcext:value-type="string">
            <text:p>Full Power Energy Blas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a barrage of energy balls at your target</text:p>
          </table:table-cell>
          <table:table-cell table:style-name="ce239" office:value-type="string" calcext:value-type="string">
            <text:p>Psychic Rock Th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Guldo Special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Attempt to stun the opponent. Then throw a sharpened log at them.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Hercule</text:p>
          </table:table-cell>
          <table:table-cell table:style-name="ce239" office:value-type="string" calcext:value-type="string">
            <text:p>Dynamic Mess-em Up Punc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 that has a 50% chance to do 1 point of damage</text:p>
          </table:table-cell>
          <table:table-cell table:style-name="ce239" office:value-type="string" calcext:value-type="string">
            <text:p>Present Bomb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rab</text:p>
          </table:table-cell>
          <table:table-cell table:style-name="ce239" office:value-type="string" calcext:value-type="string">
            <text:p>Give your opponent a present with explosive contents. Interrupts anything.</text:p>
          </table:table-cell>
          <table:table-cell table:style-name="ce239" office:value-type="string" calcext:value-type="string">
            <text:p>Mister Buu Arrives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with the help of Majin Buu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Hirudegarn</text:p>
          </table:table-cell>
          <table:table-cell table:style-name="ce239" office:value-type="string" calcext:value-type="string">
            <text:p>Chou Makouse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n energy beam across the field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Gigantic Flame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Breathe a large cone of flame in front of you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Janemba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from your mouth at the target</text:p>
          </table:table-cell>
          <table:table-cell table:style-name="ce239" office:value-type="string" calcext:value-type="string">
            <text:p>Rapid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age</text:p>
          </table:table-cell>
          <table:table-cell table:style-name="ce239" office:value-type="string" calcext:value-type="string">
            <text:p>Throw out many balls of energy around your character then launch them at your opponent</text:p>
          </table:table-cell>
          <table:table-cell table:style-name="ce239" office:value-type="string" calcext:value-type="string">
            <text:p>Illusion Smash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Janemba (Super Form)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from your mouth at the target</text:p>
          </table:table-cell>
          <table:table-cell table:style-name="ce239" office:value-type="string" calcext:value-type="string">
            <text:p>Lightning Shower Rai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Shower tiny beams at your opponent</text:p>
          </table:table-cell>
          <table:table-cell table:style-name="ce239" office:value-type="string" calcext:value-type="string">
            <text:p>Dimension Sword Attack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in a Chou Makouhou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Jeice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Crusher Ball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Purple Comet Attack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Burter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d Buu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Mystic Combinati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Planet Burst</text:p>
          </table:table-cell>
          <table:table-cell table:style-name="ce239" office:value-type="string" calcext:value-type="string">
            <text:p>Supernova</text:p>
          </table:table-cell>
          <table:table-cell table:style-name="ce239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d Gohan</text:p>
          </table:table-cell>
          <table:table-cell table:style-name="ce239" office:value-type="string" calcext:value-type="string">
            <text:p>Masenko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Gekiretsu Mada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Bakuretsu Ranma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in a Masenk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d Goku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Counterattack!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Penetrate!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d Goku (Giant Ape)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from your mouth at the target</text:p>
          </table:table-cell>
          <table:table-cell table:style-name="ce239" office:value-type="string" calcext:value-type="string">
            <text:p>Giant Rock Th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Chou Makouhou Barrage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d Trunks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inish Buster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d Trunks (SSJ1)</text:p>
          </table:table-cell>
          <table:table-cell table:style-name="ce239" office:value-type="string" calcext:value-type="string">
            <text:p>Full Power Energy Barrage Wav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Big Tree Cannon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ng Cold</text:p>
          </table:table-cell>
          <table:table-cell table:style-name="ce239" office:value-type="string" calcext:value-type="string">
            <text:p>Full Power 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thin energy beam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Cold Family Power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Mecha Frieza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ng Piccolo</text:p>
          </table:table-cell>
          <table:table-cell table:style-name="ce239" office:value-type="string" calcext:value-type="string">
            <text:p>Soumase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pair of thin energy beams out of your eyes!</text:p>
          </table:table-cell>
          <table:table-cell table:style-name="ce239" office:value-type="string" calcext:value-type="string">
            <text:p>Your Name is Drum!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spit out an egg containing Drum who do your bidding</text:p>
          </table:table-cell>
          <table:table-cell table:style-name="ce239" office:value-type="string" calcext:value-type="string">
            <text:p>Explosive Demon Wave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ng Vegeta</text:p>
          </table:table-cell>
          <table:table-cell table:style-name="ce239" office:value-type="string" calcext:value-type="string">
            <text:p>Execution Bea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uper Energy Wave Volle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Orga Blaster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in an Execution Beam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ing Vegeta (Giant Ape)</text:p>
          </table:table-cell>
          <table:table-cell table:style-name="ce239" office:value-type="string" calcext:value-type="string">
            <text:p>Super Galick Gu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Chou Makouhou Barrage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Krillin</text:p>
          </table:table-cell>
          <table:table-cell table:style-name="ce239" office:value-type="string" calcext:value-type="string">
            <text:p>Expanding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hower</text:p>
          </table:table-cell>
          <table:table-cell table:style-name="ce239" office:value-type="string" calcext:value-type="string">
            <text:p>shoot a ball of energy above the opponent that showers a barrage of energy balls down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Destructo Disc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age of five destructo discs at the opponen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Late Piccolo</text:p>
          </table:table-cell>
          <table:table-cell table:style-name="ce239" office:value-type="string" calcext:value-type="string">
            <text:p>Special Beam Cannon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Light Grenad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Hellzone Grenade</text:p>
          </table:table-cell>
          <table:table-cell table:style-name="ce239" office:value-type="string" calcext:value-type="string">
            <text:p>Cage</text:p>
          </table:table-cell>
          <table:table-cell table:style-name="ce239" office:value-type="string" calcext:value-type="string">
            <text:p>Fire a large amount of Energy Balls and form a cage around the target. Then close the cag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ajin Buu</text:p>
          </table:table-cell>
          <table:table-cell table:style-name="ce239" office:value-type="string" calcext:value-type="string">
            <text:p>Flame Shower Breath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Cone</text:p>
          </table:table-cell>
          <table:table-cell table:style-name="ce239" office:value-type="string" calcext:value-type="string">
            <text:p>Breathe a large cone of steam in front of you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Angry Explosion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ajin Vegeta</text:p>
          </table:table-cell>
          <table:table-cell table:style-name="ce239" office:value-type="string" calcext:value-type="string">
            <text:p>Final Impact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Big Ba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Final Explosion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 leaving yourself on 1 hp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ajuub</text:p>
          </table:table-cell>
          <table:table-cell table:style-name="ce239" office:value-type="string" calcext:value-type="string">
            <text:p>Super Energy Wave Volle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a barrage of energy balls at your target</text:p>
          </table:table-cell>
          <table:table-cell table:style-name="ce239" office:value-type="string" calcext:value-type="string">
            <text:p>Chocolate Bea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Launch a beam that turns your opponent into chocolate</text:p>
          </table:table-cell>
          <table:table-cell table:style-name="ce239" office:value-type="string" calcext:value-type="string">
            <text:p>Lightning Arrow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a large amount of homing Energy Balls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aster Roshi</text:p>
          </table:table-cell>
          <table:table-cell table:style-name="ce239" office:value-type="string" calcext:value-type="string">
            <text:p>The Original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Mankoku Kyoutenshou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 and try to stun them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aster Roshi (Max Power)</text:p>
          </table:table-cell>
          <table:table-cell table:style-name="ce239" office:value-type="string" calcext:value-type="string">
            <text:p>The Original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Turtle School Ultimate Fis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MAX Pow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echa Frieza</text:p>
          </table:table-cell>
          <table:table-cell table:style-name="ce239" office:value-type="string" calcext:value-type="string">
            <text:p>Death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Fissure Sl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Slash in the air and launch waves of energy at your opponent</text:p>
          </table:table-cell>
          <table:table-cell table:number-columns-repeated="2" table:style-name="ce239" office:value-type="string" calcext:value-type="string">
            <text:p>Supernova</text:p>
          </table:table-cell>
          <table:table-cell table:style-name="ce239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eta-Cooler</text:p>
          </table:table-cell>
          <table:table-cell table:style-name="ce239" office:value-type="string" calcext:value-type="string">
            <text:p>Lock-on Buster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ser out of your eyes!</text:p>
          </table:table-cell>
          <table:table-cell table:style-name="ce239" office:value-type="string" calcext:value-type="string">
            <text:p>Finger Blitz Barrag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tiny balls at the opponent</text:p>
          </table:table-cell>
          <table:table-cell table:number-columns-repeated="2" table:style-name="ce239" office:value-type="string" calcext:value-type="string">
            <text:p>Supernova</text:p>
          </table:table-cell>
          <table:table-cell table:style-name="ce239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id Goku</text:p>
          </table:table-cell>
          <table:table-cell table:style-name="ce239" office:value-type="string" calcext:value-type="string">
            <text:p>20x Kaiken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Meteor Combinati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pirit Bomb</text:p>
          </table:table-cell>
          <table:table-cell table:style-name="ce239" office:value-type="string" calcext:value-type="string">
            <text:p>Supernova</text:p>
          </table:table-cell>
          <table:table-cell table:style-name="ce239" office:value-type="string" calcext:value-type="string">
            <text:p>Fire a massiv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id Goku (SSJ1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Meteor Sm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Angry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id Vegeta</text:p>
          </table:table-cell>
          <table:table-cell table:style-name="ce239" office:value-type="string" calcext:value-type="string">
            <text:p><text:s/>Galick Gu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uper Energy Wave Volle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id Vegeta (SSJ1)</text:p>
          </table:table-cell>
          <table:table-cell table:style-name="ce239" office:value-type="string" calcext:value-type="string">
            <text:p>Maximum Flash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Amazing Impac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Big Bang Attack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Mid Vegeta (SSJ2)</text:p>
          </table:table-cell>
          <table:table-cell table:style-name="ce239" office:value-type="string" calcext:value-type="string">
            <text:p>Big Ba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Spirit Breaking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inal Flash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Nail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Mystic Flasher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in a Full Power Energy Wav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Nam</text:p>
          </table:table-cell>
          <table:table-cell table:style-name="ce239" office:value-type="string" calcext:value-type="string">
            <text:p>Shura Gekiretsuke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Cross Arm Attack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Ground Vs. Ceiling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Nappa</text:p>
          </table:table-cell>
          <table:table-cell table:style-name="ce239" office:value-type="string" calcext:value-type="string">
            <text:p>Volcano Explosi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Volcano</text:p>
          </table:table-cell>
          <table:table-cell table:style-name="ce239" office:value-type="string" calcext:value-type="string">
            <text:p>Release an explosion of energy undearneath the opponent erupting upwards</text:p>
          </table:table-cell>
          <table:table-cell table:style-name="ce239" office:value-type="string" calcext:value-type="string">
            <text:p>Blazing Storm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wave of fire across the field</text:p>
          </table:table-cell>
          <table:table-cell table:style-name="ce239" office:value-type="string" calcext:value-type="string">
            <text:p>Kap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Nappa (Giant Ape)</text:p>
          </table:table-cell>
          <table:table-cell table:style-name="ce239" office:value-type="string" calcext:value-type="string">
            <text:p>Giant Rock Th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Nuova Shenron</text:p>
          </table:table-cell>
          <table:table-cell table:style-name="ce239" office:value-type="string" calcext:value-type="string">
            <text:p>Burst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Burning Tornado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Blaster Meteor</text:p>
          </table:table-cell>
          <table:table-cell table:style-name="ce239" office:value-type="string" calcext:value-type="string">
            <text:p>Shower</text:p>
          </table:table-cell>
          <table:table-cell table:style-name="ce239" office:value-type="string" calcext:value-type="string">
            <text:p>shoot a ball of energy above the opponent that showers a barrage of energy balls down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Omega Shenron</text:p>
          </table:table-cell>
          <table:table-cell table:style-name="ce239" office:value-type="string" calcext:value-type="string">
            <text:p>Gigantic Blaz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Volcano</text:p>
          </table:table-cell>
          <table:table-cell table:style-name="ce239" office:value-type="string" calcext:value-type="string">
            <text:p>Release an explosion of energy undearneath the opponent erupting upwards</text:p>
          </table:table-cell>
          <table:table-cell table:style-name="ce239" office:value-type="string" calcext:value-type="string">
            <text:p>Dragon Thund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Minus Energy Power Ball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Pan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Gill Missil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Maiden's Rage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melee combo ending in a Full Power Energy Wav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Pikkon</text:p>
          </table:table-cell>
          <table:table-cell table:style-name="ce239" office:value-type="string" calcext:value-type="string">
            <text:p>Hyper Tornado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Burning Shoo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Thunder Flash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fire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Pilaf Machine</text:p>
          </table:table-cell>
          <table:table-cell table:style-name="ce239" office:value-type="string" calcext:value-type="string">
            <text:p>Gigant Rock Th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Rolling Smash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Great Pilaf Operation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the help of your minions!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Pilaf Machine (Fused)</text:p>
          </table:table-cell>
          <table:table-cell table:style-name="ce239" office:value-type="string" calcext:value-type="string">
            <text:p>Double Bust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pair of energy beams out of your chest!</text:p>
          </table:table-cell>
          <table:table-cell table:style-name="ce239" office:value-type="string" calcext:value-type="string">
            <text:p>Gatling Gun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a gatling gun at your opponent</text:p>
          </table:table-cell>
          <table:table-cell table:style-name="ce239" office:value-type="string" calcext:value-type="string">
            <text:p>Launch Missiles!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missile out of your crotch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Raditz</text:p>
          </table:table-cell>
          <table:table-cell table:style-name="ce239" office:value-type="string" calcext:value-type="string">
            <text:p>Here's a present!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n orb of energy at the target</text:p>
          </table:table-cell>
          <table:table-cell table:style-name="ce239" office:value-type="string" calcext:value-type="string">
            <text:p>I'm a top-class warrior!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Begone!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fire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Raditz (Giant Ape)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from your mouth at the target</text:p>
          </table:table-cell>
          <table:table-cell table:style-name="ce239" office:value-type="string" calcext:value-type="string">
            <text:p>Gigant Rock Th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giant rock at the target</text:p>
          </table:table-cell>
          <table:table-cell table:style-name="ce239" office:value-type="string" calcext:value-type="string">
            <text:p>Chou Makousen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n energy beam across the field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Recoome</text:p>
          </table:table-cell>
          <table:table-cell table:style-name="ce239" office:value-type="string" calcext:value-type="string">
            <text:p>Recoome Eraser Gu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from your mouth at the target</text:p>
          </table:table-cell>
          <table:table-cell table:style-name="ce239" office:value-type="string" calcext:value-type="string">
            <text:p>Recoome Renegade Bomb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Recoome Fighting Bomber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aibamen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aibamen Bomb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and grab your enemy. Then explode leaving you on 1 HP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aiyaman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Justice Slash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unch them in the junk. Not cool, Saiyaman. Not cool.</text:p>
          </table:table-cell>
          <table:table-cell table:style-name="ce239" office:value-type="string" calcext:value-type="string">
            <text:p>Justice Judgement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Saiyawoman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aiyawoman</text:p>
          </table:table-cell>
          <table:table-cell table:style-name="ce239" office:value-type="string" calcext:value-type="string">
            <text:p>Justice Countdow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.</text:p>
          </table:table-cell>
          <table:table-cell table:style-name="ce239" office:value-type="string" calcext:value-type="string">
            <text:p>Justice Rush 2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elbow your opponent in the junk.</text:p>
          </table:table-cell>
          <table:table-cell table:style-name="ce239" office:value-type="string" calcext:value-type="string">
            <text:p>Justice Judgement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Saiyaman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alza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catter Finger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 out of each of your fingers</text:p>
          </table:table-cell>
          <table:table-cell table:style-name="ce239" office:value-type="string" calcext:value-type="string">
            <text:p>Salza Blade Rush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using an energy blade!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couter Vegeta</text:p>
          </table:table-cell>
          <table:table-cell table:style-name="ce239" office:value-type="string" calcext:value-type="string">
            <text:p>Galick Gun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Final Garlic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Dirty Fireworks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couter Vegeta (Giant Ape)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from your mouth at the target</text:p>
          </table:table-cell>
          <table:table-cell table:style-name="ce239" office:value-type="string" calcext:value-type="string">
            <text:p>Chou Makouhou Barrag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style-name="ce239" office:value-type="string" calcext:value-type="string">
            <text:p>Super Galick Gun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lug</text:p>
          </table:table-cell>
          <table:table-cell table:style-name="ce239" office:value-type="string" calcext:value-type="string">
            <text:p>Finger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Darkness Eye Bea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beam horizontally across the field</text:p>
          </table:table-cell>
          <table:table-cell table:style-name="ce239" office:value-type="string" calcext:value-type="string">
            <text:p>Power of Darkness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lug (Giant Form)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Darkness Eye Bea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beam horizontally across the field</text:p>
          </table:table-cell>
          <table:table-cell table:style-name="ce239" office:value-type="string" calcext:value-type="string">
            <text:p>Darkness Blaster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popovich</text:p>
          </table:table-cell>
          <table:table-cell table:style-name="ce239" office:value-type="string" calcext:value-type="string">
            <text:p>Berserker Crash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Charge</text:p>
          </table:table-cell>
          <table:table-cell table:style-name="ce239" office:value-type="string" calcext:value-type="string">
            <text:p>Charge forward and knock over things in your way</text:p>
          </table:table-cell>
          <table:table-cell table:style-name="ce239" office:value-type="string" calcext:value-type="string">
            <text:p>Mad Banque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Majin Buu Resurrection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with the help of Yamu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uper 17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Hell's Storm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a gatling gun at your opponent</text:p>
          </table:table-cell>
          <table:table-cell table:style-name="ce239" office:value-type="string" calcext:value-type="string">
            <text:p>Shocking Death Ball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uper Buu</text:p>
          </table:table-cell>
          <table:table-cell table:style-name="ce239" office:value-type="string" calcext:value-type="string">
            <text:p>Genocide Blast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shoot a torrent of energy balls straight up that tracks your opponent</text:p>
          </table:table-cell>
          <table:table-cell table:style-name="ce239" office:value-type="string" calcext:value-type="string">
            <text:p>Chocolate Bea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Launch a beam that turns your opponent into chocolate</text:p>
          </table:table-cell>
          <table:table-cell table:style-name="ce239" office:value-type="string" calcext:value-type="string">
            <text:p>Revenge Death Bomber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 leaving yourself on 1 hp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han Buu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Chocolate Bea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Launch a beam that turns your opponent into chocolate</text:p>
          </table:table-cell>
          <table:table-cell table:style-name="ce239" office:value-type="string" calcext:value-type="string">
            <text:p>Super Ghost Buu Attack!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Summon four ghosts that seek out your opponent and exlpode on contact with anything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Gotenks Buu</text:p>
          </table:table-cell>
          <table:table-cell table:style-name="ce239" office:value-type="string" calcext:value-type="string">
            <text:p>Galactic Donut Volley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Throw a volley of rings of energy at your opponent that explodes</text:p>
          </table:table-cell>
          <table:table-cell table:style-name="ce239" office:value-type="string" calcext:value-type="string">
            <text:p>Special Beam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upreme Kai</text:p>
          </table:table-cell>
          <table:table-cell table:style-name="ce239" office:value-type="string" calcext:value-type="string">
            <text:p>Energy's Last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Crazy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Gekiretsu Shin'ou'hou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upreme Kai (Fused)</text:p>
          </table:table-cell>
          <table:table-cell table:style-name="ce239" office:value-type="string" calcext:value-type="string">
            <text:p>Full Power Energy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Crazy Combinati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hin Gekiretsu Shin'ou'hou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word Trunks</text:p>
          </table:table-cell>
          <table:table-cell table:style-name="ce239" office:value-type="string" calcext:value-type="string">
            <text:p>Finish Bust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Burning Stor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Lightning Sword Slash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Slash in the air and launch waves of energy at your opponen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word Trunks (SSJ1)</text:p>
          </table:table-cell>
          <table:table-cell table:style-name="ce239" office:value-type="string" calcext:value-type="string">
            <text:p>Burni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Burning Stor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Shining Sword Attack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ending with a Burning Attack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Syn Shenron</text:p>
          </table:table-cell>
          <table:table-cell table:style-name="ce239" office:value-type="string" calcext:value-type="string">
            <text:p>Trap Shooter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tiny balls at the opponent</text:p>
          </table:table-cell>
          <table:table-cell table:style-name="ce239" office:value-type="string" calcext:value-type="string">
            <text:p>Blazing Storm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 wave of fire across the field</text:p>
          </table:table-cell>
          <table:table-cell table:style-name="ce239" office:value-type="string" calcext:value-type="string">
            <text:p>Gigantic Blaze</text:p>
          </table:table-cell>
          <table:table-cell table:style-name="ce239" office:value-type="string" calcext:value-type="string">
            <text:p>Volcano</text:p>
          </table:table-cell>
          <table:table-cell table:style-name="ce239" office:value-type="string" calcext:value-type="string">
            <text:p>Release an explosion of energy undearneath the opponent erupting upwards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ambourine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 out of your mouth!</text:p>
          </table:table-cell>
          <table:table-cell table:style-name="ce239" office:value-type="string" calcext:value-type="string">
            <text:p>Soumase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pair of thin energy beams out of your eyes!</text:p>
          </table:table-cell>
          <table:table-cell table:style-name="ce239" office:value-type="string" calcext:value-type="string">
            <text:p>Super Marengeki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apion</text:p>
          </table:table-cell>
          <table:table-cell table:style-name="ce239" office:value-type="string" calcext:value-type="string">
            <text:p>Brave Cannon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Brave Sl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Slash in the air and launch waves of energy at your opponent</text:p>
          </table:table-cell>
          <table:table-cell table:style-name="ce239" office:value-type="string" calcext:value-type="string">
            <text:p>Brave Sword Attack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een Gohan</text:p>
          </table:table-cell>
          <table:table-cell table:style-name="ce239" office:value-type="string" calcext:value-type="string">
            <text:p>Super Masenko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Gekiretsu Mada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een Gohan (SSJ1)</text:p>
          </table:table-cell>
          <table:table-cell table:style-name="ce239" office:value-type="string" calcext:value-type="string">
            <text:p>Super Masenko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Chou Maretsugeki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een Gohan (SSJ2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Gekiretsu Mada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Father-Son Kamehameha</text:p>
          </table:table-cell>
          <table:table-cell table:style-name="ce239" office:value-type="string" calcext:value-type="string">
            <text:p>Cutscene</text:p>
          </table:table-cell>
          <table:table-cell table:style-name="ce239" office:value-type="string" calcext:value-type="string">
            <text:p>Fire an energy beam at your opponent, and get your father to help take them down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ien</text:p>
          </table:table-cell>
          <table:table-cell table:style-name="ce239" office:value-type="string" calcext:value-type="string">
            <text:p>Dodon Ray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Ki Blast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energy square at the target. The area expands the longer it is in flight.</text:p>
          </table:table-cell>
          <table:table-cell table:style-name="ce239" office:value-type="string" calcext:value-type="string">
            <text:p>Neo Tri-Beam</text:p>
          </table:table-cell>
          <table:table-cell table:style-name="ce239" office:value-type="string" calcext:value-type="string">
            <text:p>Spammable</text:p>
          </table:table-cell>
          <table:table-cell table:style-name="ce239" office:value-type="string" calcext:value-type="string">
            <text:p>Fire a Ki Blast Cannon every time you spam it. Up to 10x. You take 1K hp every time it is spammed.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runks</text:p>
          </table:table-cell>
          <table:table-cell table:style-name="ce239" office:value-type="string" calcext:value-type="string">
            <text:p>Burni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inish Buster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runks (SSJ1)</text:p>
          </table:table-cell>
          <table:table-cell table:style-name="ce239" office:value-type="string" calcext:value-type="string">
            <text:p>Burni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Burning Break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Heat Dome Attack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ending with a Burning Attack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runks (SSJ2)</text:p>
          </table:table-cell>
          <table:table-cell table:style-name="ce239" office:value-type="string" calcext:value-type="string">
            <text:p>Finish Bust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Burni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urles</text:p>
          </table:table-cell>
          <table:table-cell table:style-name="ce239" office:value-type="string" calcext:value-type="string">
            <text:p>Kill Driv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halo of energy at the target. </text:p>
          </table:table-cell>
          <table:table-cell table:style-name="ce239" office:value-type="string" calcext:value-type="string">
            <text:p>Full Power Energy Barrage Wav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barrage of energy balls at the opponent</text:p>
          </table:table-cell>
          <table:table-cell table:style-name="ce239" office:value-type="string" calcext:value-type="string">
            <text:p>Meteor Burst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ending with a Full Power Energy Wave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Turles (Giant Ape)</text:p>
          </table:table-cell>
          <table:table-cell table:style-name="ce239" office:value-type="string" calcext:value-type="string">
            <text:p>Chou Makouhou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from your mouth at the target</text:p>
          </table:table-cell>
          <table:table-cell table:style-name="ce239" office:value-type="string" calcext:value-type="string">
            <text:p>Chou Makouhou Barrag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Fire three large balls of energy at the target</text:p>
          </table:table-cell>
          <table:table-cell table:style-name="ce239" office:value-type="string" calcext:value-type="string">
            <text:p>Chou Makousen</text:p>
          </table:table-cell>
          <table:table-cell table:style-name="ce239" office:value-type="string" calcext:value-type="string">
            <text:p>Sweeping</text:p>
          </table:table-cell>
          <table:table-cell table:style-name="ce239" office:value-type="string" calcext:value-type="string">
            <text:p>Sweep an energy beam across the field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Ultimate Gohan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style-name="ce239" office:value-type="string" calcext:value-type="string">
            <text:p>Burst Rush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 ending with a Super Kamehameha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Uub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Blazing Barrage Palm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uper Explosive Wave</text:p>
          </table:table-cell>
          <table:table-cell table:style-name="ce239" office:value-type="string" calcext:value-type="string">
            <text:p>Explosion</text:p>
          </table:table-cell>
          <table:table-cell table:style-name="ce239" office:value-type="string" calcext:value-type="string">
            <text:p>Explode in a wave of energy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Vegeta SSJ4</text:p>
          </table:table-cell>
          <table:table-cell table:style-name="ce239" office:value-type="string" calcext:value-type="string">
            <text:p>Final Fl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Spirit Breaking Cannon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inal Shine Attack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Vegito</text:p>
          </table:table-cell>
          <table:table-cell table:style-name="ce239" office:value-type="string" calcext:value-type="string">
            <text:p>Big Bang Attack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Scatter Finger Beam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 out of each of your fingers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Vegito (SSJ1)</text:p>
          </table:table-cell>
          <table:table-cell table:style-name="ce239" office:value-type="string" calcext:value-type="string">
            <text:p>Super 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Beam Sword Sla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Final Kamehameha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Videl</text:p>
          </table:table-cell>
          <table:table-cell table:style-name="ce239" office:value-type="string" calcext:value-type="string">
            <text:p>High Speed Rush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Desperado Rush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Videl Rush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Yajirobe</text:p>
          </table:table-cell>
          <table:table-cell table:style-name="ce239" office:value-type="string" calcext:value-type="string">
            <text:p>Ka-Blam Slic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Slash in the air and launch a large wave of energy at the target</text:p>
          </table:table-cell>
          <table:table-cell table:style-name="ce239" office:value-type="string" calcext:value-type="string">
            <text:p>Flash and Kill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Miracle Ka-Blam Slash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Yamcha</text:p>
          </table:table-cell>
          <table:table-cell table:style-name="ce239" office:value-type="string" calcext:value-type="string">
            <text:p>Kamehameha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Chargeable Beam</text:p>
          </table:table-cell>
          <table:table-cell table:style-name="ce239" office:value-type="string" calcext:value-type="string">
            <text:p>Fire an energy beam that can be charged up for up to 50% more damage</text:p>
          </table:table-cell>
          <table:table-cell table:style-name="ce239" office:value-type="string" calcext:value-type="string">
            <text:p>Wolf Fang Fist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Soukidan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Launch a mini spirit bomb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Zangya</text:p>
          </table:table-cell>
          <table:table-cell table:style-name="ce239" office:value-type="string" calcext:value-type="string">
            <text:p>Shoot Blast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Projectile</text:p>
          </table:table-cell>
          <table:table-cell table:style-name="ce239" office:value-type="string" calcext:value-type="string">
            <text:p>Fire a large orb of energy at the target</text:p>
          </table:table-cell>
          <table:table-cell table:style-name="ce239" office:value-type="string" calcext:value-type="string">
            <text:p>Trap Shooter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tiny balls at the opponent</text:p>
          </table:table-cell>
          <table:table-cell table:style-name="ce239" office:value-type="string" calcext:value-type="string">
            <text:p>Sky Zapper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forward then perform a devastating combo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Zarbon</text:p>
          </table:table-cell>
          <table:table-cell table:style-name="ce239" office:value-type="string" calcext:value-type="string">
            <text:p>Shooting Star Arrow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arrage</text:p>
          </table:table-cell>
          <table:table-cell table:style-name="ce239" office:value-type="string" calcext:value-type="string">
            <text:p>Launch a large amount of energy balls at the opponent</text:p>
          </table:table-cell>
          <table:table-cell table:style-name="ce239" office:value-type="string" calcext:value-type="string">
            <text:p>Bloody Danc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Elegant Blaster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 large beam of energy at the target</text:p>
          </table:table-cell>
          <table:table-cell table:number-columns-repeated="52"/>
        </table:table-row>
        <table:table-row table:style-name="ro1">
          <table:table-cell table:style-name="ce239" office:value-type="string" calcext:value-type="string">
            <text:p>Zarbon (Transformed)</text:p>
          </table:table-cell>
          <table:table-cell table:style-name="ce239" office:value-type="string" calcext:value-type="string">
            <text:p>Elegant Blaster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Beam</text:p>
          </table:table-cell>
          <table:table-cell table:style-name="ce239" office:value-type="string" calcext:value-type="string">
            <text:p>Fire an energy beam</text:p>
          </table:table-cell>
          <table:table-cell table:style-name="ce239" office:value-type="string" calcext:value-type="string">
            <text:p>Wild Pressure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Dash</text:p>
          </table:table-cell>
          <table:table-cell table:style-name="ce239" office:value-type="string" calcext:value-type="string">
            <text:p>Dash at the target and perform a melee combo</text:p>
          </table:table-cell>
          <table:table-cell table:style-name="ce239" office:value-type="string" calcext:value-type="string">
            <text:p>Monster Crush</text:p>
          </table:table-cell>
          <table:table-cell table:style-name="ce239" office:value-type="string" calcext:value-type="string">
            <text:p>Grab</text:p>
          </table:table-cell>
          <table:table-cell table:style-name="ce239" office:value-type="string" calcext:value-type="string">
            <text:p>Grab your target and perform a melee combo</text:p>
          </table:table-cell>
          <table:table-cell table:number-columns-repeated="52"/>
        </table:table-row>
        <table:table-row table:style-name="ro2" table:number-rows-repeated="104841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9" table:style-name="ta10">
        <office:forms form:automatic-focus="false" form:apply-design-mode="false"/>
        <table:table-column table:style-name="co36" table:default-cell-style-name="Default"/>
        <table:table-column table:style-name="co37" table:visibility="collapse" table:default-cell-style-name="Default"/>
        <table:table-column table:style-name="co4" table:visibility="collapse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4" table:default-cell-style-name="Default"/>
        <table:table-column table:style-name="co2" table:number-columns-repeated="55" table:default-cell-style-name="Default"/>
        <table:table-row table:style-name="ro1">
          <table:table-cell table:style-name="ce181" table:number-columns-repeated="30"/>
          <table:table-cell table:number-columns-repeated="34"/>
        </table:table-row>
        <table:table-row table:style-name="ro1">
          <table:table-cell table:style-name="ce181"/>
          <table:table-cell table:style-name="ce99" table:content-validation-name="val13" office:value-type="string" calcext:value-type="string">
            <text:p>Super Saiyans</text:p>
          </table:table-cell>
          <table:table-cell table:style-name="ce188" table:content-validation-name="val14"/>
          <table:table-cell table:style-name="ce112" table:content-validation-name="val14" office:value-type="string" calcext:value-type="string" table:number-columns-spanned="2" table:number-rows-spanned="1">
            <text:p>End Vegeta (SSJ1)</text:p>
          </table:table-cell>
          <table:covered-table-cell table:style-name="ce10"/>
          <table:table-cell table:style-name="ce188" table:content-validation-name="val14"/>
          <table:table-cell table:style-name="ce112" table:content-validation-name="val14" office:value-type="string" calcext:value-type="string" table:number-columns-spanned="2" table:number-rows-spanned="1">
            <text:p>End Vegeta (SSJ2)</text:p>
          </table:table-cell>
          <table:covered-table-cell table:style-name="ce10"/>
          <table:table-cell table:style-name="ce181" table:content-validation-name="val14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 table:style-name="ce184" office:value-type="string" calcext:value-type="string">
            <text:p>Stat name</text:p>
          </table:table-cell>
          <table:table-cell table:style-name="ce2"/>
          <table:table-cell table:style-name="ce184" office:value-type="string" calcext:value-type="string" table:number-columns-spanned="2" table:number-rows-spanned="1">
            <text:p>Base stats (Unboosted)</text:p>
          </table:table-cell>
          <table:covered-table-cell table:style-name="ce16"/>
          <table:table-cell table:style-name="ce2"/>
          <table:table-cell table:style-name="ce184" office:value-type="string" calcext:value-type="string" table:number-columns-spanned="2" table:number-rows-spanned="1">
            <text:p>Base stats (Unboosted)</text:p>
          </table:table-cell>
          <table:covered-table-cell table:style-name="ce16"/>
          <table:table-cell table:style-name="ce181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5"/>
          <table:table-cell table:style-name="ce184" office:value-type="string" calcext:value-type="string">
            <text:p>Rush Attacks</text:p>
          </table:table-cell>
          <table:table-cell table:style-name="ce115" table:formula="of:=VLOOKUP([.$D$2];[$'Player Stats'.$A$2:.$AE$162]; 2; 0)" office:value-type="float" office:value="270" calcext:value-type="float">
            <text:p>270</text:p>
          </table:table-cell>
          <table:table-cell table:style-name="ce105"/>
          <table:table-cell table:style-name="ce184" office:value-type="string" calcext:value-type="string">
            <text:p>Rush Attacks</text:p>
          </table:table-cell>
          <table:table-cell table:style-name="ce115" table:formula="of:=VLOOKUP([.$G$2];[$'Player Stats'.$A$2:.$AE$162]; 2; 0)" office:value-type="float" office:value="280" calcext:value-type="float">
            <text:p>28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5"/>
          <table:table-cell table:style-name="ce184" office:value-type="string" calcext:value-type="string">
            <text:p>Smash Attacks</text:p>
          </table:table-cell>
          <table:table-cell table:style-name="ce115" table:formula="of:=VLOOKUP([.$D$2];[$'Player Stats'.$A$2:.$AE$162]; 3; 0)" office:value-type="float" office:value="1210" calcext:value-type="float">
            <text:p>1,210</text:p>
          </table:table-cell>
          <table:table-cell table:style-name="ce105"/>
          <table:table-cell table:style-name="ce184" office:value-type="string" calcext:value-type="string">
            <text:p>Smash Attacks</text:p>
          </table:table-cell>
          <table:table-cell table:style-name="ce115" table:formula="of:=VLOOKUP([.$G$2];[$'Player Stats'.$A$2:.$AE$162]; 3; 0)" office:value-type="float" office:value="1230" calcext:value-type="float">
            <text:p>1,23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5"/>
          <table:table-cell table:style-name="ce184" office:value-type="string" calcext:value-type="string">
            <text:p>Rush Blast</text:p>
          </table:table-cell>
          <table:table-cell table:style-name="ce115" table:formula="of:=VLOOKUP([.$D$2];[$'Player Stats'.$A$2:.$AE$162]; 4; 0)" office:value-type="float" office:value="390" calcext:value-type="float">
            <text:p>390</text:p>
          </table:table-cell>
          <table:table-cell table:style-name="ce105"/>
          <table:table-cell table:style-name="ce184" office:value-type="string" calcext:value-type="string">
            <text:p>Rush Blast</text:p>
          </table:table-cell>
          <table:table-cell table:style-name="ce115" table:formula="of:=VLOOKUP([.$G$2];[$'Player Stats'.$A$2:.$AE$162]; 4; 0)" office:value-type="float" office:value="450" calcext:value-type="float">
            <text:p>45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6"/>
          <table:table-cell table:style-name="ce113" office:value-type="string" calcext:value-type="string">
            <text:p>Rush Blasts per Volley</text:p>
          </table:table-cell>
          <table:table-cell table:style-name="ce115" table:formula="of:=VLOOKUP([.$D$2];[$'Player Stats'.$A$2:.$AE$162]; 22; 0)" office:value-type="float" office:value="10" calcext:value-type="float">
            <text:p>10</text:p>
          </table:table-cell>
          <table:table-cell table:style-name="ce105"/>
          <table:table-cell table:style-name="ce113" office:value-type="string" calcext:value-type="string">
            <text:p>Rush Blasts per Volley</text:p>
          </table:table-cell>
          <table:table-cell table:style-name="ce115" table:formula="of:=VLOOKUP([.$G$2];[$'Player Stats'.$A$2:.$AE$162]; 22; 0)" office:value-type="float" office:value="10" calcext:value-type="float">
            <text:p>1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5"/>
          <table:table-cell table:style-name="ce184" office:value-type="string" calcext:value-type="string">
            <text:p>Damage per volley</text:p>
          </table:table-cell>
          <table:table-cell table:style-name="ce115" table:formula="of:=[.E6]*[.E7]" office:value-type="float" office:value="3900" calcext:value-type="float">
            <text:p>3,900</text:p>
          </table:table-cell>
          <table:table-cell table:style-name="ce105"/>
          <table:table-cell table:style-name="ce184" office:value-type="string" calcext:value-type="string">
            <text:p>Damage per volley</text:p>
          </table:table-cell>
          <table:table-cell table:style-name="ce115" table:formula="of:=[.H6]*[.H7]" office:value-type="float" office:value="4500" calcext:value-type="float">
            <text:p>4,50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5"/>
          <table:table-cell table:style-name="ce184" office:value-type="string" calcext:value-type="string">
            <text:p>Energy Blast</text:p>
          </table:table-cell>
          <table:table-cell table:style-name="ce115" table:formula="of:=VLOOKUP([.$D$2];[$'Player Stats'.$A$2:.$AE$162]; 5; 0)" office:value-type="float" office:value="2310" calcext:value-type="float">
            <text:p>2,310</text:p>
          </table:table-cell>
          <table:table-cell table:style-name="ce105"/>
          <table:table-cell table:style-name="ce184" office:value-type="string" calcext:value-type="string">
            <text:p>Energy Blast</text:p>
          </table:table-cell>
          <table:table-cell table:style-name="ce115" table:formula="of:=VLOOKUP([.$G$2];[$'Player Stats'.$A$2:.$AE$162]; 5; 0)" office:value-type="float" office:value="2690" calcext:value-type="float">
            <text:p>2,69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5"/>
          <table:table-cell table:style-name="ce184" office:value-type="string" calcext:value-type="string">
            <text:p>Throws</text:p>
          </table:table-cell>
          <table:table-cell table:style-name="ce115" table:formula="of:=VLOOKUP([.$D$2];[$'Player Stats'.$A$2:.$AE$162]; 6; 0)" office:value-type="float" office:value="1050" calcext:value-type="float">
            <text:p>1,050</text:p>
          </table:table-cell>
          <table:table-cell table:style-name="ce105"/>
          <table:table-cell table:style-name="ce184" office:value-type="string" calcext:value-type="string">
            <text:p>Throws</text:p>
          </table:table-cell>
          <table:table-cell table:style-name="ce115" table:formula="of:=VLOOKUP([.$G$2];[$'Player Stats'.$A$2:.$AE$162]; 6; 0)" office:value-type="float" office:value="1530" calcext:value-type="float">
            <text:p>1,53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2"/>
          <table:table-cell table:style-name="ce184" office:value-type="string" calcext:value-type="string">
            <text:p>Charge Rate (seconds)</text:p>
          </table:table-cell>
          <table:table-cell table:style-name="ce115" table:formula="of:=VLOOKUP([.$D$2];[$'Player Stats'.$A$2:.$AE$162]; 7; 0)" office:value-type="float" office:value="0" calcext:value-type="float">
            <text:p/>
          </table:table-cell>
          <table:table-cell table:style-name="ce2"/>
          <table:table-cell table:style-name="ce184" office:value-type="string" calcext:value-type="string">
            <text:p>Charge Rate (seconds)</text:p>
          </table:table-cell>
          <table:table-cell table:style-name="ce115" table:formula="of:=VLOOKUP([.$G$2];[$'Player Stats'.$A$2:.$AE$162]; 7; 0)" office:value-type="float" office:value="0" calcext:value-type="float">
            <text:p/>
          </table:table-cell>
          <table:table-cell table:style-name="ce181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07"/>
          <table:table-cell table:style-name="ce184" office:value-type="string" calcext:value-type="string">
            <text:p>Base Defense</text:p>
          </table:table-cell>
          <table:table-cell table:style-name="ce115" table:formula="of:=IF((VLOOKUP([.$D$2];[$'Player Stats'.$A$2:.$AE$162]; 8; 0)=0); &quot;Base&quot;; VLOOKUP([.$D$2];[$'Player Stats'.$A$2:.$AE$162]; 8; 0))" office:value-type="float" office:value="-2" calcext:value-type="float">
            <text:p>-2</text:p>
          </table:table-cell>
          <table:table-cell table:style-name="ce107"/>
          <table:table-cell table:style-name="ce184" office:value-type="string" calcext:value-type="string">
            <text:p>Base Defense</text:p>
          </table:table-cell>
          <table:table-cell table:style-name="ce115" table:formula="of:=IF((VLOOKUP([.$G$2];[$'Player Stats'.$A$2:.$AE$162]; 8; 0)=0); &quot;Base&quot;; VLOOKUP([.$G$2];[$'Player Stats'.$A$2:.$AE$162]; 8; 0))" office:value-type="string" office:string-value="Base" calcext:value-type="string">
            <text:p>Base</text:p>
          </table:table-cell>
          <table:table-cell table:style-name="ce118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/>
          <table:table-cell/>
          <table:table-cell table:style-name="ce188"/>
          <table:table-cell table:style-name="ce113" office:value-type="string" calcext:value-type="string">
            <text:p>Maximum Blast Stocks</text:p>
          </table:table-cell>
          <table:table-cell table:style-name="ce115" table:formula="of:=VLOOKUP([.$D$2];[$'Player Stats'.$A$2:.$AE$162]; 10; 0)" office:value-type="string" office:string-value="5" calcext:value-type="string">
            <text:p>5</text:p>
          </table:table-cell>
          <table:table-cell table:style-name="ce2"/>
          <table:table-cell table:style-name="ce113" office:value-type="string" calcext:value-type="string">
            <text:p>Maximum Blast Stocks</text:p>
          </table:table-cell>
          <table:table-cell table:style-name="ce115" table:formula="of:=VLOOKUP([.$G$2];[$'Player Stats'.$A$2:.$AE$162]; 10; 0)" office:value-type="string" office:string-value="5" calcext:value-type="string">
            <text:p>5</text:p>
          </table:table-cell>
          <table:table-cell table:style-name="ce181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table-cell table:style-name="ce185" office:value-type="string" calcext:value-type="string" table:number-columns-spanned="1" table:number-rows-spanned="3">
            <text:p>B1 Moves</text:p>
          </table:table-cell>
          <table:table-cell table:style-name="ce108"/>
          <table:table-cell table:style-name="ce185" office:value-type="string" calcext:value-type="string">
            <text:p>Name</text:p>
          </table:table-cell>
          <table:table-cell table:style-name="ce185" office:value-type="string" calcext:value-type="string">
            <text:p>Cost</text:p>
          </table:table-cell>
          <table:table-cell table:style-name="ce109"/>
          <table:table-cell table:style-name="ce185" office:value-type="string" calcext:value-type="string">
            <text:p>Name</text:p>
          </table:table-cell>
          <table:table-cell table:style-name="ce185" office:value-type="string" calcext:value-type="string">
            <text:p>Cost</text:p>
          </table:table-cell>
          <table:table-cell table:style-name="ce119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covered-table-cell table:style-name="ce102"/>
          <table:table-cell table:style-name="ce109"/>
          <table:table-cell table:style-name="ce114" table:formula="of:=VLOOKUP([.$D$2];[$'B1 List'.$A$2:.$I$162]; 2; 0)" office:value-type="string" office:string-value="Explosive Wave" calcext:value-type="string">
            <text:p>Explosive Wave</text:p>
          </table:table-cell>
          <table:table-cell table:style-name="ce114" table:formula="of:=VLOOKUP([.$D$2];[$'B1 List'.$A$2:.$I$162]; 3; 0)" office:value-type="float" office:value="1" calcext:value-type="float">
            <text:p>1</text:p>
          </table:table-cell>
          <table:table-cell table:style-name="ce109"/>
          <table:table-cell table:style-name="ce114" table:formula="of:=VLOOKUP([.$G$2];[$'B1 List'.$A$2:.$I$162]; 2; 0)" office:value-type="string" office:string-value="Explosive Wave" calcext:value-type="string">
            <text:p>Explosive Wave</text:p>
          </table:table-cell>
          <table:table-cell table:style-name="ce114" table:formula="of:=VLOOKUP([.$G$2];[$'B1 List'.$A$2:.$I$162]; 3; 0)" office:value-type="float" office:value="1" calcext:value-type="float">
            <text:p>1</text:p>
          </table:table-cell>
          <table:table-cell table:style-name="ce119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covered-table-cell table:style-name="ce103"/>
          <table:table-cell table:style-name="ce109"/>
          <table:table-cell table:style-name="ce114" table:formula="of:=VLOOKUP([.$D$2];[$'B1 List'.$A$2:.$I$162]; 6; 0)" office:value-type="string" office:string-value="Saiyan Soul" calcext:value-type="string">
            <text:p>Saiyan Soul</text:p>
          </table:table-cell>
          <table:table-cell table:style-name="ce114" table:formula="of:=VLOOKUP([.$D$2];[$'B1 List'.$A$2:.$I$162]; 7; 0)" office:value-type="float" office:value="3" calcext:value-type="float">
            <text:p>3</text:p>
          </table:table-cell>
          <table:table-cell table:style-name="ce109"/>
          <table:table-cell table:style-name="ce114" table:formula="of:=VLOOKUP([.$G$2];[$'B1 List'.$A$2:.$I$162]; 6; 0)" office:value-type="string" office:string-value="Wild Sense" calcext:value-type="string">
            <text:p>Wild Sense</text:p>
          </table:table-cell>
          <table:table-cell table:style-name="ce114" table:formula="of:=VLOOKUP([.$G$2];[$'B1 List'.$A$2:.$I$162]; 7; 0)" office:value-type="float" office:value="2" calcext:value-type="float">
            <text:p>2</text:p>
          </table:table-cell>
          <table:table-cell table:style-name="ce119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table-cell table:style-name="ce185" office:value-type="string" calcext:value-type="string" table:number-columns-spanned="1" table:number-rows-spanned="3">
            <text:p>B2 Moves</text:p>
          </table:table-cell>
          <table:table-cell table:style-name="ce110"/>
          <table:table-cell table:style-name="ce185" office:value-type="string" calcext:value-type="string">
            <text:p>Name</text:p>
          </table:table-cell>
          <table:table-cell table:style-name="ce185" office:value-type="string" calcext:value-type="string">
            <text:p>Cost</text:p>
          </table:table-cell>
          <table:table-cell table:style-name="ce110"/>
          <table:table-cell table:style-name="ce185" office:value-type="string" calcext:value-type="string">
            <text:p>Name</text:p>
          </table:table-cell>
          <table:table-cell table:style-name="ce185" office:value-type="string" calcext:value-type="string">
            <text:p>Cost</text:p>
          </table:table-cell>
          <table:table-cell table:style-name="ce120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covered-table-cell table:style-name="ce102"/>
          <table:table-cell table:style-name="ce111"/>
          <table:table-cell table:style-name="ce114" table:formula="of:=VLOOKUP([.$D$2];[$'B2 List'.$A$2:.$L$162]; 2; 0)" office:value-type="string" office:string-value="Final Flash" calcext:value-type="string">
            <text:p>Final Flash</text:p>
          </table:table-cell>
          <table:table-cell table:style-name="ce115" table:formula="of:=VLOOKUP([.$D$2];[$'Player Stats'.$A$2:.$AE$162]; 17; 0)" office:value-type="float" office:value="7200" calcext:value-type="float">
            <text:p>7,200</text:p>
          </table:table-cell>
          <table:table-cell table:style-name="ce116"/>
          <table:table-cell table:style-name="ce114" table:formula="of:=VLOOKUP([.$G$2];[$'B2 List'.$A$2:.$L$162]; 2; 0)" office:value-type="string" office:string-value="Big Bang Attack" calcext:value-type="string">
            <text:p>Big Bang Attack</text:p>
          </table:table-cell>
          <table:table-cell table:style-name="ce115" table:formula="of:=VLOOKUP([.$G$2];[$'Player Stats'.$A$2:.$AE$162]; 17; 0)" office:value-type="float" office:value="7560" calcext:value-type="float">
            <text:p>7,560</text:p>
          </table:table-cell>
          <table:table-cell table:style-name="ce120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covered-table-cell table:style-name="ce103"/>
          <table:table-cell table:style-name="ce111"/>
          <table:table-cell table:style-name="ce114" table:formula="of:=VLOOKUP([.$D$2];[$'B2 List'.$A$2:.$L$162]; 6; 0)" office:value-type="string" office:string-value="Super Energy Wave Volley" calcext:value-type="string">
            <text:p>Super Energy Wave Volley</text:p>
          </table:table-cell>
          <table:table-cell table:style-name="ce115" table:formula="of:=VLOOKUP([.$D$2];[$'Player Stats'.$A$2:.$AE$162]; 19; 0)" office:value-type="float" office:value="4320" calcext:value-type="float">
            <text:p>4,320</text:p>
          </table:table-cell>
          <table:table-cell table:style-name="ce111"/>
          <table:table-cell table:style-name="ce114" table:formula="of:=VLOOKUP([.$G$2];[$'B2 List'.$A$2:.$L$162]; 6; 0)" office:value-type="string" office:string-value="Super Energy Wave Volley" calcext:value-type="string">
            <text:p>Super Energy Wave Volley</text:p>
          </table:table-cell>
          <table:table-cell table:style-name="ce115" table:formula="of:=VLOOKUP([.$G$2];[$'Player Stats'.$A$2:.$AE$162]; 19; 0)" office:value-type="float" office:value="5220" calcext:value-type="float">
            <text:p>5,220</text:p>
          </table:table-cell>
          <table:table-cell table:style-name="ce120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table-cell table:style-name="ce185" office:value-type="string" calcext:value-type="string" table:number-columns-spanned="1" table:number-rows-spanned="2">
            <text:p>Ultiamate</text:p>
          </table:table-cell>
          <table:table-cell table:style-name="ce105"/>
          <table:table-cell table:style-name="ce185" office:value-type="string" calcext:value-type="string">
            <text:p>Name</text:p>
          </table:table-cell>
          <table:table-cell table:style-name="ce185" office:value-type="string" calcext:value-type="string">
            <text:p>Cost</text:p>
          </table:table-cell>
          <table:table-cell table:style-name="ce105"/>
          <table:table-cell table:style-name="ce185" office:value-type="string" calcext:value-type="string">
            <text:p>Name</text:p>
          </table:table-cell>
          <table:table-cell table:style-name="ce185" office:value-type="string" calcext:value-type="string">
            <text:p>Cost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5">
          <table:table-cell table:style-name="ce181"/>
          <table:covered-table-cell table:style-name="ce103"/>
          <table:table-cell table:style-name="ce105"/>
          <table:table-cell table:style-name="ce114" table:formula="of:=VLOOKUP([.$D$2];[$'B2 List'.$A$2:.$L$162]; 10; 0)" office:value-type="string" office:string-value="Super Explosive Wave" calcext:value-type="string">
            <text:p>Super Explosive Wave</text:p>
          </table:table-cell>
          <table:table-cell table:style-name="ce115" table:formula="of:=VLOOKUP([.$D$2];[$'Player Stats'.$A$2:.$AE$162]; 21; 0)" office:value-type="float" office:value="11400" calcext:value-type="float">
            <text:p>11,400</text:p>
          </table:table-cell>
          <table:table-cell table:style-name="ce105"/>
          <table:table-cell table:style-name="ce114" table:formula="of:=VLOOKUP([.$G$2];[$'B2 List'.$A$2:.$L$162]; 10; 0)" office:value-type="string" office:string-value="Final Flash" calcext:value-type="string">
            <text:p>Final Flash</text:p>
          </table:table-cell>
          <table:table-cell table:style-name="ce115" table:formula="of:=VLOOKUP([.$G$2];[$'Player Stats'.$A$2:.$AE$162]; 21; 0)" office:value-type="float" office:value="14560" calcext:value-type="float">
            <text:p>14,560</text:p>
          </table:table-cell>
          <table:table-cell table:style-name="ce117"/>
          <table:table-cell table:style-name="ce242" table:number-columns-repeated="21"/>
          <table:table-cell table:number-columns-repeated="34"/>
        </table:table-row>
        <table:table-row table:style-name="ro1">
          <table:table-cell table:style-name="ce181" table:number-columns-repeated="30"/>
          <table:table-cell table:number-columns-repeated="34"/>
        </table:table-row>
        <table:table-row table:style-name="ro1" table:number-rows-repeated="971">
          <table:table-cell table:style-name="ce181"/>
          <table:table-cell table:style-name="ce242"/>
          <table:table-cell table:style-name="ce181"/>
          <table:table-cell table:style-name="ce242" table:number-columns-repeated="2"/>
          <table:table-cell table:style-name="ce181"/>
          <table:table-cell table:style-name="ce242" table:number-columns-repeated="2"/>
          <table:table-cell table:style-name="ce181"/>
          <table:table-cell table:style-name="ce242" table:number-columns-repeated="21"/>
          <table:table-cell table:number-columns-repeated="34"/>
        </table:table-row>
        <table:table-row table:style-name="ro2" table:number-rows-repeated="104758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11" table:style-name="ta1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6" table:default-cell-style-name="Default"/>
        <table:table-column table:style-name="co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0" table:default-cell-style-name="Default"/>
        <table:table-column table:style-name="co2" table:number-columns-repeated="47" table:default-cell-style-name="Default"/>
        <table:table-row table:style-name="ro1">
          <table:table-cell table:style-name="ce271" office:value-type="string" calcext:value-type="string">
            <text:p>Afterlife</text:p>
          </table:table-cell>
          <table:table-cell table:style-name="ce271" office:value-type="string" calcext:value-type="string">
            <text:p>Androids</text:p>
          </table:table-cell>
          <table:table-cell table:style-name="ce271" office:value-type="string" calcext:value-type="string">
            <text:p>Blades</text:p>
          </table:table-cell>
          <table:table-cell table:style-name="ce271" office:value-type="string" calcext:value-type="string">
            <text:p>Buus</text:p>
          </table:table-cell>
          <table:table-cell table:style-name="ce271" office:value-type="string" calcext:value-type="string">
            <text:p>Cold</text:p>
          </table:table-cell>
          <table:table-cell table:style-name="ce271" office:value-type="string" calcext:value-type="string">
            <text:p>Derp</text:p>
          </table:table-cell>
          <table:table-cell table:style-name="ce271" office:value-type="string" calcext:value-type="string">
            <text:p>DB Warriors</text:p>
          </table:table-cell>
          <table:table-cell table:style-name="ce271" office:value-type="string" calcext:value-type="string">
            <text:p>Earth Defenders</text:p>
          </table:table-cell>
          <table:table-cell table:style-name="ce271" office:value-type="string" calcext:value-type="string">
            <text:p>Ginyu Force</text:p>
          </table:table-cell>
          <table:table-cell table:style-name="ce271" office:value-type="string" calcext:value-type="string">
            <text:p>Gohans</text:p>
          </table:table-cell>
          <table:table-cell table:style-name="ce271" office:value-type="string" calcext:value-type="string">
            <text:p>Majins</text:p>
          </table:table-cell>
          <table:table-cell table:style-name="ce271" office:value-type="string" calcext:value-type="string">
            <text:p>Muscle</text:p>
          </table:table-cell>
          <table:table-cell table:style-name="ce271" office:value-type="string" calcext:value-type="string">
            <text:p>Namek</text:p>
          </table:table-cell>
          <table:table-cell table:style-name="ce271" office:value-type="string" calcext:value-type="string">
            <text:p>Rugrats</text:p>
          </table:table-cell>
          <table:table-cell table:style-name="ce271" office:value-type="string" calcext:value-type="string">
            <text:p>Saiyans</text:p>
          </table:table-cell>
          <table:table-cell table:style-name="ce271" office:value-type="string" calcext:value-type="string">
            <text:p>Valkyries</text:p>
          </table:table-cell>
          <table:table-cell table:style-name="ce271" office:value-type="string" calcext:value-type="string">
            <text:p>Free Agents Only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Early Goku</text:p>
          </table:table-cell>
          <table:table-cell table:style-name="ce272" office:value-type="string" calcext:value-type="string">
            <text:p>Cell</text:p>
          </table:table-cell>
          <table:table-cell table:style-name="ce272" office:value-type="string" calcext:value-type="string">
            <text:p>Cyborg Tao</text:p>
          </table:table-cell>
          <table:table-cell table:style-name="ce272" office:value-type="string" calcext:value-type="string">
            <text:p>Evil Buu</text:p>
          </table:table-cell>
          <table:table-cell table:style-name="ce272" office:value-type="string" calcext:value-type="string">
            <text:p>Cooler</text:p>
          </table:table-cell>
          <table:table-cell table:style-name="ce272" office:value-type="string" calcext:value-type="string">
            <text:p>Android 19</text:p>
          </table:table-cell>
          <table:table-cell table:style-name="ce273" office:value-type="string" calcext:value-type="string">
            <text:p>Nam</text:p>
          </table:table-cell>
          <table:table-cell table:style-name="ce272" office:value-type="string" calcext:value-type="string">
            <text:p>Chiaotzu</text:p>
          </table:table-cell>
          <table:table-cell table:style-name="ce272" office:value-type="string" calcext:value-type="string">
            <text:p>Captain Ginyu</text:p>
          </table:table-cell>
          <table:table-cell table:style-name="ce272" office:value-type="string" calcext:value-type="string">
            <text:p>Kid Gohan</text:p>
          </table:table-cell>
          <table:table-cell table:style-name="ce272" office:value-type="string" calcext:value-type="string">
            <text:p>Babidi</text:p>
          </table:table-cell>
          <table:table-cell table:style-name="ce272" office:value-type="string" calcext:value-type="string">
            <text:p>Master Roshi</text:p>
          </table:table-cell>
          <table:table-cell table:style-name="ce272" office:value-type="string" calcext:value-type="string">
            <text:p>Tambourine</text:p>
          </table:table-cell>
          <table:table-cell table:style-name="ce272" office:value-type="string" calcext:value-type="string">
            <text:p>GT Goku</text:p>
          </table:table-cell>
          <table:table-cell table:style-name="ce272" office:value-type="string" calcext:value-type="string">
            <text:p>Raditz</text:p>
          </table:table-cell>
          <table:table-cell table:style-name="ce272" office:value-type="string" calcext:value-type="string">
            <text:p>Fasha</text:p>
          </table:table-cell>
          <table:table-cell table:style-name="ce273" office:value-type="string" calcext:value-type="string">
            <text:p>Baby Vegeta (Super 1)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Early Piccolo</text:p>
          </table:table-cell>
          <table:table-cell table:style-name="ce272" office:value-type="string" calcext:value-type="string">
            <text:p>Cell (Semi-Perfect)</text:p>
          </table:table-cell>
          <table:table-cell table:style-name="ce272" office:value-type="string" calcext:value-type="string">
            <text:p>Janemba (Super Form)</text:p>
          </table:table-cell>
          <table:table-cell table:style-name="ce272" office:value-type="string" calcext:value-type="string">
            <text:p>Kid Buu</text:p>
          </table:table-cell>
          <table:table-cell table:style-name="ce272" office:value-type="string" calcext:value-type="string">
            <text:p>Cooler (Final Form)</text:p>
          </table:table-cell>
          <table:table-cell table:style-name="ce272" office:value-type="string" calcext:value-type="string">
            <text:p>Dodoria</text:p>
          </table:table-cell>
          <table:table-cell table:style-name="ce273" office:value-type="string" calcext:value-type="string">
            <text:p>Early Goku</text:p>
          </table:table-cell>
          <table:table-cell table:style-name="ce272" office:value-type="string" calcext:value-type="string">
            <text:p>Krillin</text:p>
          </table:table-cell>
          <table:table-cell table:style-name="ce272" office:value-type="string" calcext:value-type="string">
            <text:p>Guldo</text:p>
          </table:table-cell>
          <table:table-cell table:style-name="ce272" office:value-type="string" calcext:value-type="string">
            <text:p>Saiyaman</text:p>
          </table:table-cell>
          <table:table-cell table:style-name="ce272" office:value-type="string" calcext:value-type="string">
            <text:p>Spopovich</text:p>
          </table:table-cell>
          <table:table-cell table:style-name="ce272" office:value-type="string" calcext:value-type="string">
            <text:p>Master Roshi (Max Power)</text:p>
          </table:table-cell>
          <table:table-cell table:style-name="ce273" office:value-type="string" calcext:value-type="string">
            <text:p>Slug</text:p>
          </table:table-cell>
          <table:table-cell table:style-name="ce272" office:value-type="string" calcext:value-type="string">
            <text:p>GT Goku (SSJ1)</text:p>
          </table:table-cell>
          <table:table-cell table:style-name="ce272" office:value-type="string" calcext:value-type="string">
            <text:p>Raditz (Giant Ape)</text:p>
          </table:table-cell>
          <table:table-cell table:style-name="ce272" office:value-type="string" calcext:value-type="string">
            <text:p>Fasha (Giant Ape)</text:p>
          </table:table-cell>
          <table:table-cell table:style-name="ce273" office:value-type="string" calcext:value-type="string">
            <text:p>Gogeta (SSJ1)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Cui</text:p>
          </table:table-cell>
          <table:table-cell table:style-name="ce272" office:value-type="string" calcext:value-type="string">
            <text:p>Cell (Perfect)</text:p>
          </table:table-cell>
          <table:table-cell table:style-name="ce272" office:value-type="string" calcext:value-type="string">
            <text:p>Sword Trunks</text:p>
          </table:table-cell>
          <table:table-cell table:style-name="ce272" office:value-type="string" calcext:value-type="string">
            <text:p>Majin Buu</text:p>
          </table:table-cell>
          <table:table-cell table:style-name="ce272" office:value-type="string" calcext:value-type="string">
            <text:p>Frieza</text:p>
          </table:table-cell>
          <table:table-cell table:style-name="ce272" office:value-type="string" calcext:value-type="string">
            <text:p>Hercule</text:p>
          </table:table-cell>
          <table:table-cell table:style-name="ce273" office:value-type="string" calcext:value-type="string">
            <text:p>Kid Goku</text:p>
          </table:table-cell>
          <table:table-cell table:style-name="ce272" office:value-type="string" calcext:value-type="string">
            <text:p>Mid Goku</text:p>
          </table:table-cell>
          <table:table-cell table:style-name="ce272" office:value-type="string" calcext:value-type="string">
            <text:p>Burter</text:p>
          </table:table-cell>
          <table:table-cell table:style-name="ce273" office:value-type="string" calcext:value-type="string">
            <text:p>Teen Gohan</text:p>
          </table:table-cell>
          <table:table-cell table:style-name="ce272" office:value-type="string" calcext:value-type="string">
            <text:p>Dabura</text:p>
          </table:table-cell>
          <table:table-cell table:style-name="ce272" office:value-type="string" calcext:value-type="string">
            <text:p>Garlic Jr</text:p>
          </table:table-cell>
          <table:table-cell table:style-name="ce273" office:value-type="string" calcext:value-type="string">
            <text:p>Slug (Giant Form)</text:p>
          </table:table-cell>
          <table:table-cell table:style-name="ce272" office:value-type="string" calcext:value-type="string">
            <text:p>GT Goku (SSJ3)</text:p>
          </table:table-cell>
          <table:table-cell table:style-name="ce272" office:value-type="string" calcext:value-type="string">
            <text:p>Nappa</text:p>
          </table:table-cell>
          <table:table-cell table:style-name="ce272" office:value-type="string" calcext:value-type="string">
            <text:p>Android 18</text:p>
          </table:table-cell>
          <table:table-cell table:style-name="ce273" office:value-type="string" calcext:value-type="string">
            <text:p>Super 17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King Cold</text:p>
          </table:table-cell>
          <table:table-cell table:style-name="ce272" office:value-type="string" calcext:value-type="string">
            <text:p>Cell (Super Perfect)</text:p>
          </table:table-cell>
          <table:table-cell table:style-name="ce272" office:value-type="string" calcext:value-type="string">
            <text:p>Sword Trunks (SSJ1)</text:p>
          </table:table-cell>
          <table:table-cell table:style-name="ce272" office:value-type="string" calcext:value-type="string">
            <text:p>Gohan Buu</text:p>
          </table:table-cell>
          <table:table-cell table:style-name="ce272" office:value-type="string" calcext:value-type="string">
            <text:p>Frieza (2nd Form)</text:p>
          </table:table-cell>
          <table:table-cell table:style-name="ce272" office:value-type="string" calcext:value-type="string">
            <text:p>Salza</text:p>
          </table:table-cell>
          <table:table-cell table:style-name="ce273" office:value-type="string" calcext:value-type="string">
            <text:p>Kid Goku (Giant Ape)</text:p>
          </table:table-cell>
          <table:table-cell table:style-name="ce272" office:value-type="string" calcext:value-type="string">
            <text:p>Mid Goku (SSJ1)</text:p>
          </table:table-cell>
          <table:table-cell table:style-name="ce272" office:value-type="string" calcext:value-type="string">
            <text:p>Jeice</text:p>
          </table:table-cell>
          <table:table-cell table:style-name="ce273" office:value-type="string" calcext:value-type="string">
            <text:p>Teen Gohan (SSJ1)</text:p>
          </table:table-cell>
          <table:table-cell table:style-name="ce272" office:value-type="string" calcext:value-type="string">
            <text:p>Majuub</text:p>
          </table:table-cell>
          <table:table-cell table:style-name="ce273" office:value-type="string" calcext:value-type="string">
            <text:p>Garlic Jr. (Super Form)</text:p>
          </table:table-cell>
          <table:table-cell table:style-name="ce272" office:value-type="string" calcext:value-type="string">
            <text:p>King Piccolo</text:p>
          </table:table-cell>
          <table:table-cell table:style-name="ce272" office:value-type="string" calcext:value-type="string">
            <text:p>GT Goku (SSJ4)</text:p>
          </table:table-cell>
          <table:table-cell table:style-name="ce273" office:value-type="string" calcext:value-type="string">
            <text:p>Nappa (Giant Ape)</text:p>
          </table:table-cell>
          <table:table-cell table:style-name="ce272" office:value-type="string" calcext:value-type="string">
            <text:p>Chi-Chi</text:p>
          </table:table-cell>
          <table:table-cell table:style-name="ce273" office:value-type="string" calcext:value-type="string">
            <text:p>Syn Shenron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Appule</text:p>
          </table:table-cell>
          <table:table-cell table:style-name="ce272" office:value-type="string" calcext:value-type="string">
            <text:p>Dr. Gero</text:p>
          </table:table-cell>
          <table:table-cell table:style-name="ce272" office:value-type="string" calcext:value-type="string">
            <text:p>Tapion</text:p>
          </table:table-cell>
          <table:table-cell table:style-name="ce272" office:value-type="string" calcext:value-type="string">
            <text:p>Gotenks Buu</text:p>
          </table:table-cell>
          <table:table-cell table:style-name="ce272" office:value-type="string" calcext:value-type="string">
            <text:p>Frieza (3rd Form)</text:p>
          </table:table-cell>
          <table:table-cell table:style-name="ce272" office:value-type="string" calcext:value-type="string">
            <text:p>Supreme Kai</text:p>
          </table:table-cell>
          <table:table-cell table:style-name="ce272" office:value-type="string" calcext:value-type="string">
            <text:p>Cyborg Tao</text:p>
          </table:table-cell>
          <table:table-cell table:style-name="ce272" office:value-type="string" calcext:value-type="string">
            <text:p>Tien</text:p>
          </table:table-cell>
          <table:table-cell table:style-name="ce272" office:value-type="string" calcext:value-type="string">
            <text:p>Recoome</text:p>
          </table:table-cell>
          <table:table-cell table:style-name="ce273" office:value-type="string" calcext:value-type="string">
            <text:p>Teen Gohan (SSJ2)</text:p>
          </table:table-cell>
          <table:table-cell table:style-name="ce272" office:value-type="string" calcext:value-type="string">
            <text:p>Majin Vegeta</text:p>
          </table:table-cell>
          <table:table-cell table:style-name="ce272" office:value-type="string" calcext:value-type="string">
            <text:p>Android 13</text:p>
          </table:table-cell>
          <table:table-cell table:style-name="ce272" office:value-type="string" calcext:value-type="string">
            <text:p>Early Piccolo</text:p>
          </table:table-cell>
          <table:table-cell table:style-name="ce272" office:value-type="string" calcext:value-type="string">
            <text:p>Cell Jr.</text:p>
          </table:table-cell>
          <table:table-cell table:style-name="ce272" office:value-type="string" calcext:value-type="string">
            <text:p>Scouter Vegeta</text:p>
          </table:table-cell>
          <table:table-cell table:style-name="ce272" office:value-type="string" calcext:value-type="string">
            <text:p>Arale</text:p>
          </table:table-cell>
          <table:table-cell table:style-name="ce273" office:value-type="string" calcext:value-type="string">
            <text:p>Vegeta SSJ4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Dodoria</text:p>
          </table:table-cell>
          <table:table-cell table:style-name="ce272" office:value-type="string" calcext:value-type="string">
            <text:p>Android 19</text:p>
          </table:table-cell>
          <table:table-cell table:style-name="ce272" office:value-type="string" calcext:value-type="string">
            <text:p>Yajirobe</text:p>
          </table:table-cell>
          <table:table-cell table:style-name="ce272" office:value-type="string" calcext:value-type="string">
            <text:p>Super Buu</text:p>
          </table:table-cell>
          <table:table-cell table:style-name="ce272" office:value-type="string" calcext:value-type="string">
            <text:p>Frieza (Final Form)</text:p>
          </table:table-cell>
          <table:table-cell table:style-name="ce272" office:value-type="string" calcext:value-type="string">
            <text:p>Supreme Kai (Fused)</text:p>
          </table:table-cell>
          <table:table-cell table:style-name="ce273" office:value-type="string" calcext:value-type="string">
            <text:p>General Tao</text:p>
          </table:table-cell>
          <table:table-cell table:style-name="ce272" office:value-type="string" calcext:value-type="string">
            <text:p>Yamcha</text:p>
          </table:table-cell>
          <table:table-cell/>
          <table:table-cell table:style-name="ce272" office:value-type="string" calcext:value-type="string">
            <text:p>Future Gohan</text:p>
          </table:table-cell>
          <table:table-cell table:style-name="ce272" office:value-type="string" calcext:value-type="string">
            <text:p>Majin Buu</text:p>
          </table:table-cell>
          <table:table-cell table:style-name="ce272" office:value-type="string" calcext:value-type="string">
            <text:p>Android 13 (Fused)</text:p>
          </table:table-cell>
          <table:table-cell table:style-name="ce272" office:value-type="string" calcext:value-type="string">
            <text:p>Late Piccolo</text:p>
          </table:table-cell>
          <table:table-cell table:style-name="ce272" office:value-type="string" calcext:value-type="string">
            <text:p>Saibaman</text:p>
          </table:table-cell>
          <table:table-cell table:style-name="ce273" office:value-type="string" calcext:value-type="string">
            <text:p>Scouter Vegeta (Giant Ape)</text:p>
          </table:table-cell>
          <table:table-cell table:style-name="ce272" office:value-type="string" calcext:value-type="string">
            <text:p>Pan</text:p>
          </table:table-cell>
          <table:table-cell table:style-name="ce273" office:value-type="string" calcext:value-type="string">
            <text:p>Vegito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Recoome</text:p>
          </table:table-cell>
          <table:table-cell table:style-name="ce272" office:value-type="string" calcext:value-type="string">
            <text:p>Android 18</text:p>
          </table:table-cell>
          <table:table-cell table:style-name="ce272" office:value-type="string" calcext:value-type="string">
            <text:p>Dabura</text:p>
          </table:table-cell>
          <table:table-cell table:style-name="ce272" office:value-type="string" calcext:value-type="string">
            <text:p>Uub</text:p>
          </table:table-cell>
          <table:table-cell table:style-name="ce272" office:value-type="string" calcext:value-type="string">
            <text:p>Frieza (Full Power)</text:p>
          </table:table-cell>
          <table:table-cell table:style-name="ce272" office:value-type="string" calcext:value-type="string">
            <text:p>Grandpa Gohan</text:p>
          </table:table-cell>
          <table:table-cell table:style-name="ce274" office:value-type="string" calcext:value-type="string">
            <text:p>Grandpa Gohan</text:p>
          </table:table-cell>
          <table:table-cell table:style-name="ce272" office:value-type="string" calcext:value-type="string">
            <text:p>Mid Vegeta</text:p>
          </table:table-cell>
          <table:table-cell/>
          <table:table-cell table:style-name="ce272" office:value-type="string" calcext:value-type="string">
            <text:p>Future Gohan (SSJ1)</text:p>
          </table:table-cell>
          <table:table-cell table:style-name="ce272" office:value-type="string" calcext:value-type="string">
            <text:p>Super Buu</text:p>
          </table:table-cell>
          <table:table-cell table:style-name="ce272" office:value-type="string" calcext:value-type="string">
            <text:p>Broly</text:p>
          </table:table-cell>
          <table:table-cell table:style-name="ce272" office:value-type="string" calcext:value-type="string">
            <text:p>Nail</text:p>
          </table:table-cell>
          <table:table-cell table:style-name="ce272" office:value-type="string" calcext:value-type="string">
            <text:p>Chi-Chi</text:p>
          </table:table-cell>
          <table:table-cell table:style-name="ce272" office:value-type="string" calcext:value-type="string">
            <text:p>Turles</text:p>
          </table:table-cell>
          <table:table-cell table:style-name="ce272" office:value-type="string" calcext:value-type="string">
            <text:p>Zangya</text:p>
          </table:table-cell>
          <table:table-cell table:style-name="ce273" office:value-type="string" calcext:value-type="string">
            <text:p>Nuova Shenron</text:p>
          </table:table-cell>
          <table:table-cell table:number-columns-repeated="47"/>
        </table:table-row>
        <table:table-row table:style-name="ro1">
          <table:table-cell table:style-name="ce272" office:value-type="string" calcext:value-type="string">
            <text:p>Jeice</text:p>
          </table:table-cell>
          <table:table-cell table:style-name="ce272" office:value-type="string" calcext:value-type="string">
            <text:p>Android 17</text:p>
          </table:table-cell>
          <table:table-cell table:style-name="ce272" office:value-type="string" calcext:value-type="string">
            <text:p>King Cold</text:p>
          </table:table-cell>
          <table:table-cell/>
          <table:table-cell table:style-name="ce272" office:value-type="string" calcext:value-type="string">
            <text:p>King Cold</text:p>
          </table:table-cell>
          <table:table-cell table:style-name="ce272" office:value-type="string" calcext:value-type="string">
            <text:p>Pilaf Machine</text:p>
          </table:table-cell>
          <table:table-cell table:style-name="ce272" office:value-type="string" calcext:value-type="string">
            <text:p>Early Piccolo</text:p>
          </table:table-cell>
          <table:table-cell table:style-name="ce272" office:value-type="string" calcext:value-type="string">
            <text:p>Mid Vegeta (SSJ1)</text:p>
          </table:table-cell>
          <table:table-cell/>
          <table:table-cell table:style-name="ce272" office:value-type="string" calcext:value-type="string">
            <text:p>Ultimate Gohan</text:p>
          </table:table-cell>
          <table:table-cell table:style-name="ce272" office:value-type="string" calcext:value-type="string">
            <text:p>Kid Buu</text:p>
          </table:table-cell>
          <table:table-cell table:style-name="ce272" office:value-type="string" calcext:value-type="string">
            <text:p>Broly (SSJ)</text:p>
          </table:table-cell>
          <table:table-cell/>
          <table:table-cell table:style-name="ce272" office:value-type="string" calcext:value-type="string">
            <text:p>Kid Gohan</text:p>
          </table:table-cell>
          <table:table-cell table:style-name="ce273" office:value-type="string" calcext:value-type="string">
            <text:p>Turles (Giant Ape)</text:p>
          </table:table-cell>
          <table:table-cell table:style-name="ce272" office:value-type="string" calcext:value-type="string">
            <text:p>Videl</text:p>
          </table:table-cell>
          <table:table-cell table:number-columns-repeated="48"/>
        </table:table-row>
        <table:table-row table:style-name="ro1">
          <table:table-cell table:style-name="ce272" office:value-type="string" calcext:value-type="string">
            <text:p>Burter</text:p>
          </table:table-cell>
          <table:table-cell table:style-name="ce272" office:value-type="string" calcext:value-type="string">
            <text:p>Android 16</text:p>
          </table:table-cell>
          <table:table-cell table:style-name="ce272" office:value-type="string" calcext:value-type="string">
            <text:p>Chi-Chi</text:p>
          </table:table-cell>
          <table:table-cell/>
          <table:table-cell table:style-name="ce272" office:value-type="string" calcext:value-type="string">
            <text:p>Meta-Cooler</text:p>
          </table:table-cell>
          <table:table-cell table:style-name="ce272" office:value-type="string" calcext:value-type="string">
            <text:p>Pilaf Machine (Fused)</text:p>
          </table:table-cell>
          <table:table-cell table:style-name="ce272" office:value-type="string" calcext:value-type="string">
            <text:p>Chi-Chi</text:p>
          </table:table-cell>
          <table:table-cell table:style-name="ce272" office:value-type="string" calcext:value-type="string">
            <text:p>Mid Vegeta (SSJ2)</text:p>
          </table:table-cell>
          <table:table-cell/>
          <table:table-cell table:style-name="ce272" office:value-type="string" calcext:value-type="string">
            <text:p>Grandpa Gohan</text:p>
          </table:table-cell>
          <table:table-cell table:style-name="ce272" office:value-type="string" calcext:value-type="string">
            <text:p>Evil Buu</text:p>
          </table:table-cell>
          <table:table-cell table:style-name="ce272" office:value-type="string" calcext:value-type="string">
            <text:p>Broly (Legendary SSJ)</text:p>
          </table:table-cell>
          <table:table-cell/>
          <table:table-cell table:style-name="ce272" office:value-type="string" calcext:value-type="string">
            <text:p>Arale</text:p>
          </table:table-cell>
          <table:table-cell table:style-name="ce272" office:value-type="string" calcext:value-type="string">
            <text:p>King Vegeta</text:p>
          </table:table-cell>
          <table:table-cell table:style-name="ce272" office:value-type="string" calcext:value-type="string">
            <text:p>Saiyawoman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272" office:value-type="string" calcext:value-type="string">
            <text:p>Guldo</text:p>
          </table:table-cell>
          <table:table-cell table:style-name="ce272" office:value-type="string" calcext:value-type="string">
            <text:p>Android 13</text:p>
          </table:table-cell>
          <table:table-cell table:style-name="ce272" office:value-type="string" calcext:value-type="string">
            <text:p>General Tao</text:p>
          </table:table-cell>
          <table:table-cell/>
          <table:table-cell table:number-columns-repeated="2" table:style-name="ce272" office:value-type="string" calcext:value-type="string">
            <text:p>Mecha Frieza</text:p>
          </table:table-cell>
          <table:table-cell table:style-name="ce272" office:value-type="string" calcext:value-type="string">
            <text:p>King Piccolo</text:p>
          </table:table-cell>
          <table:table-cell table:style-name="ce272" office:value-type="string" calcext:value-type="string">
            <text:p>Early Piccolo</text:p>
          </table:table-cell>
          <table:table-cell/>
          <table:table-cell table:style-name="ce272" office:value-type="string" calcext:value-type="string">
            <text:p>Gohan</text:p>
          </table:table-cell>
          <table:table-cell/>
          <table:table-cell table:style-name="ce272" office:value-type="string" calcext:value-type="string">
            <text:p>Bojack</text:p>
          </table:table-cell>
          <table:table-cell/>
          <table:table-cell table:style-name="ce272" office:value-type="string" calcext:value-type="string">
            <text:p>Pan</text:p>
          </table:table-cell>
          <table:table-cell table:style-name="ce273" office:value-type="string" calcext:value-type="string">
            <text:p>King Vegeta (Giant Ape)</text:p>
          </table:table-cell>
          <table:table-cell table:number-columns-repeated="49"/>
        </table:table-row>
        <table:table-row table:style-name="ro1">
          <table:table-cell table:style-name="ce272" office:value-type="string" calcext:value-type="string">
            <text:p>Saibaman</text:p>
          </table:table-cell>
          <table:table-cell table:style-name="ce272" office:value-type="string" calcext:value-type="string">
            <text:p>Android 13 (Fused)</text:p>
          </table:table-cell>
          <table:table-cell table:number-columns-repeated="3"/>
          <table:table-cell table:style-name="ce272" office:value-type="string" calcext:value-type="string">
            <text:p>King Cold</text:p>
          </table:table-cell>
          <table:table-cell table:style-name="ce272" office:value-type="string" calcext:value-type="string">
            <text:p>Android 8</text:p>
          </table:table-cell>
          <table:table-cell table:style-name="ce272" office:value-type="string" calcext:value-type="string">
            <text:p>Late Piccolo</text:p>
          </table:table-cell>
          <table:table-cell/>
          <table:table-cell table:style-name="ce272" office:value-type="string" calcext:value-type="string">
            <text:p>Gohan (SSJ1)</text:p>
          </table:table-cell>
          <table:table-cell/>
          <table:table-cell table:style-name="ce272" office:value-type="string" calcext:value-type="string">
            <text:p>Bojack (Full Power)</text:p>
          </table:table-cell>
          <table:table-cell/>
          <table:table-cell table:style-name="ce272" office:value-type="string" calcext:value-type="string">
            <text:p>Goten</text:p>
          </table:table-cell>
          <table:table-cell table:style-name="ce272" office:value-type="string" calcext:value-type="string">
            <text:p>Bardock</text:p>
          </table:table-cell>
          <table:table-cell table:number-columns-repeated="49"/>
        </table:table-row>
        <table:table-row table:style-name="ro1">
          <table:table-cell table:style-name="ce272" office:value-type="string" calcext:value-type="string">
            <text:p>End Piccolo</text:p>
          </table:table-cell>
          <table:table-cell table:style-name="ce272" office:value-type="string" calcext:value-type="string">
            <text:p>Android 8</text:p>
          </table:table-cell>
          <table:table-cell table:number-columns-repeated="3"/>
          <table:table-cell table:style-name="ce272" office:value-type="string" calcext:value-type="string">
            <text:p>Cui</text:p>
          </table:table-cell>
          <table:table-cell table:style-name="ce272" office:value-type="string" calcext:value-type="string">
            <text:p>Tambourine</text:p>
          </table:table-cell>
          <table:table-cell table:style-name="ce272" office:value-type="string" calcext:value-type="string">
            <text:p>Kid Gohan</text:p>
          </table:table-cell>
          <table:table-cell/>
          <table:table-cell table:style-name="ce272" office:value-type="string" calcext:value-type="string">
            <text:p>Gohan (SSJ2)</text:p>
          </table:table-cell>
          <table:table-cell/>
          <table:table-cell table:style-name="ce272" office:value-type="string" calcext:value-type="string">
            <text:p>Trunks</text:p>
          </table:table-cell>
          <table:table-cell/>
          <table:table-cell table:style-name="ce272" office:value-type="string" calcext:value-type="string">
            <text:p>Goten (SSJ1)</text:p>
          </table:table-cell>
          <table:table-cell table:style-name="ce273" office:value-type="string" calcext:value-type="string">
            <text:p>Bardock (Giant Ape)</text:p>
          </table:table-cell>
          <table:table-cell table:number-columns-repeated="49"/>
        </table:table-row>
        <table:table-row table:style-name="ro1">
          <table:table-cell table:style-name="ce272" office:value-type="string" calcext:value-type="string">
            <text:p>Krillin</text:p>
          </table:table-cell>
          <table:table-cell table:style-name="ce272" office:value-type="string" calcext:value-type="string">
            <text:p>Meta-Cooler</text:p>
          </table:table-cell>
          <table:table-cell table:number-columns-repeated="3"/>
          <table:table-cell table:style-name="ce272" office:value-type="string" calcext:value-type="string">
            <text:p>Appule</text:p>
          </table:table-cell>
          <table:table-cell table:style-name="ce272" office:value-type="string" calcext:value-type="string">
            <text:p>Pilaf Machine</text:p>
          </table:table-cell>
          <table:table-cell table:style-name="ce272" office:value-type="string" calcext:value-type="string">
            <text:p>Teen Gohan</text:p>
          </table:table-cell>
          <table:table-cell table:number-columns-repeated="3"/>
          <table:table-cell table:style-name="ce272" office:value-type="string" calcext:value-type="string">
            <text:p>Trunks (SSJ1)</text:p>
          </table:table-cell>
          <table:table-cell/>
          <table:table-cell table:style-name="ce272" office:value-type="string" calcext:value-type="string">
            <text:p>Kid Trunks</text:p>
          </table:table-cell>
          <table:table-cell table:style-name="ce272" office:value-type="string" calcext:value-type="string">
            <text:p>Fasha</text:p>
          </table:table-cell>
          <table:table-cell table:number-columns-repeated="49"/>
        </table:table-row>
        <table:table-row table:style-name="ro1">
          <table:table-cell table:style-name="ce272" office:value-type="string" calcext:value-type="string">
            <text:p>Yamcha</text:p>
          </table:table-cell>
          <table:table-cell table:style-name="ce272" office:value-type="string" calcext:value-type="string">
            <text:p>Cyborg Tao</text:p>
          </table:table-cell>
          <table:table-cell table:number-columns-repeated="3"/>
          <table:table-cell table:style-name="ce272" office:value-type="string" calcext:value-type="string">
            <text:p>Devilman</text:p>
          </table:table-cell>
          <table:table-cell table:style-name="ce272" office:value-type="string" calcext:value-type="string">
            <text:p>Pilaf Machine (Fused)</text:p>
          </table:table-cell>
          <table:table-cell table:style-name="ce272" office:value-type="string" calcext:value-type="string">
            <text:p>Teen Gohan (SSJ1)</text:p>
          </table:table-cell>
          <table:table-cell table:number-columns-repeated="3"/>
          <table:table-cell table:style-name="ce272" office:value-type="string" calcext:value-type="string">
            <text:p>Trunks (SSJ2)</text:p>
          </table:table-cell>
          <table:table-cell/>
          <table:table-cell table:style-name="ce272" office:value-type="string" calcext:value-type="string">
            <text:p>Kid Trunks (SSJ1)</text:p>
          </table:table-cell>
          <table:table-cell table:style-name="ce272" office:value-type="string" calcext:value-type="string">
            <text:p>Fasha (Giant Ape)</text:p>
          </table:table-cell>
          <table:table-cell table:number-columns-repeated="49"/>
        </table:table-row>
        <table:table-row table:style-name="ro1">
          <table:table-cell table:style-name="ce272" office:value-type="string" calcext:value-type="string">
            <text:p>Zangya</text:p>
          </table:table-cell>
          <table:table-cell table:style-name="ce272" office:value-type="string" calcext:value-type="string">
            <text:p>Arale</text:p>
          </table:table-cell>
          <table:table-cell table:number-columns-repeated="3"/>
          <table:table-cell table:style-name="ce272" office:value-type="string" calcext:value-type="string">
            <text:p>Yajirobe</text:p>
          </table:table-cell>
          <table:table-cell table:style-name="ce272" office:value-type="string" calcext:value-type="string">
            <text:p>Devilman</text:p>
          </table:table-cell>
          <table:table-cell table:style-name="ce272" office:value-type="string" calcext:value-type="string">
            <text:p>Teen Gohan (SSJ2)</text:p>
          </table:table-cell>
          <table:table-cell table:number-columns-repeated="3"/>
          <table:table-cell table:style-name="ce272" office:value-type="string" calcext:value-type="string">
            <text:p>Nappa</text:p>
          </table:table-cell>
          <table:table-cell/>
          <table:table-cell table:style-name="ce272" office:value-type="string" calcext:value-type="string">
            <text:p>Kid Goku</text:p>
          </table:table-cell>
          <table:table-cell table:number-columns-repeated="50"/>
        </table:table-row>
        <table:table-row table:style-name="ro1">
          <table:table-cell table:style-name="ce272" office:value-type="string" calcext:value-type="string">
            <text:p>Pikkon</text:p>
          </table:table-cell>
          <table:table-cell table:style-name="ce272" office:value-type="string" calcext:value-type="string">
            <text:p>Cell Jr.</text:p>
          </table:table-cell>
          <table:table-cell table:number-columns-repeated="3"/>
          <table:table-cell table:style-name="ce272" office:value-type="string" calcext:value-type="string">
            <text:p>Frieza Soldier</text:p>
          </table:table-cell>
          <table:table-cell table:style-name="ce272" office:value-type="string" calcext:value-type="string">
            <text:p>Yajirobe</text:p>
          </table:table-cell>
          <table:table-cell table:style-name="ce272" office:value-type="string" calcext:value-type="string">
            <text:p>Future Gohan</text:p>
          </table:table-cell>
          <table:table-cell table:number-columns-repeated="3"/>
          <table:table-cell table:style-name="ce273" office:value-type="string" calcext:value-type="string">
            <text:p>Nappa (Giant Ape)</text:p>
          </table:table-cell>
          <table:table-cell/>
          <table:table-cell table:style-name="ce272" office:value-type="string" calcext:value-type="string">
            <text:p>Kid Goku (Giant Ape)</text:p>
          </table:table-cell>
          <table:table-cell table:number-columns-repeated="50"/>
        </table:table-row>
        <table:table-row table:style-name="ro1">
          <table:table-cell table:style-name="ce272" office:value-type="string" calcext:value-type="string">
            <text:p>General Blue</text:p>
          </table:table-cell>
          <table:table-cell table:number-columns-repeated="5"/>
          <table:table-cell table:style-name="ce272" office:value-type="string" calcext:value-type="string">
            <text:p>Yamcha</text:p>
          </table:table-cell>
          <table:table-cell table:style-name="ce272" office:value-type="string" calcext:value-type="string">
            <text:p>Future Gohan (SSJ1)</text:p>
          </table:table-cell>
          <table:table-cell table:number-columns-repeated="3"/>
          <table:table-cell table:style-name="ce272" office:value-type="string" calcext:value-type="string">
            <text:p>Recoome</text:p>
          </table:table-cell>
          <table:table-cell/>
          <table:table-cell table:style-name="ce273" office:value-type="string" calcext:value-type="string">
            <text:p>Gotenks</text:p>
          </table:table-cell>
          <table:table-cell table:number-columns-repeated="50"/>
        </table:table-row>
        <table:table-row table:style-name="ro1">
          <table:table-cell table:style-name="ce272" office:value-type="string" calcext:value-type="string">
            <text:p>Dr. Gero</text:p>
          </table:table-cell>
          <table:table-cell table:number-columns-repeated="5"/>
          <table:table-cell table:style-name="ce272" office:value-type="string" calcext:value-type="string">
            <text:p>Tien</text:p>
          </table:table-cell>
          <table:table-cell table:style-name="ce272" office:value-type="string" calcext:value-type="string">
            <text:p>Sword Trunks</text:p>
          </table:table-cell>
          <table:table-cell table:number-columns-repeated="3"/>
          <table:table-cell table:style-name="ce272" office:value-type="string" calcext:value-type="string">
            <text:p>Spopovich</text:p>
          </table:table-cell>
          <table:table-cell/>
          <table:table-cell table:style-name="ce273" office:value-type="string" calcext:value-type="string">
            <text:p>Gotenks (SSJ1)</text:p>
          </table:table-cell>
          <table:table-cell table:number-columns-repeated="50"/>
        </table:table-row>
        <table:table-row table:style-name="ro1">
          <table:table-cell table:style-name="ce272" office:value-type="string" calcext:value-type="string">
            <text:p>Android 19</text:p>
          </table:table-cell>
          <table:table-cell table:number-columns-repeated="5"/>
          <table:table-cell table:style-name="ce272" office:value-type="string" calcext:value-type="string">
            <text:p>Chiaotzu</text:p>
          </table:table-cell>
          <table:table-cell table:style-name="ce272" office:value-type="string" calcext:value-type="string">
            <text:p>Sword Trunks (SSJ1)</text:p>
          </table:table-cell>
          <table:table-cell table:number-columns-repeated="3"/>
          <table:table-cell table:style-name="ce272" office:value-type="string" calcext:value-type="string">
            <text:p>Frieza (Final Form)</text:p>
          </table:table-cell>
          <table:table-cell/>
          <table:table-cell table:style-name="ce273" office:value-type="string" calcext:value-type="string">
            <text:p>Gotenks (SSJ3)</text:p>
          </table:table-cell>
          <table:table-cell table:number-columns-repeated="50"/>
        </table:table-row>
        <table:table-row table:style-name="ro1">
          <table:table-cell table:style-name="ce272" office:value-type="string" calcext:value-type="string">
            <text:p>Android 17</text:p>
          </table:table-cell>
          <table:table-cell table:number-columns-repeated="5"/>
          <table:table-cell table:style-name="ce272" office:value-type="string" calcext:value-type="string">
            <text:p>General Blue</text:p>
          </table:table-cell>
          <table:table-cell table:style-name="ce272" office:value-type="string" calcext:value-type="string">
            <text:p>Trunks</text:p>
          </table:table-cell>
          <table:table-cell table:number-columns-repeated="3"/>
          <table:table-cell table:style-name="ce272" office:value-type="string" calcext:value-type="string">
            <text:p>Frieza (Full Power)</text:p>
          </table:table-cell>
          <table:table-cell table:number-columns-repeated="52"/>
        </table:table-row>
        <table:table-row table:style-name="ro1">
          <table:table-cell table:style-name="ce272" office:value-type="string" calcext:value-type="string">
            <text:p>Babidi</text:p>
          </table:table-cell>
          <table:table-cell table:number-columns-repeated="5"/>
          <table:table-cell table:style-name="ce272" office:value-type="string" calcext:value-type="string">
            <text:p>Krillin</text:p>
          </table:table-cell>
          <table:table-cell table:style-name="ce272" office:value-type="string" calcext:value-type="string">
            <text:p>Trunks (SSJ1)</text:p>
          </table:table-cell>
          <table:table-cell table:number-columns-repeated="56"/>
        </table:table-row>
        <table:table-row table:style-name="ro1">
          <table:table-cell table:style-name="ce272" office:value-type="string" calcext:value-type="string">
            <text:p>Dabura</text:p>
          </table:table-cell>
          <table:table-cell table:number-columns-repeated="5"/>
          <table:table-cell table:style-name="ce272" office:value-type="string" calcext:value-type="string">
            <text:p>Master Roshi</text:p>
          </table:table-cell>
          <table:table-cell table:style-name="ce272" office:value-type="string" calcext:value-type="string">
            <text:p>Trunks (SSJ2)</text:p>
          </table:table-cell>
          <table:table-cell table:number-columns-repeated="56"/>
        </table:table-row>
        <table:table-row table:style-name="ro1">
          <table:table-cell table:style-name="ce272" office:value-type="string" calcext:value-type="string">
            <text:p>Grandpa Gohan</text:p>
          </table:table-cell>
          <table:table-cell table:number-columns-repeated="5"/>
          <table:table-cell table:style-name="ce272" office:value-type="string" calcext:value-type="string">
            <text:p>Master Roshi (Max Power)</text:p>
          </table:table-cell>
          <table:table-cell table:style-name="ce272" office:value-type="string" calcext:value-type="string">
            <text:p>Yajirobe</text:p>
          </table:table-cell>
          <table:table-cell table:number-columns-repeated="56"/>
        </table:table-row>
        <table:table-row table:style-name="ro1">
          <table:table-cell table:style-name="ce272" office:value-type="string" calcext:value-type="string">
            <text:p>Tien</text:p>
          </table:table-cell>
          <table:table-cell table:number-columns-repeated="6"/>
          <table:table-cell table:style-name="ce272" office:value-type="string" calcext:value-type="string">
            <text:p>Hercule</text:p>
          </table:table-cell>
          <table:table-cell table:number-columns-repeated="56"/>
        </table:table-row>
        <table:table-row table:style-name="ro1">
          <table:table-cell table:style-name="ce272" office:value-type="string" calcext:value-type="string">
            <text:p>Chiaotzu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Frieza Soldier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End Vegeta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End Vegeta (SSJ1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End Vegeta (SSJ2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End Goku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End Goku (SSJ1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End Goku (SSJ2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End Goku (SSJ3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Videl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Nappa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Nappa (Giant Ape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Frieza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Frieza (2nd Form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Frieza (3rd Form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Frieza (Final Form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Frieza (Full Power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Cell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Cell (Semi-Perfect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Cell (Perfect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Cell (Super Perfect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Bojack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Bojack (Full Power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Zarbon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Zarbon (Transformed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Cooler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Cooler (Final Form)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Scouter Vegeta</text:p>
          </table:table-cell>
          <table:table-cell table:number-columns-repeated="63"/>
        </table:table-row>
        <table:table-row table:style-name="ro1">
          <table:table-cell table:style-name="ce272" office:value-type="string" calcext:value-type="string">
            <text:p>Scouter Vegeta (Giant Ape)</text:p>
          </table:table-cell>
          <table:table-cell table:number-columns-repeated="63"/>
        </table:table-row>
        <table:table-row table:style-name="ro2" table:number-rows-repeated="104852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1" table:target-range-address="Output.B2:Output.D2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s</number:text>
    </number:number-style>
    <number:number-style style:name="N126">
      <number:number number:decimal-places="0" loext:min-decimal-places="0" number:min-integer-digits="1" number:grouping="true"/>
      <number:text>.</number:text>
    </number:number-style>
    <number:number-style style:name="N127">
      <number:number number:decimal-places="0" loext:min-decimal-places="0" number:min-integer-digits="1"/>
      <number:text> bars</number:text>
    </number:number-style>
    <number:number-style style:name="N130P0" style:volatile="true">
      <number:text>+ </number:text>
      <number:number number:decimal-places="0" loext:min-decimal-places="0" number:min-integer-digits="1"/>
    </number:number-style>
    <number:number-style style:name="N130P1" style:volatile="true">
      <number:text>- </number:text>
      <number:number number:decimal-places="0" loext:min-decimal-places="0" number:min-integer-digits="1"/>
    </number:number-style>
    <number:number-style style:name="N130">
      <number:number number:decimal-places="0" loext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">
      <number:number number:decimal-places="0" loext:min-decimal-places="0" number:min-integer-digits="1"/>
      <number:text> Bars</number:text>
    </number:number-style>
    <number:number-style style:name="N132">
      <number:text>+</number:text>
      <number:number number:decimal-places="0" loext:min-decimal-places="0" number:min-integer-digits="1"/>
      <number:text>.</number:text>
    </number:number-style>
    <number:percentage-style style:name="N134P0" style:volatile="true">
      <number:text>+ </number:text>
      <number:number number:decimal-places="0" loext:min-decimal-places="0" number:min-integer-digits="1"/>
      <number:text>%</number:text>
    </number:percentage-style>
    <number:percentage-style style:name="N134">
      <number:text>- </number:text>
      <number:number number:decimal-places="0" loext:min-decimal-places="0" number:min-integer-digits="1"/>
      <number:text>%</number:text>
      <style:map style:condition="value()&gt;=0" style:apply-style-name="N134P0"/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0:34:30.799927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ge" style:display-name="PageStyle_Char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tara_20_Stats" style:display-name="PageStyle_Potara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_20_Stats" style:display-name="PageStyle_Player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List" style:display-name="PageStyle_Tea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date>2019-06-01T11:14:25.314594199</dc:date>
    <meta:editing-duration>PT39M51S</meta:editing-duration>
    <meta:editing-cycles>11</meta:editing-cycles>
    <meta:document-statistic meta:table-count="11" meta:cell-count="9982" meta:object-count="0"/>
  </office:meta>
</office:document-meta>
</file>